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3.3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JIV3NEU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IV3NE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Zeit [ms]</text:p>
          </table:table-cell>
          <table:table-cell office:value-type="string" calcext:value-type="string">
            <text:p>Zahlenwert</text:p>
          </table:table-cell>
          <table:table-cell office:value-type="string" calcext:value-type="string">
            <text:p>METEX-Wert</text:p>
          </table:table-cell>
          <table:table-cell table:style-name="ce1" office:value-type="string" calcext:value-type="string">
            <text:p>Zeit[min]</text:p>
          </table:table-cell>
          <table:table-cell table:style-name="ce1" office:value-type="string" calcext:value-type="string">
            <text:p>T'[K]</text:p>
          </table:table-cell>
          <table:table-cell office:value-type="string" calcext:value-type="string">
            <text:p>Delta T'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-8.76" calcext:value-type="float">
            <text:p>-8,76</text:p>
          </table:table-cell>
          <table:table-cell office:value-type="string" calcext:value-type="string">
            <text:p>~DC-008.76 <text:s/>mV</text:p>
          </table:table-cell>
          <table:table-cell table:formula="of:=[.A2]/60000" office:value-type="float" office:value="0.000533333333333334" calcext:value-type="float">
            <text:p>0,0005333333</text:p>
          </table:table-cell>
          <table:table-cell table:formula="of:=0.2813*[.B2]+1.1082" office:value-type="float" office:value="-1.355988" calcext:value-type="float">
            <text:p>-1,355988</text:p>
          </table:table-cell>
          <table:table-cell table:formula="of:=SQRT(([.B2]*0.0052)^2 +0.037^2)" office:value-type="float" office:value="0.0586854726827688" calcext:value-type="float">
            <text:p>0,0586854727</text:p>
          </table:table-cell>
          <table:table-cell table:number-columns-repeated="1018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-8.73" calcext:value-type="float">
            <text:p>-8,73</text:p>
          </table:table-cell>
          <table:table-cell office:value-type="string" calcext:value-type="string">
            <text:p>DC-008.73 <text:s/>mV</text:p>
          </table:table-cell>
          <table:table-cell table:style-name="ce1" table:formula="of:=[.A3]/60000" office:value-type="float" office:value="0.0340666666666667" calcext:value-type="float">
            <text:p>0,0340666667</text:p>
          </table:table-cell>
          <table:table-cell table:style-name="ce1" table:formula="of:=0.2813*[.B3]+1.1082" office:value-type="float" office:value="-1.347549" calcext:value-type="float">
            <text:p>-1,347549</text:p>
          </table:table-cell>
          <table:table-cell table:formula="of:=SQRT(([.B3]*0.0052)^2 +0.037^2)" office:value-type="float" office:value="0.0585644671793401" calcext:value-type="float">
            <text:p>0,0585644672</text:p>
          </table:table-cell>
          <table:table-cell table:number-columns-repeated="1018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-8.76" calcext:value-type="float">
            <text:p>-8,76</text:p>
          </table:table-cell>
          <table:table-cell office:value-type="string" calcext:value-type="string">
            <text:p>DC-008.76 <text:s/>mV</text:p>
          </table:table-cell>
          <table:table-cell table:style-name="ce1" table:formula="of:=[.A4]/60000" office:value-type="float" office:value="0.0676" calcext:value-type="float">
            <text:p>0,0676</text:p>
          </table:table-cell>
          <table:table-cell table:style-name="ce1" table:formula="of:=0.2813*[.B4]+1.1082" office:value-type="float" office:value="-1.355988" calcext:value-type="float">
            <text:p>-1,355988</text:p>
          </table:table-cell>
          <table:table-cell table:formula="of:=SQRT(([.B4]*0.0052)^2 +0.037^2)" office:value-type="float" office:value="0.0586854726827688" calcext:value-type="float">
            <text:p>0,0586854727</text:p>
          </table:table-cell>
          <table:table-cell table:number-columns-repeated="1018"/>
        </table:table-row>
        <table:table-row table:style-name="ro2">
          <table:table-cell office:value-type="float" office:value="6069" calcext:value-type="float">
            <text:p>6069</text:p>
          </table:table-cell>
          <table:table-cell office:value-type="float" office:value="-8.71" calcext:value-type="float">
            <text:p>-8,71</text:p>
          </table:table-cell>
          <table:table-cell office:value-type="string" calcext:value-type="string">
            <text:p>DC-008.71 <text:s/>mV</text:p>
          </table:table-cell>
          <table:table-cell table:style-name="ce1" table:formula="of:=[.A5]/60000" office:value-type="float" office:value="0.10115" calcext:value-type="float">
            <text:p>0,10115</text:p>
          </table:table-cell>
          <table:table-cell table:style-name="ce1" table:formula="of:=0.2813*[.B5]+1.1082" office:value-type="float" office:value="-1.341923" calcext:value-type="float">
            <text:p>-1,341923</text:p>
          </table:table-cell>
          <table:table-cell table:formula="of:=SQRT(([.B5]*0.0052)^2 +0.037^2)" office:value-type="float" office:value="0.0584838889267805" calcext:value-type="float">
            <text:p>0,0584838889</text:p>
          </table:table-cell>
          <table:table-cell table:number-columns-repeated="1018"/>
        </table:table-row>
        <table:table-row table:style-name="ro2">
          <table:table-cell office:value-type="float" office:value="8097" calcext:value-type="float">
            <text:p>8097</text:p>
          </table:table-cell>
          <table:table-cell office:value-type="float" office:value="-8.69" calcext:value-type="float">
            <text:p>-8,69</text:p>
          </table:table-cell>
          <table:table-cell office:value-type="string" calcext:value-type="string">
            <text:p>DC-008.69 <text:s/>mV</text:p>
          </table:table-cell>
          <table:table-cell table:style-name="ce1" table:formula="of:=[.A6]/60000" office:value-type="float" office:value="0.13495" calcext:value-type="float">
            <text:p>0,13495</text:p>
          </table:table-cell>
          <table:table-cell table:style-name="ce1" table:formula="of:=0.2813*[.B6]+1.1082" office:value-type="float" office:value="-1.336297" calcext:value-type="float">
            <text:p>-1,336297</text:p>
          </table:table-cell>
          <table:table-cell table:formula="of:=SQRT(([.B6]*0.0052)^2 +0.037^2)" office:value-type="float" office:value="0.0584033846964369" calcext:value-type="float">
            <text:p>0,0584033847</text:p>
          </table:table-cell>
          <table:table-cell table:number-columns-repeated="1018"/>
        </table:table-row>
        <table:table-row table:style-name="ro2">
          <table:table-cell office:value-type="float" office:value="10094" calcext:value-type="float">
            <text:p>10094</text:p>
          </table:table-cell>
          <table:table-cell office:value-type="float" office:value="-8.68" calcext:value-type="float">
            <text:p>-8,68</text:p>
          </table:table-cell>
          <table:table-cell office:value-type="string" calcext:value-type="string">
            <text:p>DC-008.68 <text:s/>mV</text:p>
          </table:table-cell>
          <table:table-cell table:style-name="ce1" table:formula="of:=[.A7]/60000" office:value-type="float" office:value="0.168233333333333" calcext:value-type="float">
            <text:p>0,1682333333</text:p>
          </table:table-cell>
          <table:table-cell table:style-name="ce1" table:formula="of:=0.2813*[.B7]+1.1082" office:value-type="float" office:value="-1.333484" calcext:value-type="float">
            <text:p>-1,333484</text:p>
          </table:table-cell>
          <table:table-cell table:formula="of:=SQRT(([.B7]*0.0052)^2 +0.037^2)" office:value-type="float" office:value="0.0583631604353294" calcext:value-type="float">
            <text:p>0,0583631604</text:p>
          </table:table-cell>
          <table:table-cell table:number-columns-repeated="1018"/>
        </table:table-row>
        <table:table-row table:style-name="ro2">
          <table:table-cell office:value-type="float" office:value="12122" calcext:value-type="float">
            <text:p>12122</text:p>
          </table:table-cell>
          <table:table-cell office:value-type="float" office:value="-8.68" calcext:value-type="float">
            <text:p>-8,68</text:p>
          </table:table-cell>
          <table:table-cell office:value-type="string" calcext:value-type="string">
            <text:p>DC-008.68 <text:s/>mV</text:p>
          </table:table-cell>
          <table:table-cell table:style-name="ce1" table:formula="of:=[.A8]/60000" office:value-type="float" office:value="0.202033333333333" calcext:value-type="float">
            <text:p>0,2020333333</text:p>
          </table:table-cell>
          <table:table-cell table:style-name="ce1" table:formula="of:=0.2813*[.B8]+1.1082" office:value-type="float" office:value="-1.333484" calcext:value-type="float">
            <text:p>-1,333484</text:p>
          </table:table-cell>
          <table:table-cell table:formula="of:=SQRT(([.B8]*0.0052)^2 +0.037^2)" office:value-type="float" office:value="0.0583631604353294" calcext:value-type="float">
            <text:p>0,0583631604</text:p>
          </table:table-cell>
          <table:table-cell table:number-columns-repeated="1018"/>
        </table:table-row>
        <table:table-row table:style-name="ro2">
          <table:table-cell office:value-type="float" office:value="14150" calcext:value-type="float">
            <text:p>14150</text:p>
          </table:table-cell>
          <table:table-cell office:value-type="float" office:value="-8.64" calcext:value-type="float">
            <text:p>-8,64</text:p>
          </table:table-cell>
          <table:table-cell office:value-type="string" calcext:value-type="string">
            <text:p>DC-008.64 <text:s/>mV</text:p>
          </table:table-cell>
          <table:table-cell table:style-name="ce1" table:formula="of:=[.A9]/60000" office:value-type="float" office:value="0.235833333333333" calcext:value-type="float">
            <text:p>0,2358333333</text:p>
          </table:table-cell>
          <table:table-cell table:style-name="ce1" table:formula="of:=0.2813*[.B9]+1.1082" office:value-type="float" office:value="-1.322232" calcext:value-type="float">
            <text:p>-1,322232</text:p>
          </table:table-cell>
          <table:table-cell table:formula="of:=SQRT(([.B9]*0.0052)^2 +0.037^2)" office:value-type="float" office:value="0.0582024499827971" calcext:value-type="float">
            <text:p>0,05820245</text:p>
          </table:table-cell>
          <table:table-cell table:number-columns-repeated="1018"/>
        </table:table-row>
        <table:table-row table:style-name="ro2">
          <table:table-cell office:value-type="float" office:value="16146" calcext:value-type="float">
            <text:p>16146</text:p>
          </table:table-cell>
          <table:table-cell office:value-type="float" office:value="-8.7" calcext:value-type="float">
            <text:p>-8,7</text:p>
          </table:table-cell>
          <table:table-cell office:value-type="string" calcext:value-type="string">
            <text:p>DC-008.70 <text:s/>mV</text:p>
          </table:table-cell>
          <table:table-cell table:style-name="ce1" table:formula="of:=[.A10]/60000" office:value-type="float" office:value="0.2691" calcext:value-type="float">
            <text:p>0,2691</text:p>
          </table:table-cell>
          <table:table-cell table:style-name="ce1" table:formula="of:=0.2813*[.B10]+1.1082" office:value-type="float" office:value="-1.33911" calcext:value-type="float">
            <text:p>-1,33911</text:p>
          </table:table-cell>
          <table:table-cell table:formula="of:=SQRT(([.B10]*0.0052)^2 +0.037^2)" office:value-type="float" office:value="0.058443627539707" calcext:value-type="float">
            <text:p>0,0584436275</text:p>
          </table:table-cell>
          <table:table-cell table:number-columns-repeated="1018"/>
        </table:table-row>
        <table:table-row table:style-name="ro2">
          <table:table-cell office:value-type="float" office:value="18159" calcext:value-type="float">
            <text:p>18159</text:p>
          </table:table-cell>
          <table:table-cell office:value-type="float" office:value="-8.68" calcext:value-type="float">
            <text:p>-8,68</text:p>
          </table:table-cell>
          <table:table-cell office:value-type="string" calcext:value-type="string">
            <text:p>DC-008.68 <text:s/>mV</text:p>
          </table:table-cell>
          <table:table-cell table:style-name="ce1" table:formula="of:=[.A11]/60000" office:value-type="float" office:value="0.30265" calcext:value-type="float">
            <text:p>0,30265</text:p>
          </table:table-cell>
          <table:table-cell table:style-name="ce1" table:formula="of:=0.2813*[.B11]+1.1082" office:value-type="float" office:value="-1.333484" calcext:value-type="float">
            <text:p>-1,333484</text:p>
          </table:table-cell>
          <table:table-cell table:formula="of:=SQRT(([.B11]*0.0052)^2 +0.037^2)" office:value-type="float" office:value="0.0583631604353294" calcext:value-type="float">
            <text:p>0,0583631604</text:p>
          </table:table-cell>
          <table:table-cell table:number-columns-repeated="1018"/>
        </table:table-row>
        <table:table-row table:style-name="ro2">
          <table:table-cell office:value-type="float" office:value="20187" calcext:value-type="float">
            <text:p>20187</text:p>
          </table:table-cell>
          <table:table-cell office:value-type="float" office:value="-8.66" calcext:value-type="float">
            <text:p>-8,66</text:p>
          </table:table-cell>
          <table:table-cell office:value-type="string" calcext:value-type="string">
            <text:p>DC-008.66 <text:s/>mV</text:p>
          </table:table-cell>
          <table:table-cell table:style-name="ce1" table:formula="of:=[.A12]/60000" office:value-type="float" office:value="0.33645" calcext:value-type="float">
            <text:p>0,33645</text:p>
          </table:table-cell>
          <table:table-cell table:style-name="ce1" table:formula="of:=0.2813*[.B12]+1.1082" office:value-type="float" office:value="-1.327858" calcext:value-type="float">
            <text:p>-1,327858</text:p>
          </table:table-cell>
          <table:table-cell table:formula="of:=SQRT(([.B12]*0.0052)^2 +0.037^2)" office:value-type="float" office:value="0.0582827678134798" calcext:value-type="float">
            <text:p>0,0582827678</text:p>
          </table:table-cell>
          <table:table-cell table:number-columns-repeated="1018"/>
        </table:table-row>
        <table:table-row table:style-name="ro2">
          <table:table-cell office:value-type="float" office:value="22184" calcext:value-type="float">
            <text:p>22184</text:p>
          </table:table-cell>
          <table:table-cell office:value-type="float" office:value="-8.72" calcext:value-type="float">
            <text:p>-8,72</text:p>
          </table:table-cell>
          <table:table-cell office:value-type="string" calcext:value-type="string">
            <text:p>DC-008.72 <text:s/>mV</text:p>
          </table:table-cell>
          <table:table-cell table:style-name="ce1" table:formula="of:=[.A13]/60000" office:value-type="float" office:value="0.369733333333333" calcext:value-type="float">
            <text:p>0,3697333333</text:p>
          </table:table-cell>
          <table:table-cell table:style-name="ce1" table:formula="of:=0.2813*[.B13]+1.1082" office:value-type="float" office:value="-1.344736" calcext:value-type="float">
            <text:p>-1,344736</text:p>
          </table:table-cell>
          <table:table-cell table:formula="of:=SQRT(([.B13]*0.0052)^2 +0.037^2)" office:value-type="float" office:value="0.0585241688193861" calcext:value-type="float">
            <text:p>0,0585241688</text:p>
          </table:table-cell>
          <table:table-cell table:number-columns-repeated="1018"/>
        </table:table-row>
        <table:table-row table:style-name="ro2">
          <table:table-cell office:value-type="float" office:value="24196" calcext:value-type="float">
            <text:p>24196</text:p>
          </table:table-cell>
          <table:table-cell office:value-type="float" office:value="-8.69" calcext:value-type="float">
            <text:p>-8,69</text:p>
          </table:table-cell>
          <table:table-cell office:value-type="string" calcext:value-type="string">
            <text:p>DC-008.69 <text:s/>mV</text:p>
          </table:table-cell>
          <table:table-cell table:style-name="ce1" table:formula="of:=[.A14]/60000" office:value-type="float" office:value="0.403266666666667" calcext:value-type="float">
            <text:p>0,4032666667</text:p>
          </table:table-cell>
          <table:table-cell table:style-name="ce1" table:formula="of:=0.2813*[.B14]+1.1082" office:value-type="float" office:value="-1.336297" calcext:value-type="float">
            <text:p>-1,336297</text:p>
          </table:table-cell>
          <table:table-cell table:formula="of:=SQRT(([.B14]*0.0052)^2 +0.037^2)" office:value-type="float" office:value="0.0584033846964369" calcext:value-type="float">
            <text:p>0,0584033847</text:p>
          </table:table-cell>
          <table:table-cell table:number-columns-repeated="1018"/>
        </table:table-row>
        <table:table-row table:style-name="ro2">
          <table:table-cell office:value-type="float" office:value="26208" calcext:value-type="float">
            <text:p>26208</text:p>
          </table:table-cell>
          <table:table-cell office:value-type="float" office:value="-8.61" calcext:value-type="float">
            <text:p>-8,61</text:p>
          </table:table-cell>
          <table:table-cell office:value-type="string" calcext:value-type="string">
            <text:p>DC-008.61 <text:s/>mV</text:p>
          </table:table-cell>
          <table:table-cell table:style-name="ce1" table:formula="of:=[.A15]/60000" office:value-type="float" office:value="0.4368" calcext:value-type="float">
            <text:p>0,4368</text:p>
          </table:table-cell>
          <table:table-cell table:style-name="ce1" table:formula="of:=0.2813*[.B15]+1.1082" office:value-type="float" office:value="-1.313793" calcext:value-type="float">
            <text:p>-1,313793</text:p>
          </table:table-cell>
          <table:table-cell table:formula="of:=SQRT(([.B15]*0.0052)^2 +0.037^2)" office:value-type="float" office:value="0.0580821141488496" calcext:value-type="float">
            <text:p>0,0580821141</text:p>
          </table:table-cell>
          <table:table-cell table:number-columns-repeated="1018"/>
        </table:table-row>
        <table:table-row table:style-name="ro2">
          <table:table-cell office:value-type="float" office:value="28221" calcext:value-type="float">
            <text:p>28221</text:p>
          </table:table-cell>
          <table:table-cell office:value-type="float" office:value="-8.64" calcext:value-type="float">
            <text:p>-8,64</text:p>
          </table:table-cell>
          <table:table-cell office:value-type="string" calcext:value-type="string">
            <text:p>DC-008.64 <text:s/>mV</text:p>
          </table:table-cell>
          <table:table-cell table:style-name="ce1" table:formula="of:=[.A16]/60000" office:value-type="float" office:value="0.47035" calcext:value-type="float">
            <text:p>0,47035</text:p>
          </table:table-cell>
          <table:table-cell table:style-name="ce1" table:formula="of:=0.2813*[.B16]+1.1082" office:value-type="float" office:value="-1.322232" calcext:value-type="float">
            <text:p>-1,322232</text:p>
          </table:table-cell>
          <table:table-cell table:formula="of:=SQRT(([.B16]*0.0052)^2 +0.037^2)" office:value-type="float" office:value="0.0582024499827971" calcext:value-type="float">
            <text:p>0,05820245</text:p>
          </table:table-cell>
          <table:table-cell table:number-columns-repeated="1018"/>
        </table:table-row>
        <table:table-row table:style-name="ro2">
          <table:table-cell office:value-type="float" office:value="30233" calcext:value-type="float">
            <text:p>30233</text:p>
          </table:table-cell>
          <table:table-cell office:value-type="float" office:value="-8.63" calcext:value-type="float">
            <text:p>-8,63</text:p>
          </table:table-cell>
          <table:table-cell office:value-type="string" calcext:value-type="string">
            <text:p>DC-008.63 <text:s/>mV</text:p>
          </table:table-cell>
          <table:table-cell table:style-name="ce1" table:formula="of:=[.A17]/60000" office:value-type="float" office:value="0.503883333333333" calcext:value-type="float">
            <text:p>0,5038833333</text:p>
          </table:table-cell>
          <table:table-cell table:style-name="ce1" table:formula="of:=0.2813*[.B17]+1.1082" office:value-type="float" office:value="-1.319419" calcext:value-type="float">
            <text:p>-1,319419</text:p>
          </table:table-cell>
          <table:table-cell table:formula="of:=SQRT(([.B17]*0.0052)^2 +0.037^2)" office:value-type="float" office:value="0.0581623192109806" calcext:value-type="float">
            <text:p>0,0581623192</text:p>
          </table:table-cell>
          <table:table-cell table:number-columns-repeated="1018"/>
        </table:table-row>
        <table:table-row table:style-name="ro2">
          <table:table-cell office:value-type="float" office:value="32230" calcext:value-type="float">
            <text:p>32230</text:p>
          </table:table-cell>
          <table:table-cell office:value-type="float" office:value="-8.57" calcext:value-type="float">
            <text:p>-8,57</text:p>
          </table:table-cell>
          <table:table-cell office:value-type="string" calcext:value-type="string">
            <text:p>DC-008.57 <text:s/>mV</text:p>
          </table:table-cell>
          <table:table-cell table:style-name="ce1" table:formula="of:=[.A18]/60000" office:value-type="float" office:value="0.537166666666667" calcext:value-type="float">
            <text:p>0,5371666667</text:p>
          </table:table-cell>
          <table:table-cell table:style-name="ce1" table:formula="of:=0.2813*[.B18]+1.1082" office:value-type="float" office:value="-1.302541" calcext:value-type="float">
            <text:p>-1,302541</text:p>
          </table:table-cell>
          <table:table-cell table:formula="of:=SQRT(([.B18]*0.0052)^2 +0.037^2)" office:value-type="float" office:value="0.0579219310451577" calcext:value-type="float">
            <text:p>0,057921931</text:p>
          </table:table-cell>
          <table:table-cell table:number-columns-repeated="1018"/>
        </table:table-row>
        <table:table-row table:style-name="ro2">
          <table:table-cell office:value-type="float" office:value="34258" calcext:value-type="float">
            <text:p>34258</text:p>
          </table:table-cell>
          <table:table-cell office:value-type="float" office:value="-8.65" calcext:value-type="float">
            <text:p>-8,65</text:p>
          </table:table-cell>
          <table:table-cell office:value-type="string" calcext:value-type="string">
            <text:p>DC-008.65 <text:s/>mV</text:p>
          </table:table-cell>
          <table:table-cell table:style-name="ce1" table:formula="of:=[.A19]/60000" office:value-type="float" office:value="0.570966666666667" calcext:value-type="float">
            <text:p>0,5709666667</text:p>
          </table:table-cell>
          <table:table-cell table:style-name="ce1" table:formula="of:=0.2813*[.B19]+1.1082" office:value-type="float" office:value="-1.325045" calcext:value-type="float">
            <text:p>-1,325045</text:p>
          </table:table-cell>
          <table:table-cell table:formula="of:=SQRT(([.B19]*0.0052)^2 +0.037^2)" office:value-type="float" office:value="0.0582425995298974" calcext:value-type="float">
            <text:p>0,0582425995</text:p>
          </table:table-cell>
          <table:table-cell table:number-columns-repeated="1018"/>
        </table:table-row>
        <table:table-row table:style-name="ro2">
          <table:table-cell office:value-type="float" office:value="36270" calcext:value-type="float">
            <text:p>36270</text:p>
          </table:table-cell>
          <table:table-cell office:value-type="float" office:value="-8.59" calcext:value-type="float">
            <text:p>-8,59</text:p>
          </table:table-cell>
          <table:table-cell office:value-type="string" calcext:value-type="string">
            <text:p>DC-008.59 <text:s/>mV</text:p>
          </table:table-cell>
          <table:table-cell table:style-name="ce1" table:formula="of:=[.A20]/60000" office:value-type="float" office:value="0.6045" calcext:value-type="float">
            <text:p>0,6045</text:p>
          </table:table-cell>
          <table:table-cell table:style-name="ce1" table:formula="of:=0.2813*[.B20]+1.1082" office:value-type="float" office:value="-1.308167" calcext:value-type="float">
            <text:p>-1,308167</text:p>
          </table:table-cell>
          <table:table-cell table:formula="of:=SQRT(([.B20]*0.0052)^2 +0.037^2)" office:value-type="float" office:value="0.0580019846556995" calcext:value-type="float">
            <text:p>0,0580019847</text:p>
          </table:table-cell>
          <table:table-cell table:number-columns-repeated="1018"/>
        </table:table-row>
        <table:table-row table:style-name="ro2">
          <table:table-cell office:value-type="float" office:value="38283" calcext:value-type="float">
            <text:p>38283</text:p>
          </table:table-cell>
          <table:table-cell office:value-type="float" office:value="-8.61" calcext:value-type="float">
            <text:p>-8,61</text:p>
          </table:table-cell>
          <table:table-cell office:value-type="string" calcext:value-type="string">
            <text:p>DC-008.61 <text:s/>mV</text:p>
          </table:table-cell>
          <table:table-cell table:style-name="ce1" table:formula="of:=[.A21]/60000" office:value-type="float" office:value="0.63805" calcext:value-type="float">
            <text:p>0,63805</text:p>
          </table:table-cell>
          <table:table-cell table:style-name="ce1" table:formula="of:=0.2813*[.B21]+1.1082" office:value-type="float" office:value="-1.313793" calcext:value-type="float">
            <text:p>-1,313793</text:p>
          </table:table-cell>
          <table:table-cell table:formula="of:=SQRT(([.B21]*0.0052)^2 +0.037^2)" office:value-type="float" office:value="0.0580821141488496" calcext:value-type="float">
            <text:p>0,0580821141</text:p>
          </table:table-cell>
          <table:table-cell table:number-columns-repeated="1018"/>
        </table:table-row>
        <table:table-row table:style-name="ro2">
          <table:table-cell office:value-type="float" office:value="40295" calcext:value-type="float">
            <text:p>40295</text:p>
          </table:table-cell>
          <table:table-cell office:value-type="float" office:value="-8.6" calcext:value-type="float">
            <text:p>-8,6</text:p>
          </table:table-cell>
          <table:table-cell office:value-type="string" calcext:value-type="string">
            <text:p>DC-008.60 <text:s/>mV</text:p>
          </table:table-cell>
          <table:table-cell table:style-name="ce1" table:formula="of:=[.A22]/60000" office:value-type="float" office:value="0.671583333333333" calcext:value-type="float">
            <text:p>0,6715833333</text:p>
          </table:table-cell>
          <table:table-cell table:style-name="ce1" table:formula="of:=0.2813*[.B22]+1.1082" office:value-type="float" office:value="-1.31098" calcext:value-type="float">
            <text:p>-1,31098</text:p>
          </table:table-cell>
          <table:table-cell table:formula="of:=SQRT(([.B22]*0.0052)^2 +0.037^2)" office:value-type="float" office:value="0.0580420399365839" calcext:value-type="float">
            <text:p>0,0580420399</text:p>
          </table:table-cell>
          <table:table-cell table:number-columns-repeated="1018"/>
        </table:table-row>
        <table:table-row table:style-name="ro2">
          <table:table-cell office:value-type="float" office:value="42308" calcext:value-type="float">
            <text:p>42308</text:p>
          </table:table-cell>
          <table:table-cell office:value-type="float" office:value="-8.58" calcext:value-type="float">
            <text:p>-8,58</text:p>
          </table:table-cell>
          <table:table-cell office:value-type="string" calcext:value-type="string">
            <text:p>DC-008.58 <text:s/>mV</text:p>
          </table:table-cell>
          <table:table-cell table:style-name="ce1" table:formula="of:=[.A23]/60000" office:value-type="float" office:value="0.705133333333333" calcext:value-type="float">
            <text:p>0,7051333333</text:p>
          </table:table-cell>
          <table:table-cell table:style-name="ce1" table:formula="of:=0.2813*[.B23]+1.1082" office:value-type="float" office:value="-1.305354" calcext:value-type="float">
            <text:p>-1,305354</text:p>
          </table:table-cell>
          <table:table-cell table:formula="of:=SQRT(([.B23]*0.0052)^2 +0.037^2)" office:value-type="float" office:value="0.0579619483454447" calcext:value-type="float">
            <text:p>0,0579619483</text:p>
          </table:table-cell>
          <table:table-cell table:number-columns-repeated="1018"/>
        </table:table-row>
        <table:table-row table:style-name="ro2">
          <table:table-cell office:value-type="float" office:value="44320" calcext:value-type="float">
            <text:p>44320</text:p>
          </table:table-cell>
          <table:table-cell office:value-type="float" office:value="-8.58" calcext:value-type="float">
            <text:p>-8,58</text:p>
          </table:table-cell>
          <table:table-cell office:value-type="string" calcext:value-type="string">
            <text:p>DC-008.58 <text:s/>mV</text:p>
          </table:table-cell>
          <table:table-cell table:style-name="ce1" table:formula="of:=[.A24]/60000" office:value-type="float" office:value="0.738666666666667" calcext:value-type="float">
            <text:p>0,7386666667</text:p>
          </table:table-cell>
          <table:table-cell table:style-name="ce1" table:formula="of:=0.2813*[.B24]+1.1082" office:value-type="float" office:value="-1.305354" calcext:value-type="float">
            <text:p>-1,305354</text:p>
          </table:table-cell>
          <table:table-cell table:formula="of:=SQRT(([.B24]*0.0052)^2 +0.037^2)" office:value-type="float" office:value="0.0579619483454447" calcext:value-type="float">
            <text:p>0,0579619483</text:p>
          </table:table-cell>
          <table:table-cell table:number-columns-repeated="1018"/>
        </table:table-row>
        <table:table-row table:style-name="ro2">
          <table:table-cell office:value-type="float" office:value="46317" calcext:value-type="float">
            <text:p>46317</text:p>
          </table:table-cell>
          <table:table-cell office:value-type="float" office:value="-8.59" calcext:value-type="float">
            <text:p>-8,59</text:p>
          </table:table-cell>
          <table:table-cell office:value-type="string" calcext:value-type="string">
            <text:p>DC-008.59 <text:s/>mV</text:p>
          </table:table-cell>
          <table:table-cell table:style-name="ce1" table:formula="of:=[.A25]/60000" office:value-type="float" office:value="0.77195" calcext:value-type="float">
            <text:p>0,77195</text:p>
          </table:table-cell>
          <table:table-cell table:style-name="ce1" table:formula="of:=0.2813*[.B25]+1.1082" office:value-type="float" office:value="-1.308167" calcext:value-type="float">
            <text:p>-1,308167</text:p>
          </table:table-cell>
          <table:table-cell table:formula="of:=SQRT(([.B25]*0.0052)^2 +0.037^2)" office:value-type="float" office:value="0.0580019846556995" calcext:value-type="float">
            <text:p>0,0580019847</text:p>
          </table:table-cell>
          <table:table-cell table:number-columns-repeated="1018"/>
        </table:table-row>
        <table:table-row table:style-name="ro2">
          <table:table-cell office:value-type="float" office:value="48345" calcext:value-type="float">
            <text:p>48345</text:p>
          </table:table-cell>
          <table:table-cell office:value-type="float" office:value="-8.59" calcext:value-type="float">
            <text:p>-8,59</text:p>
          </table:table-cell>
          <table:table-cell office:value-type="string" calcext:value-type="string">
            <text:p>DC-008.59 <text:s/>mV</text:p>
          </table:table-cell>
          <table:table-cell table:style-name="ce1" table:formula="of:=[.A26]/60000" office:value-type="float" office:value="0.80575" calcext:value-type="float">
            <text:p>0,80575</text:p>
          </table:table-cell>
          <table:table-cell table:style-name="ce1" table:formula="of:=0.2813*[.B26]+1.1082" office:value-type="float" office:value="-1.308167" calcext:value-type="float">
            <text:p>-1,308167</text:p>
          </table:table-cell>
          <table:table-cell table:formula="of:=SQRT(([.B26]*0.0052)^2 +0.037^2)" office:value-type="float" office:value="0.0580019846556995" calcext:value-type="float">
            <text:p>0,0580019847</text:p>
          </table:table-cell>
          <table:table-cell table:number-columns-repeated="1018"/>
        </table:table-row>
        <table:table-row table:style-name="ro2">
          <table:table-cell office:value-type="float" office:value="50357" calcext:value-type="float">
            <text:p>50357</text:p>
          </table:table-cell>
          <table:table-cell office:value-type="float" office:value="-8.55" calcext:value-type="float">
            <text:p>-8,55</text:p>
          </table:table-cell>
          <table:table-cell office:value-type="string" calcext:value-type="string">
            <text:p>DC-008.55 <text:s/>mV</text:p>
          </table:table-cell>
          <table:table-cell table:style-name="ce1" table:formula="of:=[.A27]/60000" office:value-type="float" office:value="0.839283333333333" calcext:value-type="float">
            <text:p>0,8392833333</text:p>
          </table:table-cell>
          <table:table-cell table:style-name="ce1" table:formula="of:=0.2813*[.B27]+1.1082" office:value-type="float" office:value="-1.296915" calcext:value-type="float">
            <text:p>-1,296915</text:p>
          </table:table-cell>
          <table:table-cell table:formula="of:=SQRT(([.B27]*0.0052)^2 +0.037^2)" office:value-type="float" office:value="0.0578419536322901" calcext:value-type="float">
            <text:p>0,0578419536</text:p>
          </table:table-cell>
          <table:table-cell table:number-columns-repeated="1018"/>
        </table:table-row>
        <table:table-row table:style-name="ro2">
          <table:table-cell office:value-type="float" office:value="52370" calcext:value-type="float">
            <text:p>52370</text:p>
          </table:table-cell>
          <table:table-cell office:value-type="float" office:value="-8.52" calcext:value-type="float">
            <text:p>-8,52</text:p>
          </table:table-cell>
          <table:table-cell office:value-type="string" calcext:value-type="string">
            <text:p>DC-008.52 <text:s/>mV</text:p>
          </table:table-cell>
          <table:table-cell table:style-name="ce1" table:formula="of:=[.A28]/60000" office:value-type="float" office:value="0.872833333333333" calcext:value-type="float">
            <text:p>0,8728333333</text:p>
          </table:table-cell>
          <table:table-cell table:style-name="ce1" table:formula="of:=0.2813*[.B28]+1.1082" office:value-type="float" office:value="-1.288476" calcext:value-type="float">
            <text:p>-1,288476</text:p>
          </table:table-cell>
          <table:table-cell table:formula="of:=SQRT(([.B28]*0.0052)^2 +0.037^2)" office:value-type="float" office:value="0.0577221310763904" calcext:value-type="float">
            <text:p>0,0577221311</text:p>
          </table:table-cell>
          <table:table-cell table:number-columns-repeated="1018"/>
        </table:table-row>
        <table:table-row table:style-name="ro2">
          <table:table-cell office:value-type="float" office:value="54382" calcext:value-type="float">
            <text:p>54382</text:p>
          </table:table-cell>
          <table:table-cell office:value-type="float" office:value="-8.51" calcext:value-type="float">
            <text:p>-8,51</text:p>
          </table:table-cell>
          <table:table-cell office:value-type="string" calcext:value-type="string">
            <text:p>DC-008.51 <text:s/>mV</text:p>
          </table:table-cell>
          <table:table-cell table:style-name="ce1" table:formula="of:=[.A29]/60000" office:value-type="float" office:value="0.906366666666667" calcext:value-type="float">
            <text:p>0,9063666667</text:p>
          </table:table-cell>
          <table:table-cell table:style-name="ce1" table:formula="of:=0.2813*[.B29]+1.1082" office:value-type="float" office:value="-1.285663" calcext:value-type="float">
            <text:p>-1,285663</text:p>
          </table:table-cell>
          <table:table-cell table:formula="of:=SQRT(([.B29]*0.0052)^2 +0.037^2)" office:value-type="float" office:value="0.0576822286670687" calcext:value-type="float">
            <text:p>0,0576822287</text:p>
          </table:table-cell>
          <table:table-cell table:number-columns-repeated="1018"/>
        </table:table-row>
        <table:table-row table:style-name="ro2">
          <table:table-cell office:value-type="float" office:value="56394" calcext:value-type="float">
            <text:p>56394</text:p>
          </table:table-cell>
          <table:table-cell office:value-type="float" office:value="-8.54" calcext:value-type="float">
            <text:p>-8,54</text:p>
          </table:table-cell>
          <table:table-cell office:value-type="string" calcext:value-type="string">
            <text:p>DC-008.54 <text:s/>mV</text:p>
          </table:table-cell>
          <table:table-cell table:style-name="ce1" table:formula="of:=[.A30]/60000" office:value-type="float" office:value="0.9399" calcext:value-type="float">
            <text:p>0,9399</text:p>
          </table:table-cell>
          <table:table-cell table:style-name="ce1" table:formula="of:=0.2813*[.B30]+1.1082" office:value-type="float" office:value="-1.294102" calcext:value-type="float">
            <text:p>-1,294102</text:p>
          </table:table-cell>
          <table:table-cell table:formula="of:=SQRT(([.B30]*0.0052)^2 +0.037^2)" office:value-type="float" office:value="0.0578019935988371" calcext:value-type="float">
            <text:p>0,0578019936</text:p>
          </table:table-cell>
          <table:table-cell table:number-columns-repeated="1018"/>
        </table:table-row>
        <table:table-row table:style-name="ro2">
          <table:table-cell office:value-type="float" office:value="58407" calcext:value-type="float">
            <text:p>58407</text:p>
          </table:table-cell>
          <table:table-cell office:value-type="float" office:value="-8.54" calcext:value-type="float">
            <text:p>-8,54</text:p>
          </table:table-cell>
          <table:table-cell office:value-type="string" calcext:value-type="string">
            <text:p>DC-008.54 <text:s/>mV</text:p>
          </table:table-cell>
          <table:table-cell table:style-name="ce1" table:formula="of:=[.A31]/60000" office:value-type="float" office:value="0.97345" calcext:value-type="float">
            <text:p>0,97345</text:p>
          </table:table-cell>
          <table:table-cell table:style-name="ce1" table:formula="of:=0.2813*[.B31]+1.1082" office:value-type="float" office:value="-1.294102" calcext:value-type="float">
            <text:p>-1,294102</text:p>
          </table:table-cell>
          <table:table-cell table:formula="of:=SQRT(([.B31]*0.0052)^2 +0.037^2)" office:value-type="float" office:value="0.0578019935988371" calcext:value-type="float">
            <text:p>0,0578019936</text:p>
          </table:table-cell>
          <table:table-cell table:number-columns-repeated="1018"/>
        </table:table-row>
        <table:table-row table:style-name="ro2">
          <table:table-cell office:value-type="float" office:value="60404" calcext:value-type="float">
            <text:p>60404</text:p>
          </table:table-cell>
          <table:table-cell office:value-type="float" office:value="-8.54" calcext:value-type="float">
            <text:p>-8,54</text:p>
          </table:table-cell>
          <table:table-cell office:value-type="string" calcext:value-type="string">
            <text:p>DC-008.54 <text:s/>mV</text:p>
          </table:table-cell>
          <table:table-cell table:style-name="ce1" table:formula="of:=[.A32]/60000" office:value-type="float" office:value="1.00673333333333" calcext:value-type="float">
            <text:p>1,0067333333</text:p>
          </table:table-cell>
          <table:table-cell table:style-name="ce1" table:formula="of:=0.2813*[.B32]+1.1082" office:value-type="float" office:value="-1.294102" calcext:value-type="float">
            <text:p>-1,294102</text:p>
          </table:table-cell>
          <table:table-cell table:formula="of:=SQRT(([.B32]*0.0052)^2 +0.037^2)" office:value-type="float" office:value="0.0578019935988371" calcext:value-type="float">
            <text:p>0,0578019936</text:p>
          </table:table-cell>
          <table:table-cell table:number-columns-repeated="1018"/>
        </table:table-row>
        <table:table-row table:style-name="ro2">
          <table:table-cell office:value-type="float" office:value="62432" calcext:value-type="float">
            <text:p>62432</text:p>
          </table:table-cell>
          <table:table-cell office:value-type="float" office:value="-8.55" calcext:value-type="float">
            <text:p>-8,55</text:p>
          </table:table-cell>
          <table:table-cell office:value-type="string" calcext:value-type="string">
            <text:p>DC-008.55 <text:s/>mV</text:p>
          </table:table-cell>
          <table:table-cell table:style-name="ce1" table:formula="of:=[.A33]/60000" office:value-type="float" office:value="1.04053333333333" calcext:value-type="float">
            <text:p>1,0405333333</text:p>
          </table:table-cell>
          <table:table-cell table:style-name="ce1" table:formula="of:=0.2813*[.B33]+1.1082" office:value-type="float" office:value="-1.296915" calcext:value-type="float">
            <text:p>-1,296915</text:p>
          </table:table-cell>
          <table:table-cell table:formula="of:=SQRT(([.B33]*0.0052)^2 +0.037^2)" office:value-type="float" office:value="0.0578419536322901" calcext:value-type="float">
            <text:p>0,0578419536</text:p>
          </table:table-cell>
          <table:table-cell table:number-columns-repeated="1018"/>
        </table:table-row>
        <table:table-row table:style-name="ro2">
          <table:table-cell office:value-type="float" office:value="64444" calcext:value-type="float">
            <text:p>64444</text:p>
          </table:table-cell>
          <table:table-cell office:value-type="float" office:value="-8.55" calcext:value-type="float">
            <text:p>-8,55</text:p>
          </table:table-cell>
          <table:table-cell office:value-type="string" calcext:value-type="string">
            <text:p>DC-008.55 <text:s/>mV</text:p>
          </table:table-cell>
          <table:table-cell table:style-name="ce1" table:formula="of:=[.A34]/60000" office:value-type="float" office:value="1.07406666666667" calcext:value-type="float">
            <text:p>1,0740666667</text:p>
          </table:table-cell>
          <table:table-cell table:style-name="ce1" table:formula="of:=0.2813*[.B34]+1.1082" office:value-type="float" office:value="-1.296915" calcext:value-type="float">
            <text:p>-1,296915</text:p>
          </table:table-cell>
          <table:table-cell table:formula="of:=SQRT(([.B34]*0.0052)^2 +0.037^2)" office:value-type="float" office:value="0.0578419536322901" calcext:value-type="float">
            <text:p>0,0578419536</text:p>
          </table:table-cell>
          <table:table-cell table:number-columns-repeated="1018"/>
        </table:table-row>
        <table:table-row table:style-name="ro2">
          <table:table-cell office:value-type="float" office:value="66441" calcext:value-type="float">
            <text:p>66441</text:p>
          </table:table-cell>
          <table:table-cell office:value-type="float" office:value="-8.6" calcext:value-type="float">
            <text:p>-8,6</text:p>
          </table:table-cell>
          <table:table-cell office:value-type="string" calcext:value-type="string">
            <text:p>DC-008.60 <text:s/>mV</text:p>
          </table:table-cell>
          <table:table-cell table:style-name="ce1" table:formula="of:=[.A35]/60000" office:value-type="float" office:value="1.10735" calcext:value-type="float">
            <text:p>1,10735</text:p>
          </table:table-cell>
          <table:table-cell table:style-name="ce1" table:formula="of:=0.2813*[.B35]+1.1082" office:value-type="float" office:value="-1.31098" calcext:value-type="float">
            <text:p>-1,31098</text:p>
          </table:table-cell>
          <table:table-cell table:formula="of:=SQRT(([.B35]*0.0052)^2 +0.037^2)" office:value-type="float" office:value="0.0580420399365839" calcext:value-type="float">
            <text:p>0,0580420399</text:p>
          </table:table-cell>
          <table:table-cell table:number-columns-repeated="1018"/>
        </table:table-row>
        <table:table-row table:style-name="ro2">
          <table:table-cell office:value-type="float" office:value="68531" calcext:value-type="float">
            <text:p>68531</text:p>
          </table:table-cell>
          <table:table-cell office:value-type="float" office:value="-8.5" calcext:value-type="float">
            <text:p>-8,5</text:p>
          </table:table-cell>
          <table:table-cell office:value-type="string" calcext:value-type="string">
            <text:p>DC-008.50 <text:s/>mV</text:p>
          </table:table-cell>
          <table:table-cell table:style-name="ce1" table:formula="of:=[.A36]/60000" office:value-type="float" office:value="1.14218333333333" calcext:value-type="float">
            <text:p>1,1421833333</text:p>
          </table:table-cell>
          <table:table-cell table:style-name="ce1" table:formula="of:=0.2813*[.B36]+1.1082" office:value-type="float" office:value="-1.28285" calcext:value-type="float">
            <text:p>-1,28285</text:p>
          </table:table-cell>
          <table:table-cell table:formula="of:=SQRT(([.B36]*0.0052)^2 +0.037^2)" office:value-type="float" office:value="0.0576423455456143" calcext:value-type="float">
            <text:p>0,0576423455</text:p>
          </table:table-cell>
          <table:table-cell table:number-columns-repeated="1018"/>
        </table:table-row>
        <table:table-row table:style-name="ro2">
          <table:table-cell office:value-type="float" office:value="70544" calcext:value-type="float">
            <text:p>70544</text:p>
          </table:table-cell>
          <table:table-cell office:value-type="float" office:value="-8.49" calcext:value-type="float">
            <text:p>-8,49</text:p>
          </table:table-cell>
          <table:table-cell office:value-type="string" calcext:value-type="string">
            <text:p>DC-008.49 <text:s/>mV</text:p>
          </table:table-cell>
          <table:table-cell table:style-name="ce1" table:formula="of:=[.A37]/60000" office:value-type="float" office:value="1.17573333333333" calcext:value-type="float">
            <text:p>1,1757333333</text:p>
          </table:table-cell>
          <table:table-cell table:style-name="ce1" table:formula="of:=0.2813*[.B37]+1.1082" office:value-type="float" office:value="-1.280037" calcext:value-type="float">
            <text:p>-1,280037</text:p>
          </table:table-cell>
          <table:table-cell table:formula="of:=SQRT(([.B37]*0.0052)^2 +0.037^2)" office:value-type="float" office:value="0.0576024817520912" calcext:value-type="float">
            <text:p>0,0576024818</text:p>
          </table:table-cell>
          <table:table-cell table:number-columns-repeated="1018"/>
        </table:table-row>
        <table:table-row table:style-name="ro2">
          <table:table-cell office:value-type="float" office:value="72556" calcext:value-type="float">
            <text:p>72556</text:p>
          </table:table-cell>
          <table:table-cell office:value-type="float" office:value="-8.46" calcext:value-type="float">
            <text:p>-8,46</text:p>
          </table:table-cell>
          <table:table-cell office:value-type="string" calcext:value-type="string">
            <text:p>DC-008.46 <text:s/>mV</text:p>
          </table:table-cell>
          <table:table-cell table:style-name="ce1" table:formula="of:=[.A38]/60000" office:value-type="float" office:value="1.20926666666667" calcext:value-type="float">
            <text:p>1,2092666667</text:p>
          </table:table-cell>
          <table:table-cell table:style-name="ce1" table:formula="of:=0.2813*[.B38]+1.1082" office:value-type="float" office:value="-1.271598" calcext:value-type="float">
            <text:p>-1,271598</text:p>
          </table:table-cell>
          <table:table-cell table:formula="of:=SQRT(([.B38]*0.0052)^2 +0.037^2)" office:value-type="float" office:value="0.0574830067411231" calcext:value-type="float">
            <text:p>0,0574830067</text:p>
          </table:table-cell>
          <table:table-cell table:number-columns-repeated="1018"/>
        </table:table-row>
        <table:table-row table:style-name="ro2">
          <table:table-cell office:value-type="float" office:value="74553" calcext:value-type="float">
            <text:p>74553</text:p>
          </table:table-cell>
          <table:table-cell office:value-type="float" office:value="-8.45" calcext:value-type="float">
            <text:p>-8,45</text:p>
          </table:table-cell>
          <table:table-cell office:value-type="string" calcext:value-type="string">
            <text:p>DC-008.45 <text:s/>mV</text:p>
          </table:table-cell>
          <table:table-cell table:style-name="ce1" table:formula="of:=[.A39]/60000" office:value-type="float" office:value="1.24255" calcext:value-type="float">
            <text:p>1,24255</text:p>
          </table:table-cell>
          <table:table-cell table:style-name="ce1" table:formula="of:=0.2813*[.B39]+1.1082" office:value-type="float" office:value="-1.268785" calcext:value-type="float">
            <text:p>-1,268785</text:p>
          </table:table-cell>
          <table:table-cell table:formula="of:=SQRT(([.B39]*0.0052)^2 +0.037^2)" office:value-type="float" office:value="0.0574432206617979" calcext:value-type="float">
            <text:p>0,0574432207</text:p>
          </table:table-cell>
          <table:table-cell table:number-columns-repeated="1018"/>
        </table:table-row>
        <table:table-row table:style-name="ro2">
          <table:table-cell office:value-type="float" office:value="76581" calcext:value-type="float">
            <text:p>76581</text:p>
          </table:table-cell>
          <table:table-cell office:value-type="float" office:value="-8.43" calcext:value-type="float">
            <text:p>-8,43</text:p>
          </table:table-cell>
          <table:table-cell office:value-type="string" calcext:value-type="string">
            <text:p>DC-008.43 <text:s/>mV</text:p>
          </table:table-cell>
          <table:table-cell table:style-name="ce1" table:formula="of:=[.A40]/60000" office:value-type="float" office:value="1.27635" calcext:value-type="float">
            <text:p>1,27635</text:p>
          </table:table-cell>
          <table:table-cell table:style-name="ce1" table:formula="of:=0.2813*[.B40]+1.1082" office:value-type="float" office:value="-1.263159" calcext:value-type="float">
            <text:p>-1,263159</text:p>
          </table:table-cell>
          <table:table-cell table:formula="of:=SQRT(([.B40]*0.0052)^2 +0.037^2)" office:value-type="float" office:value="0.0573637071326462" calcext:value-type="float">
            <text:p>0,0573637071</text:p>
          </table:table-cell>
          <table:table-cell table:number-columns-repeated="1018"/>
        </table:table-row>
        <table:table-row table:style-name="ro2">
          <table:table-cell office:value-type="float" office:value="78593" calcext:value-type="float">
            <text:p>78593</text:p>
          </table:table-cell>
          <table:table-cell office:value-type="float" office:value="-8.51" calcext:value-type="float">
            <text:p>-8,51</text:p>
          </table:table-cell>
          <table:table-cell office:value-type="string" calcext:value-type="string">
            <text:p>DC-008.51 <text:s/>mV</text:p>
          </table:table-cell>
          <table:table-cell table:style-name="ce1" table:formula="of:=[.A41]/60000" office:value-type="float" office:value="1.30988333333333" calcext:value-type="float">
            <text:p>1,3098833333</text:p>
          </table:table-cell>
          <table:table-cell table:style-name="ce1" table:formula="of:=0.2813*[.B41]+1.1082" office:value-type="float" office:value="-1.285663" calcext:value-type="float">
            <text:p>-1,285663</text:p>
          </table:table-cell>
          <table:table-cell table:formula="of:=SQRT(([.B41]*0.0052)^2 +0.037^2)" office:value-type="float" office:value="0.0576822286670687" calcext:value-type="float">
            <text:p>0,0576822287</text:p>
          </table:table-cell>
          <table:table-cell table:number-columns-repeated="1018"/>
        </table:table-row>
        <table:table-row table:style-name="ro2">
          <table:table-cell office:value-type="float" office:value="80606" calcext:value-type="float">
            <text:p>80606</text:p>
          </table:table-cell>
          <table:table-cell office:value-type="float" office:value="-8.45" calcext:value-type="float">
            <text:p>-8,45</text:p>
          </table:table-cell>
          <table:table-cell office:value-type="string" calcext:value-type="string">
            <text:p>DC-008.45 <text:s/>mV</text:p>
          </table:table-cell>
          <table:table-cell table:style-name="ce1" table:formula="of:=[.A42]/60000" office:value-type="float" office:value="1.34343333333333" calcext:value-type="float">
            <text:p>1,3434333333</text:p>
          </table:table-cell>
          <table:table-cell table:style-name="ce1" table:formula="of:=0.2813*[.B42]+1.1082" office:value-type="float" office:value="-1.268785" calcext:value-type="float">
            <text:p>-1,268785</text:p>
          </table:table-cell>
          <table:table-cell table:formula="of:=SQRT(([.B42]*0.0052)^2 +0.037^2)" office:value-type="float" office:value="0.0574432206617979" calcext:value-type="float">
            <text:p>0,0574432207</text:p>
          </table:table-cell>
          <table:table-cell table:number-columns-repeated="1018"/>
        </table:table-row>
        <table:table-row table:style-name="ro2">
          <table:table-cell office:value-type="float" office:value="82602" calcext:value-type="float">
            <text:p>82602</text:p>
          </table:table-cell>
          <table:table-cell office:value-type="float" office:value="-8.52" calcext:value-type="float">
            <text:p>-8,52</text:p>
          </table:table-cell>
          <table:table-cell office:value-type="string" calcext:value-type="string">
            <text:p>DC-008.52 <text:s/>mV</text:p>
          </table:table-cell>
          <table:table-cell table:style-name="ce1" table:formula="of:=[.A43]/60000" office:value-type="float" office:value="1.3767" calcext:value-type="float">
            <text:p>1,3767</text:p>
          </table:table-cell>
          <table:table-cell table:style-name="ce1" table:formula="of:=0.2813*[.B43]+1.1082" office:value-type="float" office:value="-1.288476" calcext:value-type="float">
            <text:p>-1,288476</text:p>
          </table:table-cell>
          <table:table-cell table:formula="of:=SQRT(([.B43]*0.0052)^2 +0.037^2)" office:value-type="float" office:value="0.0577221310763904" calcext:value-type="float">
            <text:p>0,0577221311</text:p>
          </table:table-cell>
          <table:table-cell table:number-columns-repeated="1018"/>
        </table:table-row>
        <table:table-row table:style-name="ro2">
          <table:table-cell office:value-type="float" office:value="84630" calcext:value-type="float">
            <text:p>84630</text:p>
          </table:table-cell>
          <table:table-cell office:value-type="float" office:value="-8.5" calcext:value-type="float">
            <text:p>-8,5</text:p>
          </table:table-cell>
          <table:table-cell office:value-type="string" calcext:value-type="string">
            <text:p>DC-008.50 <text:s/>mV</text:p>
          </table:table-cell>
          <table:table-cell table:style-name="ce1" table:formula="of:=[.A44]/60000" office:value-type="float" office:value="1.4105" calcext:value-type="float">
            <text:p>1,4105</text:p>
          </table:table-cell>
          <table:table-cell table:style-name="ce1" table:formula="of:=0.2813*[.B44]+1.1082" office:value-type="float" office:value="-1.28285" calcext:value-type="float">
            <text:p>-1,28285</text:p>
          </table:table-cell>
          <table:table-cell table:formula="of:=SQRT(([.B44]*0.0052)^2 +0.037^2)" office:value-type="float" office:value="0.0576423455456143" calcext:value-type="float">
            <text:p>0,0576423455</text:p>
          </table:table-cell>
          <table:table-cell table:number-columns-repeated="1018"/>
        </table:table-row>
        <table:table-row table:style-name="ro2">
          <table:table-cell office:value-type="float" office:value="86643" calcext:value-type="float">
            <text:p>86643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DC-008.44 <text:s/>mV</text:p>
          </table:table-cell>
          <table:table-cell table:style-name="ce1" table:formula="of:=[.A45]/60000" office:value-type="float" office:value="1.44405" calcext:value-type="float">
            <text:p>1,44405</text:p>
          </table:table-cell>
          <table:table-cell table:style-name="ce1" table:formula="of:=0.2813*[.B45]+1.1082" office:value-type="float" office:value="-1.265972" calcext:value-type="float">
            <text:p>-1,265972</text:p>
          </table:table-cell>
          <table:table-cell table:formula="of:=SQRT(([.B45]*0.0052)^2 +0.037^2)" office:value-type="float" office:value="0.0574034541121003" calcext:value-type="float">
            <text:p>0,0574034541</text:p>
          </table:table-cell>
          <table:table-cell table:number-columns-repeated="1018"/>
        </table:table-row>
        <table:table-row table:style-name="ro2">
          <table:table-cell office:value-type="float" office:value="88640" calcext:value-type="float">
            <text:p>88640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46]/60000" office:value-type="float" office:value="1.47733333333333" calcext:value-type="float">
            <text:p>1,4773333333</text:p>
          </table:table-cell>
          <table:table-cell table:style-name="ce1" table:formula="of:=0.2813*[.B46]+1.1082" office:value-type="float" office:value="-1.249094" calcext:value-type="float">
            <text:p>-1,249094</text:p>
          </table:table-cell>
          <table:table-cell table:formula="of:=SQRT(([.B46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90668" calcext:value-type="float">
            <text:p>90668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DC-008.44 <text:s/>mV</text:p>
          </table:table-cell>
          <table:table-cell table:style-name="ce1" table:formula="of:=[.A47]/60000" office:value-type="float" office:value="1.51113333333333" calcext:value-type="float">
            <text:p>1,5111333333</text:p>
          </table:table-cell>
          <table:table-cell table:style-name="ce1" table:formula="of:=0.2813*[.B47]+1.1082" office:value-type="float" office:value="-1.265972" calcext:value-type="float">
            <text:p>-1,265972</text:p>
          </table:table-cell>
          <table:table-cell table:formula="of:=SQRT(([.B47]*0.0052)^2 +0.037^2)" office:value-type="float" office:value="0.0574034541121003" calcext:value-type="float">
            <text:p>0,0574034541</text:p>
          </table:table-cell>
          <table:table-cell table:number-columns-repeated="1018"/>
        </table:table-row>
        <table:table-row table:style-name="ro2">
          <table:table-cell office:value-type="float" office:value="92680" calcext:value-type="float">
            <text:p>92680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48]/60000" office:value-type="float" office:value="1.54466666666667" calcext:value-type="float">
            <text:p>1,5446666667</text:p>
          </table:table-cell>
          <table:table-cell table:style-name="ce1" table:formula="of:=0.2813*[.B48]+1.1082" office:value-type="float" office:value="-1.249094" calcext:value-type="float">
            <text:p>-1,249094</text:p>
          </table:table-cell>
          <table:table-cell table:formula="of:=SQRT(([.B48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94692" calcext:value-type="float">
            <text:p>94692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49]/60000" office:value-type="float" office:value="1.5782" calcext:value-type="float">
            <text:p>1,5782</text:p>
          </table:table-cell>
          <table:table-cell table:style-name="ce1" table:formula="of:=0.2813*[.B49]+1.1082" office:value-type="float" office:value="-1.249094" calcext:value-type="float">
            <text:p>-1,249094</text:p>
          </table:table-cell>
          <table:table-cell table:formula="of:=SQRT(([.B49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96705" calcext:value-type="float">
            <text:p>96705</text:p>
          </table:table-cell>
          <table:table-cell office:value-type="float" office:value="-8.45" calcext:value-type="float">
            <text:p>-8,45</text:p>
          </table:table-cell>
          <table:table-cell office:value-type="string" calcext:value-type="string">
            <text:p>DC-008.45 <text:s/>mV</text:p>
          </table:table-cell>
          <table:table-cell table:style-name="ce1" table:formula="of:=[.A50]/60000" office:value-type="float" office:value="1.61175" calcext:value-type="float">
            <text:p>1,61175</text:p>
          </table:table-cell>
          <table:table-cell table:style-name="ce1" table:formula="of:=0.2813*[.B50]+1.1082" office:value-type="float" office:value="-1.268785" calcext:value-type="float">
            <text:p>-1,268785</text:p>
          </table:table-cell>
          <table:table-cell table:formula="of:=SQRT(([.B50]*0.0052)^2 +0.037^2)" office:value-type="float" office:value="0.0574432206617979" calcext:value-type="float">
            <text:p>0,0574432207</text:p>
          </table:table-cell>
          <table:table-cell table:number-columns-repeated="1018"/>
        </table:table-row>
        <table:table-row table:style-name="ro2">
          <table:table-cell office:value-type="float" office:value="98717" calcext:value-type="float">
            <text:p>98717</text:p>
          </table:table-cell>
          <table:table-cell office:value-type="float" office:value="-8.42" calcext:value-type="float">
            <text:p>-8,42</text:p>
          </table:table-cell>
          <table:table-cell office:value-type="string" calcext:value-type="string">
            <text:p>DC-008.42 <text:s/>mV</text:p>
          </table:table-cell>
          <table:table-cell table:style-name="ce1" table:formula="of:=[.A51]/60000" office:value-type="float" office:value="1.64528333333333" calcext:value-type="float">
            <text:p>1,6452833333</text:p>
          </table:table-cell>
          <table:table-cell table:style-name="ce1" table:formula="of:=0.2813*[.B51]+1.1082" office:value-type="float" office:value="-1.260346" calcext:value-type="float">
            <text:p>-1,260346</text:p>
          </table:table-cell>
          <table:table-cell table:formula="of:=SQRT(([.B51]*0.0052)^2 +0.037^2)" office:value-type="float" office:value="0.0573239797641441" calcext:value-type="float">
            <text:p>0,0573239798</text:p>
          </table:table-cell>
          <table:table-cell table:number-columns-repeated="1018"/>
        </table:table-row>
        <table:table-row table:style-name="ro2">
          <table:table-cell office:value-type="float" office:value="100730" calcext:value-type="float">
            <text:p>100730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DC-008.44 <text:s/>mV</text:p>
          </table:table-cell>
          <table:table-cell table:style-name="ce1" table:formula="of:=[.A52]/60000" office:value-type="float" office:value="1.67883333333333" calcext:value-type="float">
            <text:p>1,6788333333</text:p>
          </table:table-cell>
          <table:table-cell table:style-name="ce1" table:formula="of:=0.2813*[.B52]+1.1082" office:value-type="float" office:value="-1.265972" calcext:value-type="float">
            <text:p>-1,265972</text:p>
          </table:table-cell>
          <table:table-cell table:formula="of:=SQRT(([.B52]*0.0052)^2 +0.037^2)" office:value-type="float" office:value="0.0574034541121003" calcext:value-type="float">
            <text:p>0,0574034541</text:p>
          </table:table-cell>
          <table:table-cell table:number-columns-repeated="1018"/>
        </table:table-row>
        <table:table-row table:style-name="ro2">
          <table:table-cell office:value-type="float" office:value="102726" calcext:value-type="float">
            <text:p>102726</text:p>
          </table:table-cell>
          <table:table-cell office:value-type="float" office:value="-8.41" calcext:value-type="float">
            <text:p>-8,41</text:p>
          </table:table-cell>
          <table:table-cell office:value-type="string" calcext:value-type="string">
            <text:p>DC-008.41 <text:s/>mV</text:p>
          </table:table-cell>
          <table:table-cell table:style-name="ce1" table:formula="of:=[.A53]/60000" office:value-type="float" office:value="1.7121" calcext:value-type="float">
            <text:p>1,7121</text:p>
          </table:table-cell>
          <table:table-cell table:style-name="ce1" table:formula="of:=0.2813*[.B53]+1.1082" office:value-type="float" office:value="-1.257533" calcext:value-type="float">
            <text:p>-1,257533</text:p>
          </table:table-cell>
          <table:table-cell table:formula="of:=SQRT(([.B53]*0.0052)^2 +0.037^2)" office:value-type="float" office:value="0.0572842720473954" calcext:value-type="float">
            <text:p>0,057284272</text:p>
          </table:table-cell>
          <table:table-cell table:number-columns-repeated="1018"/>
        </table:table-row>
        <table:table-row table:style-name="ro2">
          <table:table-cell office:value-type="float" office:value="104754" calcext:value-type="float">
            <text:p>104754</text:p>
          </table:table-cell>
          <table:table-cell office:value-type="float" office:value="-8.4" calcext:value-type="float">
            <text:p>-8,4</text:p>
          </table:table-cell>
          <table:table-cell office:value-type="string" calcext:value-type="string">
            <text:p>DC-008.40 <text:s/>mV</text:p>
          </table:table-cell>
          <table:table-cell table:style-name="ce1" table:formula="of:=[.A54]/60000" office:value-type="float" office:value="1.7459" calcext:value-type="float">
            <text:p>1,7459</text:p>
          </table:table-cell>
          <table:table-cell table:style-name="ce1" table:formula="of:=0.2813*[.B54]+1.1082" office:value-type="float" office:value="-1.25472" calcext:value-type="float">
            <text:p>-1,25472</text:p>
          </table:table-cell>
          <table:table-cell table:formula="of:=SQRT(([.B54]*0.0052)^2 +0.037^2)" office:value-type="float" office:value="0.0572445840232943" calcext:value-type="float">
            <text:p>0,057244584</text:p>
          </table:table-cell>
          <table:table-cell table:number-columns-repeated="1018"/>
        </table:table-row>
        <table:table-row table:style-name="ro2">
          <table:table-cell office:value-type="float" office:value="106767" calcext:value-type="float">
            <text:p>106767</text:p>
          </table:table-cell>
          <table:table-cell office:value-type="float" office:value="-8.36" calcext:value-type="float">
            <text:p>-8,36</text:p>
          </table:table-cell>
          <table:table-cell office:value-type="string" calcext:value-type="string">
            <text:p>DC-008.36 <text:s/>mV</text:p>
          </table:table-cell>
          <table:table-cell table:style-name="ce1" table:formula="of:=[.A55]/60000" office:value-type="float" office:value="1.77945" calcext:value-type="float">
            <text:p>1,77945</text:p>
          </table:table-cell>
          <table:table-cell table:style-name="ce1" table:formula="of:=0.2813*[.B55]+1.1082" office:value-type="float" office:value="-1.243468" calcext:value-type="float">
            <text:p>-1,243468</text:p>
          </table:table-cell>
          <table:table-cell table:formula="of:=SQRT(([.B55]*0.0052)^2 +0.037^2)" office:value-type="float" office:value="0.0570860296745184" calcext:value-type="float">
            <text:p>0,0570860297</text:p>
          </table:table-cell>
          <table:table-cell table:number-columns-repeated="1018"/>
        </table:table-row>
        <table:table-row table:style-name="ro2">
          <table:table-cell office:value-type="float" office:value="108779" calcext:value-type="float">
            <text:p>108779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56]/60000" office:value-type="float" office:value="1.81298333333333" calcext:value-type="float">
            <text:p>1,8129833333</text:p>
          </table:table-cell>
          <table:table-cell table:style-name="ce1" table:formula="of:=0.2813*[.B56]+1.1082" office:value-type="float" office:value="-1.240655" calcext:value-type="float">
            <text:p>-1,240655</text:p>
          </table:table-cell>
          <table:table-cell table:formula="of:=SQRT(([.B56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10792" calcext:value-type="float">
            <text:p>110792</text:p>
          </table:table-cell>
          <table:table-cell office:value-type="float" office:value="-8.33" calcext:value-type="float">
            <text:p>-8,33</text:p>
          </table:table-cell>
          <table:table-cell office:value-type="string" calcext:value-type="string">
            <text:p>DC-008.33 <text:s/>mV</text:p>
          </table:table-cell>
          <table:table-cell table:style-name="ce1" table:formula="of:=[.A57]/60000" office:value-type="float" office:value="1.84653333333333" calcext:value-type="float">
            <text:p>1,8465333333</text:p>
          </table:table-cell>
          <table:table-cell table:style-name="ce1" table:formula="of:=0.2813*[.B57]+1.1082" office:value-type="float" office:value="-1.235029" calcext:value-type="float">
            <text:p>-1,235029</text:p>
          </table:table-cell>
          <table:table-cell table:formula="of:=SQRT(([.B57]*0.0052)^2 +0.037^2)" office:value-type="float" office:value="0.0569673227034587" calcext:value-type="float">
            <text:p>0,0569673227</text:p>
          </table:table-cell>
          <table:table-cell table:number-columns-repeated="1018"/>
        </table:table-row>
        <table:table-row table:style-name="ro2">
          <table:table-cell office:value-type="float" office:value="112804" calcext:value-type="float">
            <text:p>112804</text:p>
          </table:table-cell>
          <table:table-cell office:value-type="float" office:value="-8.37" calcext:value-type="float">
            <text:p>-8,37</text:p>
          </table:table-cell>
          <table:table-cell office:value-type="string" calcext:value-type="string">
            <text:p>DC-008.37 <text:s/>mV</text:p>
          </table:table-cell>
          <table:table-cell table:style-name="ce1" table:formula="of:=[.A58]/60000" office:value-type="float" office:value="1.88006666666667" calcext:value-type="float">
            <text:p>1,8800666667</text:p>
          </table:table-cell>
          <table:table-cell table:style-name="ce1" table:formula="of:=0.2813*[.B58]+1.1082" office:value-type="float" office:value="-1.246281" calcext:value-type="float">
            <text:p>-1,246281</text:p>
          </table:table-cell>
          <table:table-cell table:formula="of:=SQRT(([.B58]*0.0052)^2 +0.037^2)" office:value-type="float" office:value="0.0571256385172192" calcext:value-type="float">
            <text:p>0,0571256385</text:p>
          </table:table-cell>
          <table:table-cell table:number-columns-repeated="1018"/>
        </table:table-row>
        <table:table-row table:style-name="ro2">
          <table:table-cell office:value-type="float" office:value="114816" calcext:value-type="float">
            <text:p>114816</text:p>
          </table:table-cell>
          <table:table-cell office:value-type="float" office:value="-8.34" calcext:value-type="float">
            <text:p>-8,34</text:p>
          </table:table-cell>
          <table:table-cell office:value-type="string" calcext:value-type="string">
            <text:p>DC-008.34 <text:s/>mV</text:p>
          </table:table-cell>
          <table:table-cell table:style-name="ce1" table:formula="of:=[.A59]/60000" office:value-type="float" office:value="1.9136" calcext:value-type="float">
            <text:p>1,9136</text:p>
          </table:table-cell>
          <table:table-cell table:style-name="ce1" table:formula="of:=0.2813*[.B59]+1.1082" office:value-type="float" office:value="-1.237842" calcext:value-type="float">
            <text:p>-1,237842</text:p>
          </table:table-cell>
          <table:table-cell table:formula="of:=SQRT(([.B59]*0.0052)^2 +0.037^2)" office:value-type="float" office:value="0.0570068717261349" calcext:value-type="float">
            <text:p>0,0570068717</text:p>
          </table:table-cell>
          <table:table-cell table:number-columns-repeated="1018"/>
        </table:table-row>
        <table:table-row table:style-name="ro2">
          <table:table-cell office:value-type="float" office:value="116813" calcext:value-type="float">
            <text:p>116813</text:p>
          </table:table-cell>
          <table:table-cell office:value-type="float" office:value="-8.32" calcext:value-type="float">
            <text:p>-8,32</text:p>
          </table:table-cell>
          <table:table-cell office:value-type="string" calcext:value-type="string">
            <text:p>DC-008.32 <text:s/>mV</text:p>
          </table:table-cell>
          <table:table-cell table:style-name="ce1" table:formula="of:=[.A60]/60000" office:value-type="float" office:value="1.94688333333333" calcext:value-type="float">
            <text:p>1,9468833333</text:p>
          </table:table-cell>
          <table:table-cell table:style-name="ce1" table:formula="of:=0.2813*[.B60]+1.1082" office:value-type="float" office:value="-1.232216" calcext:value-type="float">
            <text:p>-1,232216</text:p>
          </table:table-cell>
          <table:table-cell table:formula="of:=SQRT(([.B60]*0.0052)^2 +0.037^2)" office:value-type="float" office:value="0.0569277937039545" calcext:value-type="float">
            <text:p>0,0569277937</text:p>
          </table:table-cell>
          <table:table-cell table:number-columns-repeated="1018"/>
        </table:table-row>
        <table:table-row table:style-name="ro2">
          <table:table-cell office:value-type="float" office:value="118841" calcext:value-type="float">
            <text:p>118841</text:p>
          </table:table-cell>
          <table:table-cell office:value-type="float" office:value="-8.36" calcext:value-type="float">
            <text:p>-8,36</text:p>
          </table:table-cell>
          <table:table-cell office:value-type="string" calcext:value-type="string">
            <text:p>DC-008.36 <text:s/>mV</text:p>
          </table:table-cell>
          <table:table-cell table:style-name="ce1" table:formula="of:=[.A61]/60000" office:value-type="float" office:value="1.98068333333333" calcext:value-type="float">
            <text:p>1,9806833333</text:p>
          </table:table-cell>
          <table:table-cell table:style-name="ce1" table:formula="of:=0.2813*[.B61]+1.1082" office:value-type="float" office:value="-1.243468" calcext:value-type="float">
            <text:p>-1,243468</text:p>
          </table:table-cell>
          <table:table-cell table:formula="of:=SQRT(([.B61]*0.0052)^2 +0.037^2)" office:value-type="float" office:value="0.0570860296745184" calcext:value-type="float">
            <text:p>0,0570860297</text:p>
          </table:table-cell>
          <table:table-cell table:number-columns-repeated="1018"/>
        </table:table-row>
        <table:table-row table:style-name="ro2">
          <table:table-cell office:value-type="float" office:value="120854" calcext:value-type="float">
            <text:p>120854</text:p>
          </table:table-cell>
          <table:table-cell office:value-type="float" office:value="-8.37" calcext:value-type="float">
            <text:p>-8,37</text:p>
          </table:table-cell>
          <table:table-cell office:value-type="string" calcext:value-type="string">
            <text:p>DC-008.37 <text:s/>mV</text:p>
          </table:table-cell>
          <table:table-cell table:style-name="ce1" table:formula="of:=[.A62]/60000" office:value-type="float" office:value="2.01423333333333" calcext:value-type="float">
            <text:p>2,0142333333</text:p>
          </table:table-cell>
          <table:table-cell table:style-name="ce1" table:formula="of:=0.2813*[.B62]+1.1082" office:value-type="float" office:value="-1.246281" calcext:value-type="float">
            <text:p>-1,246281</text:p>
          </table:table-cell>
          <table:table-cell table:formula="of:=SQRT(([.B62]*0.0052)^2 +0.037^2)" office:value-type="float" office:value="0.0571256385172192" calcext:value-type="float">
            <text:p>0,0571256385</text:p>
          </table:table-cell>
          <table:table-cell table:number-columns-repeated="1018"/>
        </table:table-row>
        <table:table-row table:style-name="ro2">
          <table:table-cell office:value-type="float" office:value="122866" calcext:value-type="float">
            <text:p>122866</text:p>
          </table:table-cell>
          <table:table-cell office:value-type="float" office:value="-8.37" calcext:value-type="float">
            <text:p>-8,37</text:p>
          </table:table-cell>
          <table:table-cell office:value-type="string" calcext:value-type="string">
            <text:p>DC-008.37 <text:s/>mV</text:p>
          </table:table-cell>
          <table:table-cell table:style-name="ce1" table:formula="of:=[.A63]/60000" office:value-type="float" office:value="2.04776666666667" calcext:value-type="float">
            <text:p>2,0477666667</text:p>
          </table:table-cell>
          <table:table-cell table:style-name="ce1" table:formula="of:=0.2813*[.B63]+1.1082" office:value-type="float" office:value="-1.246281" calcext:value-type="float">
            <text:p>-1,246281</text:p>
          </table:table-cell>
          <table:table-cell table:formula="of:=SQRT(([.B63]*0.0052)^2 +0.037^2)" office:value-type="float" office:value="0.0571256385172192" calcext:value-type="float">
            <text:p>0,0571256385</text:p>
          </table:table-cell>
          <table:table-cell table:number-columns-repeated="1018"/>
        </table:table-row>
        <table:table-row table:style-name="ro2">
          <table:table-cell office:value-type="float" office:value="124878" calcext:value-type="float">
            <text:p>124878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64]/60000" office:value-type="float" office:value="2.0813" calcext:value-type="float">
            <text:p>2,0813</text:p>
          </table:table-cell>
          <table:table-cell table:style-name="ce1" table:formula="of:=0.2813*[.B64]+1.1082" office:value-type="float" office:value="-1.240655" calcext:value-type="float">
            <text:p>-1,240655</text:p>
          </table:table-cell>
          <table:table-cell table:formula="of:=SQRT(([.B64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26891" calcext:value-type="float">
            <text:p>126891</text:p>
          </table:table-cell>
          <table:table-cell office:value-type="float" office:value="-8.39" calcext:value-type="float">
            <text:p>-8,39</text:p>
          </table:table-cell>
          <table:table-cell office:value-type="string" calcext:value-type="string">
            <text:p>DC-008.39 <text:s/>mV</text:p>
          </table:table-cell>
          <table:table-cell table:style-name="ce1" table:formula="of:=[.A65]/60000" office:value-type="float" office:value="2.11485" calcext:value-type="float">
            <text:p>2,11485</text:p>
          </table:table-cell>
          <table:table-cell table:style-name="ce1" table:formula="of:=0.2813*[.B65]+1.1082" office:value-type="float" office:value="-1.251907" calcext:value-type="float">
            <text:p>-1,251907</text:p>
          </table:table-cell>
          <table:table-cell table:formula="of:=SQRT(([.B65]*0.0052)^2 +0.037^2)" office:value-type="float" office:value="0.0572049157328284" calcext:value-type="float">
            <text:p>0,0572049157</text:p>
          </table:table-cell>
          <table:table-cell table:number-columns-repeated="1018"/>
        </table:table-row>
        <table:table-row table:style-name="ro2">
          <table:table-cell office:value-type="float" office:value="128903" calcext:value-type="float">
            <text:p>128903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66]/60000" office:value-type="float" office:value="2.14838333333333" calcext:value-type="float">
            <text:p>2,1483833333</text:p>
          </table:table-cell>
          <table:table-cell table:style-name="ce1" table:formula="of:=0.2813*[.B66]+1.1082" office:value-type="float" office:value="-1.249094" calcext:value-type="float">
            <text:p>-1,249094</text:p>
          </table:table-cell>
          <table:table-cell table:formula="of:=SQRT(([.B66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130900" calcext:value-type="float">
            <text:p>130900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67]/60000" office:value-type="float" office:value="2.18166666666667" calcext:value-type="float">
            <text:p>2,1816666667</text:p>
          </table:table-cell>
          <table:table-cell table:style-name="ce1" table:formula="of:=0.2813*[.B67]+1.1082" office:value-type="float" office:value="-1.240655" calcext:value-type="float">
            <text:p>-1,240655</text:p>
          </table:table-cell>
          <table:table-cell table:formula="of:=SQRT(([.B67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32928" calcext:value-type="float">
            <text:p>132928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68]/60000" office:value-type="float" office:value="2.21546666666667" calcext:value-type="float">
            <text:p>2,2154666667</text:p>
          </table:table-cell>
          <table:table-cell table:style-name="ce1" table:formula="of:=0.2813*[.B68]+1.1082" office:value-type="float" office:value="-1.240655" calcext:value-type="float">
            <text:p>-1,240655</text:p>
          </table:table-cell>
          <table:table-cell table:formula="of:=SQRT(([.B68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34940" calcext:value-type="float">
            <text:p>134940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69]/60000" office:value-type="float" office:value="2.249" calcext:value-type="float">
            <text:p>2,249</text:p>
          </table:table-cell>
          <table:table-cell table:style-name="ce1" table:formula="of:=0.2813*[.B69]+1.1082" office:value-type="float" office:value="-1.249094" calcext:value-type="float">
            <text:p>-1,249094</text:p>
          </table:table-cell>
          <table:table-cell table:formula="of:=SQRT(([.B69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136953" calcext:value-type="float">
            <text:p>136953</text:p>
          </table:table-cell>
          <table:table-cell office:value-type="float" office:value="-8.36" calcext:value-type="float">
            <text:p>-8,36</text:p>
          </table:table-cell>
          <table:table-cell office:value-type="string" calcext:value-type="string">
            <text:p>DC-008.36 <text:s/>mV</text:p>
          </table:table-cell>
          <table:table-cell table:style-name="ce1" table:formula="of:=[.A70]/60000" office:value-type="float" office:value="2.28255" calcext:value-type="float">
            <text:p>2,28255</text:p>
          </table:table-cell>
          <table:table-cell table:style-name="ce1" table:formula="of:=0.2813*[.B70]+1.1082" office:value-type="float" office:value="-1.243468" calcext:value-type="float">
            <text:p>-1,243468</text:p>
          </table:table-cell>
          <table:table-cell table:formula="of:=SQRT(([.B70]*0.0052)^2 +0.037^2)" office:value-type="float" office:value="0.0570860296745184" calcext:value-type="float">
            <text:p>0,0570860297</text:p>
          </table:table-cell>
          <table:table-cell table:number-columns-repeated="1018"/>
        </table:table-row>
        <table:table-row table:style-name="ro2">
          <table:table-cell office:value-type="float" office:value="138965" calcext:value-type="float">
            <text:p>138965</text:p>
          </table:table-cell>
          <table:table-cell office:value-type="float" office:value="-8.42" calcext:value-type="float">
            <text:p>-8,42</text:p>
          </table:table-cell>
          <table:table-cell office:value-type="string" calcext:value-type="string">
            <text:p>DC-008.42 <text:s/>mV</text:p>
          </table:table-cell>
          <table:table-cell table:style-name="ce1" table:formula="of:=[.A71]/60000" office:value-type="float" office:value="2.31608333333333" calcext:value-type="float">
            <text:p>2,3160833333</text:p>
          </table:table-cell>
          <table:table-cell table:style-name="ce1" table:formula="of:=0.2813*[.B71]+1.1082" office:value-type="float" office:value="-1.260346" calcext:value-type="float">
            <text:p>-1,260346</text:p>
          </table:table-cell>
          <table:table-cell table:formula="of:=SQRT(([.B71]*0.0052)^2 +0.037^2)" office:value-type="float" office:value="0.0573239797641441" calcext:value-type="float">
            <text:p>0,0573239798</text:p>
          </table:table-cell>
          <table:table-cell table:number-columns-repeated="1018"/>
        </table:table-row>
        <table:table-row table:style-name="ro2">
          <table:table-cell office:value-type="float" office:value="140978" calcext:value-type="float">
            <text:p>140978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DC-008.44 <text:s/>mV</text:p>
          </table:table-cell>
          <table:table-cell table:style-name="ce1" table:formula="of:=[.A72]/60000" office:value-type="float" office:value="2.34963333333333" calcext:value-type="float">
            <text:p>2,3496333333</text:p>
          </table:table-cell>
          <table:table-cell table:style-name="ce1" table:formula="of:=0.2813*[.B72]+1.1082" office:value-type="float" office:value="-1.265972" calcext:value-type="float">
            <text:p>-1,265972</text:p>
          </table:table-cell>
          <table:table-cell table:formula="of:=SQRT(([.B72]*0.0052)^2 +0.037^2)" office:value-type="float" office:value="0.0574034541121003" calcext:value-type="float">
            <text:p>0,0574034541</text:p>
          </table:table-cell>
          <table:table-cell table:number-columns-repeated="1018"/>
        </table:table-row>
        <table:table-row table:style-name="ro2">
          <table:table-cell office:value-type="float" office:value="142990" calcext:value-type="float">
            <text:p>142990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73]/60000" office:value-type="float" office:value="2.38316666666667" calcext:value-type="float">
            <text:p>2,3831666667</text:p>
          </table:table-cell>
          <table:table-cell table:style-name="ce1" table:formula="of:=0.2813*[.B73]+1.1082" office:value-type="float" office:value="-1.249094" calcext:value-type="float">
            <text:p>-1,249094</text:p>
          </table:table-cell>
          <table:table-cell table:formula="of:=SQRT(([.B73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144987" calcext:value-type="float">
            <text:p>144987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74]/60000" office:value-type="float" office:value="2.41645" calcext:value-type="float">
            <text:p>2,41645</text:p>
          </table:table-cell>
          <table:table-cell table:style-name="ce1" table:formula="of:=0.2813*[.B74]+1.1082" office:value-type="float" office:value="-1.240655" calcext:value-type="float">
            <text:p>-1,240655</text:p>
          </table:table-cell>
          <table:table-cell table:formula="of:=SQRT(([.B74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47015" calcext:value-type="float">
            <text:p>147015</text:p>
          </table:table-cell>
          <table:table-cell office:value-type="float" office:value="-8.32" calcext:value-type="float">
            <text:p>-8,32</text:p>
          </table:table-cell>
          <table:table-cell office:value-type="string" calcext:value-type="string">
            <text:p>DC-008.32 <text:s/>mV</text:p>
          </table:table-cell>
          <table:table-cell table:style-name="ce1" table:formula="of:=[.A75]/60000" office:value-type="float" office:value="2.45025" calcext:value-type="float">
            <text:p>2,45025</text:p>
          </table:table-cell>
          <table:table-cell table:style-name="ce1" table:formula="of:=0.2813*[.B75]+1.1082" office:value-type="float" office:value="-1.232216" calcext:value-type="float">
            <text:p>-1,232216</text:p>
          </table:table-cell>
          <table:table-cell table:formula="of:=SQRT(([.B75]*0.0052)^2 +0.037^2)" office:value-type="float" office:value="0.0569277937039545" calcext:value-type="float">
            <text:p>0,0569277937</text:p>
          </table:table-cell>
          <table:table-cell table:number-columns-repeated="1018"/>
        </table:table-row>
        <table:table-row table:style-name="ro2">
          <table:table-cell office:value-type="float" office:value="149027" calcext:value-type="float">
            <text:p>149027</text:p>
          </table:table-cell>
          <table:table-cell office:value-type="float" office:value="-8.33" calcext:value-type="float">
            <text:p>-8,33</text:p>
          </table:table-cell>
          <table:table-cell office:value-type="string" calcext:value-type="string">
            <text:p>DC-008.33 <text:s/>mV</text:p>
          </table:table-cell>
          <table:table-cell table:style-name="ce1" table:formula="of:=[.A76]/60000" office:value-type="float" office:value="2.48378333333333" calcext:value-type="float">
            <text:p>2,4837833333</text:p>
          </table:table-cell>
          <table:table-cell table:style-name="ce1" table:formula="of:=0.2813*[.B76]+1.1082" office:value-type="float" office:value="-1.235029" calcext:value-type="float">
            <text:p>-1,235029</text:p>
          </table:table-cell>
          <table:table-cell table:formula="of:=SQRT(([.B76]*0.0052)^2 +0.037^2)" office:value-type="float" office:value="0.0569673227034587" calcext:value-type="float">
            <text:p>0,0569673227</text:p>
          </table:table-cell>
          <table:table-cell table:number-columns-repeated="1018"/>
        </table:table-row>
        <table:table-row table:style-name="ro2">
          <table:table-cell office:value-type="float" office:value="151040" calcext:value-type="float">
            <text:p>151040</text:p>
          </table:table-cell>
          <table:table-cell office:value-type="float" office:value="-8.32" calcext:value-type="float">
            <text:p>-8,32</text:p>
          </table:table-cell>
          <table:table-cell office:value-type="string" calcext:value-type="string">
            <text:p>DC-008.32 <text:s/>mV</text:p>
          </table:table-cell>
          <table:table-cell table:style-name="ce1" table:formula="of:=[.A77]/60000" office:value-type="float" office:value="2.51733333333333" calcext:value-type="float">
            <text:p>2,5173333333</text:p>
          </table:table-cell>
          <table:table-cell table:style-name="ce1" table:formula="of:=0.2813*[.B77]+1.1082" office:value-type="float" office:value="-1.232216" calcext:value-type="float">
            <text:p>-1,232216</text:p>
          </table:table-cell>
          <table:table-cell table:formula="of:=SQRT(([.B77]*0.0052)^2 +0.037^2)" office:value-type="float" office:value="0.0569277937039545" calcext:value-type="float">
            <text:p>0,0569277937</text:p>
          </table:table-cell>
          <table:table-cell table:number-columns-repeated="1018"/>
        </table:table-row>
        <table:table-row table:style-name="ro2">
          <table:table-cell office:value-type="float" office:value="153052" calcext:value-type="float">
            <text:p>153052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78]/60000" office:value-type="float" office:value="2.55086666666667" calcext:value-type="float">
            <text:p>2,5508666667</text:p>
          </table:table-cell>
          <table:table-cell table:style-name="ce1" table:formula="of:=0.2813*[.B78]+1.1082" office:value-type="float" office:value="-1.240655" calcext:value-type="float">
            <text:p>-1,240655</text:p>
          </table:table-cell>
          <table:table-cell table:formula="of:=SQRT(([.B78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55064" calcext:value-type="float">
            <text:p>155064</text:p>
          </table:table-cell>
          <table:table-cell office:value-type="float" office:value="-8.34" calcext:value-type="float">
            <text:p>-8,34</text:p>
          </table:table-cell>
          <table:table-cell office:value-type="string" calcext:value-type="string">
            <text:p>DC-008.34 <text:s/>mV</text:p>
          </table:table-cell>
          <table:table-cell table:style-name="ce1" table:formula="of:=[.A79]/60000" office:value-type="float" office:value="2.5844" calcext:value-type="float">
            <text:p>2,5844</text:p>
          </table:table-cell>
          <table:table-cell table:style-name="ce1" table:formula="of:=0.2813*[.B79]+1.1082" office:value-type="float" office:value="-1.237842" calcext:value-type="float">
            <text:p>-1,237842</text:p>
          </table:table-cell>
          <table:table-cell table:formula="of:=SQRT(([.B79]*0.0052)^2 +0.037^2)" office:value-type="float" office:value="0.0570068717261349" calcext:value-type="float">
            <text:p>0,0570068717</text:p>
          </table:table-cell>
          <table:table-cell table:number-columns-repeated="1018"/>
        </table:table-row>
        <table:table-row table:style-name="ro2">
          <table:table-cell office:value-type="float" office:value="157108" calcext:value-type="float">
            <text:p>157108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80]/60000" office:value-type="float" office:value="2.61846666666667" calcext:value-type="float">
            <text:p>2,6184666667</text:p>
          </table:table-cell>
          <table:table-cell table:style-name="ce1" table:formula="of:=0.2813*[.B80]+1.1082" office:value-type="float" office:value="-1.229403" calcext:value-type="float">
            <text:p>-1,229403</text:p>
          </table:table-cell>
          <table:table-cell table:formula="of:=SQRT(([.B80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159167" calcext:value-type="float">
            <text:p>159167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81]/60000" office:value-type="float" office:value="2.65278333333333" calcext:value-type="float">
            <text:p>2,6527833333</text:p>
          </table:table-cell>
          <table:table-cell table:style-name="ce1" table:formula="of:=0.2813*[.B81]+1.1082" office:value-type="float" office:value="-1.240655" calcext:value-type="float">
            <text:p>-1,240655</text:p>
          </table:table-cell>
          <table:table-cell table:formula="of:=SQRT(([.B81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61164" calcext:value-type="float">
            <text:p>161164</text:p>
          </table:table-cell>
          <table:table-cell office:value-type="float" office:value="-8.33" calcext:value-type="float">
            <text:p>-8,33</text:p>
          </table:table-cell>
          <table:table-cell office:value-type="string" calcext:value-type="string">
            <text:p>DC-008.33 <text:s/>mV</text:p>
          </table:table-cell>
          <table:table-cell table:style-name="ce1" table:formula="of:=[.A82]/60000" office:value-type="float" office:value="2.68606666666667" calcext:value-type="float">
            <text:p>2,6860666667</text:p>
          </table:table-cell>
          <table:table-cell table:style-name="ce1" table:formula="of:=0.2813*[.B82]+1.1082" office:value-type="float" office:value="-1.235029" calcext:value-type="float">
            <text:p>-1,235029</text:p>
          </table:table-cell>
          <table:table-cell table:formula="of:=SQRT(([.B82]*0.0052)^2 +0.037^2)" office:value-type="float" office:value="0.0569673227034587" calcext:value-type="float">
            <text:p>0,0569673227</text:p>
          </table:table-cell>
          <table:table-cell table:number-columns-repeated="1018"/>
        </table:table-row>
        <table:table-row table:style-name="ro2">
          <table:table-cell office:value-type="float" office:value="163176" calcext:value-type="float">
            <text:p>163176</text:p>
          </table:table-cell>
          <table:table-cell office:value-type="float" office:value="-8.37" calcext:value-type="float">
            <text:p>-8,37</text:p>
          </table:table-cell>
          <table:table-cell office:value-type="string" calcext:value-type="string">
            <text:p>DC-008.37 <text:s/>mV</text:p>
          </table:table-cell>
          <table:table-cell table:style-name="ce1" table:formula="of:=[.A83]/60000" office:value-type="float" office:value="2.7196" calcext:value-type="float">
            <text:p>2,7196</text:p>
          </table:table-cell>
          <table:table-cell table:style-name="ce1" table:formula="of:=0.2813*[.B83]+1.1082" office:value-type="float" office:value="-1.246281" calcext:value-type="float">
            <text:p>-1,246281</text:p>
          </table:table-cell>
          <table:table-cell table:formula="of:=SQRT(([.B83]*0.0052)^2 +0.037^2)" office:value-type="float" office:value="0.0571256385172192" calcext:value-type="float">
            <text:p>0,0571256385</text:p>
          </table:table-cell>
          <table:table-cell table:number-columns-repeated="1018"/>
        </table:table-row>
        <table:table-row table:style-name="ro2">
          <table:table-cell office:value-type="float" office:value="165189" calcext:value-type="float">
            <text:p>165189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84]/60000" office:value-type="float" office:value="2.75315" calcext:value-type="float">
            <text:p>2,75315</text:p>
          </table:table-cell>
          <table:table-cell table:style-name="ce1" table:formula="of:=0.2813*[.B84]+1.1082" office:value-type="float" office:value="-1.229403" calcext:value-type="float">
            <text:p>-1,229403</text:p>
          </table:table-cell>
          <table:table-cell table:formula="of:=SQRT(([.B84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167186" calcext:value-type="float">
            <text:p>167186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85]/60000" office:value-type="float" office:value="2.78643333333333" calcext:value-type="float">
            <text:p>2,7864333333</text:p>
          </table:table-cell>
          <table:table-cell table:style-name="ce1" table:formula="of:=0.2813*[.B85]+1.1082" office:value-type="float" office:value="-1.249094" calcext:value-type="float">
            <text:p>-1,249094</text:p>
          </table:table-cell>
          <table:table-cell table:formula="of:=SQRT(([.B85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169214" calcext:value-type="float">
            <text:p>169214</text:p>
          </table:table-cell>
          <table:table-cell office:value-type="float" office:value="-8.34" calcext:value-type="float">
            <text:p>-8,34</text:p>
          </table:table-cell>
          <table:table-cell office:value-type="string" calcext:value-type="string">
            <text:p>DC-008.34 <text:s/>mV</text:p>
          </table:table-cell>
          <table:table-cell table:style-name="ce1" table:formula="of:=[.A86]/60000" office:value-type="float" office:value="2.82023333333333" calcext:value-type="float">
            <text:p>2,8202333333</text:p>
          </table:table-cell>
          <table:table-cell table:style-name="ce1" table:formula="of:=0.2813*[.B86]+1.1082" office:value-type="float" office:value="-1.237842" calcext:value-type="float">
            <text:p>-1,237842</text:p>
          </table:table-cell>
          <table:table-cell table:formula="of:=SQRT(([.B86]*0.0052)^2 +0.037^2)" office:value-type="float" office:value="0.0570068717261349" calcext:value-type="float">
            <text:p>0,0570068717</text:p>
          </table:table-cell>
          <table:table-cell table:number-columns-repeated="1018"/>
        </table:table-row>
        <table:table-row table:style-name="ro2">
          <table:table-cell office:value-type="float" office:value="171226" calcext:value-type="float">
            <text:p>171226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87]/60000" office:value-type="float" office:value="2.85376666666667" calcext:value-type="float">
            <text:p>2,8537666667</text:p>
          </table:table-cell>
          <table:table-cell table:style-name="ce1" table:formula="of:=0.2813*[.B87]+1.1082" office:value-type="float" office:value="-1.229403" calcext:value-type="float">
            <text:p>-1,229403</text:p>
          </table:table-cell>
          <table:table-cell table:formula="of:=SQRT(([.B87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173223" calcext:value-type="float">
            <text:p>173223</text:p>
          </table:table-cell>
          <table:table-cell office:value-type="float" office:value="-8.27" calcext:value-type="float">
            <text:p>-8,27</text:p>
          </table:table-cell>
          <table:table-cell office:value-type="string" calcext:value-type="string">
            <text:p>DC-008.27 <text:s/>mV</text:p>
          </table:table-cell>
          <table:table-cell table:style-name="ce1" table:formula="of:=[.A88]/60000" office:value-type="float" office:value="2.88705" calcext:value-type="float">
            <text:p>2,88705</text:p>
          </table:table-cell>
          <table:table-cell table:style-name="ce1" table:formula="of:=0.2813*[.B88]+1.1082" office:value-type="float" office:value="-1.218151" calcext:value-type="float">
            <text:p>-1,218151</text:p>
          </table:table-cell>
          <table:table-cell table:formula="of:=SQRT(([.B88]*0.0052)^2 +0.037^2)" office:value-type="float" office:value="0.0567304505182182" calcext:value-type="float">
            <text:p>0,0567304505</text:p>
          </table:table-cell>
          <table:table-cell table:number-columns-repeated="1018"/>
        </table:table-row>
        <table:table-row table:style-name="ro2">
          <table:table-cell office:value-type="float" office:value="175251" calcext:value-type="float">
            <text:p>175251</text:p>
          </table:table-cell>
          <table:table-cell office:value-type="float" office:value="-8.39" calcext:value-type="float">
            <text:p>-8,39</text:p>
          </table:table-cell>
          <table:table-cell office:value-type="string" calcext:value-type="string">
            <text:p>DC-008.39 <text:s/>mV</text:p>
          </table:table-cell>
          <table:table-cell table:style-name="ce1" table:formula="of:=[.A89]/60000" office:value-type="float" office:value="2.92085" calcext:value-type="float">
            <text:p>2,92085</text:p>
          </table:table-cell>
          <table:table-cell table:style-name="ce1" table:formula="of:=0.2813*[.B89]+1.1082" office:value-type="float" office:value="-1.251907" calcext:value-type="float">
            <text:p>-1,251907</text:p>
          </table:table-cell>
          <table:table-cell table:formula="of:=SQRT(([.B89]*0.0052)^2 +0.037^2)" office:value-type="float" office:value="0.0572049157328284" calcext:value-type="float">
            <text:p>0,0572049157</text:p>
          </table:table-cell>
          <table:table-cell table:number-columns-repeated="1018"/>
        </table:table-row>
        <table:table-row table:style-name="ro2">
          <table:table-cell office:value-type="float" office:value="177263" calcext:value-type="float">
            <text:p>177263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90]/60000" office:value-type="float" office:value="2.95438333333333" calcext:value-type="float">
            <text:p>2,9543833333</text:p>
          </table:table-cell>
          <table:table-cell table:style-name="ce1" table:formula="of:=0.2813*[.B90]+1.1082" office:value-type="float" office:value="-1.229403" calcext:value-type="float">
            <text:p>-1,229403</text:p>
          </table:table-cell>
          <table:table-cell table:formula="of:=SQRT(([.B90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179276" calcext:value-type="float">
            <text:p>179276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91]/60000" office:value-type="float" office:value="2.98793333333333" calcext:value-type="float">
            <text:p>2,9879333333</text:p>
          </table:table-cell>
          <table:table-cell table:style-name="ce1" table:formula="of:=0.2813*[.B91]+1.1082" office:value-type="float" office:value="-1.240655" calcext:value-type="float">
            <text:p>-1,240655</text:p>
          </table:table-cell>
          <table:table-cell table:formula="of:=SQRT(([.B91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181288" calcext:value-type="float">
            <text:p>181288</text:p>
          </table:table-cell>
          <table:table-cell office:value-type="float" office:value="-8.38" calcext:value-type="float">
            <text:p>-8,38</text:p>
          </table:table-cell>
          <table:table-cell office:value-type="string" calcext:value-type="string">
            <text:p>DC-008.38 <text:s/>mV</text:p>
          </table:table-cell>
          <table:table-cell table:style-name="ce1" table:formula="of:=[.A92]/60000" office:value-type="float" office:value="3.02146666666667" calcext:value-type="float">
            <text:p>3,0214666667</text:p>
          </table:table-cell>
          <table:table-cell table:style-name="ce1" table:formula="of:=0.2813*[.B92]+1.1082" office:value-type="float" office:value="-1.249094" calcext:value-type="float">
            <text:p>-1,249094</text:p>
          </table:table-cell>
          <table:table-cell table:formula="of:=SQRT(([.B92]*0.0052)^2 +0.037^2)" office:value-type="float" office:value="0.0571652672170786" calcext:value-type="float">
            <text:p>0,0571652672</text:p>
          </table:table-cell>
          <table:table-cell table:number-columns-repeated="1018"/>
        </table:table-row>
        <table:table-row table:style-name="ro2">
          <table:table-cell office:value-type="float" office:value="183300" calcext:value-type="float">
            <text:p>183300</text:p>
          </table:table-cell>
          <table:table-cell office:value-type="float" office:value="-8.36" calcext:value-type="float">
            <text:p>-8,36</text:p>
          </table:table-cell>
          <table:table-cell office:value-type="string" calcext:value-type="string">
            <text:p>DC-008.36 <text:s/>mV</text:p>
          </table:table-cell>
          <table:table-cell table:style-name="ce1" table:formula="of:=[.A93]/60000" office:value-type="float" office:value="3.055" calcext:value-type="float">
            <text:p>3,055</text:p>
          </table:table-cell>
          <table:table-cell table:style-name="ce1" table:formula="of:=0.2813*[.B93]+1.1082" office:value-type="float" office:value="-1.243468" calcext:value-type="float">
            <text:p>-1,243468</text:p>
          </table:table-cell>
          <table:table-cell table:formula="of:=SQRT(([.B93]*0.0052)^2 +0.037^2)" office:value-type="float" office:value="0.0570860296745184" calcext:value-type="float">
            <text:p>0,0570860297</text:p>
          </table:table-cell>
          <table:table-cell table:number-columns-repeated="1018"/>
        </table:table-row>
        <table:table-row table:style-name="ro2">
          <table:table-cell office:value-type="float" office:value="185313" calcext:value-type="float">
            <text:p>185313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94]/60000" office:value-type="float" office:value="3.08855" calcext:value-type="float">
            <text:p>3,08855</text:p>
          </table:table-cell>
          <table:table-cell table:style-name="ce1" table:formula="of:=0.2813*[.B94]+1.1082" office:value-type="float" office:value="-1.229403" calcext:value-type="float">
            <text:p>-1,229403</text:p>
          </table:table-cell>
          <table:table-cell table:formula="of:=SQRT(([.B94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187310" calcext:value-type="float">
            <text:p>187310</text:p>
          </table:table-cell>
          <table:table-cell office:value-type="float" office:value="-8.29" calcext:value-type="float">
            <text:p>-8,29</text:p>
          </table:table-cell>
          <table:table-cell office:value-type="string" calcext:value-type="string">
            <text:p>DC-008.29 <text:s/>mV</text:p>
          </table:table-cell>
          <table:table-cell table:style-name="ce1" table:formula="of:=[.A95]/60000" office:value-type="float" office:value="3.12183333333333" calcext:value-type="float">
            <text:p>3,1218333333</text:p>
          </table:table-cell>
          <table:table-cell table:style-name="ce1" table:formula="of:=0.2813*[.B95]+1.1082" office:value-type="float" office:value="-1.223777" calcext:value-type="float">
            <text:p>-1,223777</text:p>
          </table:table-cell>
          <table:table-cell table:formula="of:=SQRT(([.B95]*0.0052)^2 +0.037^2)" office:value-type="float" office:value="0.0568093272623431" calcext:value-type="float">
            <text:p>0,0568093273</text:p>
          </table:table-cell>
          <table:table-cell table:number-columns-repeated="1018"/>
        </table:table-row>
        <table:table-row table:style-name="ro2">
          <table:table-cell office:value-type="float" office:value="189338" calcext:value-type="float">
            <text:p>189338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96]/60000" office:value-type="float" office:value="3.15563333333333" calcext:value-type="float">
            <text:p>3,1556333333</text:p>
          </table:table-cell>
          <table:table-cell table:style-name="ce1" table:formula="of:=0.2813*[.B96]+1.1082" office:value-type="float" office:value="-1.229403" calcext:value-type="float">
            <text:p>-1,229403</text:p>
          </table:table-cell>
          <table:table-cell table:formula="of:=SQRT(([.B96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191350" calcext:value-type="float">
            <text:p>191350</text:p>
          </table:table-cell>
          <table:table-cell office:value-type="float" office:value="-8.28" calcext:value-type="float">
            <text:p>-8,28</text:p>
          </table:table-cell>
          <table:table-cell office:value-type="string" calcext:value-type="string">
            <text:p>DC-008.28 <text:s/>mV</text:p>
          </table:table-cell>
          <table:table-cell table:style-name="ce1" table:formula="of:=[.A97]/60000" office:value-type="float" office:value="3.18916666666667" calcext:value-type="float">
            <text:p>3,1891666667</text:p>
          </table:table-cell>
          <table:table-cell table:style-name="ce1" table:formula="of:=0.2813*[.B97]+1.1082" office:value-type="float" office:value="-1.220964" calcext:value-type="float">
            <text:p>-1,220964</text:p>
          </table:table-cell>
          <table:table-cell table:formula="of:=SQRT(([.B97]*0.0052)^2 +0.037^2)" office:value-type="float" office:value="0.0567698787738709" calcext:value-type="float">
            <text:p>0,0567698788</text:p>
          </table:table-cell>
          <table:table-cell table:number-columns-repeated="1018"/>
        </table:table-row>
        <table:table-row table:style-name="ro2">
          <table:table-cell office:value-type="float" office:value="193362" calcext:value-type="float">
            <text:p>193362</text:p>
          </table:table-cell>
          <table:table-cell office:value-type="float" office:value="-8.25" calcext:value-type="float">
            <text:p>-8,25</text:p>
          </table:table-cell>
          <table:table-cell office:value-type="string" calcext:value-type="string">
            <text:p>DC-008.25 <text:s/>mV</text:p>
          </table:table-cell>
          <table:table-cell table:style-name="ce1" table:formula="of:=[.A98]/60000" office:value-type="float" office:value="3.2227" calcext:value-type="float">
            <text:p>3,2227</text:p>
          </table:table-cell>
          <table:table-cell table:style-name="ce1" table:formula="of:=0.2813*[.B98]+1.1082" office:value-type="float" office:value="-1.212525" calcext:value-type="float">
            <text:p>-1,212525</text:p>
          </table:table-cell>
          <table:table-cell table:formula="of:=SQRT(([.B98]*0.0052)^2 +0.037^2)" office:value-type="float" office:value="0.0566516548743283" calcext:value-type="float">
            <text:p>0,0566516549</text:p>
          </table:table-cell>
          <table:table-cell table:number-columns-repeated="1018"/>
        </table:table-row>
        <table:table-row table:style-name="ro2">
          <table:table-cell office:value-type="float" office:value="195375" calcext:value-type="float">
            <text:p>195375</text:p>
          </table:table-cell>
          <table:table-cell office:value-type="float" office:value="-8.3" calcext:value-type="float">
            <text:p>-8,3</text:p>
          </table:table-cell>
          <table:table-cell office:value-type="string" calcext:value-type="string">
            <text:p>DC-008.30 <text:s/>mV</text:p>
          </table:table-cell>
          <table:table-cell table:style-name="ce1" table:formula="of:=[.A99]/60000" office:value-type="float" office:value="3.25625" calcext:value-type="float">
            <text:p>3,25625</text:p>
          </table:table-cell>
          <table:table-cell table:style-name="ce1" table:formula="of:=0.2813*[.B99]+1.1082" office:value-type="float" office:value="-1.22659" calcext:value-type="float">
            <text:p>-1,22659</text:p>
          </table:table-cell>
          <table:table-cell table:formula="of:=SQRT(([.B99]*0.0052)^2 +0.037^2)" office:value-type="float" office:value="0.0568487959415149" calcext:value-type="float">
            <text:p>0,0568487959</text:p>
          </table:table-cell>
          <table:table-cell table:number-columns-repeated="1018"/>
        </table:table-row>
        <table:table-row table:style-name="ro2">
          <table:table-cell office:value-type="float" office:value="197387" calcext:value-type="float">
            <text:p>197387</text:p>
          </table:table-cell>
          <table:table-cell office:value-type="float" office:value="-8.28" calcext:value-type="float">
            <text:p>-8,28</text:p>
          </table:table-cell>
          <table:table-cell office:value-type="string" calcext:value-type="string">
            <text:p>DC-008.28 <text:s/>mV</text:p>
          </table:table-cell>
          <table:table-cell table:style-name="ce1" table:formula="of:=[.A100]/60000" office:value-type="float" office:value="3.28978333333333" calcext:value-type="float">
            <text:p>3,2897833333</text:p>
          </table:table-cell>
          <table:table-cell table:style-name="ce1" table:formula="of:=0.2813*[.B100]+1.1082" office:value-type="float" office:value="-1.220964" calcext:value-type="float">
            <text:p>-1,220964</text:p>
          </table:table-cell>
          <table:table-cell table:formula="of:=SQRT(([.B100]*0.0052)^2 +0.037^2)" office:value-type="float" office:value="0.0567698787738709" calcext:value-type="float">
            <text:p>0,0567698788</text:p>
          </table:table-cell>
          <table:table-cell table:number-columns-repeated="1018"/>
        </table:table-row>
        <table:table-row table:style-name="ro2">
          <table:table-cell office:value-type="float" office:value="199400" calcext:value-type="float">
            <text:p>199400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101]/60000" office:value-type="float" office:value="3.32333333333333" calcext:value-type="float">
            <text:p>3,3233333333</text:p>
          </table:table-cell>
          <table:table-cell table:style-name="ce1" table:formula="of:=0.2813*[.B101]+1.1082" office:value-type="float" office:value="-1.229403" calcext:value-type="float">
            <text:p>-1,229403</text:p>
          </table:table-cell>
          <table:table-cell table:formula="of:=SQRT(([.B101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201396" calcext:value-type="float">
            <text:p>201396</text:p>
          </table:table-cell>
          <table:table-cell office:value-type="float" office:value="-8.3" calcext:value-type="float">
            <text:p>-8,3</text:p>
          </table:table-cell>
          <table:table-cell office:value-type="string" calcext:value-type="string">
            <text:p>DC-008.30 <text:s/>mV</text:p>
          </table:table-cell>
          <table:table-cell table:style-name="ce1" table:formula="of:=[.A102]/60000" office:value-type="float" office:value="3.3566" calcext:value-type="float">
            <text:p>3,3566</text:p>
          </table:table-cell>
          <table:table-cell table:style-name="ce1" table:formula="of:=0.2813*[.B102]+1.1082" office:value-type="float" office:value="-1.22659" calcext:value-type="float">
            <text:p>-1,22659</text:p>
          </table:table-cell>
          <table:table-cell table:formula="of:=SQRT(([.B102]*0.0052)^2 +0.037^2)" office:value-type="float" office:value="0.0568487959415149" calcext:value-type="float">
            <text:p>0,0568487959</text:p>
          </table:table-cell>
          <table:table-cell table:number-columns-repeated="1018"/>
        </table:table-row>
        <table:table-row table:style-name="ro2">
          <table:table-cell office:value-type="float" office:value="203424" calcext:value-type="float">
            <text:p>203424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103]/60000" office:value-type="float" office:value="3.3904" calcext:value-type="float">
            <text:p>3,3904</text:p>
          </table:table-cell>
          <table:table-cell table:style-name="ce1" table:formula="of:=0.2813*[.B103]+1.1082" office:value-type="float" office:value="-1.229403" calcext:value-type="float">
            <text:p>-1,229403</text:p>
          </table:table-cell>
          <table:table-cell table:formula="of:=SQRT(([.B103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205437" calcext:value-type="float">
            <text:p>205437</text:p>
          </table:table-cell>
          <table:table-cell office:value-type="float" office:value="-8.34" calcext:value-type="float">
            <text:p>-8,34</text:p>
          </table:table-cell>
          <table:table-cell office:value-type="string" calcext:value-type="string">
            <text:p>DC-008.34 <text:s/>mV</text:p>
          </table:table-cell>
          <table:table-cell table:style-name="ce1" table:formula="of:=[.A104]/60000" office:value-type="float" office:value="3.42395" calcext:value-type="float">
            <text:p>3,42395</text:p>
          </table:table-cell>
          <table:table-cell table:style-name="ce1" table:formula="of:=0.2813*[.B104]+1.1082" office:value-type="float" office:value="-1.237842" calcext:value-type="float">
            <text:p>-1,237842</text:p>
          </table:table-cell>
          <table:table-cell table:formula="of:=SQRT(([.B104]*0.0052)^2 +0.037^2)" office:value-type="float" office:value="0.0570068717261349" calcext:value-type="float">
            <text:p>0,0570068717</text:p>
          </table:table-cell>
          <table:table-cell table:number-columns-repeated="1018"/>
        </table:table-row>
        <table:table-row table:style-name="ro2">
          <table:table-cell office:value-type="float" office:value="207449" calcext:value-type="float">
            <text:p>207449</text:p>
          </table:table-cell>
          <table:table-cell office:value-type="float" office:value="-8.36" calcext:value-type="float">
            <text:p>-8,36</text:p>
          </table:table-cell>
          <table:table-cell office:value-type="string" calcext:value-type="string">
            <text:p>DC-008.36 <text:s/>mV</text:p>
          </table:table-cell>
          <table:table-cell table:style-name="ce1" table:formula="of:=[.A105]/60000" office:value-type="float" office:value="3.45748333333333" calcext:value-type="float">
            <text:p>3,4574833333</text:p>
          </table:table-cell>
          <table:table-cell table:style-name="ce1" table:formula="of:=0.2813*[.B105]+1.1082" office:value-type="float" office:value="-1.243468" calcext:value-type="float">
            <text:p>-1,243468</text:p>
          </table:table-cell>
          <table:table-cell table:formula="of:=SQRT(([.B105]*0.0052)^2 +0.037^2)" office:value-type="float" office:value="0.0570860296745184" calcext:value-type="float">
            <text:p>0,0570860297</text:p>
          </table:table-cell>
          <table:table-cell table:number-columns-repeated="1018"/>
        </table:table-row>
        <table:table-row table:style-name="ro2">
          <table:table-cell office:value-type="float" office:value="209462" calcext:value-type="float">
            <text:p>209462</text:p>
          </table:table-cell>
          <table:table-cell office:value-type="float" office:value="-8.32" calcext:value-type="float">
            <text:p>-8,32</text:p>
          </table:table-cell>
          <table:table-cell office:value-type="string" calcext:value-type="string">
            <text:p>DC-008.32 <text:s/>mV</text:p>
          </table:table-cell>
          <table:table-cell table:style-name="ce1" table:formula="of:=[.A106]/60000" office:value-type="float" office:value="3.49103333333333" calcext:value-type="float">
            <text:p>3,4910333333</text:p>
          </table:table-cell>
          <table:table-cell table:style-name="ce1" table:formula="of:=0.2813*[.B106]+1.1082" office:value-type="float" office:value="-1.232216" calcext:value-type="float">
            <text:p>-1,232216</text:p>
          </table:table-cell>
          <table:table-cell table:formula="of:=SQRT(([.B106]*0.0052)^2 +0.037^2)" office:value-type="float" office:value="0.0569277937039545" calcext:value-type="float">
            <text:p>0,0569277937</text:p>
          </table:table-cell>
          <table:table-cell table:number-columns-repeated="1018"/>
        </table:table-row>
        <table:table-row table:style-name="ro2">
          <table:table-cell office:value-type="float" office:value="211474" calcext:value-type="float">
            <text:p>211474</text:p>
          </table:table-cell>
          <table:table-cell office:value-type="float" office:value="-8.31" calcext:value-type="float">
            <text:p>-8,31</text:p>
          </table:table-cell>
          <table:table-cell office:value-type="string" calcext:value-type="string">
            <text:p>DC-008.31 <text:s/>mV</text:p>
          </table:table-cell>
          <table:table-cell table:style-name="ce1" table:formula="of:=[.A107]/60000" office:value-type="float" office:value="3.52456666666667" calcext:value-type="float">
            <text:p>3,5245666667</text:p>
          </table:table-cell>
          <table:table-cell table:style-name="ce1" table:formula="of:=0.2813*[.B107]+1.1082" office:value-type="float" office:value="-1.229403" calcext:value-type="float">
            <text:p>-1,229403</text:p>
          </table:table-cell>
          <table:table-cell table:formula="of:=SQRT(([.B107]*0.0052)^2 +0.037^2)" office:value-type="float" office:value="0.0568882847693618" calcext:value-type="float">
            <text:p>0,0568882848</text:p>
          </table:table-cell>
          <table:table-cell table:number-columns-repeated="1018"/>
        </table:table-row>
        <table:table-row table:style-name="ro2">
          <table:table-cell office:value-type="float" office:value="213486" calcext:value-type="float">
            <text:p>213486</text:p>
          </table:table-cell>
          <table:table-cell office:value-type="float" office:value="-8.3" calcext:value-type="float">
            <text:p>-8,3</text:p>
          </table:table-cell>
          <table:table-cell office:value-type="string" calcext:value-type="string">
            <text:p>DC-008.30 <text:s/>mV</text:p>
          </table:table-cell>
          <table:table-cell table:style-name="ce1" table:formula="of:=[.A108]/60000" office:value-type="float" office:value="3.5581" calcext:value-type="float">
            <text:p>3,5581</text:p>
          </table:table-cell>
          <table:table-cell table:style-name="ce1" table:formula="of:=0.2813*[.B108]+1.1082" office:value-type="float" office:value="-1.22659" calcext:value-type="float">
            <text:p>-1,22659</text:p>
          </table:table-cell>
          <table:table-cell table:formula="of:=SQRT(([.B108]*0.0052)^2 +0.037^2)" office:value-type="float" office:value="0.0568487959415149" calcext:value-type="float">
            <text:p>0,0568487959</text:p>
          </table:table-cell>
          <table:table-cell table:number-columns-repeated="1018"/>
        </table:table-row>
        <table:table-row table:style-name="ro2">
          <table:table-cell office:value-type="float" office:value="215483" calcext:value-type="float">
            <text:p>215483</text:p>
          </table:table-cell>
          <table:table-cell office:value-type="float" office:value="-8.34" calcext:value-type="float">
            <text:p>-8,34</text:p>
          </table:table-cell>
          <table:table-cell office:value-type="string" calcext:value-type="string">
            <text:p>DC-008.34 <text:s/>mV</text:p>
          </table:table-cell>
          <table:table-cell table:style-name="ce1" table:formula="of:=[.A109]/60000" office:value-type="float" office:value="3.59138333333333" calcext:value-type="float">
            <text:p>3,5913833333</text:p>
          </table:table-cell>
          <table:table-cell table:style-name="ce1" table:formula="of:=0.2813*[.B109]+1.1082" office:value-type="float" office:value="-1.237842" calcext:value-type="float">
            <text:p>-1,237842</text:p>
          </table:table-cell>
          <table:table-cell table:formula="of:=SQRT(([.B109]*0.0052)^2 +0.037^2)" office:value-type="float" office:value="0.0570068717261349" calcext:value-type="float">
            <text:p>0,0570068717</text:p>
          </table:table-cell>
          <table:table-cell table:number-columns-repeated="1018"/>
        </table:table-row>
        <table:table-row table:style-name="ro2">
          <table:table-cell office:value-type="float" office:value="217511" calcext:value-type="float">
            <text:p>217511</text:p>
          </table:table-cell>
          <table:table-cell office:value-type="float" office:value="-8.29" calcext:value-type="float">
            <text:p>-8,29</text:p>
          </table:table-cell>
          <table:table-cell office:value-type="string" calcext:value-type="string">
            <text:p>DC-008.29 <text:s/>mV</text:p>
          </table:table-cell>
          <table:table-cell table:style-name="ce1" table:formula="of:=[.A110]/60000" office:value-type="float" office:value="3.62518333333333" calcext:value-type="float">
            <text:p>3,6251833333</text:p>
          </table:table-cell>
          <table:table-cell table:style-name="ce1" table:formula="of:=0.2813*[.B110]+1.1082" office:value-type="float" office:value="-1.223777" calcext:value-type="float">
            <text:p>-1,223777</text:p>
          </table:table-cell>
          <table:table-cell table:formula="of:=SQRT(([.B110]*0.0052)^2 +0.037^2)" office:value-type="float" office:value="0.0568093272623431" calcext:value-type="float">
            <text:p>0,0568093273</text:p>
          </table:table-cell>
          <table:table-cell table:number-columns-repeated="1018"/>
        </table:table-row>
        <table:table-row table:style-name="ro2">
          <table:table-cell office:value-type="float" office:value="219524" calcext:value-type="float">
            <text:p>219524</text:p>
          </table:table-cell>
          <table:table-cell office:value-type="float" office:value="-8.35" calcext:value-type="float">
            <text:p>-8,35</text:p>
          </table:table-cell>
          <table:table-cell office:value-type="string" calcext:value-type="string">
            <text:p>DC-008.35 <text:s/>mV</text:p>
          </table:table-cell>
          <table:table-cell table:style-name="ce1" table:formula="of:=[.A111]/60000" office:value-type="float" office:value="3.65873333333333" calcext:value-type="float">
            <text:p>3,6587333333</text:p>
          </table:table-cell>
          <table:table-cell table:style-name="ce1" table:formula="of:=0.2813*[.B111]+1.1082" office:value-type="float" office:value="-1.240655" calcext:value-type="float">
            <text:p>-1,240655</text:p>
          </table:table-cell>
          <table:table-cell table:formula="of:=SQRT(([.B111]*0.0052)^2 +0.037^2)" office:value-type="float" office:value="0.0570464407303383" calcext:value-type="float">
            <text:p>0,0570464407</text:p>
          </table:table-cell>
          <table:table-cell table:number-columns-repeated="1018"/>
        </table:table-row>
        <table:table-row table:style-name="ro2">
          <table:table-cell office:value-type="float" office:value="221536" calcext:value-type="float">
            <text:p>221536</text:p>
          </table:table-cell>
          <table:table-cell office:value-type="float" office:value="-8.28" calcext:value-type="float">
            <text:p>-8,28</text:p>
          </table:table-cell>
          <table:table-cell office:value-type="string" calcext:value-type="string">
            <text:p>DC-008.28 <text:s/>mV</text:p>
          </table:table-cell>
          <table:table-cell table:style-name="ce1" table:formula="of:=[.A112]/60000" office:value-type="float" office:value="3.69226666666667" calcext:value-type="float">
            <text:p>3,6922666667</text:p>
          </table:table-cell>
          <table:table-cell table:style-name="ce1" table:formula="of:=0.2813*[.B112]+1.1082" office:value-type="float" office:value="-1.220964" calcext:value-type="float">
            <text:p>-1,220964</text:p>
          </table:table-cell>
          <table:table-cell table:formula="of:=SQRT(([.B112]*0.0052)^2 +0.037^2)" office:value-type="float" office:value="0.0567698787738709" calcext:value-type="float">
            <text:p>0,0567698788</text:p>
          </table:table-cell>
          <table:table-cell table:number-columns-repeated="1018"/>
        </table:table-row>
        <table:table-row table:style-name="ro2">
          <table:table-cell office:value-type="float" office:value="223876" calcext:value-type="float">
            <text:p>223876</text:p>
          </table:table-cell>
          <table:table-cell office:value-type="float" office:value="-8.29" calcext:value-type="float">
            <text:p>-8,29</text:p>
          </table:table-cell>
          <table:table-cell office:value-type="string" calcext:value-type="string">
            <text:p>DC-008.29 <text:s/>mV</text:p>
          </table:table-cell>
          <table:table-cell table:style-name="ce1" table:formula="of:=[.A113]/60000" office:value-type="float" office:value="3.73126666666667" calcext:value-type="float">
            <text:p>3,7312666667</text:p>
          </table:table-cell>
          <table:table-cell table:style-name="ce1" table:formula="of:=0.2813*[.B113]+1.1082" office:value-type="float" office:value="-1.223777" calcext:value-type="float">
            <text:p>-1,223777</text:p>
          </table:table-cell>
          <table:table-cell table:formula="of:=SQRT(([.B113]*0.0052)^2 +0.037^2)" office:value-type="float" office:value="0.0568093272623431" calcext:value-type="float">
            <text:p>0,0568093273</text:p>
          </table:table-cell>
          <table:table-cell table:number-columns-repeated="1018"/>
        </table:table-row>
        <table:table-row table:style-name="ro2">
          <table:table-cell office:value-type="float" office:value="225561" calcext:value-type="float">
            <text:p>225561</text:p>
          </table:table-cell>
          <table:table-cell office:value-type="float" office:value="-8.26" calcext:value-type="float">
            <text:p>-8,26</text:p>
          </table:table-cell>
          <table:table-cell office:value-type="string" calcext:value-type="string">
            <text:p>DC-008.26 <text:s/>mV</text:p>
          </table:table-cell>
          <table:table-cell table:style-name="ce1" table:formula="of:=[.A114]/60000" office:value-type="float" office:value="3.75935" calcext:value-type="float">
            <text:p>3,75935</text:p>
          </table:table-cell>
          <table:table-cell table:style-name="ce1" table:formula="of:=0.2813*[.B114]+1.1082" office:value-type="float" office:value="-1.215338" calcext:value-type="float">
            <text:p>-1,215338</text:p>
          </table:table-cell>
          <table:table-cell table:formula="of:=SQRT(([.B114]*0.0052)^2 +0.037^2)" office:value-type="float" office:value="0.0566910425376002" calcext:value-type="float">
            <text:p>0,0566910425</text:p>
          </table:table-cell>
          <table:table-cell table:number-columns-repeated="1018"/>
        </table:table-row>
        <table:table-row table:style-name="ro2">
          <table:table-cell office:value-type="float" office:value="227573" calcext:value-type="float">
            <text:p>227573</text:p>
          </table:table-cell>
          <table:table-cell office:value-type="float" office:value="-8.28" calcext:value-type="float">
            <text:p>-8,28</text:p>
          </table:table-cell>
          <table:table-cell office:value-type="string" calcext:value-type="string">
            <text:p>DC-008.28 <text:s/>mV</text:p>
          </table:table-cell>
          <table:table-cell table:style-name="ce1" table:formula="of:=[.A115]/60000" office:value-type="float" office:value="3.79288333333333" calcext:value-type="float">
            <text:p>3,7928833333</text:p>
          </table:table-cell>
          <table:table-cell table:style-name="ce1" table:formula="of:=0.2813*[.B115]+1.1082" office:value-type="float" office:value="-1.220964" calcext:value-type="float">
            <text:p>-1,220964</text:p>
          </table:table-cell>
          <table:table-cell table:formula="of:=SQRT(([.B115]*0.0052)^2 +0.037^2)" office:value-type="float" office:value="0.0567698787738709" calcext:value-type="float">
            <text:p>0,0567698788</text:p>
          </table:table-cell>
          <table:table-cell table:number-columns-repeated="1018"/>
        </table:table-row>
        <table:table-row table:style-name="ro2">
          <table:table-cell office:value-type="float" office:value="229570" calcext:value-type="float">
            <text:p>229570</text:p>
          </table:table-cell>
          <table:table-cell office:value-type="float" office:value="-8.32" calcext:value-type="float">
            <text:p>-8,32</text:p>
          </table:table-cell>
          <table:table-cell office:value-type="string" calcext:value-type="string">
            <text:p>DC-008.32 <text:s/>mV</text:p>
          </table:table-cell>
          <table:table-cell table:style-name="ce1" table:formula="of:=[.A116]/60000" office:value-type="float" office:value="3.82616666666667" calcext:value-type="float">
            <text:p>3,8261666667</text:p>
          </table:table-cell>
          <table:table-cell table:style-name="ce1" table:formula="of:=0.2813*[.B116]+1.1082" office:value-type="float" office:value="-1.232216" calcext:value-type="float">
            <text:p>-1,232216</text:p>
          </table:table-cell>
          <table:table-cell table:formula="of:=SQRT(([.B116]*0.0052)^2 +0.037^2)" office:value-type="float" office:value="0.0569277937039545" calcext:value-type="float">
            <text:p>0,0569277937</text:p>
          </table:table-cell>
          <table:table-cell table:number-columns-repeated="1018"/>
        </table:table-row>
        <table:table-row table:style-name="ro2">
          <table:table-cell office:value-type="float" office:value="231598" calcext:value-type="float">
            <text:p>231598</text:p>
          </table:table-cell>
          <table:table-cell office:value-type="float" office:value="-8.29" calcext:value-type="float">
            <text:p>-8,29</text:p>
          </table:table-cell>
          <table:table-cell office:value-type="string" calcext:value-type="string">
            <text:p>DC-008.29 <text:s/>mV</text:p>
          </table:table-cell>
          <table:table-cell table:style-name="ce1" table:formula="of:=[.A117]/60000" office:value-type="float" office:value="3.85996666666667" calcext:value-type="float">
            <text:p>3,8599666667</text:p>
          </table:table-cell>
          <table:table-cell table:style-name="ce1" table:formula="of:=0.2813*[.B117]+1.1082" office:value-type="float" office:value="-1.223777" calcext:value-type="float">
            <text:p>-1,223777</text:p>
          </table:table-cell>
          <table:table-cell table:formula="of:=SQRT(([.B117]*0.0052)^2 +0.037^2)" office:value-type="float" office:value="0.0568093272623431" calcext:value-type="float">
            <text:p>0,0568093273</text:p>
          </table:table-cell>
          <table:table-cell table:number-columns-repeated="1018"/>
        </table:table-row>
        <table:table-row table:style-name="ro2">
          <table:table-cell office:value-type="float" office:value="233673" calcext:value-type="float">
            <text:p>233673</text:p>
          </table:table-cell>
          <table:table-cell office:value-type="float" office:value="-8.28" calcext:value-type="float">
            <text:p>-8,28</text:p>
          </table:table-cell>
          <table:table-cell office:value-type="string" calcext:value-type="string">
            <text:p>DC-008.28 <text:s/>mV</text:p>
          </table:table-cell>
          <table:table-cell table:style-name="ce1" table:formula="of:=[.A118]/60000" office:value-type="float" office:value="3.89455" calcext:value-type="float">
            <text:p>3,89455</text:p>
          </table:table-cell>
          <table:table-cell table:style-name="ce1" table:formula="of:=0.2813*[.B118]+1.1082" office:value-type="float" office:value="-1.220964" calcext:value-type="float">
            <text:p>-1,220964</text:p>
          </table:table-cell>
          <table:table-cell table:formula="of:=SQRT(([.B118]*0.0052)^2 +0.037^2)" office:value-type="float" office:value="0.0567698787738709" calcext:value-type="float">
            <text:p>0,0567698788</text:p>
          </table:table-cell>
          <table:table-cell table:number-columns-repeated="1018"/>
        </table:table-row>
        <table:table-row table:style-name="ro2">
          <table:table-cell office:value-type="float" office:value="235623" calcext:value-type="float">
            <text:p>235623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19]/60000" office:value-type="float" office:value="3.92705" calcext:value-type="float">
            <text:p>3,92705</text:p>
          </table:table-cell>
          <table:table-cell table:style-name="ce1" table:formula="of:=0.2813*[.B119]+1.1082" office:value-type="float" office:value="-1.204086" calcext:value-type="float">
            <text:p>-1,204086</text:p>
          </table:table-cell>
          <table:table-cell table:formula="of:=SQRT(([.B119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237635" calcext:value-type="float">
            <text:p>237635</text:p>
          </table:table-cell>
          <table:table-cell office:value-type="float" office:value="-8.25" calcext:value-type="float">
            <text:p>-8,25</text:p>
          </table:table-cell>
          <table:table-cell office:value-type="string" calcext:value-type="string">
            <text:p>DC-008.25 <text:s/>mV</text:p>
          </table:table-cell>
          <table:table-cell table:style-name="ce1" table:formula="of:=[.A120]/60000" office:value-type="float" office:value="3.96058333333333" calcext:value-type="float">
            <text:p>3,9605833333</text:p>
          </table:table-cell>
          <table:table-cell table:style-name="ce1" table:formula="of:=0.2813*[.B120]+1.1082" office:value-type="float" office:value="-1.212525" calcext:value-type="float">
            <text:p>-1,212525</text:p>
          </table:table-cell>
          <table:table-cell table:formula="of:=SQRT(([.B120]*0.0052)^2 +0.037^2)" office:value-type="float" office:value="0.0566516548743283" calcext:value-type="float">
            <text:p>0,0566516549</text:p>
          </table:table-cell>
          <table:table-cell table:number-columns-repeated="1018"/>
        </table:table-row>
        <table:table-row table:style-name="ro2">
          <table:table-cell office:value-type="float" office:value="239679" calcext:value-type="float">
            <text:p>239679</text:p>
          </table:table-cell>
          <table:table-cell office:value-type="float" office:value="-8.18" calcext:value-type="float">
            <text:p>-8,18</text:p>
          </table:table-cell>
          <table:table-cell office:value-type="string" calcext:value-type="string">
            <text:p>DC-008.18 <text:s/>mV</text:p>
          </table:table-cell>
          <table:table-cell table:style-name="ce1" table:formula="of:=[.A121]/60000" office:value-type="float" office:value="3.99465" calcext:value-type="float">
            <text:p>3,99465</text:p>
          </table:table-cell>
          <table:table-cell table:style-name="ce1" table:formula="of:=0.2813*[.B121]+1.1082" office:value-type="float" office:value="-1.192834" calcext:value-type="float">
            <text:p>-1,192834</text:p>
          </table:table-cell>
          <table:table-cell table:formula="of:=SQRT(([.B121]*0.0052)^2 +0.037^2)" office:value-type="float" office:value="0.0563765136914301" calcext:value-type="float">
            <text:p>0,0563765137</text:p>
          </table:table-cell>
          <table:table-cell table:number-columns-repeated="1018"/>
        </table:table-row>
        <table:table-row table:style-name="ro2">
          <table:table-cell office:value-type="float" office:value="241691" calcext:value-type="float">
            <text:p>241691</text:p>
          </table:table-cell>
          <table:table-cell office:value-type="float" office:value="-8.26" calcext:value-type="float">
            <text:p>-8,26</text:p>
          </table:table-cell>
          <table:table-cell office:value-type="string" calcext:value-type="string">
            <text:p>DC-008.26 <text:s/>mV</text:p>
          </table:table-cell>
          <table:table-cell table:style-name="ce1" table:formula="of:=[.A122]/60000" office:value-type="float" office:value="4.02818333333333" calcext:value-type="float">
            <text:p>4,0281833333</text:p>
          </table:table-cell>
          <table:table-cell table:style-name="ce1" table:formula="of:=0.2813*[.B122]+1.1082" office:value-type="float" office:value="-1.215338" calcext:value-type="float">
            <text:p>-1,215338</text:p>
          </table:table-cell>
          <table:table-cell table:formula="of:=SQRT(([.B122]*0.0052)^2 +0.037^2)" office:value-type="float" office:value="0.0566910425376002" calcext:value-type="float">
            <text:p>0,0566910425</text:p>
          </table:table-cell>
          <table:table-cell table:number-columns-repeated="1018"/>
        </table:table-row>
        <table:table-row table:style-name="ro2">
          <table:table-cell office:value-type="float" office:value="243704" calcext:value-type="float">
            <text:p>243704</text:p>
          </table:table-cell>
          <table:table-cell office:value-type="float" office:value="-8.24" calcext:value-type="float">
            <text:p>-8,24</text:p>
          </table:table-cell>
          <table:table-cell office:value-type="string" calcext:value-type="string">
            <text:p>DC-008.24 <text:s/>mV</text:p>
          </table:table-cell>
          <table:table-cell table:style-name="ce1" table:formula="of:=[.A123]/60000" office:value-type="float" office:value="4.06173333333333" calcext:value-type="float">
            <text:p>4,0617333333</text:p>
          </table:table-cell>
          <table:table-cell table:style-name="ce1" table:formula="of:=0.2813*[.B123]+1.1082" office:value-type="float" office:value="-1.209712" calcext:value-type="float">
            <text:p>-1,209712</text:p>
          </table:table-cell>
          <table:table-cell table:formula="of:=SQRT(([.B123]*0.0052)^2 +0.037^2)" office:value-type="float" office:value="0.0566122875708092" calcext:value-type="float">
            <text:p>0,0566122876</text:p>
          </table:table-cell>
          <table:table-cell table:number-columns-repeated="1018"/>
        </table:table-row>
        <table:table-row table:style-name="ro2">
          <table:table-cell office:value-type="float" office:value="245716" calcext:value-type="float">
            <text:p>245716</text:p>
          </table:table-cell>
          <table:table-cell office:value-type="float" office:value="-8.23" calcext:value-type="float">
            <text:p>-8,23</text:p>
          </table:table-cell>
          <table:table-cell office:value-type="string" calcext:value-type="string">
            <text:p>DC-008.23 <text:s/>mV</text:p>
          </table:table-cell>
          <table:table-cell table:style-name="ce1" table:formula="of:=[.A124]/60000" office:value-type="float" office:value="4.09526666666667" calcext:value-type="float">
            <text:p>4,0952666667</text:p>
          </table:table-cell>
          <table:table-cell table:style-name="ce1" table:formula="of:=0.2813*[.B124]+1.1082" office:value-type="float" office:value="-1.206899" calcext:value-type="float">
            <text:p>-1,206899</text:p>
          </table:table-cell>
          <table:table-cell table:formula="of:=SQRT(([.B124]*0.0052)^2 +0.037^2)" office:value-type="float" office:value="0.0565729406695463" calcext:value-type="float">
            <text:p>0,0565729407</text:p>
          </table:table-cell>
          <table:table-cell table:number-columns-repeated="1018"/>
        </table:table-row>
        <table:table-row table:style-name="ro2">
          <table:table-cell office:value-type="float" office:value="247713" calcext:value-type="float">
            <text:p>247713</text:p>
          </table:table-cell>
          <table:table-cell office:value-type="float" office:value="-8.24" calcext:value-type="float">
            <text:p>-8,24</text:p>
          </table:table-cell>
          <table:table-cell office:value-type="string" calcext:value-type="string">
            <text:p>DC-008.24 <text:s/>mV</text:p>
          </table:table-cell>
          <table:table-cell table:style-name="ce1" table:formula="of:=[.A125]/60000" office:value-type="float" office:value="4.12855" calcext:value-type="float">
            <text:p>4,12855</text:p>
          </table:table-cell>
          <table:table-cell table:style-name="ce1" table:formula="of:=0.2813*[.B125]+1.1082" office:value-type="float" office:value="-1.209712" calcext:value-type="float">
            <text:p>-1,209712</text:p>
          </table:table-cell>
          <table:table-cell table:formula="of:=SQRT(([.B125]*0.0052)^2 +0.037^2)" office:value-type="float" office:value="0.0566122875708092" calcext:value-type="float">
            <text:p>0,0566122876</text:p>
          </table:table-cell>
          <table:table-cell table:number-columns-repeated="1018"/>
        </table:table-row>
        <table:table-row table:style-name="ro2">
          <table:table-cell office:value-type="float" office:value="249741" calcext:value-type="float">
            <text:p>249741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26]/60000" office:value-type="float" office:value="4.16235" calcext:value-type="float">
            <text:p>4,16235</text:p>
          </table:table-cell>
          <table:table-cell table:style-name="ce1" table:formula="of:=0.2813*[.B126]+1.1082" office:value-type="float" office:value="-1.204086" calcext:value-type="float">
            <text:p>-1,204086</text:p>
          </table:table-cell>
          <table:table-cell table:formula="of:=SQRT(([.B126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251753" calcext:value-type="float">
            <text:p>251753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27]/60000" office:value-type="float" office:value="4.19588333333333" calcext:value-type="float">
            <text:p>4,1958833333</text:p>
          </table:table-cell>
          <table:table-cell table:style-name="ce1" table:formula="of:=0.2813*[.B127]+1.1082" office:value-type="float" office:value="-1.204086" calcext:value-type="float">
            <text:p>-1,204086</text:p>
          </table:table-cell>
          <table:table-cell table:formula="of:=SQRT(([.B127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253750" calcext:value-type="float">
            <text:p>253750</text:p>
          </table:table-cell>
          <table:table-cell office:value-type="float" office:value="-8.21" calcext:value-type="float">
            <text:p>-8,21</text:p>
          </table:table-cell>
          <table:table-cell office:value-type="string" calcext:value-type="string">
            <text:p>DC-008.21 <text:s/>mV</text:p>
          </table:table-cell>
          <table:table-cell table:style-name="ce1" table:formula="of:=[.A128]/60000" office:value-type="float" office:value="4.22916666666667" calcext:value-type="float">
            <text:p>4,2291666667</text:p>
          </table:table-cell>
          <table:table-cell table:style-name="ce1" table:formula="of:=0.2813*[.B128]+1.1082" office:value-type="float" office:value="-1.201273" calcext:value-type="float">
            <text:p>-1,201273</text:p>
          </table:table-cell>
          <table:table-cell table:formula="of:=SQRT(([.B128]*0.0052)^2 +0.037^2)" office:value-type="float" office:value="0.0564943082442825" calcext:value-type="float">
            <text:p>0,0564943082</text:p>
          </table:table-cell>
          <table:table-cell table:number-columns-repeated="1018"/>
        </table:table-row>
        <table:table-row table:style-name="ro2">
          <table:table-cell office:value-type="float" office:value="255778" calcext:value-type="float">
            <text:p>255778</text:p>
          </table:table-cell>
          <table:table-cell office:value-type="float" office:value="-8.23" calcext:value-type="float">
            <text:p>-8,23</text:p>
          </table:table-cell>
          <table:table-cell office:value-type="string" calcext:value-type="string">
            <text:p>DC-008.23 <text:s/>mV</text:p>
          </table:table-cell>
          <table:table-cell table:style-name="ce1" table:formula="of:=[.A129]/60000" office:value-type="float" office:value="4.26296666666667" calcext:value-type="float">
            <text:p>4,2629666667</text:p>
          </table:table-cell>
          <table:table-cell table:style-name="ce1" table:formula="of:=0.2813*[.B129]+1.1082" office:value-type="float" office:value="-1.206899" calcext:value-type="float">
            <text:p>-1,206899</text:p>
          </table:table-cell>
          <table:table-cell table:formula="of:=SQRT(([.B129]*0.0052)^2 +0.037^2)" office:value-type="float" office:value="0.0565729406695463" calcext:value-type="float">
            <text:p>0,0565729407</text:p>
          </table:table-cell>
          <table:table-cell table:number-columns-repeated="1018"/>
        </table:table-row>
        <table:table-row table:style-name="ro2">
          <table:table-cell office:value-type="float" office:value="257790" calcext:value-type="float">
            <text:p>257790</text:p>
          </table:table-cell>
          <table:table-cell office:value-type="float" office:value="-8.27" calcext:value-type="float">
            <text:p>-8,27</text:p>
          </table:table-cell>
          <table:table-cell office:value-type="string" calcext:value-type="string">
            <text:p>DC-008.27 <text:s/>mV</text:p>
          </table:table-cell>
          <table:table-cell table:style-name="ce1" table:formula="of:=[.A130]/60000" office:value-type="float" office:value="4.2965" calcext:value-type="float">
            <text:p>4,2965</text:p>
          </table:table-cell>
          <table:table-cell table:style-name="ce1" table:formula="of:=0.2813*[.B130]+1.1082" office:value-type="float" office:value="-1.218151" calcext:value-type="float">
            <text:p>-1,218151</text:p>
          </table:table-cell>
          <table:table-cell table:formula="of:=SQRT(([.B130]*0.0052)^2 +0.037^2)" office:value-type="float" office:value="0.0567304505182182" calcext:value-type="float">
            <text:p>0,0567304505</text:p>
          </table:table-cell>
          <table:table-cell table:number-columns-repeated="1018"/>
        </table:table-row>
        <table:table-row table:style-name="ro2">
          <table:table-cell office:value-type="float" office:value="259787" calcext:value-type="float">
            <text:p>259787</text:p>
          </table:table-cell>
          <table:table-cell office:value-type="float" office:value="-8.24" calcext:value-type="float">
            <text:p>-8,24</text:p>
          </table:table-cell>
          <table:table-cell office:value-type="string" calcext:value-type="string">
            <text:p>DC-008.24 <text:s/>mV</text:p>
          </table:table-cell>
          <table:table-cell table:style-name="ce1" table:formula="of:=[.A131]/60000" office:value-type="float" office:value="4.32978333333333" calcext:value-type="float">
            <text:p>4,3297833333</text:p>
          </table:table-cell>
          <table:table-cell table:style-name="ce1" table:formula="of:=0.2813*[.B131]+1.1082" office:value-type="float" office:value="-1.209712" calcext:value-type="float">
            <text:p>-1,209712</text:p>
          </table:table-cell>
          <table:table-cell table:formula="of:=SQRT(([.B131]*0.0052)^2 +0.037^2)" office:value-type="float" office:value="0.0566122875708092" calcext:value-type="float">
            <text:p>0,0566122876</text:p>
          </table:table-cell>
          <table:table-cell table:number-columns-repeated="1018"/>
        </table:table-row>
        <table:table-row table:style-name="ro2">
          <table:table-cell office:value-type="float" office:value="261815" calcext:value-type="float">
            <text:p>261815</text:p>
          </table:table-cell>
          <table:table-cell office:value-type="float" office:value="-8.26" calcext:value-type="float">
            <text:p>-8,26</text:p>
          </table:table-cell>
          <table:table-cell office:value-type="string" calcext:value-type="string">
            <text:p>DC-008.26 <text:s/>mV</text:p>
          </table:table-cell>
          <table:table-cell table:style-name="ce1" table:formula="of:=[.A132]/60000" office:value-type="float" office:value="4.36358333333333" calcext:value-type="float">
            <text:p>4,3635833333</text:p>
          </table:table-cell>
          <table:table-cell table:style-name="ce1" table:formula="of:=0.2813*[.B132]+1.1082" office:value-type="float" office:value="-1.215338" calcext:value-type="float">
            <text:p>-1,215338</text:p>
          </table:table-cell>
          <table:table-cell table:formula="of:=SQRT(([.B132]*0.0052)^2 +0.037^2)" office:value-type="float" office:value="0.0566910425376002" calcext:value-type="float">
            <text:p>0,0566910425</text:p>
          </table:table-cell>
          <table:table-cell table:number-columns-repeated="1018"/>
        </table:table-row>
        <table:table-row table:style-name="ro2">
          <table:table-cell office:value-type="float" office:value="263828" calcext:value-type="float">
            <text:p>263828</text:p>
          </table:table-cell>
          <table:table-cell office:value-type="float" office:value="-8.24" calcext:value-type="float">
            <text:p>-8,24</text:p>
          </table:table-cell>
          <table:table-cell office:value-type="string" calcext:value-type="string">
            <text:p>DC-008.24 <text:s/>mV</text:p>
          </table:table-cell>
          <table:table-cell table:style-name="ce1" table:formula="of:=[.A133]/60000" office:value-type="float" office:value="4.39713333333333" calcext:value-type="float">
            <text:p>4,3971333333</text:p>
          </table:table-cell>
          <table:table-cell table:style-name="ce1" table:formula="of:=0.2813*[.B133]+1.1082" office:value-type="float" office:value="-1.209712" calcext:value-type="float">
            <text:p>-1,209712</text:p>
          </table:table-cell>
          <table:table-cell table:formula="of:=SQRT(([.B133]*0.0052)^2 +0.037^2)" office:value-type="float" office:value="0.0566122875708092" calcext:value-type="float">
            <text:p>0,0566122876</text:p>
          </table:table-cell>
          <table:table-cell table:number-columns-repeated="1018"/>
        </table:table-row>
        <table:table-row table:style-name="ro2">
          <table:table-cell office:value-type="float" office:value="265840" calcext:value-type="float">
            <text:p>265840</text:p>
          </table:table-cell>
          <table:table-cell office:value-type="float" office:value="-8.23" calcext:value-type="float">
            <text:p>-8,23</text:p>
          </table:table-cell>
          <table:table-cell office:value-type="string" calcext:value-type="string">
            <text:p>DC-008.23 <text:s/>mV</text:p>
          </table:table-cell>
          <table:table-cell table:style-name="ce1" table:formula="of:=[.A134]/60000" office:value-type="float" office:value="4.43066666666667" calcext:value-type="float">
            <text:p>4,4306666667</text:p>
          </table:table-cell>
          <table:table-cell table:style-name="ce1" table:formula="of:=0.2813*[.B134]+1.1082" office:value-type="float" office:value="-1.206899" calcext:value-type="float">
            <text:p>-1,206899</text:p>
          </table:table-cell>
          <table:table-cell table:formula="of:=SQRT(([.B134]*0.0052)^2 +0.037^2)" office:value-type="float" office:value="0.0565729406695463" calcext:value-type="float">
            <text:p>0,0565729407</text:p>
          </table:table-cell>
          <table:table-cell table:number-columns-repeated="1018"/>
        </table:table-row>
        <table:table-row table:style-name="ro2">
          <table:table-cell office:value-type="float" office:value="267884" calcext:value-type="float">
            <text:p>267884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35]/60000" office:value-type="float" office:value="4.46473333333333" calcext:value-type="float">
            <text:p>4,4647333333</text:p>
          </table:table-cell>
          <table:table-cell table:style-name="ce1" table:formula="of:=0.2813*[.B135]+1.1082" office:value-type="float" office:value="-1.204086" calcext:value-type="float">
            <text:p>-1,204086</text:p>
          </table:table-cell>
          <table:table-cell table:formula="of:=SQRT(([.B135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269865" calcext:value-type="float">
            <text:p>269865</text:p>
          </table:table-cell>
          <table:table-cell office:value-type="float" office:value="-8.24" calcext:value-type="float">
            <text:p>-8,24</text:p>
          </table:table-cell>
          <table:table-cell office:value-type="string" calcext:value-type="string">
            <text:p>DC-008.24 <text:s/>mV</text:p>
          </table:table-cell>
          <table:table-cell table:style-name="ce1" table:formula="of:=[.A136]/60000" office:value-type="float" office:value="4.49775" calcext:value-type="float">
            <text:p>4,49775</text:p>
          </table:table-cell>
          <table:table-cell table:style-name="ce1" table:formula="of:=0.2813*[.B136]+1.1082" office:value-type="float" office:value="-1.209712" calcext:value-type="float">
            <text:p>-1,209712</text:p>
          </table:table-cell>
          <table:table-cell table:formula="of:=SQRT(([.B136]*0.0052)^2 +0.037^2)" office:value-type="float" office:value="0.0566122875708092" calcext:value-type="float">
            <text:p>0,0566122876</text:p>
          </table:table-cell>
          <table:table-cell table:number-columns-repeated="1018"/>
        </table:table-row>
        <table:table-row table:style-name="ro2">
          <table:table-cell office:value-type="float" office:value="271877" calcext:value-type="float">
            <text:p>271877</text:p>
          </table:table-cell>
          <table:table-cell office:value-type="float" office:value="-8.19" calcext:value-type="float">
            <text:p>-8,19</text:p>
          </table:table-cell>
          <table:table-cell office:value-type="string" calcext:value-type="string">
            <text:p>DC-008.19 <text:s/>mV</text:p>
          </table:table-cell>
          <table:table-cell table:style-name="ce1" table:formula="of:=[.A137]/60000" office:value-type="float" office:value="4.53128333333333" calcext:value-type="float">
            <text:p>4,5312833333</text:p>
          </table:table-cell>
          <table:table-cell table:style-name="ce1" table:formula="of:=0.2813*[.B137]+1.1082" office:value-type="float" office:value="-1.195647" calcext:value-type="float">
            <text:p>-1,195647</text:p>
          </table:table-cell>
          <table:table-cell table:formula="of:=SQRT(([.B137]*0.0052)^2 +0.037^2)" office:value-type="float" office:value="0.0564157579404904" calcext:value-type="float">
            <text:p>0,0564157579</text:p>
          </table:table-cell>
          <table:table-cell table:number-columns-repeated="1018"/>
        </table:table-row>
        <table:table-row table:style-name="ro2">
          <table:table-cell office:value-type="float" office:value="273890" calcext:value-type="float">
            <text:p>273890</text:p>
          </table:table-cell>
          <table:table-cell office:value-type="float" office:value="-8.19" calcext:value-type="float">
            <text:p>-8,19</text:p>
          </table:table-cell>
          <table:table-cell office:value-type="string" calcext:value-type="string">
            <text:p>DC-008.19 <text:s/>mV</text:p>
          </table:table-cell>
          <table:table-cell table:style-name="ce1" table:formula="of:=[.A138]/60000" office:value-type="float" office:value="4.56483333333333" calcext:value-type="float">
            <text:p>4,5648333333</text:p>
          </table:table-cell>
          <table:table-cell table:style-name="ce1" table:formula="of:=0.2813*[.B138]+1.1082" office:value-type="float" office:value="-1.195647" calcext:value-type="float">
            <text:p>-1,195647</text:p>
          </table:table-cell>
          <table:table-cell table:formula="of:=SQRT(([.B138]*0.0052)^2 +0.037^2)" office:value-type="float" office:value="0.0564157579404904" calcext:value-type="float">
            <text:p>0,0564157579</text:p>
          </table:table-cell>
          <table:table-cell table:number-columns-repeated="1018"/>
        </table:table-row>
        <table:table-row table:style-name="ro2">
          <table:table-cell office:value-type="float" office:value="275902" calcext:value-type="float">
            <text:p>275902</text:p>
          </table:table-cell>
          <table:table-cell office:value-type="float" office:value="-8.24" calcext:value-type="float">
            <text:p>-8,24</text:p>
          </table:table-cell>
          <table:table-cell office:value-type="string" calcext:value-type="string">
            <text:p>DC-008.24 <text:s/>mV</text:p>
          </table:table-cell>
          <table:table-cell table:style-name="ce1" table:formula="of:=[.A139]/60000" office:value-type="float" office:value="4.59836666666667" calcext:value-type="float">
            <text:p>4,5983666667</text:p>
          </table:table-cell>
          <table:table-cell table:style-name="ce1" table:formula="of:=0.2813*[.B139]+1.1082" office:value-type="float" office:value="-1.209712" calcext:value-type="float">
            <text:p>-1,209712</text:p>
          </table:table-cell>
          <table:table-cell table:formula="of:=SQRT(([.B139]*0.0052)^2 +0.037^2)" office:value-type="float" office:value="0.0566122875708092" calcext:value-type="float">
            <text:p>0,0566122876</text:p>
          </table:table-cell>
          <table:table-cell table:number-columns-repeated="1018"/>
        </table:table-row>
        <table:table-row table:style-name="ro2">
          <table:table-cell office:value-type="float" office:value="277914" calcext:value-type="float">
            <text:p>277914</text:p>
          </table:table-cell>
          <table:table-cell office:value-type="float" office:value="-8.2" calcext:value-type="float">
            <text:p>-8,2</text:p>
          </table:table-cell>
          <table:table-cell office:value-type="string" calcext:value-type="string">
            <text:p>DC-008.20 <text:s/>mV</text:p>
          </table:table-cell>
          <table:table-cell table:style-name="ce1" table:formula="of:=[.A140]/60000" office:value-type="float" office:value="4.6319" calcext:value-type="float">
            <text:p>4,6319</text:p>
          </table:table-cell>
          <table:table-cell table:style-name="ce1" table:formula="of:=0.2813*[.B140]+1.1082" office:value-type="float" office:value="-1.19846" calcext:value-type="float">
            <text:p>-1,19846</text:p>
          </table:table-cell>
          <table:table-cell table:formula="of:=SQRT(([.B140]*0.0052)^2 +0.037^2)" office:value-type="float" office:value="0.0564550228057699" calcext:value-type="float">
            <text:p>0,0564550228</text:p>
          </table:table-cell>
          <table:table-cell table:number-columns-repeated="1018"/>
        </table:table-row>
        <table:table-row table:style-name="ro2">
          <table:table-cell office:value-type="float" office:value="279927" calcext:value-type="float">
            <text:p>279927</text:p>
          </table:table-cell>
          <table:table-cell office:value-type="float" office:value="-8.2" calcext:value-type="float">
            <text:p>-8,2</text:p>
          </table:table-cell>
          <table:table-cell office:value-type="string" calcext:value-type="string">
            <text:p>DC-008.20 <text:s/>mV</text:p>
          </table:table-cell>
          <table:table-cell table:style-name="ce1" table:formula="of:=[.A141]/60000" office:value-type="float" office:value="4.66545" calcext:value-type="float">
            <text:p>4,66545</text:p>
          </table:table-cell>
          <table:table-cell table:style-name="ce1" table:formula="of:=0.2813*[.B141]+1.1082" office:value-type="float" office:value="-1.19846" calcext:value-type="float">
            <text:p>-1,19846</text:p>
          </table:table-cell>
          <table:table-cell table:formula="of:=SQRT(([.B141]*0.0052)^2 +0.037^2)" office:value-type="float" office:value="0.0564550228057699" calcext:value-type="float">
            <text:p>0,0564550228</text:p>
          </table:table-cell>
          <table:table-cell table:number-columns-repeated="1018"/>
        </table:table-row>
        <table:table-row table:style-name="ro2">
          <table:table-cell office:value-type="float" office:value="281924" calcext:value-type="float">
            <text:p>281924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42]/60000" office:value-type="float" office:value="4.69873333333333" calcext:value-type="float">
            <text:p>4,6987333333</text:p>
          </table:table-cell>
          <table:table-cell table:style-name="ce1" table:formula="of:=0.2813*[.B142]+1.1082" office:value-type="float" office:value="-1.204086" calcext:value-type="float">
            <text:p>-1,204086</text:p>
          </table:table-cell>
          <table:table-cell table:formula="of:=SQRT(([.B142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283952" calcext:value-type="float">
            <text:p>283952</text:p>
          </table:table-cell>
          <table:table-cell office:value-type="float" office:value="-8.19" calcext:value-type="float">
            <text:p>-8,19</text:p>
          </table:table-cell>
          <table:table-cell office:value-type="string" calcext:value-type="string">
            <text:p>DC-008.19 <text:s/>mV</text:p>
          </table:table-cell>
          <table:table-cell table:style-name="ce1" table:formula="of:=[.A143]/60000" office:value-type="float" office:value="4.73253333333333" calcext:value-type="float">
            <text:p>4,7325333333</text:p>
          </table:table-cell>
          <table:table-cell table:style-name="ce1" table:formula="of:=0.2813*[.B143]+1.1082" office:value-type="float" office:value="-1.195647" calcext:value-type="float">
            <text:p>-1,195647</text:p>
          </table:table-cell>
          <table:table-cell table:formula="of:=SQRT(([.B143]*0.0052)^2 +0.037^2)" office:value-type="float" office:value="0.0564157579404904" calcext:value-type="float">
            <text:p>0,0564157579</text:p>
          </table:table-cell>
          <table:table-cell table:number-columns-repeated="1018"/>
        </table:table-row>
        <table:table-row table:style-name="ro2">
          <table:table-cell office:value-type="float" office:value="285964" calcext:value-type="float">
            <text:p>285964</text:p>
          </table:table-cell>
          <table:table-cell office:value-type="float" office:value="-8.21" calcext:value-type="float">
            <text:p>-8,21</text:p>
          </table:table-cell>
          <table:table-cell office:value-type="string" calcext:value-type="string">
            <text:p>DC-008.21 <text:s/>mV</text:p>
          </table:table-cell>
          <table:table-cell table:style-name="ce1" table:formula="of:=[.A144]/60000" office:value-type="float" office:value="4.76606666666667" calcext:value-type="float">
            <text:p>4,7660666667</text:p>
          </table:table-cell>
          <table:table-cell table:style-name="ce1" table:formula="of:=0.2813*[.B144]+1.1082" office:value-type="float" office:value="-1.201273" calcext:value-type="float">
            <text:p>-1,201273</text:p>
          </table:table-cell>
          <table:table-cell table:formula="of:=SQRT(([.B144]*0.0052)^2 +0.037^2)" office:value-type="float" office:value="0.0564943082442825" calcext:value-type="float">
            <text:p>0,0564943082</text:p>
          </table:table-cell>
          <table:table-cell table:number-columns-repeated="1018"/>
        </table:table-row>
        <table:table-row table:style-name="ro2">
          <table:table-cell office:value-type="float" office:value="287976" calcext:value-type="float">
            <text:p>287976</text:p>
          </table:table-cell>
          <table:table-cell office:value-type="float" office:value="-8.17" calcext:value-type="float">
            <text:p>-8,17</text:p>
          </table:table-cell>
          <table:table-cell office:value-type="string" calcext:value-type="string">
            <text:p>DC-008.17 <text:s/>mV</text:p>
          </table:table-cell>
          <table:table-cell table:style-name="ce1" table:formula="of:=[.A145]/60000" office:value-type="float" office:value="4.7996" calcext:value-type="float">
            <text:p>4,7996</text:p>
          </table:table-cell>
          <table:table-cell table:style-name="ce1" table:formula="of:=0.2813*[.B145]+1.1082" office:value-type="float" office:value="-1.190021" calcext:value-type="float">
            <text:p>-1,190021</text:p>
          </table:table-cell>
          <table:table-cell table:formula="of:=SQRT(([.B145]*0.0052)^2 +0.037^2)" office:value-type="float" office:value="0.0563372901016724" calcext:value-type="float">
            <text:p>0,0563372901</text:p>
          </table:table-cell>
          <table:table-cell table:number-columns-repeated="1018"/>
        </table:table-row>
        <table:table-row table:style-name="ro2">
          <table:table-cell office:value-type="float" office:value="289989" calcext:value-type="float">
            <text:p>289989</text:p>
          </table:table-cell>
          <table:table-cell office:value-type="float" office:value="-8.14" calcext:value-type="float">
            <text:p>-8,14</text:p>
          </table:table-cell>
          <table:table-cell office:value-type="string" calcext:value-type="string">
            <text:p>DC-008.14 <text:s/>mV</text:p>
          </table:table-cell>
          <table:table-cell table:style-name="ce1" table:formula="of:=[.A146]/60000" office:value-type="float" office:value="4.83315" calcext:value-type="float">
            <text:p>4,83315</text:p>
          </table:table-cell>
          <table:table-cell table:style-name="ce1" table:formula="of:=0.2813*[.B146]+1.1082" office:value-type="float" office:value="-1.181582" calcext:value-type="float">
            <text:p>-1,181582</text:p>
          </table:table-cell>
          <table:table-cell table:formula="of:=SQRT(([.B146]*0.0052)^2 +0.037^2)" office:value-type="float" office:value="0.0562197437205116" calcext:value-type="float">
            <text:p>0,0562197437</text:p>
          </table:table-cell>
          <table:table-cell table:number-columns-repeated="1018"/>
        </table:table-row>
        <table:table-row table:style-name="ro2">
          <table:table-cell office:value-type="float" office:value="292001" calcext:value-type="float">
            <text:p>292001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47]/60000" office:value-type="float" office:value="4.86668333333333" calcext:value-type="float">
            <text:p>4,8666833333</text:p>
          </table:table-cell>
          <table:table-cell table:style-name="ce1" table:formula="of:=0.2813*[.B147]+1.1082" office:value-type="float" office:value="-1.204086" calcext:value-type="float">
            <text:p>-1,204086</text:p>
          </table:table-cell>
          <table:table-cell table:formula="of:=SQRT(([.B147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294014" calcext:value-type="float">
            <text:p>294014</text:p>
          </table:table-cell>
          <table:table-cell office:value-type="float" office:value="-8.15" calcext:value-type="float">
            <text:p>-8,15</text:p>
          </table:table-cell>
          <table:table-cell office:value-type="string" calcext:value-type="string">
            <text:p>DC-008.15 <text:s/>mV</text:p>
          </table:table-cell>
          <table:table-cell table:style-name="ce1" table:formula="of:=[.A148]/60000" office:value-type="float" office:value="4.90023333333333" calcext:value-type="float">
            <text:p>4,9002333333</text:p>
          </table:table-cell>
          <table:table-cell table:style-name="ce1" table:formula="of:=0.2813*[.B148]+1.1082" office:value-type="float" office:value="-1.184395" calcext:value-type="float">
            <text:p>-1,184395</text:p>
          </table:table-cell>
          <table:table-cell table:formula="of:=SQRT(([.B148]*0.0052)^2 +0.037^2)" office:value-type="float" office:value="0.056258905072886" calcext:value-type="float">
            <text:p>0,0562589051</text:p>
          </table:table-cell>
          <table:table-cell table:number-columns-repeated="1018"/>
        </table:table-row>
        <table:table-row table:style-name="ro2">
          <table:table-cell office:value-type="float" office:value="296010" calcext:value-type="float">
            <text:p>296010</text:p>
          </table:table-cell>
          <table:table-cell office:value-type="float" office:value="-8.19" calcext:value-type="float">
            <text:p>-8,19</text:p>
          </table:table-cell>
          <table:table-cell office:value-type="string" calcext:value-type="string">
            <text:p>DC-008.19 <text:s/>mV</text:p>
          </table:table-cell>
          <table:table-cell table:style-name="ce1" table:formula="of:=[.A149]/60000" office:value-type="float" office:value="4.9335" calcext:value-type="float">
            <text:p>4,9335</text:p>
          </table:table-cell>
          <table:table-cell table:style-name="ce1" table:formula="of:=0.2813*[.B149]+1.1082" office:value-type="float" office:value="-1.195647" calcext:value-type="float">
            <text:p>-1,195647</text:p>
          </table:table-cell>
          <table:table-cell table:formula="of:=SQRT(([.B149]*0.0052)^2 +0.037^2)" office:value-type="float" office:value="0.0564157579404904" calcext:value-type="float">
            <text:p>0,0564157579</text:p>
          </table:table-cell>
          <table:table-cell table:number-columns-repeated="1018"/>
        </table:table-row>
        <table:table-row table:style-name="ro2">
          <table:table-cell office:value-type="float" office:value="298038" calcext:value-type="float">
            <text:p>298038</text:p>
          </table:table-cell>
          <table:table-cell office:value-type="float" office:value="-8.13" calcext:value-type="float">
            <text:p>-8,13</text:p>
          </table:table-cell>
          <table:table-cell office:value-type="string" calcext:value-type="string">
            <text:p>DC-008.13 <text:s/>mV</text:p>
          </table:table-cell>
          <table:table-cell table:style-name="ce1" table:formula="of:=[.A150]/60000" office:value-type="float" office:value="4.9673" calcext:value-type="float">
            <text:p>4,9673</text:p>
          </table:table-cell>
          <table:table-cell table:style-name="ce1" table:formula="of:=0.2813*[.B150]+1.1082" office:value-type="float" office:value="-1.178769" calcext:value-type="float">
            <text:p>-1,178769</text:p>
          </table:table-cell>
          <table:table-cell table:formula="of:=SQRT(([.B150]*0.0052)^2 +0.037^2)" office:value-type="float" office:value="0.0561806032007489" calcext:value-type="float">
            <text:p>0,0561806032</text:p>
          </table:table-cell>
          <table:table-cell table:number-columns-repeated="1018"/>
        </table:table-row>
        <table:table-row table:style-name="ro2">
          <table:table-cell office:value-type="float" office:value="300051" calcext:value-type="float">
            <text:p>300051</text:p>
          </table:table-cell>
          <table:table-cell office:value-type="float" office:value="-8.2" calcext:value-type="float">
            <text:p>-8,2</text:p>
          </table:table-cell>
          <table:table-cell office:value-type="string" calcext:value-type="string">
            <text:p>DC-008.20 <text:s/>mV</text:p>
          </table:table-cell>
          <table:table-cell table:style-name="ce1" table:formula="of:=[.A151]/60000" office:value-type="float" office:value="5.00085" calcext:value-type="float">
            <text:p>5,00085</text:p>
          </table:table-cell>
          <table:table-cell table:style-name="ce1" table:formula="of:=0.2813*[.B151]+1.1082" office:value-type="float" office:value="-1.19846" calcext:value-type="float">
            <text:p>-1,19846</text:p>
          </table:table-cell>
          <table:table-cell table:formula="of:=SQRT(([.B151]*0.0052)^2 +0.037^2)" office:value-type="float" office:value="0.0564550228057699" calcext:value-type="float">
            <text:p>0,0564550228</text:p>
          </table:table-cell>
          <table:table-cell table:number-columns-repeated="1018"/>
        </table:table-row>
        <table:table-row table:style-name="ro2">
          <table:table-cell office:value-type="float" office:value="302063" calcext:value-type="float">
            <text:p>302063</text:p>
          </table:table-cell>
          <table:table-cell office:value-type="float" office:value="-8.13" calcext:value-type="float">
            <text:p>-8,13</text:p>
          </table:table-cell>
          <table:table-cell office:value-type="string" calcext:value-type="string">
            <text:p>DC-008.13 <text:s/>mV</text:p>
          </table:table-cell>
          <table:table-cell table:style-name="ce1" table:formula="of:=[.A152]/60000" office:value-type="float" office:value="5.03438333333333" calcext:value-type="float">
            <text:p>5,0343833333</text:p>
          </table:table-cell>
          <table:table-cell table:style-name="ce1" table:formula="of:=0.2813*[.B152]+1.1082" office:value-type="float" office:value="-1.178769" calcext:value-type="float">
            <text:p>-1,178769</text:p>
          </table:table-cell>
          <table:table-cell table:formula="of:=SQRT(([.B152]*0.0052)^2 +0.037^2)" office:value-type="float" office:value="0.0561806032007489" calcext:value-type="float">
            <text:p>0,0561806032</text:p>
          </table:table-cell>
          <table:table-cell table:number-columns-repeated="1018"/>
        </table:table-row>
        <table:table-row table:style-name="ro2">
          <table:table-cell office:value-type="float" office:value="304076" calcext:value-type="float">
            <text:p>304076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53]/60000" office:value-type="float" office:value="5.06793333333333" calcext:value-type="float">
            <text:p>5,0679333333</text:p>
          </table:table-cell>
          <table:table-cell table:style-name="ce1" table:formula="of:=0.2813*[.B153]+1.1082" office:value-type="float" office:value="-1.204086" calcext:value-type="float">
            <text:p>-1,204086</text:p>
          </table:table-cell>
          <table:table-cell table:formula="of:=SQRT(([.B153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306104" calcext:value-type="float">
            <text:p>306104</text:p>
          </table:table-cell>
          <table:table-cell office:value-type="float" office:value="-8.16" calcext:value-type="float">
            <text:p>-8,16</text:p>
          </table:table-cell>
          <table:table-cell office:value-type="string" calcext:value-type="string">
            <text:p>DC-008.16 <text:s/>mV</text:p>
          </table:table-cell>
          <table:table-cell table:style-name="ce1" table:formula="of:=[.A154]/60000" office:value-type="float" office:value="5.10173333333333" calcext:value-type="float">
            <text:p>5,1017333333</text:p>
          </table:table-cell>
          <table:table-cell table:style-name="ce1" table:formula="of:=0.2813*[.B154]+1.1082" office:value-type="float" office:value="-1.187208" calcext:value-type="float">
            <text:p>-1,187208</text:p>
          </table:table-cell>
          <table:table-cell table:formula="of:=SQRT(([.B154]*0.0052)^2 +0.037^2)" office:value-type="float" office:value="0.0562980872143983" calcext:value-type="float">
            <text:p>0,0562980872</text:p>
          </table:table-cell>
          <table:table-cell table:number-columns-repeated="1018"/>
        </table:table-row>
        <table:table-row table:style-name="ro2">
          <table:table-cell office:value-type="float" office:value="308116" calcext:value-type="float">
            <text:p>308116</text:p>
          </table:table-cell>
          <table:table-cell office:value-type="float" office:value="-8.16" calcext:value-type="float">
            <text:p>-8,16</text:p>
          </table:table-cell>
          <table:table-cell office:value-type="string" calcext:value-type="string">
            <text:p>DC-008.16 <text:s/>mV</text:p>
          </table:table-cell>
          <table:table-cell table:style-name="ce1" table:formula="of:=[.A155]/60000" office:value-type="float" office:value="5.13526666666667" calcext:value-type="float">
            <text:p>5,1352666667</text:p>
          </table:table-cell>
          <table:table-cell table:style-name="ce1" table:formula="of:=0.2813*[.B155]+1.1082" office:value-type="float" office:value="-1.187208" calcext:value-type="float">
            <text:p>-1,187208</text:p>
          </table:table-cell>
          <table:table-cell table:formula="of:=SQRT(([.B155]*0.0052)^2 +0.037^2)" office:value-type="float" office:value="0.0562980872143983" calcext:value-type="float">
            <text:p>0,0562980872</text:p>
          </table:table-cell>
          <table:table-cell table:number-columns-repeated="1018"/>
        </table:table-row>
        <table:table-row table:style-name="ro2">
          <table:table-cell office:value-type="float" office:value="310128" calcext:value-type="float">
            <text:p>310128</text:p>
          </table:table-cell>
          <table:table-cell office:value-type="float" office:value="-8.17" calcext:value-type="float">
            <text:p>-8,17</text:p>
          </table:table-cell>
          <table:table-cell office:value-type="string" calcext:value-type="string">
            <text:p>DC-008.17 <text:s/>mV</text:p>
          </table:table-cell>
          <table:table-cell table:style-name="ce1" table:formula="of:=[.A156]/60000" office:value-type="float" office:value="5.1688" calcext:value-type="float">
            <text:p>5,1688</text:p>
          </table:table-cell>
          <table:table-cell table:style-name="ce1" table:formula="of:=0.2813*[.B156]+1.1082" office:value-type="float" office:value="-1.190021" calcext:value-type="float">
            <text:p>-1,190021</text:p>
          </table:table-cell>
          <table:table-cell table:formula="of:=SQRT(([.B156]*0.0052)^2 +0.037^2)" office:value-type="float" office:value="0.0563372901016724" calcext:value-type="float">
            <text:p>0,0563372901</text:p>
          </table:table-cell>
          <table:table-cell table:number-columns-repeated="1018"/>
        </table:table-row>
        <table:table-row table:style-name="ro2">
          <table:table-cell office:value-type="float" office:value="312125" calcext:value-type="float">
            <text:p>312125</text:p>
          </table:table-cell>
          <table:table-cell office:value-type="float" office:value="-8.15" calcext:value-type="float">
            <text:p>-8,15</text:p>
          </table:table-cell>
          <table:table-cell office:value-type="string" calcext:value-type="string">
            <text:p>DC-008.15 <text:s/>mV</text:p>
          </table:table-cell>
          <table:table-cell table:style-name="ce1" table:formula="of:=[.A157]/60000" office:value-type="float" office:value="5.20208333333333" calcext:value-type="float">
            <text:p>5,2020833333</text:p>
          </table:table-cell>
          <table:table-cell table:style-name="ce1" table:formula="of:=0.2813*[.B157]+1.1082" office:value-type="float" office:value="-1.184395" calcext:value-type="float">
            <text:p>-1,184395</text:p>
          </table:table-cell>
          <table:table-cell table:formula="of:=SQRT(([.B157]*0.0052)^2 +0.037^2)" office:value-type="float" office:value="0.056258905072886" calcext:value-type="float">
            <text:p>0,0562589051</text:p>
          </table:table-cell>
          <table:table-cell table:number-columns-repeated="1018"/>
        </table:table-row>
        <table:table-row table:style-name="ro2">
          <table:table-cell office:value-type="float" office:value="314153" calcext:value-type="float">
            <text:p>314153</text:p>
          </table:table-cell>
          <table:table-cell office:value-type="float" office:value="-8.12" calcext:value-type="float">
            <text:p>-8,12</text:p>
          </table:table-cell>
          <table:table-cell office:value-type="string" calcext:value-type="string">
            <text:p>DC-008.12 <text:s/>mV</text:p>
          </table:table-cell>
          <table:table-cell table:style-name="ce1" table:formula="of:=[.A158]/60000" office:value-type="float" office:value="5.23588333333333" calcext:value-type="float">
            <text:p>5,2358833333</text:p>
          </table:table-cell>
          <table:table-cell table:style-name="ce1" table:formula="of:=0.2813*[.B158]+1.1082" office:value-type="float" office:value="-1.175956" calcext:value-type="float">
            <text:p>-1,175956</text:p>
          </table:table-cell>
          <table:table-cell table:formula="of:=SQRT(([.B158]*0.0052)^2 +0.037^2)" office:value-type="float" office:value="0.0561414835571701" calcext:value-type="float">
            <text:p>0,0561414836</text:p>
          </table:table-cell>
          <table:table-cell table:number-columns-repeated="1018"/>
        </table:table-row>
        <table:table-row table:style-name="ro2">
          <table:table-cell office:value-type="float" office:value="316166" calcext:value-type="float">
            <text:p>316166</text:p>
          </table:table-cell>
          <table:table-cell office:value-type="float" office:value="-8.13" calcext:value-type="float">
            <text:p>-8,13</text:p>
          </table:table-cell>
          <table:table-cell office:value-type="string" calcext:value-type="string">
            <text:p>DC-008.13 <text:s/>mV</text:p>
          </table:table-cell>
          <table:table-cell table:style-name="ce1" table:formula="of:=[.A159]/60000" office:value-type="float" office:value="5.26943333333333" calcext:value-type="float">
            <text:p>5,2694333333</text:p>
          </table:table-cell>
          <table:table-cell table:style-name="ce1" table:formula="of:=0.2813*[.B159]+1.1082" office:value-type="float" office:value="-1.178769" calcext:value-type="float">
            <text:p>-1,178769</text:p>
          </table:table-cell>
          <table:table-cell table:formula="of:=SQRT(([.B159]*0.0052)^2 +0.037^2)" office:value-type="float" office:value="0.0561806032007489" calcext:value-type="float">
            <text:p>0,0561806032</text:p>
          </table:table-cell>
          <table:table-cell table:number-columns-repeated="1018"/>
        </table:table-row>
        <table:table-row table:style-name="ro2">
          <table:table-cell office:value-type="float" office:value="318194" calcext:value-type="float">
            <text:p>318194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60]/60000" office:value-type="float" office:value="5.30323333333333" calcext:value-type="float">
            <text:p>5,3032333333</text:p>
          </table:table-cell>
          <table:table-cell table:style-name="ce1" table:formula="of:=0.2813*[.B160]+1.1082" office:value-type="float" office:value="-1.204086" calcext:value-type="float">
            <text:p>-1,204086</text:p>
          </table:table-cell>
          <table:table-cell table:formula="of:=SQRT(([.B160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320190" calcext:value-type="float">
            <text:p>320190</text:p>
          </table:table-cell>
          <table:table-cell office:value-type="float" office:value="-8.16" calcext:value-type="float">
            <text:p>-8,16</text:p>
          </table:table-cell>
          <table:table-cell office:value-type="string" calcext:value-type="string">
            <text:p>DC-008.16 <text:s/>mV</text:p>
          </table:table-cell>
          <table:table-cell table:style-name="ce1" table:formula="of:=[.A161]/60000" office:value-type="float" office:value="5.3365" calcext:value-type="float">
            <text:p>5,3365</text:p>
          </table:table-cell>
          <table:table-cell table:style-name="ce1" table:formula="of:=0.2813*[.B161]+1.1082" office:value-type="float" office:value="-1.187208" calcext:value-type="float">
            <text:p>-1,187208</text:p>
          </table:table-cell>
          <table:table-cell table:formula="of:=SQRT(([.B161]*0.0052)^2 +0.037^2)" office:value-type="float" office:value="0.0562980872143983" calcext:value-type="float">
            <text:p>0,0562980872</text:p>
          </table:table-cell>
          <table:table-cell table:number-columns-repeated="1018"/>
        </table:table-row>
        <table:table-row table:style-name="ro2">
          <table:table-cell office:value-type="float" office:value="322218" calcext:value-type="float">
            <text:p>322218</text:p>
          </table:table-cell>
          <table:table-cell office:value-type="float" office:value="-8.21" calcext:value-type="float">
            <text:p>-8,21</text:p>
          </table:table-cell>
          <table:table-cell office:value-type="string" calcext:value-type="string">
            <text:p>DC-008.21 <text:s/>mV</text:p>
          </table:table-cell>
          <table:table-cell table:style-name="ce1" table:formula="of:=[.A162]/60000" office:value-type="float" office:value="5.3703" calcext:value-type="float">
            <text:p>5,3703</text:p>
          </table:table-cell>
          <table:table-cell table:style-name="ce1" table:formula="of:=0.2813*[.B162]+1.1082" office:value-type="float" office:value="-1.201273" calcext:value-type="float">
            <text:p>-1,201273</text:p>
          </table:table-cell>
          <table:table-cell table:formula="of:=SQRT(([.B162]*0.0052)^2 +0.037^2)" office:value-type="float" office:value="0.0564943082442825" calcext:value-type="float">
            <text:p>0,0564943082</text:p>
          </table:table-cell>
          <table:table-cell table:number-columns-repeated="1018"/>
        </table:table-row>
        <table:table-row table:style-name="ro2">
          <table:table-cell office:value-type="float" office:value="324215" calcext:value-type="float">
            <text:p>324215</text:p>
          </table:table-cell>
          <table:table-cell office:value-type="float" office:value="-8.22" calcext:value-type="float">
            <text:p>-8,22</text:p>
          </table:table-cell>
          <table:table-cell office:value-type="string" calcext:value-type="string">
            <text:p>DC-008.22 <text:s/>mV</text:p>
          </table:table-cell>
          <table:table-cell table:style-name="ce1" table:formula="of:=[.A163]/60000" office:value-type="float" office:value="5.40358333333333" calcext:value-type="float">
            <text:p>5,4035833333</text:p>
          </table:table-cell>
          <table:table-cell table:style-name="ce1" table:formula="of:=0.2813*[.B163]+1.1082" office:value-type="float" office:value="-1.204086" calcext:value-type="float">
            <text:p>-1,204086</text:p>
          </table:table-cell>
          <table:table-cell table:formula="of:=SQRT(([.B163]*0.0052)^2 +0.037^2)" office:value-type="float" office:value="0.0565336142131387" calcext:value-type="float">
            <text:p>0,0565336142</text:p>
          </table:table-cell>
          <table:table-cell table:number-columns-repeated="1018"/>
        </table:table-row>
        <table:table-row table:style-name="ro2">
          <table:table-cell office:value-type="float" office:value="326212" calcext:value-type="float">
            <text:p>326212</text:p>
          </table:table-cell>
          <table:table-cell office:value-type="float" office:value="-8.23" calcext:value-type="float">
            <text:p>-8,23</text:p>
          </table:table-cell>
          <table:table-cell office:value-type="string" calcext:value-type="string">
            <text:p>DC-008.23 <text:s/>mV</text:p>
          </table:table-cell>
          <table:table-cell table:style-name="ce1" table:formula="of:=[.A164]/60000" office:value-type="float" office:value="5.43686666666667" calcext:value-type="float">
            <text:p>5,4368666667</text:p>
          </table:table-cell>
          <table:table-cell table:style-name="ce1" table:formula="of:=0.2813*[.B164]+1.1082" office:value-type="float" office:value="-1.206899" calcext:value-type="float">
            <text:p>-1,206899</text:p>
          </table:table-cell>
          <table:table-cell table:formula="of:=SQRT(([.B164]*0.0052)^2 +0.037^2)" office:value-type="float" office:value="0.0565729406695463" calcext:value-type="float">
            <text:p>0,0565729407</text:p>
          </table:table-cell>
          <table:table-cell table:number-columns-repeated="1018"/>
        </table:table-row>
        <table:table-row table:style-name="ro2">
          <table:table-cell office:value-type="float" office:value="328240" calcext:value-type="float">
            <text:p>328240</text:p>
          </table:table-cell>
          <table:table-cell office:value-type="float" office:value="-8.19" calcext:value-type="float">
            <text:p>-8,19</text:p>
          </table:table-cell>
          <table:table-cell office:value-type="string" calcext:value-type="string">
            <text:p>DC-008.19 <text:s/>mV</text:p>
          </table:table-cell>
          <table:table-cell table:style-name="ce1" table:formula="of:=[.A165]/60000" office:value-type="float" office:value="5.47066666666667" calcext:value-type="float">
            <text:p>5,4706666667</text:p>
          </table:table-cell>
          <table:table-cell table:style-name="ce1" table:formula="of:=0.2813*[.B165]+1.1082" office:value-type="float" office:value="-1.195647" calcext:value-type="float">
            <text:p>-1,195647</text:p>
          </table:table-cell>
          <table:table-cell table:formula="of:=SQRT(([.B165]*0.0052)^2 +0.037^2)" office:value-type="float" office:value="0.0564157579404904" calcext:value-type="float">
            <text:p>0,0564157579</text:p>
          </table:table-cell>
          <table:table-cell table:number-columns-repeated="1018"/>
        </table:table-row>
        <table:table-row table:style-name="ro2">
          <table:table-cell office:value-type="float" office:value="330252" calcext:value-type="float">
            <text:p>330252</text:p>
          </table:table-cell>
          <table:table-cell office:value-type="float" office:value="-8.23" calcext:value-type="float">
            <text:p>-8,23</text:p>
          </table:table-cell>
          <table:table-cell office:value-type="string" calcext:value-type="string">
            <text:p>DC-008.23 <text:s/>mV</text:p>
          </table:table-cell>
          <table:table-cell table:style-name="ce1" table:formula="of:=[.A166]/60000" office:value-type="float" office:value="5.5042" calcext:value-type="float">
            <text:p>5,5042</text:p>
          </table:table-cell>
          <table:table-cell table:style-name="ce1" table:formula="of:=0.2813*[.B166]+1.1082" office:value-type="float" office:value="-1.206899" calcext:value-type="float">
            <text:p>-1,206899</text:p>
          </table:table-cell>
          <table:table-cell table:formula="of:=SQRT(([.B166]*0.0052)^2 +0.037^2)" office:value-type="float" office:value="0.0565729406695463" calcext:value-type="float">
            <text:p>0,0565729407</text:p>
          </table:table-cell>
          <table:table-cell table:number-columns-repeated="1018"/>
        </table:table-row>
        <table:table-row table:style-name="ro2">
          <table:table-cell office:value-type="float" office:value="332249" calcext:value-type="float">
            <text:p>332249</text:p>
          </table:table-cell>
          <table:table-cell office:value-type="float" office:value="-8.2" calcext:value-type="float">
            <text:p>-8,2</text:p>
          </table:table-cell>
          <table:table-cell office:value-type="string" calcext:value-type="string">
            <text:p>DC-008.20 <text:s/>mV</text:p>
          </table:table-cell>
          <table:table-cell table:style-name="ce1" table:formula="of:=[.A167]/60000" office:value-type="float" office:value="5.53748333333333" calcext:value-type="float">
            <text:p>5,5374833333</text:p>
          </table:table-cell>
          <table:table-cell table:style-name="ce1" table:formula="of:=0.2813*[.B167]+1.1082" office:value-type="float" office:value="-1.19846" calcext:value-type="float">
            <text:p>-1,19846</text:p>
          </table:table-cell>
          <table:table-cell table:formula="of:=SQRT(([.B167]*0.0052)^2 +0.037^2)" office:value-type="float" office:value="0.0564550228057699" calcext:value-type="float">
            <text:p>0,0564550228</text:p>
          </table:table-cell>
          <table:table-cell table:number-columns-repeated="1018"/>
        </table:table-row>
        <table:table-row table:style-name="ro2">
          <table:table-cell office:value-type="float" office:value="334277" calcext:value-type="float">
            <text:p>334277</text:p>
          </table:table-cell>
          <table:table-cell office:value-type="float" office:value="-8.26" calcext:value-type="float">
            <text:p>-8,26</text:p>
          </table:table-cell>
          <table:table-cell office:value-type="string" calcext:value-type="string">
            <text:p>DC-008.26 <text:s/>mV</text:p>
          </table:table-cell>
          <table:table-cell table:style-name="ce1" table:formula="of:=[.A168]/60000" office:value-type="float" office:value="5.57128333333333" calcext:value-type="float">
            <text:p>5,5712833333</text:p>
          </table:table-cell>
          <table:table-cell table:style-name="ce1" table:formula="of:=0.2813*[.B168]+1.1082" office:value-type="float" office:value="-1.215338" calcext:value-type="float">
            <text:p>-1,215338</text:p>
          </table:table-cell>
          <table:table-cell table:formula="of:=SQRT(([.B168]*0.0052)^2 +0.037^2)" office:value-type="float" office:value="0.0566910425376002" calcext:value-type="float">
            <text:p>0,0566910425</text:p>
          </table:table-cell>
          <table:table-cell table:number-columns-repeated="1018"/>
        </table:table-row>
        <table:table-row table:style-name="ro2">
          <table:table-cell office:value-type="float" office:value="336290" calcext:value-type="float">
            <text:p>336290</text:p>
          </table:table-cell>
          <table:table-cell office:value-type="float" office:value="-8.21" calcext:value-type="float">
            <text:p>-8,21</text:p>
          </table:table-cell>
          <table:table-cell office:value-type="string" calcext:value-type="string">
            <text:p>DC-008.21 <text:s/>mV</text:p>
          </table:table-cell>
          <table:table-cell table:style-name="ce1" table:formula="of:=[.A169]/60000" office:value-type="float" office:value="5.60483333333333" calcext:value-type="float">
            <text:p>5,6048333333</text:p>
          </table:table-cell>
          <table:table-cell table:style-name="ce1" table:formula="of:=0.2813*[.B169]+1.1082" office:value-type="float" office:value="-1.201273" calcext:value-type="float">
            <text:p>-1,201273</text:p>
          </table:table-cell>
          <table:table-cell table:formula="of:=SQRT(([.B169]*0.0052)^2 +0.037^2)" office:value-type="float" office:value="0.0564943082442825" calcext:value-type="float">
            <text:p>0,0564943082</text:p>
          </table:table-cell>
          <table:table-cell table:number-columns-repeated="1018"/>
        </table:table-row>
        <table:table-row table:style-name="ro2">
          <table:table-cell office:value-type="float" office:value="338302" calcext:value-type="float">
            <text:p>338302</text:p>
          </table:table-cell>
          <table:table-cell office:value-type="float" office:value="-8.19" calcext:value-type="float">
            <text:p>-8,19</text:p>
          </table:table-cell>
          <table:table-cell office:value-type="string" calcext:value-type="string">
            <text:p>DC-008.19 <text:s/>mV</text:p>
          </table:table-cell>
          <table:table-cell table:style-name="ce1" table:formula="of:=[.A170]/60000" office:value-type="float" office:value="5.63836666666667" calcext:value-type="float">
            <text:p>5,6383666667</text:p>
          </table:table-cell>
          <table:table-cell table:style-name="ce1" table:formula="of:=0.2813*[.B170]+1.1082" office:value-type="float" office:value="-1.195647" calcext:value-type="float">
            <text:p>-1,195647</text:p>
          </table:table-cell>
          <table:table-cell table:formula="of:=SQRT(([.B170]*0.0052)^2 +0.037^2)" office:value-type="float" office:value="0.0564157579404904" calcext:value-type="float">
            <text:p>0,0564157579</text:p>
          </table:table-cell>
          <table:table-cell table:number-columns-repeated="1018"/>
        </table:table-row>
        <table:table-row table:style-name="ro2">
          <table:table-cell office:value-type="float" office:value="340314" calcext:value-type="float">
            <text:p>340314</text:p>
          </table:table-cell>
          <table:table-cell office:value-type="float" office:value="-8.14" calcext:value-type="float">
            <text:p>-8,14</text:p>
          </table:table-cell>
          <table:table-cell office:value-type="string" calcext:value-type="string">
            <text:p>DC-008.14 <text:s/>mV</text:p>
          </table:table-cell>
          <table:table-cell table:style-name="ce1" table:formula="of:=[.A171]/60000" office:value-type="float" office:value="5.6719" calcext:value-type="float">
            <text:p>5,6719</text:p>
          </table:table-cell>
          <table:table-cell table:style-name="ce1" table:formula="of:=0.2813*[.B171]+1.1082" office:value-type="float" office:value="-1.181582" calcext:value-type="float">
            <text:p>-1,181582</text:p>
          </table:table-cell>
          <table:table-cell table:formula="of:=SQRT(([.B171]*0.0052)^2 +0.037^2)" office:value-type="float" office:value="0.0562197437205116" calcext:value-type="float">
            <text:p>0,0562197437</text:p>
          </table:table-cell>
          <table:table-cell table:number-columns-repeated="1018"/>
        </table:table-row>
        <table:table-row table:style-name="ro2">
          <table:table-cell office:value-type="float" office:value="342327" calcext:value-type="float">
            <text:p>342327</text:p>
          </table:table-cell>
          <table:table-cell office:value-type="float" office:value="-8.04" calcext:value-type="float">
            <text:p>-8,04</text:p>
          </table:table-cell>
          <table:table-cell office:value-type="string" calcext:value-type="string">
            <text:p>DC-008.04 <text:s/>mV</text:p>
          </table:table-cell>
          <table:table-cell table:style-name="ce1" table:formula="of:=[.A172]/60000" office:value-type="float" office:value="5.70545" calcext:value-type="float">
            <text:p>5,70545</text:p>
          </table:table-cell>
          <table:table-cell table:style-name="ce1" table:formula="of:=0.2813*[.B172]+1.1082" office:value-type="float" office:value="-1.153452" calcext:value-type="float">
            <text:p>-1,153452</text:p>
          </table:table-cell>
          <table:table-cell table:formula="of:=SQRT(([.B172]*0.0052)^2 +0.037^2)" office:value-type="float" office:value="0.0558292832123071" calcext:value-type="float">
            <text:p>0,0558292832</text:p>
          </table:table-cell>
          <table:table-cell table:number-columns-repeated="1018"/>
        </table:table-row>
        <table:table-row table:style-name="ro2">
          <table:table-cell office:value-type="float" office:value="344339" calcext:value-type="float">
            <text:p>344339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173]/60000" office:value-type="float" office:value="5.73898333333333" calcext:value-type="float">
            <text:p>5,7389833333</text:p>
          </table:table-cell>
          <table:table-cell table:style-name="ce1" table:formula="of:=0.2813*[.B173]+1.1082" office:value-type="float" office:value="-1.102818" calcext:value-type="float">
            <text:p>-1,102818</text:p>
          </table:table-cell>
          <table:table-cell table:formula="of:=SQRT(([.B173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346336" calcext:value-type="float">
            <text:p>346336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174]/60000" office:value-type="float" office:value="5.77226666666667" calcext:value-type="float">
            <text:p>5,7722666667</text:p>
          </table:table-cell>
          <table:table-cell table:style-name="ce1" table:formula="of:=0.2813*[.B174]+1.1082" office:value-type="float" office:value="-1.102818" calcext:value-type="float">
            <text:p>-1,102818</text:p>
          </table:table-cell>
          <table:table-cell table:formula="of:=SQRT(([.B174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348426" calcext:value-type="float">
            <text:p>348426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175]/60000" office:value-type="float" office:value="5.8071" calcext:value-type="float">
            <text:p>5,8071</text:p>
          </table:table-cell>
          <table:table-cell table:style-name="ce1" table:formula="of:=0.2813*[.B175]+1.1082" office:value-type="float" office:value="-1.102818" calcext:value-type="float">
            <text:p>-1,102818</text:p>
          </table:table-cell>
          <table:table-cell table:formula="of:=SQRT(([.B175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350376" calcext:value-type="float">
            <text:p>350376</text:p>
          </table:table-cell>
          <table:table-cell office:value-type="float" office:value="-7.87" calcext:value-type="float">
            <text:p>-7,87</text:p>
          </table:table-cell>
          <table:table-cell office:value-type="string" calcext:value-type="string">
            <text:p>DC-007.87 <text:s/>mV</text:p>
          </table:table-cell>
          <table:table-cell table:style-name="ce1" table:formula="of:=[.A176]/60000" office:value-type="float" office:value="5.8396" calcext:value-type="float">
            <text:p>5,8396</text:p>
          </table:table-cell>
          <table:table-cell table:style-name="ce1" table:formula="of:=0.2813*[.B176]+1.1082" office:value-type="float" office:value="-1.105631" calcext:value-type="float">
            <text:p>-1,105631</text:p>
          </table:table-cell>
          <table:table-cell table:formula="of:=SQRT(([.B176]*0.0052)^2 +0.037^2)" office:value-type="float" office:value="0.0551704067050443" calcext:value-type="float">
            <text:p>0,0551704067</text:p>
          </table:table-cell>
          <table:table-cell table:number-columns-repeated="1018"/>
        </table:table-row>
        <table:table-row table:style-name="ro2">
          <table:table-cell office:value-type="float" office:value="352389" calcext:value-type="float">
            <text:p>352389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177]/60000" office:value-type="float" office:value="5.87315" calcext:value-type="float">
            <text:p>5,87315</text:p>
          </table:table-cell>
          <table:table-cell table:style-name="ce1" table:formula="of:=0.2813*[.B177]+1.1082" office:value-type="float" office:value="-1.102818" calcext:value-type="float">
            <text:p>-1,102818</text:p>
          </table:table-cell>
          <table:table-cell table:formula="of:=SQRT(([.B177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354401" calcext:value-type="float">
            <text:p>354401</text:p>
          </table:table-cell>
          <table:table-cell office:value-type="float" office:value="-7.84" calcext:value-type="float">
            <text:p>-7,84</text:p>
          </table:table-cell>
          <table:table-cell office:value-type="string" calcext:value-type="string">
            <text:p>DC-007.84 <text:s/>mV</text:p>
          </table:table-cell>
          <table:table-cell table:style-name="ce1" table:formula="of:=[.A178]/60000" office:value-type="float" office:value="5.90668333333333" calcext:value-type="float">
            <text:p>5,9066833333</text:p>
          </table:table-cell>
          <table:table-cell table:style-name="ce1" table:formula="of:=0.2813*[.B178]+1.1082" office:value-type="float" office:value="-1.097192" calcext:value-type="float">
            <text:p>-1,097192</text:p>
          </table:table-cell>
          <table:table-cell table:formula="of:=SQRT(([.B178]*0.0052)^2 +0.037^2)" office:value-type="float" office:value="0.0550547892921224" calcext:value-type="float">
            <text:p>0,0550547893</text:p>
          </table:table-cell>
          <table:table-cell table:number-columns-repeated="1018"/>
        </table:table-row>
        <table:table-row table:style-name="ro2">
          <table:table-cell office:value-type="float" office:value="356414" calcext:value-type="float">
            <text:p>356414</text:p>
          </table:table-cell>
          <table:table-cell office:value-type="float" office:value="-7.77" calcext:value-type="float">
            <text:p>-7,77</text:p>
          </table:table-cell>
          <table:table-cell office:value-type="string" calcext:value-type="string">
            <text:p>DC-007.77 <text:s/>mV</text:p>
          </table:table-cell>
          <table:table-cell table:style-name="ce1" table:formula="of:=[.A179]/60000" office:value-type="float" office:value="5.94023333333333" calcext:value-type="float">
            <text:p>5,9402333333</text:p>
          </table:table-cell>
          <table:table-cell table:style-name="ce1" table:formula="of:=0.2813*[.B179]+1.1082" office:value-type="float" office:value="-1.077501" calcext:value-type="float">
            <text:p>-1,077501</text:p>
          </table:table-cell>
          <table:table-cell table:formula="of:=SQRT(([.B179]*0.0052)^2 +0.037^2)" office:value-type="float" office:value="0.0547857939250678" calcext:value-type="float">
            <text:p>0,0547857939</text:p>
          </table:table-cell>
          <table:table-cell table:number-columns-repeated="1018"/>
        </table:table-row>
        <table:table-row table:style-name="ro2">
          <table:table-cell office:value-type="float" office:value="358426" calcext:value-type="float">
            <text:p>358426</text:p>
          </table:table-cell>
          <table:table-cell office:value-type="float" office:value="-7.8" calcext:value-type="float">
            <text:p>-7,8</text:p>
          </table:table-cell>
          <table:table-cell office:value-type="string" calcext:value-type="string">
            <text:p>DC-007.80 <text:s/>mV</text:p>
          </table:table-cell>
          <table:table-cell table:style-name="ce1" table:formula="of:=[.A180]/60000" office:value-type="float" office:value="5.97376666666667" calcext:value-type="float">
            <text:p>5,9737666667</text:p>
          </table:table-cell>
          <table:table-cell table:style-name="ce1" table:formula="of:=0.2813*[.B180]+1.1082" office:value-type="float" office:value="-1.08594" calcext:value-type="float">
            <text:p>-1,08594</text:p>
          </table:table-cell>
          <table:table-cell table:formula="of:=SQRT(([.B180]*0.0052)^2 +0.037^2)" office:value-type="float" office:value="0.0549009435255898" calcext:value-type="float">
            <text:p>0,0549009435</text:p>
          </table:table-cell>
          <table:table-cell table:number-columns-repeated="1018"/>
        </table:table-row>
        <table:table-row table:style-name="ro2">
          <table:table-cell office:value-type="float" office:value="360438" calcext:value-type="float">
            <text:p>360438</text:p>
          </table:table-cell>
          <table:table-cell office:value-type="float" office:value="-7.79" calcext:value-type="float">
            <text:p>-7,79</text:p>
          </table:table-cell>
          <table:table-cell office:value-type="string" calcext:value-type="string">
            <text:p>DC-007.79 <text:s/>mV</text:p>
          </table:table-cell>
          <table:table-cell table:style-name="ce1" table:formula="of:=[.A181]/60000" office:value-type="float" office:value="6.0073" calcext:value-type="float">
            <text:p>6,0073</text:p>
          </table:table-cell>
          <table:table-cell table:style-name="ce1" table:formula="of:=0.2813*[.B181]+1.1082" office:value-type="float" office:value="-1.083127" calcext:value-type="float">
            <text:p>-1,083127</text:p>
          </table:table-cell>
          <table:table-cell table:formula="of:=SQRT(([.B181]*0.0052)^2 +0.037^2)" office:value-type="float" office:value="0.0548625378924453" calcext:value-type="float">
            <text:p>0,0548625379</text:p>
          </table:table-cell>
          <table:table-cell table:number-columns-repeated="1018"/>
        </table:table-row>
        <table:table-row table:style-name="ro2">
          <table:table-cell office:value-type="float" office:value="362444" calcext:value-type="float">
            <text:p>362444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182]/60000" office:value-type="float" office:value="6.04073333333333" calcext:value-type="float">
            <text:p>6,0407333333</text:p>
          </table:table-cell>
          <table:table-cell table:style-name="ce1" table:formula="of:=0.2813*[.B182]+1.1082" office:value-type="float" office:value="-1.102818" calcext:value-type="float">
            <text:p>-1,102818</text:p>
          </table:table-cell>
          <table:table-cell table:formula="of:=SQRT(([.B182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364457" calcext:value-type="float">
            <text:p>364457</text:p>
          </table:table-cell>
          <table:table-cell office:value-type="float" office:value="-7.84" calcext:value-type="float">
            <text:p>-7,84</text:p>
          </table:table-cell>
          <table:table-cell office:value-type="string" calcext:value-type="string">
            <text:p>DC-007.84 <text:s/>mV</text:p>
          </table:table-cell>
          <table:table-cell table:style-name="ce1" table:formula="of:=[.A183]/60000" office:value-type="float" office:value="6.07428333333333" calcext:value-type="float">
            <text:p>6,0742833333</text:p>
          </table:table-cell>
          <table:table-cell table:style-name="ce1" table:formula="of:=0.2813*[.B183]+1.1082" office:value-type="float" office:value="-1.097192" calcext:value-type="float">
            <text:p>-1,097192</text:p>
          </table:table-cell>
          <table:table-cell table:formula="of:=SQRT(([.B183]*0.0052)^2 +0.037^2)" office:value-type="float" office:value="0.0550547892921224" calcext:value-type="float">
            <text:p>0,0550547893</text:p>
          </table:table-cell>
          <table:table-cell table:number-columns-repeated="1018"/>
        </table:table-row>
        <table:table-row table:style-name="ro2">
          <table:table-cell office:value-type="float" office:value="366472" calcext:value-type="float">
            <text:p>366472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184]/60000" office:value-type="float" office:value="6.10786666666667" calcext:value-type="float">
            <text:p>6,1078666667</text:p>
          </table:table-cell>
          <table:table-cell table:style-name="ce1" table:formula="of:=0.2813*[.B184]+1.1082" office:value-type="float" office:value="-1.102818" calcext:value-type="float">
            <text:p>-1,102818</text:p>
          </table:table-cell>
          <table:table-cell table:formula="of:=SQRT(([.B184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368458" calcext:value-type="float">
            <text:p>368458</text:p>
          </table:table-cell>
          <table:table-cell office:value-type="float" office:value="-7.83" calcext:value-type="float">
            <text:p>-7,83</text:p>
          </table:table-cell>
          <table:table-cell office:value-type="string" calcext:value-type="string">
            <text:p>DC-007.83 <text:s/>mV</text:p>
          </table:table-cell>
          <table:table-cell table:style-name="ce1" table:formula="of:=[.A185]/60000" office:value-type="float" office:value="6.14096666666667" calcext:value-type="float">
            <text:p>6,1409666667</text:p>
          </table:table-cell>
          <table:table-cell table:style-name="ce1" table:formula="of:=0.2813*[.B185]+1.1082" office:value-type="float" office:value="-1.094379" calcext:value-type="float">
            <text:p>-1,094379</text:p>
          </table:table-cell>
          <table:table-cell table:formula="of:=SQRT(([.B185]*0.0052)^2 +0.037^2)" office:value-type="float" office:value="0.0550162944590055" calcext:value-type="float">
            <text:p>0,0550162945</text:p>
          </table:table-cell>
          <table:table-cell table:number-columns-repeated="1018"/>
        </table:table-row>
        <table:table-row table:style-name="ro2">
          <table:table-cell office:value-type="float" office:value="370454" calcext:value-type="float">
            <text:p>370454</text:p>
          </table:table-cell>
          <table:table-cell office:value-type="float" office:value="-7.8" calcext:value-type="float">
            <text:p>-7,8</text:p>
          </table:table-cell>
          <table:table-cell office:value-type="string" calcext:value-type="string">
            <text:p>DC-007.80 <text:s/>mV</text:p>
          </table:table-cell>
          <table:table-cell table:style-name="ce1" table:formula="of:=[.A186]/60000" office:value-type="float" office:value="6.17423333333333" calcext:value-type="float">
            <text:p>6,1742333333</text:p>
          </table:table-cell>
          <table:table-cell table:style-name="ce1" table:formula="of:=0.2813*[.B186]+1.1082" office:value-type="float" office:value="-1.08594" calcext:value-type="float">
            <text:p>-1,08594</text:p>
          </table:table-cell>
          <table:table-cell table:formula="of:=SQRT(([.B186]*0.0052)^2 +0.037^2)" office:value-type="float" office:value="0.0549009435255898" calcext:value-type="float">
            <text:p>0,0549009435</text:p>
          </table:table-cell>
          <table:table-cell table:number-columns-repeated="1018"/>
        </table:table-row>
        <table:table-row table:style-name="ro2">
          <table:table-cell office:value-type="float" office:value="372482" calcext:value-type="float">
            <text:p>372482</text:p>
          </table:table-cell>
          <table:table-cell office:value-type="float" office:value="-7.89" calcext:value-type="float">
            <text:p>-7,89</text:p>
          </table:table-cell>
          <table:table-cell office:value-type="string" calcext:value-type="string">
            <text:p>DC-007.89 <text:s/>mV</text:p>
          </table:table-cell>
          <table:table-cell table:style-name="ce1" table:formula="of:=[.A187]/60000" office:value-type="float" office:value="6.20803333333333" calcext:value-type="float">
            <text:p>6,2080333333</text:p>
          </table:table-cell>
          <table:table-cell table:style-name="ce1" table:formula="of:=0.2813*[.B187]+1.1082" office:value-type="float" office:value="-1.111257" calcext:value-type="float">
            <text:p>-1,111257</text:p>
          </table:table-cell>
          <table:table-cell table:formula="of:=SQRT(([.B187]*0.0052)^2 +0.037^2)" office:value-type="float" office:value="0.0552475952779847" calcext:value-type="float">
            <text:p>0,0552475953</text:p>
          </table:table-cell>
          <table:table-cell table:number-columns-repeated="1018"/>
        </table:table-row>
        <table:table-row table:style-name="ro2">
          <table:table-cell office:value-type="float" office:value="374495" calcext:value-type="float">
            <text:p>374495</text:p>
          </table:table-cell>
          <table:table-cell office:value-type="float" office:value="-7.84" calcext:value-type="float">
            <text:p>-7,84</text:p>
          </table:table-cell>
          <table:table-cell office:value-type="string" calcext:value-type="string">
            <text:p>DC-007.84 <text:s/>mV</text:p>
          </table:table-cell>
          <table:table-cell table:style-name="ce1" table:formula="of:=[.A188]/60000" office:value-type="float" office:value="6.24158333333333" calcext:value-type="float">
            <text:p>6,2415833333</text:p>
          </table:table-cell>
          <table:table-cell table:style-name="ce1" table:formula="of:=0.2813*[.B188]+1.1082" office:value-type="float" office:value="-1.097192" calcext:value-type="float">
            <text:p>-1,097192</text:p>
          </table:table-cell>
          <table:table-cell table:formula="of:=SQRT(([.B188]*0.0052)^2 +0.037^2)" office:value-type="float" office:value="0.0550547892921224" calcext:value-type="float">
            <text:p>0,0550547893</text:p>
          </table:table-cell>
          <table:table-cell table:number-columns-repeated="1018"/>
        </table:table-row>
        <table:table-row table:style-name="ro2">
          <table:table-cell office:value-type="float" office:value="376507" calcext:value-type="float">
            <text:p>376507</text:p>
          </table:table-cell>
          <table:table-cell office:value-type="float" office:value="-7.79" calcext:value-type="float">
            <text:p>-7,79</text:p>
          </table:table-cell>
          <table:table-cell office:value-type="string" calcext:value-type="string">
            <text:p>DC-007.79 <text:s/>mV</text:p>
          </table:table-cell>
          <table:table-cell table:style-name="ce1" table:formula="of:=[.A189]/60000" office:value-type="float" office:value="6.27511666666667" calcext:value-type="float">
            <text:p>6,2751166667</text:p>
          </table:table-cell>
          <table:table-cell table:style-name="ce1" table:formula="of:=0.2813*[.B189]+1.1082" office:value-type="float" office:value="-1.083127" calcext:value-type="float">
            <text:p>-1,083127</text:p>
          </table:table-cell>
          <table:table-cell table:formula="of:=SQRT(([.B189]*0.0052)^2 +0.037^2)" office:value-type="float" office:value="0.0548625378924453" calcext:value-type="float">
            <text:p>0,0548625379</text:p>
          </table:table-cell>
          <table:table-cell table:number-columns-repeated="1018"/>
        </table:table-row>
        <table:table-row table:style-name="ro2">
          <table:table-cell office:value-type="float" office:value="378520" calcext:value-type="float">
            <text:p>378520</text:p>
          </table:table-cell>
          <table:table-cell office:value-type="float" office:value="-7.82" calcext:value-type="float">
            <text:p>-7,82</text:p>
          </table:table-cell>
          <table:table-cell office:value-type="string" calcext:value-type="string">
            <text:p>DC-007.82 <text:s/>mV</text:p>
          </table:table-cell>
          <table:table-cell table:style-name="ce1" table:formula="of:=[.A190]/60000" office:value-type="float" office:value="6.30866666666667" calcext:value-type="float">
            <text:p>6,3086666667</text:p>
          </table:table-cell>
          <table:table-cell table:style-name="ce1" table:formula="of:=0.2813*[.B190]+1.1082" office:value-type="float" office:value="-1.091566" calcext:value-type="float">
            <text:p>-1,091566</text:p>
          </table:table-cell>
          <table:table-cell table:formula="of:=SQRT(([.B190]*0.0052)^2 +0.037^2)" office:value-type="float" office:value="0.0549778218557265" calcext:value-type="float">
            <text:p>0,0549778219</text:p>
          </table:table-cell>
          <table:table-cell table:number-columns-repeated="1018"/>
        </table:table-row>
        <table:table-row table:style-name="ro2">
          <table:table-cell office:value-type="float" office:value="380532" calcext:value-type="float">
            <text:p>380532</text:p>
          </table:table-cell>
          <table:table-cell office:value-type="float" office:value="-7.89" calcext:value-type="float">
            <text:p>-7,89</text:p>
          </table:table-cell>
          <table:table-cell office:value-type="string" calcext:value-type="string">
            <text:p>DC-007.89 <text:s/>mV</text:p>
          </table:table-cell>
          <table:table-cell table:style-name="ce1" table:formula="of:=[.A191]/60000" office:value-type="float" office:value="6.3422" calcext:value-type="float">
            <text:p>6,3422</text:p>
          </table:table-cell>
          <table:table-cell table:style-name="ce1" table:formula="of:=0.2813*[.B191]+1.1082" office:value-type="float" office:value="-1.111257" calcext:value-type="float">
            <text:p>-1,111257</text:p>
          </table:table-cell>
          <table:table-cell table:formula="of:=SQRT(([.B191]*0.0052)^2 +0.037^2)" office:value-type="float" office:value="0.0552475952779847" calcext:value-type="float">
            <text:p>0,0552475953</text:p>
          </table:table-cell>
          <table:table-cell table:number-columns-repeated="1018"/>
        </table:table-row>
        <table:table-row table:style-name="ro2">
          <table:table-cell office:value-type="float" office:value="382544" calcext:value-type="float">
            <text:p>382544</text:p>
          </table:table-cell>
          <table:table-cell office:value-type="float" office:value="-7.9" calcext:value-type="float">
            <text:p>-7,9</text:p>
          </table:table-cell>
          <table:table-cell office:value-type="string" calcext:value-type="string">
            <text:p>DC-007.90 <text:s/>mV</text:p>
          </table:table-cell>
          <table:table-cell table:style-name="ce1" table:formula="of:=[.A192]/60000" office:value-type="float" office:value="6.37573333333333" calcext:value-type="float">
            <text:p>6,3757333333</text:p>
          </table:table-cell>
          <table:table-cell table:style-name="ce1" table:formula="of:=0.2813*[.B192]+1.1082" office:value-type="float" office:value="-1.11407" calcext:value-type="float">
            <text:p>-1,11407</text:p>
          </table:table-cell>
          <table:table-cell table:formula="of:=SQRT(([.B192]*0.0052)^2 +0.037^2)" office:value-type="float" office:value="0.0552862225151981" calcext:value-type="float">
            <text:p>0,0552862225</text:p>
          </table:table-cell>
          <table:table-cell table:number-columns-repeated="1018"/>
        </table:table-row>
        <table:table-row table:style-name="ro2">
          <table:table-cell office:value-type="float" office:value="384541" calcext:value-type="float">
            <text:p>384541</text:p>
          </table:table-cell>
          <table:table-cell office:value-type="float" office:value="-7.93" calcext:value-type="float">
            <text:p>-7,93</text:p>
          </table:table-cell>
          <table:table-cell office:value-type="string" calcext:value-type="string">
            <text:p>DC-007.93 <text:s/>mV</text:p>
          </table:table-cell>
          <table:table-cell table:style-name="ce1" table:formula="of:=[.A193]/60000" office:value-type="float" office:value="6.40901666666667" calcext:value-type="float">
            <text:p>6,4090166667</text:p>
          </table:table-cell>
          <table:table-cell table:style-name="ce1" table:formula="of:=0.2813*[.B193]+1.1082" office:value-type="float" office:value="-1.122509" calcext:value-type="float">
            <text:p>-1,122509</text:p>
          </table:table-cell>
          <table:table-cell table:formula="of:=SQRT(([.B193]*0.0052)^2 +0.037^2)" office:value-type="float" office:value="0.0554022354783631" calcext:value-type="float">
            <text:p>0,0554022355</text:p>
          </table:table-cell>
          <table:table-cell table:number-columns-repeated="1018"/>
        </table:table-row>
        <table:table-row table:style-name="ro2">
          <table:table-cell office:value-type="float" office:value="386569" calcext:value-type="float">
            <text:p>386569</text:p>
          </table:table-cell>
          <table:table-cell office:value-type="float" office:value="-7.91" calcext:value-type="float">
            <text:p>-7,91</text:p>
          </table:table-cell>
          <table:table-cell office:value-type="string" calcext:value-type="string">
            <text:p>DC-007.91 <text:s/>mV</text:p>
          </table:table-cell>
          <table:table-cell table:style-name="ce1" table:formula="of:=[.A194]/60000" office:value-type="float" office:value="6.44281666666667" calcext:value-type="float">
            <text:p>6,4428166667</text:p>
          </table:table-cell>
          <table:table-cell table:style-name="ce1" table:formula="of:=0.2813*[.B194]+1.1082" office:value-type="float" office:value="-1.116883" calcext:value-type="float">
            <text:p>-1,116883</text:p>
          </table:table-cell>
          <table:table-cell table:formula="of:=SQRT(([.B194]*0.0052)^2 +0.037^2)" office:value-type="float" office:value="0.0553248716582334" calcext:value-type="float">
            <text:p>0,0553248717</text:p>
          </table:table-cell>
          <table:table-cell table:number-columns-repeated="1018"/>
        </table:table-row>
        <table:table-row table:style-name="ro2">
          <table:table-cell office:value-type="float" office:value="388753" calcext:value-type="float">
            <text:p>388753</text:p>
          </table:table-cell>
          <table:table-cell office:value-type="float" office:value="-7.9" calcext:value-type="float">
            <text:p>-7,9</text:p>
          </table:table-cell>
          <table:table-cell office:value-type="string" calcext:value-type="string">
            <text:p>DC-007.90 <text:s/>mV</text:p>
          </table:table-cell>
          <table:table-cell table:style-name="ce1" table:formula="of:=[.A195]/60000" office:value-type="float" office:value="6.47921666666667" calcext:value-type="float">
            <text:p>6,4792166667</text:p>
          </table:table-cell>
          <table:table-cell table:style-name="ce1" table:formula="of:=0.2813*[.B195]+1.1082" office:value-type="float" office:value="-1.11407" calcext:value-type="float">
            <text:p>-1,11407</text:p>
          </table:table-cell>
          <table:table-cell table:formula="of:=SQRT(([.B195]*0.0052)^2 +0.037^2)" office:value-type="float" office:value="0.0552862225151981" calcext:value-type="float">
            <text:p>0,0552862225</text:p>
          </table:table-cell>
          <table:table-cell table:number-columns-repeated="1018"/>
        </table:table-row>
        <table:table-row table:style-name="ro2">
          <table:table-cell office:value-type="float" office:value="390750" calcext:value-type="float">
            <text:p>390750</text:p>
          </table:table-cell>
          <table:table-cell office:value-type="float" office:value="-7.9" calcext:value-type="float">
            <text:p>-7,9</text:p>
          </table:table-cell>
          <table:table-cell office:value-type="string" calcext:value-type="string">
            <text:p>DC-007.90 <text:s/>mV</text:p>
          </table:table-cell>
          <table:table-cell table:style-name="ce1" table:formula="of:=[.A196]/60000" office:value-type="float" office:value="6.5125" calcext:value-type="float">
            <text:p>6,5125</text:p>
          </table:table-cell>
          <table:table-cell table:style-name="ce1" table:formula="of:=0.2813*[.B196]+1.1082" office:value-type="float" office:value="-1.11407" calcext:value-type="float">
            <text:p>-1,11407</text:p>
          </table:table-cell>
          <table:table-cell table:formula="of:=SQRT(([.B196]*0.0052)^2 +0.037^2)" office:value-type="float" office:value="0.0552862225151981" calcext:value-type="float">
            <text:p>0,0552862225</text:p>
          </table:table-cell>
          <table:table-cell table:number-columns-repeated="1018"/>
        </table:table-row>
        <table:table-row table:style-name="ro2">
          <table:table-cell office:value-type="float" office:value="392762" calcext:value-type="float">
            <text:p>392762</text:p>
          </table:table-cell>
          <table:table-cell office:value-type="float" office:value="-7.89" calcext:value-type="float">
            <text:p>-7,89</text:p>
          </table:table-cell>
          <table:table-cell office:value-type="string" calcext:value-type="string">
            <text:p>DC-007.89 <text:s/>mV</text:p>
          </table:table-cell>
          <table:table-cell table:style-name="ce1" table:formula="of:=[.A197]/60000" office:value-type="float" office:value="6.54603333333333" calcext:value-type="float">
            <text:p>6,5460333333</text:p>
          </table:table-cell>
          <table:table-cell table:style-name="ce1" table:formula="of:=0.2813*[.B197]+1.1082" office:value-type="float" office:value="-1.111257" calcext:value-type="float">
            <text:p>-1,111257</text:p>
          </table:table-cell>
          <table:table-cell table:formula="of:=SQRT(([.B197]*0.0052)^2 +0.037^2)" office:value-type="float" office:value="0.0552475952779847" calcext:value-type="float">
            <text:p>0,0552475953</text:p>
          </table:table-cell>
          <table:table-cell table:number-columns-repeated="1018"/>
        </table:table-row>
        <table:table-row table:style-name="ro2">
          <table:table-cell office:value-type="float" office:value="394775" calcext:value-type="float">
            <text:p>394775</text:p>
          </table:table-cell>
          <table:table-cell office:value-type="float" office:value="-7.9" calcext:value-type="float">
            <text:p>-7,9</text:p>
          </table:table-cell>
          <table:table-cell office:value-type="string" calcext:value-type="string">
            <text:p>DC-007.90 <text:s/>mV</text:p>
          </table:table-cell>
          <table:table-cell table:style-name="ce1" table:formula="of:=[.A198]/60000" office:value-type="float" office:value="6.57958333333333" calcext:value-type="float">
            <text:p>6,5795833333</text:p>
          </table:table-cell>
          <table:table-cell table:style-name="ce1" table:formula="of:=0.2813*[.B198]+1.1082" office:value-type="float" office:value="-1.11407" calcext:value-type="float">
            <text:p>-1,11407</text:p>
          </table:table-cell>
          <table:table-cell table:formula="of:=SQRT(([.B198]*0.0052)^2 +0.037^2)" office:value-type="float" office:value="0.0552862225151981" calcext:value-type="float">
            <text:p>0,0552862225</text:p>
          </table:table-cell>
          <table:table-cell table:number-columns-repeated="1018"/>
        </table:table-row>
        <table:table-row table:style-name="ro2">
          <table:table-cell office:value-type="float" office:value="396787" calcext:value-type="float">
            <text:p>396787</text:p>
          </table:table-cell>
          <table:table-cell office:value-type="float" office:value="-7.88" calcext:value-type="float">
            <text:p>-7,88</text:p>
          </table:table-cell>
          <table:table-cell office:value-type="string" calcext:value-type="string">
            <text:p>DC-007.88 <text:s/>mV</text:p>
          </table:table-cell>
          <table:table-cell table:style-name="ce1" table:formula="of:=[.A199]/60000" office:value-type="float" office:value="6.61311666666667" calcext:value-type="float">
            <text:p>6,6131166667</text:p>
          </table:table-cell>
          <table:table-cell table:style-name="ce1" table:formula="of:=0.2813*[.B199]+1.1082" office:value-type="float" office:value="-1.108444" calcext:value-type="float">
            <text:p>-1,108444</text:p>
          </table:table-cell>
          <table:table-cell table:formula="of:=SQRT(([.B199]*0.0052)^2 +0.037^2)" office:value-type="float" office:value="0.0552089899925728" calcext:value-type="float">
            <text:p>0,05520899</text:p>
          </table:table-cell>
          <table:table-cell table:number-columns-repeated="1018"/>
        </table:table-row>
        <table:table-row table:style-name="ro2">
          <table:table-cell office:value-type="float" office:value="398784" calcext:value-type="float">
            <text:p>398784</text:p>
          </table:table-cell>
          <table:table-cell office:value-type="float" office:value="-7.85" calcext:value-type="float">
            <text:p>-7,85</text:p>
          </table:table-cell>
          <table:table-cell office:value-type="string" calcext:value-type="string">
            <text:p>DC-007.85 <text:s/>mV</text:p>
          </table:table-cell>
          <table:table-cell table:style-name="ce1" table:formula="of:=[.A200]/60000" office:value-type="float" office:value="6.6464" calcext:value-type="float">
            <text:p>6,6464</text:p>
          </table:table-cell>
          <table:table-cell table:style-name="ce1" table:formula="of:=0.2813*[.B200]+1.1082" office:value-type="float" office:value="-1.100005" calcext:value-type="float">
            <text:p>-1,100005</text:p>
          </table:table-cell>
          <table:table-cell table:formula="of:=SQRT(([.B200]*0.0052)^2 +0.037^2)" office:value-type="float" office:value="0.05509330630848" calcext:value-type="float">
            <text:p>0,0550933063</text:p>
          </table:table-cell>
          <table:table-cell table:number-columns-repeated="1018"/>
        </table:table-row>
        <table:table-row table:style-name="ro2">
          <table:table-cell office:value-type="float" office:value="400812" calcext:value-type="float">
            <text:p>400812</text:p>
          </table:table-cell>
          <table:table-cell office:value-type="float" office:value="-7.87" calcext:value-type="float">
            <text:p>-7,87</text:p>
          </table:table-cell>
          <table:table-cell office:value-type="string" calcext:value-type="string">
            <text:p>DC-007.87 <text:s/>mV</text:p>
          </table:table-cell>
          <table:table-cell table:style-name="ce1" table:formula="of:=[.A201]/60000" office:value-type="float" office:value="6.6802" calcext:value-type="float">
            <text:p>6,6802</text:p>
          </table:table-cell>
          <table:table-cell table:style-name="ce1" table:formula="of:=0.2813*[.B201]+1.1082" office:value-type="float" office:value="-1.105631" calcext:value-type="float">
            <text:p>-1,105631</text:p>
          </table:table-cell>
          <table:table-cell table:formula="of:=SQRT(([.B201]*0.0052)^2 +0.037^2)" office:value-type="float" office:value="0.0551704067050443" calcext:value-type="float">
            <text:p>0,0551704067</text:p>
          </table:table-cell>
          <table:table-cell table:number-columns-repeated="1018"/>
        </table:table-row>
        <table:table-row table:style-name="ro2">
          <table:table-cell office:value-type="float" office:value="402824" calcext:value-type="float">
            <text:p>402824</text:p>
          </table:table-cell>
          <table:table-cell office:value-type="float" office:value="-7.91" calcext:value-type="float">
            <text:p>-7,91</text:p>
          </table:table-cell>
          <table:table-cell office:value-type="string" calcext:value-type="string">
            <text:p>DC-007.91 <text:s/>mV</text:p>
          </table:table-cell>
          <table:table-cell table:style-name="ce1" table:formula="of:=[.A202]/60000" office:value-type="float" office:value="6.71373333333333" calcext:value-type="float">
            <text:p>6,7137333333</text:p>
          </table:table-cell>
          <table:table-cell table:style-name="ce1" table:formula="of:=0.2813*[.B202]+1.1082" office:value-type="float" office:value="-1.116883" calcext:value-type="float">
            <text:p>-1,116883</text:p>
          </table:table-cell>
          <table:table-cell table:formula="of:=SQRT(([.B202]*0.0052)^2 +0.037^2)" office:value-type="float" office:value="0.0553248716582334" calcext:value-type="float">
            <text:p>0,0553248717</text:p>
          </table:table-cell>
          <table:table-cell table:number-columns-repeated="1018"/>
        </table:table-row>
        <table:table-row table:style-name="ro2">
          <table:table-cell office:value-type="float" office:value="404837" calcext:value-type="float">
            <text:p>404837</text:p>
          </table:table-cell>
          <table:table-cell office:value-type="float" office:value="-7.89" calcext:value-type="float">
            <text:p>-7,89</text:p>
          </table:table-cell>
          <table:table-cell office:value-type="string" calcext:value-type="string">
            <text:p>DC-007.89 <text:s/>mV</text:p>
          </table:table-cell>
          <table:table-cell table:style-name="ce1" table:formula="of:=[.A203]/60000" office:value-type="float" office:value="6.74728333333333" calcext:value-type="float">
            <text:p>6,7472833333</text:p>
          </table:table-cell>
          <table:table-cell table:style-name="ce1" table:formula="of:=0.2813*[.B203]+1.1082" office:value-type="float" office:value="-1.111257" calcext:value-type="float">
            <text:p>-1,111257</text:p>
          </table:table-cell>
          <table:table-cell table:formula="of:=SQRT(([.B203]*0.0052)^2 +0.037^2)" office:value-type="float" office:value="0.0552475952779847" calcext:value-type="float">
            <text:p>0,0552475953</text:p>
          </table:table-cell>
          <table:table-cell table:number-columns-repeated="1018"/>
        </table:table-row>
        <table:table-row table:style-name="ro2">
          <table:table-cell office:value-type="float" office:value="406849" calcext:value-type="float">
            <text:p>406849</text:p>
          </table:table-cell>
          <table:table-cell office:value-type="float" office:value="-7.95" calcext:value-type="float">
            <text:p>-7,95</text:p>
          </table:table-cell>
          <table:table-cell office:value-type="string" calcext:value-type="string">
            <text:p>DC-007.95 <text:s/>mV</text:p>
          </table:table-cell>
          <table:table-cell table:style-name="ce1" table:formula="of:=[.A204]/60000" office:value-type="float" office:value="6.78081666666667" calcext:value-type="float">
            <text:p>6,7808166667</text:p>
          </table:table-cell>
          <table:table-cell table:style-name="ce1" table:formula="of:=0.2813*[.B204]+1.1082" office:value-type="float" office:value="-1.128135" calcext:value-type="float">
            <text:p>-1,128135</text:p>
          </table:table-cell>
          <table:table-cell table:formula="of:=SQRT(([.B204]*0.0052)^2 +0.037^2)" office:value-type="float" office:value="0.0554796863725815" calcext:value-type="float">
            <text:p>0,0554796864</text:p>
          </table:table-cell>
          <table:table-cell table:number-columns-repeated="1018"/>
        </table:table-row>
        <table:table-row table:style-name="ro2">
          <table:table-cell office:value-type="float" office:value="408862" calcext:value-type="float">
            <text:p>408862</text:p>
          </table:table-cell>
          <table:table-cell office:value-type="float" office:value="-7.85" calcext:value-type="float">
            <text:p>-7,85</text:p>
          </table:table-cell>
          <table:table-cell office:value-type="string" calcext:value-type="string">
            <text:p>DC-007.85 <text:s/>mV</text:p>
          </table:table-cell>
          <table:table-cell table:style-name="ce1" table:formula="of:=[.A205]/60000" office:value-type="float" office:value="6.81436666666667" calcext:value-type="float">
            <text:p>6,8143666667</text:p>
          </table:table-cell>
          <table:table-cell table:style-name="ce1" table:formula="of:=0.2813*[.B205]+1.1082" office:value-type="float" office:value="-1.100005" calcext:value-type="float">
            <text:p>-1,100005</text:p>
          </table:table-cell>
          <table:table-cell table:formula="of:=SQRT(([.B205]*0.0052)^2 +0.037^2)" office:value-type="float" office:value="0.05509330630848" calcext:value-type="float">
            <text:p>0,0550933063</text:p>
          </table:table-cell>
          <table:table-cell table:number-columns-repeated="1018"/>
        </table:table-row>
        <table:table-row table:style-name="ro2">
          <table:table-cell office:value-type="float" office:value="410874" calcext:value-type="float">
            <text:p>410874</text:p>
          </table:table-cell>
          <table:table-cell office:value-type="float" office:value="-7.82" calcext:value-type="float">
            <text:p>-7,82</text:p>
          </table:table-cell>
          <table:table-cell office:value-type="string" calcext:value-type="string">
            <text:p>DC-007.82 <text:s/>mV</text:p>
          </table:table-cell>
          <table:table-cell table:style-name="ce1" table:formula="of:=[.A206]/60000" office:value-type="float" office:value="6.8479" calcext:value-type="float">
            <text:p>6,8479</text:p>
          </table:table-cell>
          <table:table-cell table:style-name="ce1" table:formula="of:=0.2813*[.B206]+1.1082" office:value-type="float" office:value="-1.091566" calcext:value-type="float">
            <text:p>-1,091566</text:p>
          </table:table-cell>
          <table:table-cell table:formula="of:=SQRT(([.B206]*0.0052)^2 +0.037^2)" office:value-type="float" office:value="0.0549778218557265" calcext:value-type="float">
            <text:p>0,0549778219</text:p>
          </table:table-cell>
          <table:table-cell table:number-columns-repeated="1018"/>
        </table:table-row>
        <table:table-row table:style-name="ro2">
          <table:table-cell office:value-type="float" office:value="412871" calcext:value-type="float">
            <text:p>412871</text:p>
          </table:table-cell>
          <table:table-cell office:value-type="float" office:value="-7.84" calcext:value-type="float">
            <text:p>-7,84</text:p>
          </table:table-cell>
          <table:table-cell office:value-type="string" calcext:value-type="string">
            <text:p>DC-007.84 <text:s/>mV</text:p>
          </table:table-cell>
          <table:table-cell table:style-name="ce1" table:formula="of:=[.A207]/60000" office:value-type="float" office:value="6.88118333333333" calcext:value-type="float">
            <text:p>6,8811833333</text:p>
          </table:table-cell>
          <table:table-cell table:style-name="ce1" table:formula="of:=0.2813*[.B207]+1.1082" office:value-type="float" office:value="-1.097192" calcext:value-type="float">
            <text:p>-1,097192</text:p>
          </table:table-cell>
          <table:table-cell table:formula="of:=SQRT(([.B207]*0.0052)^2 +0.037^2)" office:value-type="float" office:value="0.0550547892921224" calcext:value-type="float">
            <text:p>0,0550547893</text:p>
          </table:table-cell>
          <table:table-cell table:number-columns-repeated="1018"/>
        </table:table-row>
        <table:table-row table:style-name="ro2">
          <table:table-cell office:value-type="float" office:value="414899" calcext:value-type="float">
            <text:p>414899</text:p>
          </table:table-cell>
          <table:table-cell office:value-type="float" office:value="-7.86" calcext:value-type="float">
            <text:p>-7,86</text:p>
          </table:table-cell>
          <table:table-cell office:value-type="string" calcext:value-type="string">
            <text:p>DC-007.86 <text:s/>mV</text:p>
          </table:table-cell>
          <table:table-cell table:style-name="ce1" table:formula="of:=[.A208]/60000" office:value-type="float" office:value="6.91498333333333" calcext:value-type="float">
            <text:p>6,9149833333</text:p>
          </table:table-cell>
          <table:table-cell table:style-name="ce1" table:formula="of:=0.2813*[.B208]+1.1082" office:value-type="float" office:value="-1.102818" calcext:value-type="float">
            <text:p>-1,102818</text:p>
          </table:table-cell>
          <table:table-cell table:formula="of:=SQRT(([.B208]*0.0052)^2 +0.037^2)" office:value-type="float" office:value="0.0551318454615842" calcext:value-type="float">
            <text:p>0,0551318455</text:p>
          </table:table-cell>
          <table:table-cell table:number-columns-repeated="1018"/>
        </table:table-row>
        <table:table-row table:style-name="ro2">
          <table:table-cell office:value-type="float" office:value="416927" calcext:value-type="float">
            <text:p>416927</text:p>
          </table:table-cell>
          <table:table-cell office:value-type="float" office:value="-7.85" calcext:value-type="float">
            <text:p>-7,85</text:p>
          </table:table-cell>
          <table:table-cell office:value-type="string" calcext:value-type="string">
            <text:p>DC-007.85 <text:s/>mV</text:p>
          </table:table-cell>
          <table:table-cell table:style-name="ce1" table:formula="of:=[.A209]/60000" office:value-type="float" office:value="6.94878333333333" calcext:value-type="float">
            <text:p>6,9487833333</text:p>
          </table:table-cell>
          <table:table-cell table:style-name="ce1" table:formula="of:=0.2813*[.B209]+1.1082" office:value-type="float" office:value="-1.100005" calcext:value-type="float">
            <text:p>-1,100005</text:p>
          </table:table-cell>
          <table:table-cell table:formula="of:=SQRT(([.B209]*0.0052)^2 +0.037^2)" office:value-type="float" office:value="0.05509330630848" calcext:value-type="float">
            <text:p>0,0550933063</text:p>
          </table:table-cell>
          <table:table-cell table:number-columns-repeated="1018"/>
        </table:table-row>
        <table:table-row table:style-name="ro2">
          <table:table-cell office:value-type="float" office:value="418908" calcext:value-type="float">
            <text:p>418908</text:p>
          </table:table-cell>
          <table:table-cell office:value-type="float" office:value="-7.8" calcext:value-type="float">
            <text:p>-7,8</text:p>
          </table:table-cell>
          <table:table-cell office:value-type="string" calcext:value-type="string">
            <text:p>DC-007.80 <text:s/>mV</text:p>
          </table:table-cell>
          <table:table-cell table:style-name="ce1" table:formula="of:=[.A210]/60000" office:value-type="float" office:value="6.9818" calcext:value-type="float">
            <text:p>6,9818</text:p>
          </table:table-cell>
          <table:table-cell table:style-name="ce1" table:formula="of:=0.2813*[.B210]+1.1082" office:value-type="float" office:value="-1.08594" calcext:value-type="float">
            <text:p>-1,08594</text:p>
          </table:table-cell>
          <table:table-cell table:formula="of:=SQRT(([.B210]*0.0052)^2 +0.037^2)" office:value-type="float" office:value="0.0549009435255898" calcext:value-type="float">
            <text:p>0,0549009435</text:p>
          </table:table-cell>
          <table:table-cell table:number-columns-repeated="1018"/>
        </table:table-row>
        <table:table-row table:style-name="ro2">
          <table:table-cell office:value-type="float" office:value="420936" calcext:value-type="float">
            <text:p>420936</text:p>
          </table:table-cell>
          <table:table-cell office:value-type="float" office:value="-7.79" calcext:value-type="float">
            <text:p>-7,79</text:p>
          </table:table-cell>
          <table:table-cell office:value-type="string" calcext:value-type="string">
            <text:p>DC-007.79 <text:s/>mV</text:p>
          </table:table-cell>
          <table:table-cell table:style-name="ce1" table:formula="of:=[.A211]/60000" office:value-type="float" office:value="7.0156" calcext:value-type="float">
            <text:p>7,0156</text:p>
          </table:table-cell>
          <table:table-cell table:style-name="ce1" table:formula="of:=0.2813*[.B211]+1.1082" office:value-type="float" office:value="-1.083127" calcext:value-type="float">
            <text:p>-1,083127</text:p>
          </table:table-cell>
          <table:table-cell table:formula="of:=SQRT(([.B211]*0.0052)^2 +0.037^2)" office:value-type="float" office:value="0.0548625378924453" calcext:value-type="float">
            <text:p>0,0548625379</text:p>
          </table:table-cell>
          <table:table-cell table:number-columns-repeated="1018"/>
        </table:table-row>
        <table:table-row table:style-name="ro2">
          <table:table-cell office:value-type="float" office:value="422948" calcext:value-type="float">
            <text:p>422948</text:p>
          </table:table-cell>
          <table:table-cell office:value-type="float" office:value="-7.82" calcext:value-type="float">
            <text:p>-7,82</text:p>
          </table:table-cell>
          <table:table-cell office:value-type="string" calcext:value-type="string">
            <text:p>DC-007.82 <text:s/>mV</text:p>
          </table:table-cell>
          <table:table-cell table:style-name="ce1" table:formula="of:=[.A212]/60000" office:value-type="float" office:value="7.04913333333333" calcext:value-type="float">
            <text:p>7,0491333333</text:p>
          </table:table-cell>
          <table:table-cell table:style-name="ce1" table:formula="of:=0.2813*[.B212]+1.1082" office:value-type="float" office:value="-1.091566" calcext:value-type="float">
            <text:p>-1,091566</text:p>
          </table:table-cell>
          <table:table-cell table:formula="of:=SQRT(([.B212]*0.0052)^2 +0.037^2)" office:value-type="float" office:value="0.0549778218557265" calcext:value-type="float">
            <text:p>0,0549778219</text:p>
          </table:table-cell>
          <table:table-cell table:number-columns-repeated="1018"/>
        </table:table-row>
        <table:table-row table:style-name="ro2">
          <table:table-cell office:value-type="float" office:value="424976" calcext:value-type="float">
            <text:p>424976</text:p>
          </table:table-cell>
          <table:table-cell office:value-type="float" office:value="-7.85" calcext:value-type="float">
            <text:p>-7,85</text:p>
          </table:table-cell>
          <table:table-cell office:value-type="string" calcext:value-type="string">
            <text:p>DC-007.85 <text:s/>mV</text:p>
          </table:table-cell>
          <table:table-cell table:style-name="ce1" table:formula="of:=[.A213]/60000" office:value-type="float" office:value="7.08293333333333" calcext:value-type="float">
            <text:p>7,0829333333</text:p>
          </table:table-cell>
          <table:table-cell table:style-name="ce1" table:formula="of:=0.2813*[.B213]+1.1082" office:value-type="float" office:value="-1.100005" calcext:value-type="float">
            <text:p>-1,100005</text:p>
          </table:table-cell>
          <table:table-cell table:formula="of:=SQRT(([.B213]*0.0052)^2 +0.037^2)" office:value-type="float" office:value="0.05509330630848" calcext:value-type="float">
            <text:p>0,0550933063</text:p>
          </table:table-cell>
          <table:table-cell table:number-columns-repeated="1018"/>
        </table:table-row>
        <table:table-row table:style-name="ro2">
          <table:table-cell office:value-type="float" office:value="426975" calcext:value-type="float">
            <text:p>426975</text:p>
          </table:table-cell>
          <table:table-cell office:value-type="float" office:value="-7.77" calcext:value-type="float">
            <text:p>-7,77</text:p>
          </table:table-cell>
          <table:table-cell office:value-type="string" calcext:value-type="string">
            <text:p>DC-007.77 <text:s/>mV</text:p>
          </table:table-cell>
          <table:table-cell table:style-name="ce1" table:formula="of:=[.A214]/60000" office:value-type="float" office:value="7.11625" calcext:value-type="float">
            <text:p>7,11625</text:p>
          </table:table-cell>
          <table:table-cell table:style-name="ce1" table:formula="of:=0.2813*[.B214]+1.1082" office:value-type="float" office:value="-1.077501" calcext:value-type="float">
            <text:p>-1,077501</text:p>
          </table:table-cell>
          <table:table-cell table:formula="of:=SQRT(([.B214]*0.0052)^2 +0.037^2)" office:value-type="float" office:value="0.0547857939250678" calcext:value-type="float">
            <text:p>0,0547857939</text:p>
          </table:table-cell>
          <table:table-cell table:number-columns-repeated="1018"/>
        </table:table-row>
        <table:table-row table:style-name="ro2">
          <table:table-cell office:value-type="float" office:value="428988" calcext:value-type="float">
            <text:p>428988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DC-007.75 <text:s/>mV</text:p>
          </table:table-cell>
          <table:table-cell table:style-name="ce1" table:formula="of:=[.A215]/60000" office:value-type="float" office:value="7.1498" calcext:value-type="float">
            <text:p>7,1498</text:p>
          </table:table-cell>
          <table:table-cell table:style-name="ce1" table:formula="of:=0.2813*[.B215]+1.1082" office:value-type="float" office:value="-1.071875" calcext:value-type="float">
            <text:p>-1,071875</text:p>
          </table:table-cell>
          <table:table-cell table:formula="of:=SQRT(([.B215]*0.0052)^2 +0.037^2)" office:value-type="float" office:value="0.0547091400042077" calcext:value-type="float">
            <text:p>0,05470914</text:p>
          </table:table-cell>
          <table:table-cell table:number-columns-repeated="1018"/>
        </table:table-row>
        <table:table-row table:style-name="ro2">
          <table:table-cell office:value-type="float" office:value="431016" calcext:value-type="float">
            <text:p>431016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DC-007.75 <text:s/>mV</text:p>
          </table:table-cell>
          <table:table-cell table:style-name="ce1" table:formula="of:=[.A216]/60000" office:value-type="float" office:value="7.1836" calcext:value-type="float">
            <text:p>7,1836</text:p>
          </table:table-cell>
          <table:table-cell table:style-name="ce1" table:formula="of:=0.2813*[.B216]+1.1082" office:value-type="float" office:value="-1.071875" calcext:value-type="float">
            <text:p>-1,071875</text:p>
          </table:table-cell>
          <table:table-cell table:formula="of:=SQRT(([.B216]*0.0052)^2 +0.037^2)" office:value-type="float" office:value="0.0547091400042077" calcext:value-type="float">
            <text:p>0,05470914</text:p>
          </table:table-cell>
          <table:table-cell table:number-columns-repeated="1018"/>
        </table:table-row>
        <table:table-row table:style-name="ro2">
          <table:table-cell office:value-type="float" office:value="433075" calcext:value-type="float">
            <text:p>433075</text:p>
          </table:table-cell>
          <table:table-cell office:value-type="float" office:value="-7.79" calcext:value-type="float">
            <text:p>-7,79</text:p>
          </table:table-cell>
          <table:table-cell office:value-type="string" calcext:value-type="string">
            <text:p>DC-007.79 <text:s/>mV</text:p>
          </table:table-cell>
          <table:table-cell table:style-name="ce1" table:formula="of:=[.A217]/60000" office:value-type="float" office:value="7.21791666666667" calcext:value-type="float">
            <text:p>7,2179166667</text:p>
          </table:table-cell>
          <table:table-cell table:style-name="ce1" table:formula="of:=0.2813*[.B217]+1.1082" office:value-type="float" office:value="-1.083127" calcext:value-type="float">
            <text:p>-1,083127</text:p>
          </table:table-cell>
          <table:table-cell table:formula="of:=SQRT(([.B217]*0.0052)^2 +0.037^2)" office:value-type="float" office:value="0.0548625378924453" calcext:value-type="float">
            <text:p>0,0548625379</text:p>
          </table:table-cell>
          <table:table-cell table:number-columns-repeated="1018"/>
        </table:table-row>
        <table:table-row table:style-name="ro2">
          <table:table-cell office:value-type="float" office:value="435072" calcext:value-type="float">
            <text:p>435072</text:p>
          </table:table-cell>
          <table:table-cell office:value-type="float" office:value="-7.77" calcext:value-type="float">
            <text:p>-7,77</text:p>
          </table:table-cell>
          <table:table-cell office:value-type="string" calcext:value-type="string">
            <text:p>DC-007.77 <text:s/>mV</text:p>
          </table:table-cell>
          <table:table-cell table:style-name="ce1" table:formula="of:=[.A218]/60000" office:value-type="float" office:value="7.2512" calcext:value-type="float">
            <text:p>7,2512</text:p>
          </table:table-cell>
          <table:table-cell table:style-name="ce1" table:formula="of:=0.2813*[.B218]+1.1082" office:value-type="float" office:value="-1.077501" calcext:value-type="float">
            <text:p>-1,077501</text:p>
          </table:table-cell>
          <table:table-cell table:formula="of:=SQRT(([.B218]*0.0052)^2 +0.037^2)" office:value-type="float" office:value="0.0547857939250678" calcext:value-type="float">
            <text:p>0,0547857939</text:p>
          </table:table-cell>
          <table:table-cell table:number-columns-repeated="1018"/>
        </table:table-row>
        <table:table-row table:style-name="ro2">
          <table:table-cell office:value-type="float" office:value="437084" calcext:value-type="float">
            <text:p>437084</text:p>
          </table:table-cell>
          <table:table-cell office:value-type="float" office:value="-7.76" calcext:value-type="float">
            <text:p>-7,76</text:p>
          </table:table-cell>
          <table:table-cell office:value-type="string" calcext:value-type="string">
            <text:p>DC-007.76 <text:s/>mV</text:p>
          </table:table-cell>
          <table:table-cell table:style-name="ce1" table:formula="of:=[.A219]/60000" office:value-type="float" office:value="7.28473333333333" calcext:value-type="float">
            <text:p>7,2847333333</text:p>
          </table:table-cell>
          <table:table-cell table:style-name="ce1" table:formula="of:=0.2813*[.B219]+1.1082" office:value-type="float" office:value="-1.074688" calcext:value-type="float">
            <text:p>-1,074688</text:p>
          </table:table-cell>
          <table:table-cell table:formula="of:=SQRT(([.B219]*0.0052)^2 +0.037^2)" office:value-type="float" office:value="0.0547474556851732" calcext:value-type="float">
            <text:p>0,0547474557</text:p>
          </table:table-cell>
          <table:table-cell table:number-columns-repeated="1018"/>
        </table:table-row>
        <table:table-row table:style-name="ro2">
          <table:table-cell office:value-type="float" office:value="439096" calcext:value-type="float">
            <text:p>439096</text:p>
          </table:table-cell>
          <table:table-cell office:value-type="float" office:value="-7.76" calcext:value-type="float">
            <text:p>-7,76</text:p>
          </table:table-cell>
          <table:table-cell office:value-type="string" calcext:value-type="string">
            <text:p>DC-007.76 <text:s/>mV</text:p>
          </table:table-cell>
          <table:table-cell table:style-name="ce1" table:formula="of:=[.A220]/60000" office:value-type="float" office:value="7.31826666666667" calcext:value-type="float">
            <text:p>7,3182666667</text:p>
          </table:table-cell>
          <table:table-cell table:style-name="ce1" table:formula="of:=0.2813*[.B220]+1.1082" office:value-type="float" office:value="-1.074688" calcext:value-type="float">
            <text:p>-1,074688</text:p>
          </table:table-cell>
          <table:table-cell table:formula="of:=SQRT(([.B220]*0.0052)^2 +0.037^2)" office:value-type="float" office:value="0.0547474556851732" calcext:value-type="float">
            <text:p>0,0547474557</text:p>
          </table:table-cell>
          <table:table-cell table:number-columns-repeated="1018"/>
        </table:table-row>
        <table:table-row table:style-name="ro2">
          <table:table-cell office:value-type="float" office:value="441109" calcext:value-type="float">
            <text:p>441109</text:p>
          </table:table-cell>
          <table:table-cell office:value-type="float" office:value="-7.76" calcext:value-type="float">
            <text:p>-7,76</text:p>
          </table:table-cell>
          <table:table-cell office:value-type="string" calcext:value-type="string">
            <text:p>DC-007.76 <text:s/>mV</text:p>
          </table:table-cell>
          <table:table-cell table:style-name="ce1" table:formula="of:=[.A221]/60000" office:value-type="float" office:value="7.35181666666667" calcext:value-type="float">
            <text:p>7,3518166667</text:p>
          </table:table-cell>
          <table:table-cell table:style-name="ce1" table:formula="of:=0.2813*[.B221]+1.1082" office:value-type="float" office:value="-1.074688" calcext:value-type="float">
            <text:p>-1,074688</text:p>
          </table:table-cell>
          <table:table-cell table:formula="of:=SQRT(([.B221]*0.0052)^2 +0.037^2)" office:value-type="float" office:value="0.0547474556851732" calcext:value-type="float">
            <text:p>0,0547474557</text:p>
          </table:table-cell>
          <table:table-cell table:number-columns-repeated="1018"/>
        </table:table-row>
        <table:table-row table:style-name="ro2">
          <table:table-cell office:value-type="float" office:value="443121" calcext:value-type="float">
            <text:p>443121</text:p>
          </table:table-cell>
          <table:table-cell office:value-type="float" office:value="-7.73" calcext:value-type="float">
            <text:p>-7,73</text:p>
          </table:table-cell>
          <table:table-cell office:value-type="string" calcext:value-type="string">
            <text:p>DC-007.73 <text:s/>mV</text:p>
          </table:table-cell>
          <table:table-cell table:style-name="ce1" table:formula="of:=[.A222]/60000" office:value-type="float" office:value="7.38535" calcext:value-type="float">
            <text:p>7,38535</text:p>
          </table:table-cell>
          <table:table-cell table:style-name="ce1" table:formula="of:=0.2813*[.B222]+1.1082" office:value-type="float" office:value="-1.066249" calcext:value-type="float">
            <text:p>-1,066249</text:p>
          </table:table-cell>
          <table:table-cell table:formula="of:=SQRT(([.B222]*0.0052)^2 +0.037^2)" office:value-type="float" office:value="0.0546325765088926" calcext:value-type="float">
            <text:p>0,0546325765</text:p>
          </table:table-cell>
          <table:table-cell table:number-columns-repeated="1018"/>
        </table:table-row>
        <table:table-row table:style-name="ro2">
          <table:table-cell office:value-type="float" office:value="445212" calcext:value-type="float">
            <text:p>445212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DC-007.75 <text:s/>mV</text:p>
          </table:table-cell>
          <table:table-cell table:style-name="ce1" table:formula="of:=[.A223]/60000" office:value-type="float" office:value="7.4202" calcext:value-type="float">
            <text:p>7,4202</text:p>
          </table:table-cell>
          <table:table-cell table:style-name="ce1" table:formula="of:=0.2813*[.B223]+1.1082" office:value-type="float" office:value="-1.071875" calcext:value-type="float">
            <text:p>-1,071875</text:p>
          </table:table-cell>
          <table:table-cell table:formula="of:=SQRT(([.B223]*0.0052)^2 +0.037^2)" office:value-type="float" office:value="0.0547091400042077" calcext:value-type="float">
            <text:p>0,05470914</text:p>
          </table:table-cell>
          <table:table-cell table:number-columns-repeated="1018"/>
        </table:table-row>
        <table:table-row table:style-name="ro2">
          <table:table-cell office:value-type="float" office:value="447240" calcext:value-type="float">
            <text:p>447240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224]/60000" office:value-type="float" office:value="7.454" calcext:value-type="float">
            <text:p>7,454</text:p>
          </table:table-cell>
          <table:table-cell table:style-name="ce1" table:formula="of:=0.2813*[.B224]+1.1082" office:value-type="float" office:value="-1.05781" calcext:value-type="float">
            <text:p>-1,05781</text:p>
          </table:table-cell>
          <table:table-cell table:formula="of:=SQRT(([.B224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449236" calcext:value-type="float">
            <text:p>449236</text:p>
          </table:table-cell>
          <table:table-cell office:value-type="float" office:value="-7.69" calcext:value-type="float">
            <text:p>-7,69</text:p>
          </table:table-cell>
          <table:table-cell office:value-type="string" calcext:value-type="string">
            <text:p>DC-007.69 <text:s/>mV</text:p>
          </table:table-cell>
          <table:table-cell table:style-name="ce1" table:formula="of:=[.A225]/60000" office:value-type="float" office:value="7.48726666666667" calcext:value-type="float">
            <text:p>7,4872666667</text:p>
          </table:table-cell>
          <table:table-cell table:style-name="ce1" table:formula="of:=0.2813*[.B225]+1.1082" office:value-type="float" office:value="-1.054997" calcext:value-type="float">
            <text:p>-1,054997</text:p>
          </table:table-cell>
          <table:table-cell table:formula="of:=SQRT(([.B225]*0.0052)^2 +0.037^2)" office:value-type="float" office:value="0.0544797223194098" calcext:value-type="float">
            <text:p>0,0544797223</text:p>
          </table:table-cell>
          <table:table-cell table:number-columns-repeated="1018"/>
        </table:table-row>
        <table:table-row table:style-name="ro2">
          <table:table-cell office:value-type="float" office:value="451249" calcext:value-type="float">
            <text:p>451249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26]/60000" office:value-type="float" office:value="7.52081666666667" calcext:value-type="float">
            <text:p>7,5208166667</text:p>
          </table:table-cell>
          <table:table-cell table:style-name="ce1" table:formula="of:=0.2813*[.B226]+1.1082" office:value-type="float" office:value="-1.060623" calcext:value-type="float">
            <text:p>-1,060623</text:p>
          </table:table-cell>
          <table:table-cell table:formula="of:=SQRT(([.B226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53261" calcext:value-type="float">
            <text:p>453261</text:p>
          </table:table-cell>
          <table:table-cell office:value-type="float" office:value="-7.74" calcext:value-type="float">
            <text:p>-7,74</text:p>
          </table:table-cell>
          <table:table-cell office:value-type="string" calcext:value-type="string">
            <text:p>DC-007.74 <text:s/>mV</text:p>
          </table:table-cell>
          <table:table-cell table:style-name="ce1" table:formula="of:=[.A227]/60000" office:value-type="float" office:value="7.55435" calcext:value-type="float">
            <text:p>7,55435</text:p>
          </table:table-cell>
          <table:table-cell table:style-name="ce1" table:formula="of:=0.2813*[.B227]+1.1082" office:value-type="float" office:value="-1.069062" calcext:value-type="float">
            <text:p>-1,069062</text:p>
          </table:table-cell>
          <table:table-cell table:formula="of:=SQRT(([.B227]*0.0052)^2 +0.037^2)" office:value-type="float" office:value="0.0546708469296023" calcext:value-type="float">
            <text:p>0,0546708469</text:p>
          </table:table-cell>
          <table:table-cell table:number-columns-repeated="1018"/>
        </table:table-row>
        <table:table-row table:style-name="ro2">
          <table:table-cell office:value-type="float" office:value="455274" calcext:value-type="float">
            <text:p>455274</text:p>
          </table:table-cell>
          <table:table-cell office:value-type="float" office:value="-7.73" calcext:value-type="float">
            <text:p>-7,73</text:p>
          </table:table-cell>
          <table:table-cell office:value-type="string" calcext:value-type="string">
            <text:p>DC-007.73 <text:s/>mV</text:p>
          </table:table-cell>
          <table:table-cell table:style-name="ce1" table:formula="of:=[.A228]/60000" office:value-type="float" office:value="7.5879" calcext:value-type="float">
            <text:p>7,5879</text:p>
          </table:table-cell>
          <table:table-cell table:style-name="ce1" table:formula="of:=0.2813*[.B228]+1.1082" office:value-type="float" office:value="-1.066249" calcext:value-type="float">
            <text:p>-1,066249</text:p>
          </table:table-cell>
          <table:table-cell table:formula="of:=SQRT(([.B228]*0.0052)^2 +0.037^2)" office:value-type="float" office:value="0.0546325765088926" calcext:value-type="float">
            <text:p>0,0546325765</text:p>
          </table:table-cell>
          <table:table-cell table:number-columns-repeated="1018"/>
        </table:table-row>
        <table:table-row table:style-name="ro2">
          <table:table-cell office:value-type="float" office:value="457286" calcext:value-type="float">
            <text:p>457286</text:p>
          </table:table-cell>
          <table:table-cell office:value-type="float" office:value="-7.74" calcext:value-type="float">
            <text:p>-7,74</text:p>
          </table:table-cell>
          <table:table-cell office:value-type="string" calcext:value-type="string">
            <text:p>DC-007.74 <text:s/>mV</text:p>
          </table:table-cell>
          <table:table-cell table:style-name="ce1" table:formula="of:=[.A229]/60000" office:value-type="float" office:value="7.62143333333333" calcext:value-type="float">
            <text:p>7,6214333333</text:p>
          </table:table-cell>
          <table:table-cell table:style-name="ce1" table:formula="of:=0.2813*[.B229]+1.1082" office:value-type="float" office:value="-1.069062" calcext:value-type="float">
            <text:p>-1,069062</text:p>
          </table:table-cell>
          <table:table-cell table:formula="of:=SQRT(([.B229]*0.0052)^2 +0.037^2)" office:value-type="float" office:value="0.0546708469296023" calcext:value-type="float">
            <text:p>0,0546708469</text:p>
          </table:table-cell>
          <table:table-cell table:number-columns-repeated="1018"/>
        </table:table-row>
        <table:table-row table:style-name="ro2">
          <table:table-cell office:value-type="float" office:value="459330" calcext:value-type="float">
            <text:p>459330</text:p>
          </table:table-cell>
          <table:table-cell office:value-type="float" office:value="-7.76" calcext:value-type="float">
            <text:p>-7,76</text:p>
          </table:table-cell>
          <table:table-cell office:value-type="string" calcext:value-type="string">
            <text:p>DC-007.76 <text:s/>mV</text:p>
          </table:table-cell>
          <table:table-cell table:style-name="ce1" table:formula="of:=[.A230]/60000" office:value-type="float" office:value="7.6555" calcext:value-type="float">
            <text:p>7,6555</text:p>
          </table:table-cell>
          <table:table-cell table:style-name="ce1" table:formula="of:=0.2813*[.B230]+1.1082" office:value-type="float" office:value="-1.074688" calcext:value-type="float">
            <text:p>-1,074688</text:p>
          </table:table-cell>
          <table:table-cell table:formula="of:=SQRT(([.B230]*0.0052)^2 +0.037^2)" office:value-type="float" office:value="0.0547474556851732" calcext:value-type="float">
            <text:p>0,0547474557</text:p>
          </table:table-cell>
          <table:table-cell table:number-columns-repeated="1018"/>
        </table:table-row>
        <table:table-row table:style-name="ro2">
          <table:table-cell office:value-type="float" office:value="461373" calcext:value-type="float">
            <text:p>461373</text:p>
          </table:table-cell>
          <table:table-cell office:value-type="float" office:value="-7.67" calcext:value-type="float">
            <text:p>-7,67</text:p>
          </table:table-cell>
          <table:table-cell office:value-type="string" calcext:value-type="string">
            <text:p>DC-007.67 <text:s/>mV</text:p>
          </table:table-cell>
          <table:table-cell table:style-name="ce1" table:formula="of:=[.A231]/60000" office:value-type="float" office:value="7.68955" calcext:value-type="float">
            <text:p>7,68955</text:p>
          </table:table-cell>
          <table:table-cell table:style-name="ce1" table:formula="of:=0.2813*[.B231]+1.1082" office:value-type="float" office:value="-1.049371" calcext:value-type="float">
            <text:p>-1,049371</text:p>
          </table:table-cell>
          <table:table-cell table:formula="of:=SQRT(([.B231]*0.0052)^2 +0.037^2)" office:value-type="float" office:value="0.0544034323917159" calcext:value-type="float">
            <text:p>0,0544034324</text:p>
          </table:table-cell>
          <table:table-cell table:number-columns-repeated="1018"/>
        </table:table-row>
        <table:table-row table:style-name="ro2">
          <table:table-cell office:value-type="float" office:value="463401" calcext:value-type="float">
            <text:p>463401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32]/60000" office:value-type="float" office:value="7.72335" calcext:value-type="float">
            <text:p>7,72335</text:p>
          </table:table-cell>
          <table:table-cell table:style-name="ce1" table:formula="of:=0.2813*[.B232]+1.1082" office:value-type="float" office:value="-1.060623" calcext:value-type="float">
            <text:p>-1,060623</text:p>
          </table:table-cell>
          <table:table-cell table:formula="of:=SQRT(([.B232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65414" calcext:value-type="float">
            <text:p>465414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DC-007.75 <text:s/>mV</text:p>
          </table:table-cell>
          <table:table-cell table:style-name="ce1" table:formula="of:=[.A233]/60000" office:value-type="float" office:value="7.7569" calcext:value-type="float">
            <text:p>7,7569</text:p>
          </table:table-cell>
          <table:table-cell table:style-name="ce1" table:formula="of:=0.2813*[.B233]+1.1082" office:value-type="float" office:value="-1.071875" calcext:value-type="float">
            <text:p>-1,071875</text:p>
          </table:table-cell>
          <table:table-cell table:formula="of:=SQRT(([.B233]*0.0052)^2 +0.037^2)" office:value-type="float" office:value="0.0547091400042077" calcext:value-type="float">
            <text:p>0,05470914</text:p>
          </table:table-cell>
          <table:table-cell table:number-columns-repeated="1018"/>
        </table:table-row>
        <table:table-row table:style-name="ro2">
          <table:table-cell office:value-type="float" office:value="467426" calcext:value-type="float">
            <text:p>467426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34]/60000" office:value-type="float" office:value="7.79043333333333" calcext:value-type="float">
            <text:p>7,7904333333</text:p>
          </table:table-cell>
          <table:table-cell table:style-name="ce1" table:formula="of:=0.2813*[.B234]+1.1082" office:value-type="float" office:value="-1.060623" calcext:value-type="float">
            <text:p>-1,060623</text:p>
          </table:table-cell>
          <table:table-cell table:formula="of:=SQRT(([.B234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69438" calcext:value-type="float">
            <text:p>469438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235]/60000" office:value-type="float" office:value="7.82396666666667" calcext:value-type="float">
            <text:p>7,8239666667</text:p>
          </table:table-cell>
          <table:table-cell table:style-name="ce1" table:formula="of:=0.2813*[.B235]+1.1082" office:value-type="float" office:value="-1.05781" calcext:value-type="float">
            <text:p>-1,05781</text:p>
          </table:table-cell>
          <table:table-cell table:formula="of:=SQRT(([.B235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471451" calcext:value-type="float">
            <text:p>471451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36]/60000" office:value-type="float" office:value="7.85751666666667" calcext:value-type="float">
            <text:p>7,8575166667</text:p>
          </table:table-cell>
          <table:table-cell table:style-name="ce1" table:formula="of:=0.2813*[.B236]+1.1082" office:value-type="float" office:value="-1.060623" calcext:value-type="float">
            <text:p>-1,060623</text:p>
          </table:table-cell>
          <table:table-cell table:formula="of:=SQRT(([.B236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73463" calcext:value-type="float">
            <text:p>473463</text:p>
          </table:table-cell>
          <table:table-cell office:value-type="float" office:value="-7.73" calcext:value-type="float">
            <text:p>-7,73</text:p>
          </table:table-cell>
          <table:table-cell office:value-type="string" calcext:value-type="string">
            <text:p>DC-007.73 <text:s/>mV</text:p>
          </table:table-cell>
          <table:table-cell table:style-name="ce1" table:formula="of:=[.A237]/60000" office:value-type="float" office:value="7.89105" calcext:value-type="float">
            <text:p>7,89105</text:p>
          </table:table-cell>
          <table:table-cell table:style-name="ce1" table:formula="of:=0.2813*[.B237]+1.1082" office:value-type="float" office:value="-1.066249" calcext:value-type="float">
            <text:p>-1,066249</text:p>
          </table:table-cell>
          <table:table-cell table:formula="of:=SQRT(([.B237]*0.0052)^2 +0.037^2)" office:value-type="float" office:value="0.0546325765088926" calcext:value-type="float">
            <text:p>0,0546325765</text:p>
          </table:table-cell>
          <table:table-cell table:number-columns-repeated="1018"/>
        </table:table-row>
        <table:table-row table:style-name="ro2">
          <table:table-cell office:value-type="float" office:value="475507" calcext:value-type="float">
            <text:p>475507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38]/60000" office:value-type="float" office:value="7.92511666666667" calcext:value-type="float">
            <text:p>7,9251166667</text:p>
          </table:table-cell>
          <table:table-cell table:style-name="ce1" table:formula="of:=0.2813*[.B238]+1.1082" office:value-type="float" office:value="-1.060623" calcext:value-type="float">
            <text:p>-1,060623</text:p>
          </table:table-cell>
          <table:table-cell table:formula="of:=SQRT(([.B238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77535" calcext:value-type="float">
            <text:p>477535</text:p>
          </table:table-cell>
          <table:table-cell office:value-type="float" office:value="-7.72" calcext:value-type="float">
            <text:p>-7,72</text:p>
          </table:table-cell>
          <table:table-cell office:value-type="string" calcext:value-type="string">
            <text:p>DC-007.72 <text:s/>mV</text:p>
          </table:table-cell>
          <table:table-cell table:style-name="ce1" table:formula="of:=[.A239]/60000" office:value-type="float" office:value="7.95891666666667" calcext:value-type="float">
            <text:p>7,9589166667</text:p>
          </table:table-cell>
          <table:table-cell table:style-name="ce1" table:formula="of:=0.2813*[.B239]+1.1082" office:value-type="float" office:value="-1.063436" calcext:value-type="float">
            <text:p>-1,063436</text:p>
          </table:table-cell>
          <table:table-cell table:formula="of:=SQRT(([.B239]*0.0052)^2 +0.037^2)" office:value-type="float" office:value="0.0545943287897195" calcext:value-type="float">
            <text:p>0,0545943288</text:p>
          </table:table-cell>
          <table:table-cell table:number-columns-repeated="1018"/>
        </table:table-row>
        <table:table-row table:style-name="ro2">
          <table:table-cell office:value-type="float" office:value="479547" calcext:value-type="float">
            <text:p>479547</text:p>
          </table:table-cell>
          <table:table-cell office:value-type="float" office:value="-7.67" calcext:value-type="float">
            <text:p>-7,67</text:p>
          </table:table-cell>
          <table:table-cell office:value-type="string" calcext:value-type="string">
            <text:p>DC-007.67 <text:s/>mV</text:p>
          </table:table-cell>
          <table:table-cell table:style-name="ce1" table:formula="of:=[.A240]/60000" office:value-type="float" office:value="7.99245" calcext:value-type="float">
            <text:p>7,99245</text:p>
          </table:table-cell>
          <table:table-cell table:style-name="ce1" table:formula="of:=0.2813*[.B240]+1.1082" office:value-type="float" office:value="-1.049371" calcext:value-type="float">
            <text:p>-1,049371</text:p>
          </table:table-cell>
          <table:table-cell table:formula="of:=SQRT(([.B240]*0.0052)^2 +0.037^2)" office:value-type="float" office:value="0.0544034323917159" calcext:value-type="float">
            <text:p>0,0544034324</text:p>
          </table:table-cell>
          <table:table-cell table:number-columns-repeated="1018"/>
        </table:table-row>
        <table:table-row table:style-name="ro2">
          <table:table-cell office:value-type="float" office:value="481560" calcext:value-type="float">
            <text:p>481560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41]/60000" office:value-type="float" office:value="8.026" calcext:value-type="float">
            <text:p>8,026</text:p>
          </table:table-cell>
          <table:table-cell table:style-name="ce1" table:formula="of:=0.2813*[.B241]+1.1082" office:value-type="float" office:value="-1.060623" calcext:value-type="float">
            <text:p>-1,060623</text:p>
          </table:table-cell>
          <table:table-cell table:formula="of:=SQRT(([.B241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83572" calcext:value-type="float">
            <text:p>483572</text:p>
          </table:table-cell>
          <table:table-cell office:value-type="float" office:value="-7.66" calcext:value-type="float">
            <text:p>-7,66</text:p>
          </table:table-cell>
          <table:table-cell office:value-type="string" calcext:value-type="string">
            <text:p>DC-007.66 <text:s/>mV</text:p>
          </table:table-cell>
          <table:table-cell table:style-name="ce1" table:formula="of:=[.A242]/60000" office:value-type="float" office:value="8.05953333333333" calcext:value-type="float">
            <text:p>8,0595333333</text:p>
          </table:table-cell>
          <table:table-cell table:style-name="ce1" table:formula="of:=0.2813*[.B242]+1.1082" office:value-type="float" office:value="-1.046558" calcext:value-type="float">
            <text:p>-1,046558</text:p>
          </table:table-cell>
          <table:table-cell table:formula="of:=SQRT(([.B242]*0.0052)^2 +0.037^2)" office:value-type="float" office:value="0.0543653218881301" calcext:value-type="float">
            <text:p>0,0543653219</text:p>
          </table:table-cell>
          <table:table-cell table:number-columns-repeated="1018"/>
        </table:table-row>
        <table:table-row table:style-name="ro2">
          <table:table-cell office:value-type="float" office:value="485584" calcext:value-type="float">
            <text:p>485584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43]/60000" office:value-type="float" office:value="8.09306666666667" calcext:value-type="float">
            <text:p>8,0930666667</text:p>
          </table:table-cell>
          <table:table-cell table:style-name="ce1" table:formula="of:=0.2813*[.B243]+1.1082" office:value-type="float" office:value="-1.060623" calcext:value-type="float">
            <text:p>-1,060623</text:p>
          </table:table-cell>
          <table:table-cell table:formula="of:=SQRT(([.B243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487597" calcext:value-type="float">
            <text:p>487597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244]/60000" office:value-type="float" office:value="8.12661666666667" calcext:value-type="float">
            <text:p>8,1266166667</text:p>
          </table:table-cell>
          <table:table-cell table:style-name="ce1" table:formula="of:=0.2813*[.B244]+1.1082" office:value-type="float" office:value="-1.05781" calcext:value-type="float">
            <text:p>-1,05781</text:p>
          </table:table-cell>
          <table:table-cell table:formula="of:=SQRT(([.B244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489609" calcext:value-type="float">
            <text:p>489609</text:p>
          </table:table-cell>
          <table:table-cell office:value-type="float" office:value="-7.67" calcext:value-type="float">
            <text:p>-7,67</text:p>
          </table:table-cell>
          <table:table-cell office:value-type="string" calcext:value-type="string">
            <text:p>DC-007.67 <text:s/>mV</text:p>
          </table:table-cell>
          <table:table-cell table:style-name="ce1" table:formula="of:=[.A245]/60000" office:value-type="float" office:value="8.16015" calcext:value-type="float">
            <text:p>8,16015</text:p>
          </table:table-cell>
          <table:table-cell table:style-name="ce1" table:formula="of:=0.2813*[.B245]+1.1082" office:value-type="float" office:value="-1.049371" calcext:value-type="float">
            <text:p>-1,049371</text:p>
          </table:table-cell>
          <table:table-cell table:formula="of:=SQRT(([.B245]*0.0052)^2 +0.037^2)" office:value-type="float" office:value="0.0544034323917159" calcext:value-type="float">
            <text:p>0,0544034324</text:p>
          </table:table-cell>
          <table:table-cell table:number-columns-repeated="1018"/>
        </table:table-row>
        <table:table-row table:style-name="ro2">
          <table:table-cell office:value-type="float" office:value="491622" calcext:value-type="float">
            <text:p>491622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246]/60000" office:value-type="float" office:value="8.1937" calcext:value-type="float">
            <text:p>8,1937</text:p>
          </table:table-cell>
          <table:table-cell table:style-name="ce1" table:formula="of:=0.2813*[.B246]+1.1082" office:value-type="float" office:value="-1.040932" calcext:value-type="float">
            <text:p>-1,040932</text:p>
          </table:table-cell>
          <table:table-cell table:formula="of:=SQRT(([.B246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493634" calcext:value-type="float">
            <text:p>493634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DC-007.75 <text:s/>mV</text:p>
          </table:table-cell>
          <table:table-cell table:style-name="ce1" table:formula="of:=[.A247]/60000" office:value-type="float" office:value="8.22723333333333" calcext:value-type="float">
            <text:p>8,2272333333</text:p>
          </table:table-cell>
          <table:table-cell table:style-name="ce1" table:formula="of:=0.2813*[.B247]+1.1082" office:value-type="float" office:value="-1.071875" calcext:value-type="float">
            <text:p>-1,071875</text:p>
          </table:table-cell>
          <table:table-cell table:formula="of:=SQRT(([.B247]*0.0052)^2 +0.037^2)" office:value-type="float" office:value="0.0547091400042077" calcext:value-type="float">
            <text:p>0,05470914</text:p>
          </table:table-cell>
          <table:table-cell table:number-columns-repeated="1018"/>
        </table:table-row>
        <table:table-row table:style-name="ro2">
          <table:table-cell office:value-type="float" office:value="495631" calcext:value-type="float">
            <text:p>495631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248]/60000" office:value-type="float" office:value="8.26051666666667" calcext:value-type="float">
            <text:p>8,2605166667</text:p>
          </table:table-cell>
          <table:table-cell table:style-name="ce1" table:formula="of:=0.2813*[.B248]+1.1082" office:value-type="float" office:value="-1.040932" calcext:value-type="float">
            <text:p>-1,040932</text:p>
          </table:table-cell>
          <table:table-cell table:formula="of:=SQRT(([.B248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497659" calcext:value-type="float">
            <text:p>497659</text:p>
          </table:table-cell>
          <table:table-cell office:value-type="float" office:value="-7.75" calcext:value-type="float">
            <text:p>-7,75</text:p>
          </table:table-cell>
          <table:table-cell office:value-type="string" calcext:value-type="string">
            <text:p>DC-007.75 <text:s/>mV</text:p>
          </table:table-cell>
          <table:table-cell table:style-name="ce1" table:formula="of:=[.A249]/60000" office:value-type="float" office:value="8.29431666666667" calcext:value-type="float">
            <text:p>8,2943166667</text:p>
          </table:table-cell>
          <table:table-cell table:style-name="ce1" table:formula="of:=0.2813*[.B249]+1.1082" office:value-type="float" office:value="-1.071875" calcext:value-type="float">
            <text:p>-1,071875</text:p>
          </table:table-cell>
          <table:table-cell table:formula="of:=SQRT(([.B249]*0.0052)^2 +0.037^2)" office:value-type="float" office:value="0.0547091400042077" calcext:value-type="float">
            <text:p>0,05470914</text:p>
          </table:table-cell>
          <table:table-cell table:number-columns-repeated="1018"/>
        </table:table-row>
        <table:table-row table:style-name="ro2">
          <table:table-cell office:value-type="float" office:value="499671" calcext:value-type="float">
            <text:p>499671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250]/60000" office:value-type="float" office:value="8.32785" calcext:value-type="float">
            <text:p>8,32785</text:p>
          </table:table-cell>
          <table:table-cell table:style-name="ce1" table:formula="of:=0.2813*[.B250]+1.1082" office:value-type="float" office:value="-1.05781" calcext:value-type="float">
            <text:p>-1,05781</text:p>
          </table:table-cell>
          <table:table-cell table:formula="of:=SQRT(([.B250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501684" calcext:value-type="float">
            <text:p>501684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251]/60000" office:value-type="float" office:value="8.3614" calcext:value-type="float">
            <text:p>8,3614</text:p>
          </table:table-cell>
          <table:table-cell table:style-name="ce1" table:formula="of:=0.2813*[.B251]+1.1082" office:value-type="float" office:value="-1.040932" calcext:value-type="float">
            <text:p>-1,040932</text:p>
          </table:table-cell>
          <table:table-cell table:formula="of:=SQRT(([.B251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503696" calcext:value-type="float">
            <text:p>503696</text:p>
          </table:table-cell>
          <table:table-cell office:value-type="float" office:value="-7.68" calcext:value-type="float">
            <text:p>-7,68</text:p>
          </table:table-cell>
          <table:table-cell office:value-type="string" calcext:value-type="string">
            <text:p>DC-007.68 <text:s/>mV</text:p>
          </table:table-cell>
          <table:table-cell table:style-name="ce1" table:formula="of:=[.A252]/60000" office:value-type="float" office:value="8.39493333333333" calcext:value-type="float">
            <text:p>8,3949333333</text:p>
          </table:table-cell>
          <table:table-cell table:style-name="ce1" table:formula="of:=0.2813*[.B252]+1.1082" office:value-type="float" office:value="-1.052184" calcext:value-type="float">
            <text:p>-1,052184</text:p>
          </table:table-cell>
          <table:table-cell table:formula="of:=SQRT(([.B252]*0.0052)^2 +0.037^2)" office:value-type="float" office:value="0.0544415658849008" calcext:value-type="float">
            <text:p>0,0544415659</text:p>
          </table:table-cell>
          <table:table-cell table:number-columns-repeated="1018"/>
        </table:table-row>
        <table:table-row table:style-name="ro2">
          <table:table-cell office:value-type="float" office:value="505708" calcext:value-type="float">
            <text:p>505708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253]/60000" office:value-type="float" office:value="8.42846666666667" calcext:value-type="float">
            <text:p>8,4284666667</text:p>
          </table:table-cell>
          <table:table-cell table:style-name="ce1" table:formula="of:=0.2813*[.B253]+1.1082" office:value-type="float" office:value="-1.043745" calcext:value-type="float">
            <text:p>-1,043745</text:p>
          </table:table-cell>
          <table:table-cell table:formula="of:=SQRT(([.B253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507721" calcext:value-type="float">
            <text:p>507721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254]/60000" office:value-type="float" office:value="8.46201666666667" calcext:value-type="float">
            <text:p>8,4620166667</text:p>
          </table:table-cell>
          <table:table-cell table:style-name="ce1" table:formula="of:=0.2813*[.B254]+1.1082" office:value-type="float" office:value="-1.040932" calcext:value-type="float">
            <text:p>-1,040932</text:p>
          </table:table-cell>
          <table:table-cell table:formula="of:=SQRT(([.B254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509718" calcext:value-type="float">
            <text:p>509718</text:p>
          </table:table-cell>
          <table:table-cell office:value-type="float" office:value="-7.66" calcext:value-type="float">
            <text:p>-7,66</text:p>
          </table:table-cell>
          <table:table-cell office:value-type="string" calcext:value-type="string">
            <text:p>DC-007.66 <text:s/>mV</text:p>
          </table:table-cell>
          <table:table-cell table:style-name="ce1" table:formula="of:=[.A255]/60000" office:value-type="float" office:value="8.4953" calcext:value-type="float">
            <text:p>8,4953</text:p>
          </table:table-cell>
          <table:table-cell table:style-name="ce1" table:formula="of:=0.2813*[.B255]+1.1082" office:value-type="float" office:value="-1.046558" calcext:value-type="float">
            <text:p>-1,046558</text:p>
          </table:table-cell>
          <table:table-cell table:formula="of:=SQRT(([.B255]*0.0052)^2 +0.037^2)" office:value-type="float" office:value="0.0543653218881301" calcext:value-type="float">
            <text:p>0,0543653219</text:p>
          </table:table-cell>
          <table:table-cell table:number-columns-repeated="1018"/>
        </table:table-row>
        <table:table-row table:style-name="ro2">
          <table:table-cell office:value-type="float" office:value="511746" calcext:value-type="float">
            <text:p>511746</text:p>
          </table:table-cell>
          <table:table-cell office:value-type="float" office:value="-7.73" calcext:value-type="float">
            <text:p>-7,73</text:p>
          </table:table-cell>
          <table:table-cell office:value-type="string" calcext:value-type="string">
            <text:p>DC-007.73 <text:s/>mV</text:p>
          </table:table-cell>
          <table:table-cell table:style-name="ce1" table:formula="of:=[.A256]/60000" office:value-type="float" office:value="8.5291" calcext:value-type="float">
            <text:p>8,5291</text:p>
          </table:table-cell>
          <table:table-cell table:style-name="ce1" table:formula="of:=0.2813*[.B256]+1.1082" office:value-type="float" office:value="-1.066249" calcext:value-type="float">
            <text:p>-1,066249</text:p>
          </table:table-cell>
          <table:table-cell table:formula="of:=SQRT(([.B256]*0.0052)^2 +0.037^2)" office:value-type="float" office:value="0.0546325765088926" calcext:value-type="float">
            <text:p>0,0546325765</text:p>
          </table:table-cell>
          <table:table-cell table:number-columns-repeated="1018"/>
        </table:table-row>
        <table:table-row table:style-name="ro2">
          <table:table-cell office:value-type="float" office:value="513774" calcext:value-type="float">
            <text:p>513774</text:p>
          </table:table-cell>
          <table:table-cell office:value-type="float" office:value="-7.69" calcext:value-type="float">
            <text:p>-7,69</text:p>
          </table:table-cell>
          <table:table-cell office:value-type="string" calcext:value-type="string">
            <text:p>DC-007.69 <text:s/>mV</text:p>
          </table:table-cell>
          <table:table-cell table:style-name="ce1" table:formula="of:=[.A257]/60000" office:value-type="float" office:value="8.5629" calcext:value-type="float">
            <text:p>8,5629</text:p>
          </table:table-cell>
          <table:table-cell table:style-name="ce1" table:formula="of:=0.2813*[.B257]+1.1082" office:value-type="float" office:value="-1.054997" calcext:value-type="float">
            <text:p>-1,054997</text:p>
          </table:table-cell>
          <table:table-cell table:formula="of:=SQRT(([.B257]*0.0052)^2 +0.037^2)" office:value-type="float" office:value="0.0544797223194098" calcext:value-type="float">
            <text:p>0,0544797223</text:p>
          </table:table-cell>
          <table:table-cell table:number-columns-repeated="1018"/>
        </table:table-row>
        <table:table-row table:style-name="ro2">
          <table:table-cell office:value-type="float" office:value="515770" calcext:value-type="float">
            <text:p>515770</text:p>
          </table:table-cell>
          <table:table-cell office:value-type="float" office:value="-1.72" calcext:value-type="float">
            <text:p>-1,72</text:p>
          </table:table-cell>
          <table:table-cell office:value-type="string" calcext:value-type="string">
            <text:p>DC-001.72 <text:s/>mV</text:p>
          </table:table-cell>
          <table:table-cell table:style-name="ce1" table:formula="of:=[.A258]/60000" office:value-type="float" office:value="8.59616666666667" calcext:value-type="float">
            <text:p>8,5961666667</text:p>
          </table:table-cell>
          <table:table-cell table:style-name="ce1" table:formula="of:=0.2813*[.B258]+1.1082" office:value-type="float" office:value="0.624364" calcext:value-type="float">
            <text:p>0,624364</text:p>
          </table:table-cell>
          <table:table-cell table:formula="of:=SQRT(([.B258]*0.0052)^2 +0.037^2)" office:value-type="float" office:value="0.0380656687318113" calcext:value-type="float">
            <text:p>0,0380656687</text:p>
          </table:table-cell>
          <table:table-cell table:number-columns-repeated="1018"/>
        </table:table-row>
        <table:table-row table:style-name="ro2">
          <table:table-cell office:value-type="float" office:value="517783" calcext:value-type="float">
            <text:p>517783</text:p>
          </table:table-cell>
          <table:table-cell office:value-type="float" office:value="-7.69" calcext:value-type="float">
            <text:p>-7,69</text:p>
          </table:table-cell>
          <table:table-cell office:value-type="string" calcext:value-type="string">
            <text:p>DC-007.69 <text:s/>mV</text:p>
          </table:table-cell>
          <table:table-cell table:style-name="ce1" table:formula="of:=[.A259]/60000" office:value-type="float" office:value="8.62971666666667" calcext:value-type="float">
            <text:p>8,6297166667</text:p>
          </table:table-cell>
          <table:table-cell table:style-name="ce1" table:formula="of:=0.2813*[.B259]+1.1082" office:value-type="float" office:value="-1.054997" calcext:value-type="float">
            <text:p>-1,054997</text:p>
          </table:table-cell>
          <table:table-cell table:formula="of:=SQRT(([.B259]*0.0052)^2 +0.037^2)" office:value-type="float" office:value="0.0544797223194098" calcext:value-type="float">
            <text:p>0,0544797223</text:p>
          </table:table-cell>
          <table:table-cell table:number-columns-repeated="1018"/>
        </table:table-row>
        <table:table-row table:style-name="ro2">
          <table:table-cell office:value-type="float" office:value="519795" calcext:value-type="float">
            <text:p>519795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260]/60000" office:value-type="float" office:value="8.66325" calcext:value-type="float">
            <text:p>8,66325</text:p>
          </table:table-cell>
          <table:table-cell table:style-name="ce1" table:formula="of:=0.2813*[.B260]+1.1082" office:value-type="float" office:value="-1.05781" calcext:value-type="float">
            <text:p>-1,05781</text:p>
          </table:table-cell>
          <table:table-cell table:formula="of:=SQRT(([.B260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521823" calcext:value-type="float">
            <text:p>521823</text:p>
          </table:table-cell>
          <table:table-cell office:value-type="float" office:value="-7.68" calcext:value-type="float">
            <text:p>-7,68</text:p>
          </table:table-cell>
          <table:table-cell office:value-type="string" calcext:value-type="string">
            <text:p>DC-007.68 <text:s/>mV</text:p>
          </table:table-cell>
          <table:table-cell table:style-name="ce1" table:formula="of:=[.A261]/60000" office:value-type="float" office:value="8.69705" calcext:value-type="float">
            <text:p>8,69705</text:p>
          </table:table-cell>
          <table:table-cell table:style-name="ce1" table:formula="of:=0.2813*[.B261]+1.1082" office:value-type="float" office:value="-1.052184" calcext:value-type="float">
            <text:p>-1,052184</text:p>
          </table:table-cell>
          <table:table-cell table:formula="of:=SQRT(([.B261]*0.0052)^2 +0.037^2)" office:value-type="float" office:value="0.0544415658849008" calcext:value-type="float">
            <text:p>0,0544415659</text:p>
          </table:table-cell>
          <table:table-cell table:number-columns-repeated="1018"/>
        </table:table-row>
        <table:table-row table:style-name="ro2">
          <table:table-cell office:value-type="float" office:value="523804" calcext:value-type="float">
            <text:p>523804</text:p>
          </table:table-cell>
          <table:table-cell office:value-type="float" office:value="-7.69" calcext:value-type="float">
            <text:p>-7,69</text:p>
          </table:table-cell>
          <table:table-cell office:value-type="string" calcext:value-type="string">
            <text:p>DC-007.69 <text:s/>mV</text:p>
          </table:table-cell>
          <table:table-cell table:style-name="ce1" table:formula="of:=[.A262]/60000" office:value-type="float" office:value="8.73006666666667" calcext:value-type="float">
            <text:p>8,7300666667</text:p>
          </table:table-cell>
          <table:table-cell table:style-name="ce1" table:formula="of:=0.2813*[.B262]+1.1082" office:value-type="float" office:value="-1.054997" calcext:value-type="float">
            <text:p>-1,054997</text:p>
          </table:table-cell>
          <table:table-cell table:formula="of:=SQRT(([.B262]*0.0052)^2 +0.037^2)" office:value-type="float" office:value="0.0544797223194098" calcext:value-type="float">
            <text:p>0,0544797223</text:p>
          </table:table-cell>
          <table:table-cell table:number-columns-repeated="1018"/>
        </table:table-row>
        <table:table-row table:style-name="ro2">
          <table:table-cell office:value-type="float" office:value="525832" calcext:value-type="float">
            <text:p>525832</text:p>
          </table:table-cell>
          <table:table-cell office:value-type="float" office:value="-7.66" calcext:value-type="float">
            <text:p>-7,66</text:p>
          </table:table-cell>
          <table:table-cell office:value-type="string" calcext:value-type="string">
            <text:p>DC-007.66 <text:s/>mV</text:p>
          </table:table-cell>
          <table:table-cell table:style-name="ce1" table:formula="of:=[.A263]/60000" office:value-type="float" office:value="8.76386666666667" calcext:value-type="float">
            <text:p>8,7638666667</text:p>
          </table:table-cell>
          <table:table-cell table:style-name="ce1" table:formula="of:=0.2813*[.B263]+1.1082" office:value-type="float" office:value="-1.046558" calcext:value-type="float">
            <text:p>-1,046558</text:p>
          </table:table-cell>
          <table:table-cell table:formula="of:=SQRT(([.B263]*0.0052)^2 +0.037^2)" office:value-type="float" office:value="0.0543653218881301" calcext:value-type="float">
            <text:p>0,0543653219</text:p>
          </table:table-cell>
          <table:table-cell table:number-columns-repeated="1018"/>
        </table:table-row>
        <table:table-row table:style-name="ro2">
          <table:table-cell office:value-type="float" office:value="527845" calcext:value-type="float">
            <text:p>527845</text:p>
          </table:table-cell>
          <table:table-cell office:value-type="float" office:value="-7.71" calcext:value-type="float">
            <text:p>-7,71</text:p>
          </table:table-cell>
          <table:table-cell office:value-type="string" calcext:value-type="string">
            <text:p>DC-007.71 <text:s/>mV</text:p>
          </table:table-cell>
          <table:table-cell table:style-name="ce1" table:formula="of:=[.A264]/60000" office:value-type="float" office:value="8.79741666666667" calcext:value-type="float">
            <text:p>8,7974166667</text:p>
          </table:table-cell>
          <table:table-cell table:style-name="ce1" table:formula="of:=0.2813*[.B264]+1.1082" office:value-type="float" office:value="-1.060623" calcext:value-type="float">
            <text:p>-1,060623</text:p>
          </table:table-cell>
          <table:table-cell table:formula="of:=SQRT(([.B264]*0.0052)^2 +0.037^2)" office:value-type="float" office:value="0.0545561038198294" calcext:value-type="float">
            <text:p>0,0545561038</text:p>
          </table:table-cell>
          <table:table-cell table:number-columns-repeated="1018"/>
        </table:table-row>
        <table:table-row table:style-name="ro2">
          <table:table-cell office:value-type="float" office:value="529873" calcext:value-type="float">
            <text:p>529873</text:p>
          </table:table-cell>
          <table:table-cell office:value-type="float" office:value="-7.69" calcext:value-type="float">
            <text:p>-7,69</text:p>
          </table:table-cell>
          <table:table-cell office:value-type="string" calcext:value-type="string">
            <text:p>DC-007.69 <text:s/>mV</text:p>
          </table:table-cell>
          <table:table-cell table:style-name="ce1" table:formula="of:=[.A265]/60000" office:value-type="float" office:value="8.83121666666667" calcext:value-type="float">
            <text:p>8,8312166667</text:p>
          </table:table-cell>
          <table:table-cell table:style-name="ce1" table:formula="of:=0.2813*[.B265]+1.1082" office:value-type="float" office:value="-1.054997" calcext:value-type="float">
            <text:p>-1,054997</text:p>
          </table:table-cell>
          <table:table-cell table:formula="of:=SQRT(([.B265]*0.0052)^2 +0.037^2)" office:value-type="float" office:value="0.0544797223194098" calcext:value-type="float">
            <text:p>0,0544797223</text:p>
          </table:table-cell>
          <table:table-cell table:number-columns-repeated="1018"/>
        </table:table-row>
        <table:table-row table:style-name="ro2">
          <table:table-cell office:value-type="float" office:value="531870" calcext:value-type="float">
            <text:p>531870</text:p>
          </table:table-cell>
          <table:table-cell office:value-type="float" office:value="-7.66" calcext:value-type="float">
            <text:p>-7,66</text:p>
          </table:table-cell>
          <table:table-cell office:value-type="string" calcext:value-type="string">
            <text:p>DC-007.66 <text:s/>mV</text:p>
          </table:table-cell>
          <table:table-cell table:style-name="ce1" table:formula="of:=[.A266]/60000" office:value-type="float" office:value="8.8645" calcext:value-type="float">
            <text:p>8,8645</text:p>
          </table:table-cell>
          <table:table-cell table:style-name="ce1" table:formula="of:=0.2813*[.B266]+1.1082" office:value-type="float" office:value="-1.046558" calcext:value-type="float">
            <text:p>-1,046558</text:p>
          </table:table-cell>
          <table:table-cell table:formula="of:=SQRT(([.B266]*0.0052)^2 +0.037^2)" office:value-type="float" office:value="0.0543653218881301" calcext:value-type="float">
            <text:p>0,0543653219</text:p>
          </table:table-cell>
          <table:table-cell table:number-columns-repeated="1018"/>
        </table:table-row>
        <table:table-row table:style-name="ro2">
          <table:table-cell office:value-type="float" office:value="533882" calcext:value-type="float">
            <text:p>533882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267]/60000" office:value-type="float" office:value="8.89803333333333" calcext:value-type="float">
            <text:p>8,8980333333</text:p>
          </table:table-cell>
          <table:table-cell table:style-name="ce1" table:formula="of:=0.2813*[.B267]+1.1082" office:value-type="float" office:value="-1.043745" calcext:value-type="float">
            <text:p>-1,043745</text:p>
          </table:table-cell>
          <table:table-cell table:formula="of:=SQRT(([.B267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535894" calcext:value-type="float">
            <text:p>535894</text:p>
          </table:table-cell>
          <table:table-cell office:value-type="float" office:value="-7.67" calcext:value-type="float">
            <text:p>-7,67</text:p>
          </table:table-cell>
          <table:table-cell office:value-type="string" calcext:value-type="string">
            <text:p>DC-007.67 <text:s/>mV</text:p>
          </table:table-cell>
          <table:table-cell table:style-name="ce1" table:formula="of:=[.A268]/60000" office:value-type="float" office:value="8.93156666666667" calcext:value-type="float">
            <text:p>8,9315666667</text:p>
          </table:table-cell>
          <table:table-cell table:style-name="ce1" table:formula="of:=0.2813*[.B268]+1.1082" office:value-type="float" office:value="-1.049371" calcext:value-type="float">
            <text:p>-1,049371</text:p>
          </table:table-cell>
          <table:table-cell table:formula="of:=SQRT(([.B268]*0.0052)^2 +0.037^2)" office:value-type="float" office:value="0.0544034323917159" calcext:value-type="float">
            <text:p>0,0544034324</text:p>
          </table:table-cell>
          <table:table-cell table:number-columns-repeated="1018"/>
        </table:table-row>
        <table:table-row table:style-name="ro2">
          <table:table-cell office:value-type="float" office:value="537907" calcext:value-type="float">
            <text:p>537907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269]/60000" office:value-type="float" office:value="8.96511666666667" calcext:value-type="float">
            <text:p>8,9651166667</text:p>
          </table:table-cell>
          <table:table-cell table:style-name="ce1" table:formula="of:=0.2813*[.B269]+1.1082" office:value-type="float" office:value="-1.038119" calcext:value-type="float">
            <text:p>-1,038119</text:p>
          </table:table-cell>
          <table:table-cell table:formula="of:=SQRT(([.B269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539919" calcext:value-type="float">
            <text:p>539919</text:p>
          </table:table-cell>
          <table:table-cell office:value-type="float" office:value="-7.66" calcext:value-type="float">
            <text:p>-7,66</text:p>
          </table:table-cell>
          <table:table-cell office:value-type="string" calcext:value-type="string">
            <text:p>DC-007.66 <text:s/>mV</text:p>
          </table:table-cell>
          <table:table-cell table:style-name="ce1" table:formula="of:=[.A270]/60000" office:value-type="float" office:value="8.99865" calcext:value-type="float">
            <text:p>8,99865</text:p>
          </table:table-cell>
          <table:table-cell table:style-name="ce1" table:formula="of:=0.2813*[.B270]+1.1082" office:value-type="float" office:value="-1.046558" calcext:value-type="float">
            <text:p>-1,046558</text:p>
          </table:table-cell>
          <table:table-cell table:formula="of:=SQRT(([.B270]*0.0052)^2 +0.037^2)" office:value-type="float" office:value="0.0543653218881301" calcext:value-type="float">
            <text:p>0,0543653219</text:p>
          </table:table-cell>
          <table:table-cell table:number-columns-repeated="1018"/>
        </table:table-row>
        <table:table-row table:style-name="ro2">
          <table:table-cell office:value-type="float" office:value="541932" calcext:value-type="float">
            <text:p>541932</text:p>
          </table:table-cell>
          <table:table-cell office:value-type="float" office:value="-7.68" calcext:value-type="float">
            <text:p>-7,68</text:p>
          </table:table-cell>
          <table:table-cell office:value-type="string" calcext:value-type="string">
            <text:p>DC-007.68 <text:s/>mV</text:p>
          </table:table-cell>
          <table:table-cell table:style-name="ce1" table:formula="of:=[.A271]/60000" office:value-type="float" office:value="9.0322" calcext:value-type="float">
            <text:p>9,0322</text:p>
          </table:table-cell>
          <table:table-cell table:style-name="ce1" table:formula="of:=0.2813*[.B271]+1.1082" office:value-type="float" office:value="-1.052184" calcext:value-type="float">
            <text:p>-1,052184</text:p>
          </table:table-cell>
          <table:table-cell table:formula="of:=SQRT(([.B271]*0.0052)^2 +0.037^2)" office:value-type="float" office:value="0.0544415658849008" calcext:value-type="float">
            <text:p>0,0544415659</text:p>
          </table:table-cell>
          <table:table-cell table:number-columns-repeated="1018"/>
        </table:table-row>
        <table:table-row table:style-name="ro2">
          <table:table-cell office:value-type="float" office:value="543928" calcext:value-type="float">
            <text:p>543928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272]/60000" office:value-type="float" office:value="9.06546666666667" calcext:value-type="float">
            <text:p>9,0654666667</text:p>
          </table:table-cell>
          <table:table-cell table:style-name="ce1" table:formula="of:=0.2813*[.B272]+1.1082" office:value-type="float" office:value="-1.040932" calcext:value-type="float">
            <text:p>-1,040932</text:p>
          </table:table-cell>
          <table:table-cell table:formula="of:=SQRT(([.B272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545956" calcext:value-type="float">
            <text:p>545956</text:p>
          </table:table-cell>
          <table:table-cell office:value-type="float" office:value="-7.68" calcext:value-type="float">
            <text:p>-7,68</text:p>
          </table:table-cell>
          <table:table-cell office:value-type="string" calcext:value-type="string">
            <text:p>DC-007.68 <text:s/>mV</text:p>
          </table:table-cell>
          <table:table-cell table:style-name="ce1" table:formula="of:=[.A273]/60000" office:value-type="float" office:value="9.09926666666667" calcext:value-type="float">
            <text:p>9,0992666667</text:p>
          </table:table-cell>
          <table:table-cell table:style-name="ce1" table:formula="of:=0.2813*[.B273]+1.1082" office:value-type="float" office:value="-1.052184" calcext:value-type="float">
            <text:p>-1,052184</text:p>
          </table:table-cell>
          <table:table-cell table:formula="of:=SQRT(([.B273]*0.0052)^2 +0.037^2)" office:value-type="float" office:value="0.0544415658849008" calcext:value-type="float">
            <text:p>0,0544415659</text:p>
          </table:table-cell>
          <table:table-cell table:number-columns-repeated="1018"/>
        </table:table-row>
        <table:table-row table:style-name="ro2">
          <table:table-cell office:value-type="float" office:value="547969" calcext:value-type="float">
            <text:p>547969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274]/60000" office:value-type="float" office:value="9.13281666666667" calcext:value-type="float">
            <text:p>9,1328166667</text:p>
          </table:table-cell>
          <table:table-cell table:style-name="ce1" table:formula="of:=0.2813*[.B274]+1.1082" office:value-type="float" office:value="-1.043745" calcext:value-type="float">
            <text:p>-1,043745</text:p>
          </table:table-cell>
          <table:table-cell table:formula="of:=SQRT(([.B274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549981" calcext:value-type="float">
            <text:p>549981</text:p>
          </table:table-cell>
          <table:table-cell office:value-type="float" office:value="-7.62" calcext:value-type="float">
            <text:p>-7,62</text:p>
          </table:table-cell>
          <table:table-cell office:value-type="string" calcext:value-type="string">
            <text:p>DC-007.62 <text:s/>mV</text:p>
          </table:table-cell>
          <table:table-cell table:style-name="ce1" table:formula="of:=[.A275]/60000" office:value-type="float" office:value="9.16635" calcext:value-type="float">
            <text:p>9,16635</text:p>
          </table:table-cell>
          <table:table-cell table:style-name="ce1" table:formula="of:=0.2813*[.B275]+1.1082" office:value-type="float" office:value="-1.035306" calcext:value-type="float">
            <text:p>-1,035306</text:p>
          </table:table-cell>
          <table:table-cell table:formula="of:=SQRT(([.B275]*0.0052)^2 +0.037^2)" office:value-type="float" office:value="0.0542131107390085" calcext:value-type="float">
            <text:p>0,0542131107</text:p>
          </table:table-cell>
          <table:table-cell table:number-columns-repeated="1018"/>
        </table:table-row>
        <table:table-row table:style-name="ro2">
          <table:table-cell office:value-type="float" office:value="551994" calcext:value-type="float">
            <text:p>551994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276]/60000" office:value-type="float" office:value="9.1999" calcext:value-type="float">
            <text:p>9,1999</text:p>
          </table:table-cell>
          <table:table-cell table:style-name="ce1" table:formula="of:=0.2813*[.B276]+1.1082" office:value-type="float" office:value="-1.043745" calcext:value-type="float">
            <text:p>-1,043745</text:p>
          </table:table-cell>
          <table:table-cell table:formula="of:=SQRT(([.B276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554006" calcext:value-type="float">
            <text:p>554006</text:p>
          </table:table-cell>
          <table:table-cell office:value-type="float" office:value="-7.68" calcext:value-type="float">
            <text:p>-7,68</text:p>
          </table:table-cell>
          <table:table-cell office:value-type="string" calcext:value-type="string">
            <text:p>DC-007.68 <text:s/>mV</text:p>
          </table:table-cell>
          <table:table-cell table:style-name="ce1" table:formula="of:=[.A277]/60000" office:value-type="float" office:value="9.23343333333333" calcext:value-type="float">
            <text:p>9,2334333333</text:p>
          </table:table-cell>
          <table:table-cell table:style-name="ce1" table:formula="of:=0.2813*[.B277]+1.1082" office:value-type="float" office:value="-1.052184" calcext:value-type="float">
            <text:p>-1,052184</text:p>
          </table:table-cell>
          <table:table-cell table:formula="of:=SQRT(([.B277]*0.0052)^2 +0.037^2)" office:value-type="float" office:value="0.0544415658849008" calcext:value-type="float">
            <text:p>0,0544415659</text:p>
          </table:table-cell>
          <table:table-cell table:number-columns-repeated="1018"/>
        </table:table-row>
        <table:table-row table:style-name="ro2">
          <table:table-cell office:value-type="float" office:value="556018" calcext:value-type="float">
            <text:p>556018</text:p>
          </table:table-cell>
          <table:table-cell office:value-type="float" office:value="-7.67" calcext:value-type="float">
            <text:p>-7,67</text:p>
          </table:table-cell>
          <table:table-cell office:value-type="string" calcext:value-type="string">
            <text:p>DC-007.67 <text:s/>mV</text:p>
          </table:table-cell>
          <table:table-cell table:style-name="ce1" table:formula="of:=[.A278]/60000" office:value-type="float" office:value="9.26696666666667" calcext:value-type="float">
            <text:p>9,2669666667</text:p>
          </table:table-cell>
          <table:table-cell table:style-name="ce1" table:formula="of:=0.2813*[.B278]+1.1082" office:value-type="float" office:value="-1.049371" calcext:value-type="float">
            <text:p>-1,049371</text:p>
          </table:table-cell>
          <table:table-cell table:formula="of:=SQRT(([.B278]*0.0052)^2 +0.037^2)" office:value-type="float" office:value="0.0544034323917159" calcext:value-type="float">
            <text:p>0,0544034324</text:p>
          </table:table-cell>
          <table:table-cell table:number-columns-repeated="1018"/>
        </table:table-row>
        <table:table-row table:style-name="ro2">
          <table:table-cell office:value-type="float" office:value="558015" calcext:value-type="float">
            <text:p>558015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279]/60000" office:value-type="float" office:value="9.30025" calcext:value-type="float">
            <text:p>9,30025</text:p>
          </table:table-cell>
          <table:table-cell table:style-name="ce1" table:formula="of:=0.2813*[.B279]+1.1082" office:value-type="float" office:value="-1.038119" calcext:value-type="float">
            <text:p>-1,038119</text:p>
          </table:table-cell>
          <table:table-cell table:formula="of:=SQRT(([.B279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560043" calcext:value-type="float">
            <text:p>560043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280]/60000" office:value-type="float" office:value="9.33405" calcext:value-type="float">
            <text:p>9,33405</text:p>
          </table:table-cell>
          <table:table-cell table:style-name="ce1" table:formula="of:=0.2813*[.B280]+1.1082" office:value-type="float" office:value="-1.05781" calcext:value-type="float">
            <text:p>-1,05781</text:p>
          </table:table-cell>
          <table:table-cell table:formula="of:=SQRT(([.B280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562056" calcext:value-type="float">
            <text:p>562056</text:p>
          </table:table-cell>
          <table:table-cell office:value-type="float" office:value="-7.6" calcext:value-type="float">
            <text:p>-7,6</text:p>
          </table:table-cell>
          <table:table-cell office:value-type="string" calcext:value-type="string">
            <text:p>DC-007.60 <text:s/>mV</text:p>
          </table:table-cell>
          <table:table-cell table:style-name="ce1" table:formula="of:=[.A281]/60000" office:value-type="float" office:value="9.3676" calcext:value-type="float">
            <text:p>9,3676</text:p>
          </table:table-cell>
          <table:table-cell table:style-name="ce1" table:formula="of:=0.2813*[.B281]+1.1082" office:value-type="float" office:value="-1.02968" calcext:value-type="float">
            <text:p>-1,02968</text:p>
          </table:table-cell>
          <table:table-cell table:formula="of:=SQRT(([.B281]*0.0052)^2 +0.037^2)" office:value-type="float" office:value="0.0541371443650291" calcext:value-type="float">
            <text:p>0,0541371444</text:p>
          </table:table-cell>
          <table:table-cell table:number-columns-repeated="1018"/>
        </table:table-row>
        <table:table-row table:style-name="ro2">
          <table:table-cell office:value-type="float" office:value="564068" calcext:value-type="float">
            <text:p>564068</text:p>
          </table:table-cell>
          <table:table-cell office:value-type="float" office:value="-7.61" calcext:value-type="float">
            <text:p>-7,61</text:p>
          </table:table-cell>
          <table:table-cell office:value-type="string" calcext:value-type="string">
            <text:p>DC-007.61 <text:s/>mV</text:p>
          </table:table-cell>
          <table:table-cell table:style-name="ce1" table:formula="of:=[.A282]/60000" office:value-type="float" office:value="9.40113333333333" calcext:value-type="float">
            <text:p>9,4011333333</text:p>
          </table:table-cell>
          <table:table-cell table:style-name="ce1" table:formula="of:=0.2813*[.B282]+1.1082" office:value-type="float" office:value="-1.032493" calcext:value-type="float">
            <text:p>-1,032493</text:p>
          </table:table-cell>
          <table:table-cell table:formula="of:=SQRT(([.B282]*0.0052)^2 +0.037^2)" office:value-type="float" office:value="0.0541751159112742" calcext:value-type="float">
            <text:p>0,0541751159</text:p>
          </table:table-cell>
          <table:table-cell table:number-columns-repeated="1018"/>
        </table:table-row>
        <table:table-row table:style-name="ro2">
          <table:table-cell office:value-type="float" office:value="566080" calcext:value-type="float">
            <text:p>566080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283]/60000" office:value-type="float" office:value="9.43466666666667" calcext:value-type="float">
            <text:p>9,4346666667</text:p>
          </table:table-cell>
          <table:table-cell table:style-name="ce1" table:formula="of:=0.2813*[.B283]+1.1082" office:value-type="float" office:value="-1.026867" calcext:value-type="float">
            <text:p>-1,026867</text:p>
          </table:table-cell>
          <table:table-cell table:formula="of:=SQRT(([.B283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568093" calcext:value-type="float">
            <text:p>568093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284]/60000" office:value-type="float" office:value="9.46821666666667" calcext:value-type="float">
            <text:p>9,4682166667</text:p>
          </table:table-cell>
          <table:table-cell table:style-name="ce1" table:formula="of:=0.2813*[.B284]+1.1082" office:value-type="float" office:value="-1.038119" calcext:value-type="float">
            <text:p>-1,038119</text:p>
          </table:table-cell>
          <table:table-cell table:formula="of:=SQRT(([.B284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570105" calcext:value-type="float">
            <text:p>570105</text:p>
          </table:table-cell>
          <table:table-cell office:value-type="float" office:value="-7.6" calcext:value-type="float">
            <text:p>-7,6</text:p>
          </table:table-cell>
          <table:table-cell office:value-type="string" calcext:value-type="string">
            <text:p>DC-007.60 <text:s/>mV</text:p>
          </table:table-cell>
          <table:table-cell table:style-name="ce1" table:formula="of:=[.A285]/60000" office:value-type="float" office:value="9.50175" calcext:value-type="float">
            <text:p>9,50175</text:p>
          </table:table-cell>
          <table:table-cell table:style-name="ce1" table:formula="of:=0.2813*[.B285]+1.1082" office:value-type="float" office:value="-1.02968" calcext:value-type="float">
            <text:p>-1,02968</text:p>
          </table:table-cell>
          <table:table-cell table:formula="of:=SQRT(([.B285]*0.0052)^2 +0.037^2)" office:value-type="float" office:value="0.0541371443650291" calcext:value-type="float">
            <text:p>0,0541371444</text:p>
          </table:table-cell>
          <table:table-cell table:number-columns-repeated="1018"/>
        </table:table-row>
        <table:table-row table:style-name="ro2">
          <table:table-cell office:value-type="float" office:value="572118" calcext:value-type="float">
            <text:p>572118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286]/60000" office:value-type="float" office:value="9.5353" calcext:value-type="float">
            <text:p>9,5353</text:p>
          </table:table-cell>
          <table:table-cell table:style-name="ce1" table:formula="of:=0.2813*[.B286]+1.1082" office:value-type="float" office:value="-1.043745" calcext:value-type="float">
            <text:p>-1,043745</text:p>
          </table:table-cell>
          <table:table-cell table:formula="of:=SQRT(([.B286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574130" calcext:value-type="float">
            <text:p>574130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287]/60000" office:value-type="float" office:value="9.56883333333333" calcext:value-type="float">
            <text:p>9,5688333333</text:p>
          </table:table-cell>
          <table:table-cell table:style-name="ce1" table:formula="of:=0.2813*[.B287]+1.1082" office:value-type="float" office:value="-1.026867" calcext:value-type="float">
            <text:p>-1,026867</text:p>
          </table:table-cell>
          <table:table-cell table:formula="of:=SQRT(([.B287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576142" calcext:value-type="float">
            <text:p>576142</text:p>
          </table:table-cell>
          <table:table-cell office:value-type="float" office:value="-7.62" calcext:value-type="float">
            <text:p>-7,62</text:p>
          </table:table-cell>
          <table:table-cell office:value-type="string" calcext:value-type="string">
            <text:p>DC-007.62 <text:s/>mV</text:p>
          </table:table-cell>
          <table:table-cell table:style-name="ce1" table:formula="of:=[.A288]/60000" office:value-type="float" office:value="9.60236666666667" calcext:value-type="float">
            <text:p>9,6023666667</text:p>
          </table:table-cell>
          <table:table-cell table:style-name="ce1" table:formula="of:=0.2813*[.B288]+1.1082" office:value-type="float" office:value="-1.035306" calcext:value-type="float">
            <text:p>-1,035306</text:p>
          </table:table-cell>
          <table:table-cell table:formula="of:=SQRT(([.B288]*0.0052)^2 +0.037^2)" office:value-type="float" office:value="0.0542131107390085" calcext:value-type="float">
            <text:p>0,0542131107</text:p>
          </table:table-cell>
          <table:table-cell table:number-columns-repeated="1018"/>
        </table:table-row>
        <table:table-row table:style-name="ro2">
          <table:table-cell office:value-type="float" office:value="578155" calcext:value-type="float">
            <text:p>578155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289]/60000" office:value-type="float" office:value="9.63591666666667" calcext:value-type="float">
            <text:p>9,6359166667</text:p>
          </table:table-cell>
          <table:table-cell table:style-name="ce1" table:formula="of:=0.2813*[.B289]+1.1082" office:value-type="float" office:value="-1.026867" calcext:value-type="float">
            <text:p>-1,026867</text:p>
          </table:table-cell>
          <table:table-cell table:formula="of:=SQRT(([.B289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580167" calcext:value-type="float">
            <text:p>580167</text:p>
          </table:table-cell>
          <table:table-cell office:value-type="float" office:value="-7.6" calcext:value-type="float">
            <text:p>-7,6</text:p>
          </table:table-cell>
          <table:table-cell office:value-type="string" calcext:value-type="string">
            <text:p>DC-007.60 <text:s/>mV</text:p>
          </table:table-cell>
          <table:table-cell table:style-name="ce1" table:formula="of:=[.A290]/60000" office:value-type="float" office:value="9.66945" calcext:value-type="float">
            <text:p>9,66945</text:p>
          </table:table-cell>
          <table:table-cell table:style-name="ce1" table:formula="of:=0.2813*[.B290]+1.1082" office:value-type="float" office:value="-1.02968" calcext:value-type="float">
            <text:p>-1,02968</text:p>
          </table:table-cell>
          <table:table-cell table:formula="of:=SQRT(([.B290]*0.0052)^2 +0.037^2)" office:value-type="float" office:value="0.0541371443650291" calcext:value-type="float">
            <text:p>0,0541371444</text:p>
          </table:table-cell>
          <table:table-cell table:number-columns-repeated="1018"/>
        </table:table-row>
        <table:table-row table:style-name="ro2">
          <table:table-cell office:value-type="float" office:value="582180" calcext:value-type="float">
            <text:p>582180</text:p>
          </table:table-cell>
          <table:table-cell office:value-type="float" office:value="-7.61" calcext:value-type="float">
            <text:p>-7,61</text:p>
          </table:table-cell>
          <table:table-cell office:value-type="string" calcext:value-type="string">
            <text:p>DC-007.61 <text:s/>mV</text:p>
          </table:table-cell>
          <table:table-cell table:style-name="ce1" table:formula="of:=[.A291]/60000" office:value-type="float" office:value="9.703" calcext:value-type="float">
            <text:p>9,703</text:p>
          </table:table-cell>
          <table:table-cell table:style-name="ce1" table:formula="of:=0.2813*[.B291]+1.1082" office:value-type="float" office:value="-1.032493" calcext:value-type="float">
            <text:p>-1,032493</text:p>
          </table:table-cell>
          <table:table-cell table:formula="of:=SQRT(([.B291]*0.0052)^2 +0.037^2)" office:value-type="float" office:value="0.0541751159112742" calcext:value-type="float">
            <text:p>0,0541751159</text:p>
          </table:table-cell>
          <table:table-cell table:number-columns-repeated="1018"/>
        </table:table-row>
        <table:table-row table:style-name="ro2">
          <table:table-cell office:value-type="float" office:value="584192" calcext:value-type="float">
            <text:p>584192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292]/60000" office:value-type="float" office:value="9.73653333333333" calcext:value-type="float">
            <text:p>9,7365333333</text:p>
          </table:table-cell>
          <table:table-cell table:style-name="ce1" table:formula="of:=0.2813*[.B292]+1.1082" office:value-type="float" office:value="-1.040932" calcext:value-type="float">
            <text:p>-1,040932</text:p>
          </table:table-cell>
          <table:table-cell table:formula="of:=SQRT(([.B292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586189" calcext:value-type="float">
            <text:p>586189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293]/60000" office:value-type="float" office:value="9.76981666666667" calcext:value-type="float">
            <text:p>9,7698166667</text:p>
          </table:table-cell>
          <table:table-cell table:style-name="ce1" table:formula="of:=0.2813*[.B293]+1.1082" office:value-type="float" office:value="-1.038119" calcext:value-type="float">
            <text:p>-1,038119</text:p>
          </table:table-cell>
          <table:table-cell table:formula="of:=SQRT(([.B293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588217" calcext:value-type="float">
            <text:p>588217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294]/60000" office:value-type="float" office:value="9.80361666666667" calcext:value-type="float">
            <text:p>9,8036166667</text:p>
          </table:table-cell>
          <table:table-cell table:style-name="ce1" table:formula="of:=0.2813*[.B294]+1.1082" office:value-type="float" office:value="-1.043745" calcext:value-type="float">
            <text:p>-1,043745</text:p>
          </table:table-cell>
          <table:table-cell table:formula="of:=SQRT(([.B294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590229" calcext:value-type="float">
            <text:p>590229</text:p>
          </table:table-cell>
          <table:table-cell office:value-type="float" office:value="-7.61" calcext:value-type="float">
            <text:p>-7,61</text:p>
          </table:table-cell>
          <table:table-cell office:value-type="string" calcext:value-type="string">
            <text:p>DC-007.61 <text:s/>mV</text:p>
          </table:table-cell>
          <table:table-cell table:style-name="ce1" table:formula="of:=[.A295]/60000" office:value-type="float" office:value="9.83715" calcext:value-type="float">
            <text:p>9,83715</text:p>
          </table:table-cell>
          <table:table-cell table:style-name="ce1" table:formula="of:=0.2813*[.B295]+1.1082" office:value-type="float" office:value="-1.032493" calcext:value-type="float">
            <text:p>-1,032493</text:p>
          </table:table-cell>
          <table:table-cell table:formula="of:=SQRT(([.B295]*0.0052)^2 +0.037^2)" office:value-type="float" office:value="0.0541751159112742" calcext:value-type="float">
            <text:p>0,0541751159</text:p>
          </table:table-cell>
          <table:table-cell table:number-columns-repeated="1018"/>
        </table:table-row>
        <table:table-row table:style-name="ro2">
          <table:table-cell office:value-type="float" office:value="592242" calcext:value-type="float">
            <text:p>592242</text:p>
          </table:table-cell>
          <table:table-cell office:value-type="float" office:value="-7.58" calcext:value-type="float">
            <text:p>-7,58</text:p>
          </table:table-cell>
          <table:table-cell office:value-type="string" calcext:value-type="string">
            <text:p>DC-007.58 <text:s/>mV</text:p>
          </table:table-cell>
          <table:table-cell table:style-name="ce1" table:formula="of:=[.A296]/60000" office:value-type="float" office:value="9.8707" calcext:value-type="float">
            <text:p>9,8707</text:p>
          </table:table-cell>
          <table:table-cell table:style-name="ce1" table:formula="of:=0.2813*[.B296]+1.1082" office:value-type="float" office:value="-1.024054" calcext:value-type="float">
            <text:p>-1,024054</text:p>
          </table:table-cell>
          <table:table-cell table:formula="of:=SQRT(([.B296]*0.0052)^2 +0.037^2)" office:value-type="float" office:value="0.0540612713132054" calcext:value-type="float">
            <text:p>0,0540612713</text:p>
          </table:table-cell>
          <table:table-cell table:number-columns-repeated="1018"/>
        </table:table-row>
        <table:table-row table:style-name="ro2">
          <table:table-cell office:value-type="float" office:value="594254" calcext:value-type="float">
            <text:p>594254</text:p>
          </table:table-cell>
          <table:table-cell office:value-type="float" office:value="-7.57" calcext:value-type="float">
            <text:p>-7,57</text:p>
          </table:table-cell>
          <table:table-cell office:value-type="string" calcext:value-type="string">
            <text:p>DC-007.57 <text:s/>mV</text:p>
          </table:table-cell>
          <table:table-cell table:style-name="ce1" table:formula="of:=[.A297]/60000" office:value-type="float" office:value="9.90423333333333" calcext:value-type="float">
            <text:p>9,9042333333</text:p>
          </table:table-cell>
          <table:table-cell table:style-name="ce1" table:formula="of:=0.2813*[.B297]+1.1082" office:value-type="float" office:value="-1.021241" calcext:value-type="float">
            <text:p>-1,021241</text:p>
          </table:table-cell>
          <table:table-cell table:formula="of:=SQRT(([.B297]*0.0052)^2 +0.037^2)" office:value-type="float" office:value="0.0540233699059953" calcext:value-type="float">
            <text:p>0,0540233699</text:p>
          </table:table-cell>
          <table:table-cell table:number-columns-repeated="1018"/>
        </table:table-row>
        <table:table-row table:style-name="ro2">
          <table:table-cell office:value-type="float" office:value="596266" calcext:value-type="float">
            <text:p>596266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298]/60000" office:value-type="float" office:value="9.93776666666667" calcext:value-type="float">
            <text:p>9,9377666667</text:p>
          </table:table-cell>
          <table:table-cell table:style-name="ce1" table:formula="of:=0.2813*[.B298]+1.1082" office:value-type="float" office:value="-1.026867" calcext:value-type="float">
            <text:p>-1,026867</text:p>
          </table:table-cell>
          <table:table-cell table:formula="of:=SQRT(([.B298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598294" calcext:value-type="float">
            <text:p>598294</text:p>
          </table:table-cell>
          <table:table-cell office:value-type="float" office:value="-7.58" calcext:value-type="float">
            <text:p>-7,58</text:p>
          </table:table-cell>
          <table:table-cell office:value-type="string" calcext:value-type="string">
            <text:p>DC-007.58 <text:s/>mV</text:p>
          </table:table-cell>
          <table:table-cell table:style-name="ce1" table:formula="of:=[.A299]/60000" office:value-type="float" office:value="9.97156666666667" calcext:value-type="float">
            <text:p>9,9715666667</text:p>
          </table:table-cell>
          <table:table-cell table:style-name="ce1" table:formula="of:=0.2813*[.B299]+1.1082" office:value-type="float" office:value="-1.024054" calcext:value-type="float">
            <text:p>-1,024054</text:p>
          </table:table-cell>
          <table:table-cell table:formula="of:=SQRT(([.B299]*0.0052)^2 +0.037^2)" office:value-type="float" office:value="0.0540612713132054" calcext:value-type="float">
            <text:p>0,0540612713</text:p>
          </table:table-cell>
          <table:table-cell table:number-columns-repeated="1018"/>
        </table:table-row>
        <table:table-row table:style-name="ro2">
          <table:table-cell office:value-type="float" office:value="600400" calcext:value-type="float">
            <text:p>600400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300]/60000" office:value-type="float" office:value="10.0066666666667" calcext:value-type="float">
            <text:p>10,0066666667</text:p>
          </table:table-cell>
          <table:table-cell table:style-name="ce1" table:formula="of:=0.2813*[.B300]+1.1082" office:value-type="float" office:value="-1.026867" calcext:value-type="float">
            <text:p>-1,026867</text:p>
          </table:table-cell>
          <table:table-cell table:formula="of:=SQRT(([.B300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602413" calcext:value-type="float">
            <text:p>602413</text:p>
          </table:table-cell>
          <table:table-cell office:value-type="float" office:value="-7.6" calcext:value-type="float">
            <text:p>-7,6</text:p>
          </table:table-cell>
          <table:table-cell office:value-type="string" calcext:value-type="string">
            <text:p>DC-007.60 <text:s/>mV</text:p>
          </table:table-cell>
          <table:table-cell table:style-name="ce1" table:formula="of:=[.A301]/60000" office:value-type="float" office:value="10.0402166666667" calcext:value-type="float">
            <text:p>10,0402166667</text:p>
          </table:table-cell>
          <table:table-cell table:style-name="ce1" table:formula="of:=0.2813*[.B301]+1.1082" office:value-type="float" office:value="-1.02968" calcext:value-type="float">
            <text:p>-1,02968</text:p>
          </table:table-cell>
          <table:table-cell table:formula="of:=SQRT(([.B301]*0.0052)^2 +0.037^2)" office:value-type="float" office:value="0.0541371443650291" calcext:value-type="float">
            <text:p>0,0541371444</text:p>
          </table:table-cell>
          <table:table-cell table:number-columns-repeated="1018"/>
        </table:table-row>
        <table:table-row table:style-name="ro2">
          <table:table-cell office:value-type="float" office:value="604441" calcext:value-type="float">
            <text:p>604441</text:p>
          </table:table-cell>
          <table:table-cell office:value-type="float" office:value="-7.6" calcext:value-type="float">
            <text:p>-7,6</text:p>
          </table:table-cell>
          <table:table-cell office:value-type="string" calcext:value-type="string">
            <text:p>DC-007.60 <text:s/>mV</text:p>
          </table:table-cell>
          <table:table-cell table:style-name="ce1" table:formula="of:=[.A302]/60000" office:value-type="float" office:value="10.0740166666667" calcext:value-type="float">
            <text:p>10,0740166667</text:p>
          </table:table-cell>
          <table:table-cell table:style-name="ce1" table:formula="of:=0.2813*[.B302]+1.1082" office:value-type="float" office:value="-1.02968" calcext:value-type="float">
            <text:p>-1,02968</text:p>
          </table:table-cell>
          <table:table-cell table:formula="of:=SQRT(([.B302]*0.0052)^2 +0.037^2)" office:value-type="float" office:value="0.0541371443650291" calcext:value-type="float">
            <text:p>0,0541371444</text:p>
          </table:table-cell>
          <table:table-cell table:number-columns-repeated="1018"/>
        </table:table-row>
        <table:table-row table:style-name="ro2">
          <table:table-cell office:value-type="float" office:value="606453" calcext:value-type="float">
            <text:p>606453</text:p>
          </table:table-cell>
          <table:table-cell office:value-type="float" office:value="-7.62" calcext:value-type="float">
            <text:p>-7,62</text:p>
          </table:table-cell>
          <table:table-cell office:value-type="string" calcext:value-type="string">
            <text:p>DC-007.62 <text:s/>mV</text:p>
          </table:table-cell>
          <table:table-cell table:style-name="ce1" table:formula="of:=[.A303]/60000" office:value-type="float" office:value="10.10755" calcext:value-type="float">
            <text:p>10,10755</text:p>
          </table:table-cell>
          <table:table-cell table:style-name="ce1" table:formula="of:=0.2813*[.B303]+1.1082" office:value-type="float" office:value="-1.035306" calcext:value-type="float">
            <text:p>-1,035306</text:p>
          </table:table-cell>
          <table:table-cell table:formula="of:=SQRT(([.B303]*0.0052)^2 +0.037^2)" office:value-type="float" office:value="0.0542131107390085" calcext:value-type="float">
            <text:p>0,0542131107</text:p>
          </table:table-cell>
          <table:table-cell table:number-columns-repeated="1018"/>
        </table:table-row>
        <table:table-row table:style-name="ro2">
          <table:table-cell office:value-type="float" office:value="608450" calcext:value-type="float">
            <text:p>608450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304]/60000" office:value-type="float" office:value="10.1408333333333" calcext:value-type="float">
            <text:p>10,1408333333</text:p>
          </table:table-cell>
          <table:table-cell table:style-name="ce1" table:formula="of:=0.2813*[.B304]+1.1082" office:value-type="float" office:value="-1.040932" calcext:value-type="float">
            <text:p>-1,040932</text:p>
          </table:table-cell>
          <table:table-cell table:formula="of:=SQRT(([.B304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610462" calcext:value-type="float">
            <text:p>610462</text:p>
          </table:table-cell>
          <table:table-cell office:value-type="float" office:value="-7.64" calcext:value-type="float">
            <text:p>-7,64</text:p>
          </table:table-cell>
          <table:table-cell office:value-type="string" calcext:value-type="string">
            <text:p>DC-007.64 <text:s/>mV</text:p>
          </table:table-cell>
          <table:table-cell table:style-name="ce1" table:formula="of:=[.A305]/60000" office:value-type="float" office:value="10.1743666666667" calcext:value-type="float">
            <text:p>10,1743666667</text:p>
          </table:table-cell>
          <table:table-cell table:style-name="ce1" table:formula="of:=0.2813*[.B305]+1.1082" office:value-type="float" office:value="-1.040932" calcext:value-type="float">
            <text:p>-1,040932</text:p>
          </table:table-cell>
          <table:table-cell table:formula="of:=SQRT(([.B305]*0.0052)^2 +0.037^2)" office:value-type="float" office:value="0.054289170043389" calcext:value-type="float">
            <text:p>0,05428917</text:p>
          </table:table-cell>
          <table:table-cell table:number-columns-repeated="1018"/>
        </table:table-row>
        <table:table-row table:style-name="ro2">
          <table:table-cell office:value-type="float" office:value="612475" calcext:value-type="float">
            <text:p>612475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306]/60000" office:value-type="float" office:value="10.2079166666667" calcext:value-type="float">
            <text:p>10,2079166667</text:p>
          </table:table-cell>
          <table:table-cell table:style-name="ce1" table:formula="of:=0.2813*[.B306]+1.1082" office:value-type="float" office:value="-1.038119" calcext:value-type="float">
            <text:p>-1,038119</text:p>
          </table:table-cell>
          <table:table-cell table:formula="of:=SQRT(([.B306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614472" calcext:value-type="float">
            <text:p>614472</text:p>
          </table:table-cell>
          <table:table-cell office:value-type="float" office:value="-7.68" calcext:value-type="float">
            <text:p>-7,68</text:p>
          </table:table-cell>
          <table:table-cell office:value-type="string" calcext:value-type="string">
            <text:p>DC-007.68 <text:s/>mV</text:p>
          </table:table-cell>
          <table:table-cell table:style-name="ce1" table:formula="of:=[.A307]/60000" office:value-type="float" office:value="10.2412" calcext:value-type="float">
            <text:p>10,2412</text:p>
          </table:table-cell>
          <table:table-cell table:style-name="ce1" table:formula="of:=0.2813*[.B307]+1.1082" office:value-type="float" office:value="-1.052184" calcext:value-type="float">
            <text:p>-1,052184</text:p>
          </table:table-cell>
          <table:table-cell table:formula="of:=SQRT(([.B307]*0.0052)^2 +0.037^2)" office:value-type="float" office:value="0.0544415658849008" calcext:value-type="float">
            <text:p>0,0544415659</text:p>
          </table:table-cell>
          <table:table-cell table:number-columns-repeated="1018"/>
        </table:table-row>
        <table:table-row table:style-name="ro2">
          <table:table-cell office:value-type="float" office:value="616500" calcext:value-type="float">
            <text:p>616500</text:p>
          </table:table-cell>
          <table:table-cell office:value-type="float" office:value="-7.7" calcext:value-type="float">
            <text:p>-7,7</text:p>
          </table:table-cell>
          <table:table-cell office:value-type="string" calcext:value-type="string">
            <text:p>DC-007.70 <text:s/>mV</text:p>
          </table:table-cell>
          <table:table-cell table:style-name="ce1" table:formula="of:=[.A308]/60000" office:value-type="float" office:value="10.275" calcext:value-type="float">
            <text:p>10,275</text:p>
          </table:table-cell>
          <table:table-cell table:style-name="ce1" table:formula="of:=0.2813*[.B308]+1.1082" office:value-type="float" office:value="-1.05781" calcext:value-type="float">
            <text:p>-1,05781</text:p>
          </table:table-cell>
          <table:table-cell table:formula="of:=SQRT(([.B308]*0.0052)^2 +0.037^2)" office:value-type="float" office:value="0.0545179016470737" calcext:value-type="float">
            <text:p>0,0545179016</text:p>
          </table:table-cell>
          <table:table-cell table:number-columns-repeated="1018"/>
        </table:table-row>
        <table:table-row table:style-name="ro2">
          <table:table-cell office:value-type="float" office:value="618512" calcext:value-type="float">
            <text:p>618512</text:p>
          </table:table-cell>
          <table:table-cell office:value-type="float" office:value="-7.65" calcext:value-type="float">
            <text:p>-7,65</text:p>
          </table:table-cell>
          <table:table-cell office:value-type="string" calcext:value-type="string">
            <text:p>DC-007.65 <text:s/>mV</text:p>
          </table:table-cell>
          <table:table-cell table:style-name="ce1" table:formula="of:=[.A309]/60000" office:value-type="float" office:value="10.3085333333333" calcext:value-type="float">
            <text:p>10,3085333333</text:p>
          </table:table-cell>
          <table:table-cell table:style-name="ce1" table:formula="of:=0.2813*[.B309]+1.1082" office:value-type="float" office:value="-1.043745" calcext:value-type="float">
            <text:p>-1,043745</text:p>
          </table:table-cell>
          <table:table-cell table:formula="of:=SQRT(([.B309]*0.0052)^2 +0.037^2)" office:value-type="float" office:value="0.0543272344225251" calcext:value-type="float">
            <text:p>0,0543272344</text:p>
          </table:table-cell>
          <table:table-cell table:number-columns-repeated="1018"/>
        </table:table-row>
        <table:table-row table:style-name="ro2">
          <table:table-cell office:value-type="float" office:value="620524" calcext:value-type="float">
            <text:p>620524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310]/60000" office:value-type="float" office:value="10.3420666666667" calcext:value-type="float">
            <text:p>10,3420666667</text:p>
          </table:table-cell>
          <table:table-cell table:style-name="ce1" table:formula="of:=0.2813*[.B310]+1.1082" office:value-type="float" office:value="-1.038119" calcext:value-type="float">
            <text:p>-1,038119</text:p>
          </table:table-cell>
          <table:table-cell table:formula="of:=SQRT(([.B310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622537" calcext:value-type="float">
            <text:p>622537</text:p>
          </table:table-cell>
          <table:table-cell office:value-type="float" office:value="-7.61" calcext:value-type="float">
            <text:p>-7,61</text:p>
          </table:table-cell>
          <table:table-cell office:value-type="string" calcext:value-type="string">
            <text:p>DC-007.61 <text:s/>mV</text:p>
          </table:table-cell>
          <table:table-cell table:style-name="ce1" table:formula="of:=[.A311]/60000" office:value-type="float" office:value="10.3756166666667" calcext:value-type="float">
            <text:p>10,3756166667</text:p>
          </table:table-cell>
          <table:table-cell table:style-name="ce1" table:formula="of:=0.2813*[.B311]+1.1082" office:value-type="float" office:value="-1.032493" calcext:value-type="float">
            <text:p>-1,032493</text:p>
          </table:table-cell>
          <table:table-cell table:formula="of:=SQRT(([.B311]*0.0052)^2 +0.037^2)" office:value-type="float" office:value="0.0541751159112742" calcext:value-type="float">
            <text:p>0,0541751159</text:p>
          </table:table-cell>
          <table:table-cell table:number-columns-repeated="1018"/>
        </table:table-row>
        <table:table-row table:style-name="ro2">
          <table:table-cell office:value-type="float" office:value="624549" calcext:value-type="float">
            <text:p>624549</text:p>
          </table:table-cell>
          <table:table-cell office:value-type="float" office:value="-7.61" calcext:value-type="float">
            <text:p>-7,61</text:p>
          </table:table-cell>
          <table:table-cell office:value-type="string" calcext:value-type="string">
            <text:p>DC-007.61 <text:s/>mV</text:p>
          </table:table-cell>
          <table:table-cell table:style-name="ce1" table:formula="of:=[.A312]/60000" office:value-type="float" office:value="10.40915" calcext:value-type="float">
            <text:p>10,40915</text:p>
          </table:table-cell>
          <table:table-cell table:style-name="ce1" table:formula="of:=0.2813*[.B312]+1.1082" office:value-type="float" office:value="-1.032493" calcext:value-type="float">
            <text:p>-1,032493</text:p>
          </table:table-cell>
          <table:table-cell table:formula="of:=SQRT(([.B312]*0.0052)^2 +0.037^2)" office:value-type="float" office:value="0.0541751159112742" calcext:value-type="float">
            <text:p>0,0541751159</text:p>
          </table:table-cell>
          <table:table-cell table:number-columns-repeated="1018"/>
        </table:table-row>
        <table:table-row table:style-name="ro2">
          <table:table-cell office:value-type="float" office:value="626562" calcext:value-type="float">
            <text:p>626562</text:p>
          </table:table-cell>
          <table:table-cell office:value-type="float" office:value="-7.57" calcext:value-type="float">
            <text:p>-7,57</text:p>
          </table:table-cell>
          <table:table-cell office:value-type="string" calcext:value-type="string">
            <text:p>DC-007.57 <text:s/>mV</text:p>
          </table:table-cell>
          <table:table-cell table:style-name="ce1" table:formula="of:=[.A313]/60000" office:value-type="float" office:value="10.4427" calcext:value-type="float">
            <text:p>10,4427</text:p>
          </table:table-cell>
          <table:table-cell table:style-name="ce1" table:formula="of:=0.2813*[.B313]+1.1082" office:value-type="float" office:value="-1.021241" calcext:value-type="float">
            <text:p>-1,021241</text:p>
          </table:table-cell>
          <table:table-cell table:formula="of:=SQRT(([.B313]*0.0052)^2 +0.037^2)" office:value-type="float" office:value="0.0540233699059953" calcext:value-type="float">
            <text:p>0,0540233699</text:p>
          </table:table-cell>
          <table:table-cell table:number-columns-repeated="1018"/>
        </table:table-row>
        <table:table-row table:style-name="ro2">
          <table:table-cell office:value-type="float" office:value="628574" calcext:value-type="float">
            <text:p>628574</text:p>
          </table:table-cell>
          <table:table-cell office:value-type="float" office:value="-7.58" calcext:value-type="float">
            <text:p>-7,58</text:p>
          </table:table-cell>
          <table:table-cell office:value-type="string" calcext:value-type="string">
            <text:p>DC-007.58 <text:s/>mV</text:p>
          </table:table-cell>
          <table:table-cell table:style-name="ce1" table:formula="of:=[.A314]/60000" office:value-type="float" office:value="10.4762333333333" calcext:value-type="float">
            <text:p>10,4762333333</text:p>
          </table:table-cell>
          <table:table-cell table:style-name="ce1" table:formula="of:=0.2813*[.B314]+1.1082" office:value-type="float" office:value="-1.024054" calcext:value-type="float">
            <text:p>-1,024054</text:p>
          </table:table-cell>
          <table:table-cell table:formula="of:=SQRT(([.B314]*0.0052)^2 +0.037^2)" office:value-type="float" office:value="0.0540612713132054" calcext:value-type="float">
            <text:p>0,0540612713</text:p>
          </table:table-cell>
          <table:table-cell table:number-columns-repeated="1018"/>
        </table:table-row>
        <table:table-row table:style-name="ro2">
          <table:table-cell office:value-type="float" office:value="630602" calcext:value-type="float">
            <text:p>630602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315]/60000" office:value-type="float" office:value="10.5100333333333" calcext:value-type="float">
            <text:p>10,5100333333</text:p>
          </table:table-cell>
          <table:table-cell table:style-name="ce1" table:formula="of:=0.2813*[.B315]+1.1082" office:value-type="float" office:value="-1.026867" calcext:value-type="float">
            <text:p>-1,026867</text:p>
          </table:table-cell>
          <table:table-cell table:formula="of:=SQRT(([.B315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632614" calcext:value-type="float">
            <text:p>632614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316]/60000" office:value-type="float" office:value="10.5435666666667" calcext:value-type="float">
            <text:p>10,5435666667</text:p>
          </table:table-cell>
          <table:table-cell table:style-name="ce1" table:formula="of:=0.2813*[.B316]+1.1082" office:value-type="float" office:value="-1.026867" calcext:value-type="float">
            <text:p>-1,026867</text:p>
          </table:table-cell>
          <table:table-cell table:formula="of:=SQRT(([.B316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634642" calcext:value-type="float">
            <text:p>634642</text:p>
          </table:table-cell>
          <table:table-cell office:value-type="float" office:value="-7.59" calcext:value-type="float">
            <text:p>-7,59</text:p>
          </table:table-cell>
          <table:table-cell office:value-type="string" calcext:value-type="string">
            <text:p>DC-007.59 <text:s/>mV</text:p>
          </table:table-cell>
          <table:table-cell table:style-name="ce1" table:formula="of:=[.A317]/60000" office:value-type="float" office:value="10.5773666666667" calcext:value-type="float">
            <text:p>10,5773666667</text:p>
          </table:table-cell>
          <table:table-cell table:style-name="ce1" table:formula="of:=0.2813*[.B317]+1.1082" office:value-type="float" office:value="-1.026867" calcext:value-type="float">
            <text:p>-1,026867</text:p>
          </table:table-cell>
          <table:table-cell table:formula="of:=SQRT(([.B317]*0.0052)^2 +0.037^2)" office:value-type="float" office:value="0.054099196149296" calcext:value-type="float">
            <text:p>0,0540991961</text:p>
          </table:table-cell>
          <table:table-cell table:number-columns-repeated="1018"/>
        </table:table-row>
        <table:table-row table:style-name="ro2">
          <table:table-cell office:value-type="float" office:value="636655" calcext:value-type="float">
            <text:p>636655</text:p>
          </table:table-cell>
          <table:table-cell office:value-type="float" office:value="-7.57" calcext:value-type="float">
            <text:p>-7,57</text:p>
          </table:table-cell>
          <table:table-cell office:value-type="string" calcext:value-type="string">
            <text:p>DC-007.57 <text:s/>mV</text:p>
          </table:table-cell>
          <table:table-cell table:style-name="ce1" table:formula="of:=[.A318]/60000" office:value-type="float" office:value="10.6109166666667" calcext:value-type="float">
            <text:p>10,6109166667</text:p>
          </table:table-cell>
          <table:table-cell table:style-name="ce1" table:formula="of:=0.2813*[.B318]+1.1082" office:value-type="float" office:value="-1.021241" calcext:value-type="float">
            <text:p>-1,021241</text:p>
          </table:table-cell>
          <table:table-cell table:formula="of:=SQRT(([.B318]*0.0052)^2 +0.037^2)" office:value-type="float" office:value="0.0540233699059953" calcext:value-type="float">
            <text:p>0,0540233699</text:p>
          </table:table-cell>
          <table:table-cell table:number-columns-repeated="1018"/>
        </table:table-row>
        <table:table-row table:style-name="ro2">
          <table:table-cell office:value-type="float" office:value="638667" calcext:value-type="float">
            <text:p>638667</text:p>
          </table:table-cell>
          <table:table-cell office:value-type="float" office:value="-7.57" calcext:value-type="float">
            <text:p>-7,57</text:p>
          </table:table-cell>
          <table:table-cell office:value-type="string" calcext:value-type="string">
            <text:p>DC-007.57 <text:s/>mV</text:p>
          </table:table-cell>
          <table:table-cell table:style-name="ce1" table:formula="of:=[.A319]/60000" office:value-type="float" office:value="10.64445" calcext:value-type="float">
            <text:p>10,64445</text:p>
          </table:table-cell>
          <table:table-cell table:style-name="ce1" table:formula="of:=0.2813*[.B319]+1.1082" office:value-type="float" office:value="-1.021241" calcext:value-type="float">
            <text:p>-1,021241</text:p>
          </table:table-cell>
          <table:table-cell table:formula="of:=SQRT(([.B319]*0.0052)^2 +0.037^2)" office:value-type="float" office:value="0.0540233699059953" calcext:value-type="float">
            <text:p>0,0540233699</text:p>
          </table:table-cell>
          <table:table-cell table:number-columns-repeated="1018"/>
        </table:table-row>
        <table:table-row table:style-name="ro2">
          <table:table-cell office:value-type="float" office:value="640680" calcext:value-type="float">
            <text:p>640680</text:p>
          </table:table-cell>
          <table:table-cell office:value-type="float" office:value="-7.58" calcext:value-type="float">
            <text:p>-7,58</text:p>
          </table:table-cell>
          <table:table-cell office:value-type="string" calcext:value-type="string">
            <text:p>DC-007.58 <text:s/>mV</text:p>
          </table:table-cell>
          <table:table-cell table:style-name="ce1" table:formula="of:=[.A320]/60000" office:value-type="float" office:value="10.678" calcext:value-type="float">
            <text:p>10,678</text:p>
          </table:table-cell>
          <table:table-cell table:style-name="ce1" table:formula="of:=0.2813*[.B320]+1.1082" office:value-type="float" office:value="-1.024054" calcext:value-type="float">
            <text:p>-1,024054</text:p>
          </table:table-cell>
          <table:table-cell table:formula="of:=SQRT(([.B320]*0.0052)^2 +0.037^2)" office:value-type="float" office:value="0.0540612713132054" calcext:value-type="float">
            <text:p>0,0540612713</text:p>
          </table:table-cell>
          <table:table-cell table:number-columns-repeated="1018"/>
        </table:table-row>
        <table:table-row table:style-name="ro2">
          <table:table-cell office:value-type="float" office:value="642801" calcext:value-type="float">
            <text:p>642801</text:p>
          </table:table-cell>
          <table:table-cell office:value-type="float" office:value="-7.61" calcext:value-type="float">
            <text:p>-7,61</text:p>
          </table:table-cell>
          <table:table-cell office:value-type="string" calcext:value-type="string">
            <text:p>DC-007.61 <text:s/>mV</text:p>
          </table:table-cell>
          <table:table-cell table:style-name="ce1" table:formula="of:=[.A321]/60000" office:value-type="float" office:value="10.71335" calcext:value-type="float">
            <text:p>10,71335</text:p>
          </table:table-cell>
          <table:table-cell table:style-name="ce1" table:formula="of:=0.2813*[.B321]+1.1082" office:value-type="float" office:value="-1.032493" calcext:value-type="float">
            <text:p>-1,032493</text:p>
          </table:table-cell>
          <table:table-cell table:formula="of:=SQRT(([.B321]*0.0052)^2 +0.037^2)" office:value-type="float" office:value="0.0541751159112742" calcext:value-type="float">
            <text:p>0,0541751159</text:p>
          </table:table-cell>
          <table:table-cell table:number-columns-repeated="1018"/>
        </table:table-row>
        <table:table-row table:style-name="ro2">
          <table:table-cell office:value-type="float" office:value="644704" calcext:value-type="float">
            <text:p>644704</text:p>
          </table:table-cell>
          <table:table-cell office:value-type="float" office:value="-7.55" calcext:value-type="float">
            <text:p>-7,55</text:p>
          </table:table-cell>
          <table:table-cell office:value-type="string" calcext:value-type="string">
            <text:p>DC-007.55 <text:s/>mV</text:p>
          </table:table-cell>
          <table:table-cell table:style-name="ce1" table:formula="of:=[.A322]/60000" office:value-type="float" office:value="10.7450666666667" calcext:value-type="float">
            <text:p>10,7450666667</text:p>
          </table:table-cell>
          <table:table-cell table:style-name="ce1" table:formula="of:=0.2813*[.B322]+1.1082" office:value-type="float" office:value="-1.015615" calcext:value-type="float">
            <text:p>-1,015615</text:p>
          </table:table-cell>
          <table:table-cell table:formula="of:=SQRT(([.B322]*0.0052)^2 +0.037^2)" office:value-type="float" office:value="0.0539476375757085" calcext:value-type="float">
            <text:p>0,0539476376</text:p>
          </table:table-cell>
          <table:table-cell table:number-columns-repeated="1018"/>
        </table:table-row>
        <table:table-row table:style-name="ro2">
          <table:table-cell office:value-type="float" office:value="646701" calcext:value-type="float">
            <text:p>646701</text:p>
          </table:table-cell>
          <table:table-cell office:value-type="float" office:value="-7.5" calcext:value-type="float">
            <text:p>-7,5</text:p>
          </table:table-cell>
          <table:table-cell office:value-type="string" calcext:value-type="string">
            <text:p>DC-007.50 <text:s/>mV</text:p>
          </table:table-cell>
          <table:table-cell table:style-name="ce1" table:formula="of:=[.A323]/60000" office:value-type="float" office:value="10.77835" calcext:value-type="float">
            <text:p>10,77835</text:p>
          </table:table-cell>
          <table:table-cell table:style-name="ce1" table:formula="of:=0.2813*[.B323]+1.1082" office:value-type="float" office:value="-1.00155" calcext:value-type="float">
            <text:p>-1,00155</text:p>
          </table:table-cell>
          <table:table-cell table:formula="of:=SQRT(([.B323]*0.0052)^2 +0.037^2)" office:value-type="float" office:value="0.0537587202228625" calcext:value-type="float">
            <text:p>0,0537587202</text:p>
          </table:table-cell>
          <table:table-cell table:number-columns-repeated="1018"/>
        </table:table-row>
        <table:table-row table:style-name="ro2">
          <table:table-cell office:value-type="float" office:value="648729" calcext:value-type="float">
            <text:p>648729</text:p>
          </table:table-cell>
          <table:table-cell office:value-type="float" office:value="-7.49" calcext:value-type="float">
            <text:p>-7,49</text:p>
          </table:table-cell>
          <table:table-cell office:value-type="string" calcext:value-type="string">
            <text:p>DC-007.49 <text:s/>mV</text:p>
          </table:table-cell>
          <table:table-cell table:style-name="ce1" table:formula="of:=[.A324]/60000" office:value-type="float" office:value="10.81215" calcext:value-type="float">
            <text:p>10,81215</text:p>
          </table:table-cell>
          <table:table-cell table:style-name="ce1" table:formula="of:=0.2813*[.B324]+1.1082" office:value-type="float" office:value="-0.998737" calcext:value-type="float">
            <text:p>-0,998737</text:p>
          </table:table-cell>
          <table:table-cell table:formula="of:=SQRT(([.B324]*0.0052)^2 +0.037^2)" office:value-type="float" office:value="0.0537210080322401" calcext:value-type="float">
            <text:p>0,053721008</text:p>
          </table:table-cell>
          <table:table-cell table:number-columns-repeated="1018"/>
        </table:table-row>
        <table:table-row table:style-name="ro2">
          <table:table-cell office:value-type="float" office:value="650742" calcext:value-type="float">
            <text:p>650742</text:p>
          </table:table-cell>
          <table:table-cell office:value-type="float" office:value="-7.54" calcext:value-type="float">
            <text:p>-7,54</text:p>
          </table:table-cell>
          <table:table-cell office:value-type="string" calcext:value-type="string">
            <text:p>DC-007.54 <text:s/>mV</text:p>
          </table:table-cell>
          <table:table-cell table:style-name="ce1" table:formula="of:=[.A325]/60000" office:value-type="float" office:value="10.8457" calcext:value-type="float">
            <text:p>10,8457</text:p>
          </table:table-cell>
          <table:table-cell table:style-name="ce1" table:formula="of:=0.2813*[.B325]+1.1082" office:value-type="float" office:value="-1.012802" calcext:value-type="float">
            <text:p>-1,012802</text:p>
          </table:table-cell>
          <table:table-cell table:formula="of:=SQRT(([.B325]*0.0052)^2 +0.037^2)" office:value-type="float" office:value="0.0539098067516477" calcext:value-type="float">
            <text:p>0,0539098068</text:p>
          </table:table-cell>
          <table:table-cell table:number-columns-repeated="1018"/>
        </table:table-row>
        <table:table-row table:style-name="ro2">
          <table:table-cell office:value-type="float" office:value="652754" calcext:value-type="float">
            <text:p>652754</text:p>
          </table:table-cell>
          <table:table-cell office:value-type="float" office:value="-7.56" calcext:value-type="float">
            <text:p>-7,56</text:p>
          </table:table-cell>
          <table:table-cell office:value-type="string" calcext:value-type="string">
            <text:p>DC-007.56 <text:s/>mV</text:p>
          </table:table-cell>
          <table:table-cell table:style-name="ce1" table:formula="of:=[.A326]/60000" office:value-type="float" office:value="10.8792333333333" calcext:value-type="float">
            <text:p>10,8792333333</text:p>
          </table:table-cell>
          <table:table-cell table:style-name="ce1" table:formula="of:=0.2813*[.B326]+1.1082" office:value-type="float" office:value="-1.018428" calcext:value-type="float">
            <text:p>-1,018428</text:p>
          </table:table-cell>
          <table:table-cell table:formula="of:=SQRT(([.B326]*0.0052)^2 +0.037^2)" office:value-type="float" office:value="0.0539854919770118" calcext:value-type="float">
            <text:p>0,053985492</text:p>
          </table:table-cell>
          <table:table-cell table:number-columns-repeated="1018"/>
        </table:table-row>
        <table:table-row table:style-name="ro2">
          <table:table-cell office:value-type="float" office:value="654766" calcext:value-type="float">
            <text:p>654766</text:p>
          </table:table-cell>
          <table:table-cell office:value-type="float" office:value="-7.58" calcext:value-type="float">
            <text:p>-7,58</text:p>
          </table:table-cell>
          <table:table-cell office:value-type="string" calcext:value-type="string">
            <text:p>DC-007.58 <text:s/>mV</text:p>
          </table:table-cell>
          <table:table-cell table:style-name="ce1" table:formula="of:=[.A327]/60000" office:value-type="float" office:value="10.9127666666667" calcext:value-type="float">
            <text:p>10,9127666667</text:p>
          </table:table-cell>
          <table:table-cell table:style-name="ce1" table:formula="of:=0.2813*[.B327]+1.1082" office:value-type="float" office:value="-1.024054" calcext:value-type="float">
            <text:p>-1,024054</text:p>
          </table:table-cell>
          <table:table-cell table:formula="of:=SQRT(([.B327]*0.0052)^2 +0.037^2)" office:value-type="float" office:value="0.0540612713132054" calcext:value-type="float">
            <text:p>0,0540612713</text:p>
          </table:table-cell>
          <table:table-cell table:number-columns-repeated="1018"/>
        </table:table-row>
        <table:table-row table:style-name="ro2">
          <table:table-cell office:value-type="float" office:value="656779" calcext:value-type="float">
            <text:p>656779</text:p>
          </table:table-cell>
          <table:table-cell office:value-type="float" office:value="-7.57" calcext:value-type="float">
            <text:p>-7,57</text:p>
          </table:table-cell>
          <table:table-cell office:value-type="string" calcext:value-type="string">
            <text:p>DC-007.57 <text:s/>mV</text:p>
          </table:table-cell>
          <table:table-cell table:style-name="ce1" table:formula="of:=[.A328]/60000" office:value-type="float" office:value="10.9463166666667" calcext:value-type="float">
            <text:p>10,9463166667</text:p>
          </table:table-cell>
          <table:table-cell table:style-name="ce1" table:formula="of:=0.2813*[.B328]+1.1082" office:value-type="float" office:value="-1.021241" calcext:value-type="float">
            <text:p>-1,021241</text:p>
          </table:table-cell>
          <table:table-cell table:formula="of:=SQRT(([.B328]*0.0052)^2 +0.037^2)" office:value-type="float" office:value="0.0540233699059953" calcext:value-type="float">
            <text:p>0,0540233699</text:p>
          </table:table-cell>
          <table:table-cell table:number-columns-repeated="1018"/>
        </table:table-row>
        <table:table-row table:style-name="ro2">
          <table:table-cell office:value-type="float" office:value="658791" calcext:value-type="float">
            <text:p>658791</text:p>
          </table:table-cell>
          <table:table-cell office:value-type="float" office:value="-7.63" calcext:value-type="float">
            <text:p>-7,63</text:p>
          </table:table-cell>
          <table:table-cell office:value-type="string" calcext:value-type="string">
            <text:p>DC-007.63 <text:s/>mV</text:p>
          </table:table-cell>
          <table:table-cell table:style-name="ce1" table:formula="of:=[.A329]/60000" office:value-type="float" office:value="10.97985" calcext:value-type="float">
            <text:p>10,97985</text:p>
          </table:table-cell>
          <table:table-cell table:style-name="ce1" table:formula="of:=0.2813*[.B329]+1.1082" office:value-type="float" office:value="-1.038119" calcext:value-type="float">
            <text:p>-1,038119</text:p>
          </table:table-cell>
          <table:table-cell table:formula="of:=SQRT(([.B329]*0.0052)^2 +0.037^2)" office:value-type="float" office:value="0.0542511287993162" calcext:value-type="float">
            <text:p>0,0542511288</text:p>
          </table:table-cell>
          <table:table-cell table:number-columns-repeated="1018"/>
        </table:table-row>
        <table:table-row table:style-name="ro2">
          <table:table-cell office:value-type="float" office:value="660788" calcext:value-type="float">
            <text:p>660788</text:p>
          </table:table-cell>
          <table:table-cell office:value-type="float" office:value="-7.56" calcext:value-type="float">
            <text:p>-7,56</text:p>
          </table:table-cell>
          <table:table-cell office:value-type="string" calcext:value-type="string">
            <text:p>DC-007.56 <text:s/>mV</text:p>
          </table:table-cell>
          <table:table-cell table:style-name="ce1" table:formula="of:=[.A330]/60000" office:value-type="float" office:value="11.0131333333333" calcext:value-type="float">
            <text:p>11,0131333333</text:p>
          </table:table-cell>
          <table:table-cell table:style-name="ce1" table:formula="of:=0.2813*[.B330]+1.1082" office:value-type="float" office:value="-1.018428" calcext:value-type="float">
            <text:p>-1,018428</text:p>
          </table:table-cell>
          <table:table-cell table:formula="of:=SQRT(([.B330]*0.0052)^2 +0.037^2)" office:value-type="float" office:value="0.0539854919770118" calcext:value-type="float">
            <text:p>0,053985492</text:p>
          </table:table-cell>
          <table:table-cell table:number-columns-repeated="1018"/>
        </table:table-row>
        <table:table-row table:style-name="ro2">
          <table:table-cell office:value-type="float" office:value="662816" calcext:value-type="float">
            <text:p>662816</text:p>
          </table:table-cell>
          <table:table-cell office:value-type="float" office:value="-7.55" calcext:value-type="float">
            <text:p>-7,55</text:p>
          </table:table-cell>
          <table:table-cell office:value-type="string" calcext:value-type="string">
            <text:p>DC-007.55 <text:s/>mV</text:p>
          </table:table-cell>
          <table:table-cell table:style-name="ce1" table:formula="of:=[.A331]/60000" office:value-type="float" office:value="11.0469333333333" calcext:value-type="float">
            <text:p>11,0469333333</text:p>
          </table:table-cell>
          <table:table-cell table:style-name="ce1" table:formula="of:=0.2813*[.B331]+1.1082" office:value-type="float" office:value="-1.015615" calcext:value-type="float">
            <text:p>-1,015615</text:p>
          </table:table-cell>
          <table:table-cell table:formula="of:=SQRT(([.B331]*0.0052)^2 +0.037^2)" office:value-type="float" office:value="0.0539476375757085" calcext:value-type="float">
            <text:p>0,0539476376</text:p>
          </table:table-cell>
          <table:table-cell table:number-columns-repeated="1018"/>
        </table:table-row>
        <table:table-row table:style-name="ro2">
          <table:table-cell office:value-type="float" office:value="664828" calcext:value-type="float">
            <text:p>664828</text:p>
          </table:table-cell>
          <table:table-cell office:value-type="float" office:value="-7.54" calcext:value-type="float">
            <text:p>-7,54</text:p>
          </table:table-cell>
          <table:table-cell office:value-type="string" calcext:value-type="string">
            <text:p>DC-007.54 <text:s/>mV</text:p>
          </table:table-cell>
          <table:table-cell table:style-name="ce1" table:formula="of:=[.A332]/60000" office:value-type="float" office:value="11.0804666666667" calcext:value-type="float">
            <text:p>11,0804666667</text:p>
          </table:table-cell>
          <table:table-cell table:style-name="ce1" table:formula="of:=0.2813*[.B332]+1.1082" office:value-type="float" office:value="-1.012802" calcext:value-type="float">
            <text:p>-1,012802</text:p>
          </table:table-cell>
          <table:table-cell table:formula="of:=SQRT(([.B332]*0.0052)^2 +0.037^2)" office:value-type="float" office:value="0.0539098067516477" calcext:value-type="float">
            <text:p>0,0539098068</text:p>
          </table:table-cell>
          <table:table-cell table:number-columns-repeated="1018"/>
        </table:table-row>
        <table:table-row table:style-name="ro2">
          <table:table-cell office:value-type="float" office:value="666841" calcext:value-type="float">
            <text:p>666841</text:p>
          </table:table-cell>
          <table:table-cell office:value-type="float" office:value="-7.51" calcext:value-type="float">
            <text:p>-7,51</text:p>
          </table:table-cell>
          <table:table-cell office:value-type="string" calcext:value-type="string">
            <text:p>DC-007.51 <text:s/>mV</text:p>
          </table:table-cell>
          <table:table-cell table:style-name="ce1" table:formula="of:=[.A333]/60000" office:value-type="float" office:value="11.1140166666667" calcext:value-type="float">
            <text:p>11,1140166667</text:p>
          </table:table-cell>
          <table:table-cell table:style-name="ce1" table:formula="of:=0.2813*[.B333]+1.1082" office:value-type="float" office:value="-1.004363" calcext:value-type="float">
            <text:p>-1,004363</text:p>
          </table:table-cell>
          <table:table-cell table:formula="of:=SQRT(([.B333]*0.0052)^2 +0.037^2)" office:value-type="float" office:value="0.0537964562401651" calcext:value-type="float">
            <text:p>0,0537964562</text:p>
          </table:table-cell>
          <table:table-cell table:number-columns-repeated="1018"/>
        </table:table-row>
        <table:table-row table:style-name="ro2">
          <table:table-cell office:value-type="float" office:value="668853" calcext:value-type="float">
            <text:p>668853</text:p>
          </table:table-cell>
          <table:table-cell office:value-type="float" office:value="-7.51" calcext:value-type="float">
            <text:p>-7,51</text:p>
          </table:table-cell>
          <table:table-cell office:value-type="string" calcext:value-type="string">
            <text:p>DC-007.51 <text:s/>mV</text:p>
          </table:table-cell>
          <table:table-cell table:style-name="ce1" table:formula="of:=[.A334]/60000" office:value-type="float" office:value="11.14755" calcext:value-type="float">
            <text:p>11,14755</text:p>
          </table:table-cell>
          <table:table-cell table:style-name="ce1" table:formula="of:=0.2813*[.B334]+1.1082" office:value-type="float" office:value="-1.004363" calcext:value-type="float">
            <text:p>-1,004363</text:p>
          </table:table-cell>
          <table:table-cell table:formula="of:=SQRT(([.B334]*0.0052)^2 +0.037^2)" office:value-type="float" office:value="0.0537964562401651" calcext:value-type="float">
            <text:p>0,0537964562</text:p>
          </table:table-cell>
          <table:table-cell table:number-columns-repeated="1018"/>
        </table:table-row>
        <table:table-row table:style-name="ro2">
          <table:table-cell office:value-type="float" office:value="670866" calcext:value-type="float">
            <text:p>670866</text:p>
          </table:table-cell>
          <table:table-cell office:value-type="float" office:value="-7.55" calcext:value-type="float">
            <text:p>-7,55</text:p>
          </table:table-cell>
          <table:table-cell office:value-type="string" calcext:value-type="string">
            <text:p>DC-007.55 <text:s/>mV</text:p>
          </table:table-cell>
          <table:table-cell table:style-name="ce1" table:formula="of:=[.A335]/60000" office:value-type="float" office:value="11.1811" calcext:value-type="float">
            <text:p>11,1811</text:p>
          </table:table-cell>
          <table:table-cell table:style-name="ce1" table:formula="of:=0.2813*[.B335]+1.1082" office:value-type="float" office:value="-1.015615" calcext:value-type="float">
            <text:p>-1,015615</text:p>
          </table:table-cell>
          <table:table-cell table:formula="of:=SQRT(([.B335]*0.0052)^2 +0.037^2)" office:value-type="float" office:value="0.0539476375757085" calcext:value-type="float">
            <text:p>0,0539476376</text:p>
          </table:table-cell>
          <table:table-cell table:number-columns-repeated="1018"/>
        </table:table-row>
        <table:table-row table:style-name="ro2">
          <table:table-cell office:value-type="float" office:value="672878" calcext:value-type="float">
            <text:p>672878</text:p>
          </table:table-cell>
          <table:table-cell office:value-type="float" office:value="-7.51" calcext:value-type="float">
            <text:p>-7,51</text:p>
          </table:table-cell>
          <table:table-cell office:value-type="string" calcext:value-type="string">
            <text:p>DC-007.51 <text:s/>mV</text:p>
          </table:table-cell>
          <table:table-cell table:style-name="ce1" table:formula="of:=[.A336]/60000" office:value-type="float" office:value="11.2146333333333" calcext:value-type="float">
            <text:p>11,2146333333</text:p>
          </table:table-cell>
          <table:table-cell table:style-name="ce1" table:formula="of:=0.2813*[.B336]+1.1082" office:value-type="float" office:value="-1.004363" calcext:value-type="float">
            <text:p>-1,004363</text:p>
          </table:table-cell>
          <table:table-cell table:formula="of:=SQRT(([.B336]*0.0052)^2 +0.037^2)" office:value-type="float" office:value="0.0537964562401651" calcext:value-type="float">
            <text:p>0,0537964562</text:p>
          </table:table-cell>
          <table:table-cell table:number-columns-repeated="1018"/>
        </table:table-row>
        <table:table-row table:style-name="ro2">
          <table:table-cell office:value-type="float" office:value="674875" calcext:value-type="float">
            <text:p>674875</text:p>
          </table:table-cell>
          <table:table-cell office:value-type="float" office:value="-7.47" calcext:value-type="float">
            <text:p>-7,47</text:p>
          </table:table-cell>
          <table:table-cell office:value-type="string" calcext:value-type="string">
            <text:p>DC-007.47 <text:s/>mV</text:p>
          </table:table-cell>
          <table:table-cell table:style-name="ce1" table:formula="of:=[.A337]/60000" office:value-type="float" office:value="11.2479166666667" calcext:value-type="float">
            <text:p>11,2479166667</text:p>
          </table:table-cell>
          <table:table-cell table:style-name="ce1" table:formula="of:=0.2813*[.B337]+1.1082" office:value-type="float" office:value="-0.993111" calcext:value-type="float">
            <text:p>-0,993111</text:p>
          </table:table-cell>
          <table:table-cell table:formula="of:=SQRT(([.B337]*0.0052)^2 +0.037^2)" office:value-type="float" office:value="0.0536456553320024" calcext:value-type="float">
            <text:p>0,0536456553</text:p>
          </table:table-cell>
          <table:table-cell table:number-columns-repeated="1018"/>
        </table:table-row>
        <table:table-row table:style-name="ro2">
          <table:table-cell office:value-type="float" office:value="676903" calcext:value-type="float">
            <text:p>676903</text:p>
          </table:table-cell>
          <table:table-cell office:value-type="float" office:value="-7.52" calcext:value-type="float">
            <text:p>-7,52</text:p>
          </table:table-cell>
          <table:table-cell office:value-type="string" calcext:value-type="string">
            <text:p>DC-007.52 <text:s/>mV</text:p>
          </table:table-cell>
          <table:table-cell table:style-name="ce1" table:formula="of:=[.A338]/60000" office:value-type="float" office:value="11.2817166666667" calcext:value-type="float">
            <text:p>11,2817166667</text:p>
          </table:table-cell>
          <table:table-cell table:style-name="ce1" table:formula="of:=0.2813*[.B338]+1.1082" office:value-type="float" office:value="-1.007176" calcext:value-type="float">
            <text:p>-1,007176</text:p>
          </table:table-cell>
          <table:table-cell table:formula="of:=SQRT(([.B338]*0.0052)^2 +0.037^2)" office:value-type="float" office:value="0.0538342160340429" calcext:value-type="float">
            <text:p>0,053834216</text:p>
          </table:table-cell>
          <table:table-cell table:number-columns-repeated="1018"/>
        </table:table-row>
        <table:table-row table:style-name="ro2">
          <table:table-cell office:value-type="float" office:value="678915" calcext:value-type="float">
            <text:p>678915</text:p>
          </table:table-cell>
          <table:table-cell office:value-type="float" office:value="-7.5" calcext:value-type="float">
            <text:p>-7,5</text:p>
          </table:table-cell>
          <table:table-cell office:value-type="string" calcext:value-type="string">
            <text:p>DC-007.50 <text:s/>mV</text:p>
          </table:table-cell>
          <table:table-cell table:style-name="ce1" table:formula="of:=[.A339]/60000" office:value-type="float" office:value="11.31525" calcext:value-type="float">
            <text:p>11,31525</text:p>
          </table:table-cell>
          <table:table-cell table:style-name="ce1" table:formula="of:=0.2813*[.B339]+1.1082" office:value-type="float" office:value="-1.00155" calcext:value-type="float">
            <text:p>-1,00155</text:p>
          </table:table-cell>
          <table:table-cell table:formula="of:=SQRT(([.B339]*0.0052)^2 +0.037^2)" office:value-type="float" office:value="0.0537587202228625" calcext:value-type="float">
            <text:p>0,0537587202</text:p>
          </table:table-cell>
          <table:table-cell table:number-columns-repeated="1018"/>
        </table:table-row>
        <table:table-row table:style-name="ro2">
          <table:table-cell office:value-type="float" office:value="680928" calcext:value-type="float">
            <text:p>680928</text:p>
          </table:table-cell>
          <table:table-cell office:value-type="float" office:value="-7.52" calcext:value-type="float">
            <text:p>-7,52</text:p>
          </table:table-cell>
          <table:table-cell office:value-type="string" calcext:value-type="string">
            <text:p>DC-007.52 <text:s/>mV</text:p>
          </table:table-cell>
          <table:table-cell table:style-name="ce1" table:formula="of:=[.A340]/60000" office:value-type="float" office:value="11.3488" calcext:value-type="float">
            <text:p>11,3488</text:p>
          </table:table-cell>
          <table:table-cell table:style-name="ce1" table:formula="of:=0.2813*[.B340]+1.1082" office:value-type="float" office:value="-1.007176" calcext:value-type="float">
            <text:p>-1,007176</text:p>
          </table:table-cell>
          <table:table-cell table:formula="of:=SQRT(([.B340]*0.0052)^2 +0.037^2)" office:value-type="float" office:value="0.0538342160340429" calcext:value-type="float">
            <text:p>0,053834216</text:p>
          </table:table-cell>
          <table:table-cell table:number-columns-repeated="1018"/>
        </table:table-row>
        <table:table-row table:style-name="ro2">
          <table:table-cell office:value-type="float" office:value="682940" calcext:value-type="float">
            <text:p>682940</text:p>
          </table:table-cell>
          <table:table-cell office:value-type="float" office:value="-7.54" calcext:value-type="float">
            <text:p>-7,54</text:p>
          </table:table-cell>
          <table:table-cell office:value-type="string" calcext:value-type="string">
            <text:p>DC-007.54 <text:s/>mV</text:p>
          </table:table-cell>
          <table:table-cell table:style-name="ce1" table:formula="of:=[.A341]/60000" office:value-type="float" office:value="11.3823333333333" calcext:value-type="float">
            <text:p>11,3823333333</text:p>
          </table:table-cell>
          <table:table-cell table:style-name="ce1" table:formula="of:=0.2813*[.B341]+1.1082" office:value-type="float" office:value="-1.012802" calcext:value-type="float">
            <text:p>-1,012802</text:p>
          </table:table-cell>
          <table:table-cell table:formula="of:=SQRT(([.B341]*0.0052)^2 +0.037^2)" office:value-type="float" office:value="0.0539098067516477" calcext:value-type="float">
            <text:p>0,0539098068</text:p>
          </table:table-cell>
          <table:table-cell table:number-columns-repeated="1018"/>
        </table:table-row>
        <table:table-row table:style-name="ro2">
          <table:table-cell office:value-type="float" office:value="684952" calcext:value-type="float">
            <text:p>684952</text:p>
          </table:table-cell>
          <table:table-cell office:value-type="float" office:value="-7.48" calcext:value-type="float">
            <text:p>-7,48</text:p>
          </table:table-cell>
          <table:table-cell office:value-type="string" calcext:value-type="string">
            <text:p>DC-007.48 <text:s/>mV</text:p>
          </table:table-cell>
          <table:table-cell table:style-name="ce1" table:formula="of:=[.A342]/60000" office:value-type="float" office:value="11.4158666666667" calcext:value-type="float">
            <text:p>11,4158666667</text:p>
          </table:table-cell>
          <table:table-cell table:style-name="ce1" table:formula="of:=0.2813*[.B342]+1.1082" office:value-type="float" office:value="-0.995924" calcext:value-type="float">
            <text:p>-0,995924</text:p>
          </table:table-cell>
          <table:table-cell table:formula="of:=SQRT(([.B342]*0.0052)^2 +0.037^2)" office:value-type="float" office:value="0.0536833197185122" calcext:value-type="float">
            <text:p>0,0536833197</text:p>
          </table:table-cell>
          <table:table-cell table:number-columns-repeated="1018"/>
        </table:table-row>
        <table:table-row table:style-name="ro2">
          <table:table-cell office:value-type="float" office:value="686965" calcext:value-type="float">
            <text:p>686965</text:p>
          </table:table-cell>
          <table:table-cell office:value-type="float" office:value="-7.48" calcext:value-type="float">
            <text:p>-7,48</text:p>
          </table:table-cell>
          <table:table-cell office:value-type="string" calcext:value-type="string">
            <text:p>DC-007.48 <text:s/>mV</text:p>
          </table:table-cell>
          <table:table-cell table:style-name="ce1" table:formula="of:=[.A343]/60000" office:value-type="float" office:value="11.4494166666667" calcext:value-type="float">
            <text:p>11,4494166667</text:p>
          </table:table-cell>
          <table:table-cell table:style-name="ce1" table:formula="of:=0.2813*[.B343]+1.1082" office:value-type="float" office:value="-0.995924" calcext:value-type="float">
            <text:p>-0,995924</text:p>
          </table:table-cell>
          <table:table-cell table:formula="of:=SQRT(([.B343]*0.0052)^2 +0.037^2)" office:value-type="float" office:value="0.0536833197185122" calcext:value-type="float">
            <text:p>0,0536833197</text:p>
          </table:table-cell>
          <table:table-cell table:number-columns-repeated="1018"/>
        </table:table-row>
        <table:table-row table:style-name="ro2">
          <table:table-cell office:value-type="float" office:value="688962" calcext:value-type="float">
            <text:p>688962</text:p>
          </table:table-cell>
          <table:table-cell office:value-type="float" office:value="-7.48" calcext:value-type="float">
            <text:p>-7,48</text:p>
          </table:table-cell>
          <table:table-cell office:value-type="string" calcext:value-type="string">
            <text:p>DC-007.48 <text:s/>mV</text:p>
          </table:table-cell>
          <table:table-cell table:style-name="ce1" table:formula="of:=[.A344]/60000" office:value-type="float" office:value="11.4827" calcext:value-type="float">
            <text:p>11,4827</text:p>
          </table:table-cell>
          <table:table-cell table:style-name="ce1" table:formula="of:=0.2813*[.B344]+1.1082" office:value-type="float" office:value="-0.995924" calcext:value-type="float">
            <text:p>-0,995924</text:p>
          </table:table-cell>
          <table:table-cell table:formula="of:=SQRT(([.B344]*0.0052)^2 +0.037^2)" office:value-type="float" office:value="0.0536833197185122" calcext:value-type="float">
            <text:p>0,0536833197</text:p>
          </table:table-cell>
          <table:table-cell table:number-columns-repeated="1018"/>
        </table:table-row>
        <table:table-row table:style-name="ro2">
          <table:table-cell office:value-type="float" office:value="690990" calcext:value-type="float">
            <text:p>690990</text:p>
          </table:table-cell>
          <table:table-cell office:value-type="float" office:value="-7.48" calcext:value-type="float">
            <text:p>-7,48</text:p>
          </table:table-cell>
          <table:table-cell office:value-type="string" calcext:value-type="string">
            <text:p>DC-007.48 <text:s/>mV</text:p>
          </table:table-cell>
          <table:table-cell table:style-name="ce1" table:formula="of:=[.A345]/60000" office:value-type="float" office:value="11.5165" calcext:value-type="float">
            <text:p>11,5165</text:p>
          </table:table-cell>
          <table:table-cell table:style-name="ce1" table:formula="of:=0.2813*[.B345]+1.1082" office:value-type="float" office:value="-0.995924" calcext:value-type="float">
            <text:p>-0,995924</text:p>
          </table:table-cell>
          <table:table-cell table:formula="of:=SQRT(([.B345]*0.0052)^2 +0.037^2)" office:value-type="float" office:value="0.0536833197185122" calcext:value-type="float">
            <text:p>0,0536833197</text:p>
          </table:table-cell>
          <table:table-cell table:number-columns-repeated="1018"/>
        </table:table-row>
        <table:table-row table:style-name="ro2">
          <table:table-cell office:value-type="float" office:value="693002" calcext:value-type="float">
            <text:p>693002</text:p>
          </table:table-cell>
          <table:table-cell office:value-type="float" office:value="-7.44" calcext:value-type="float">
            <text:p>-7,44</text:p>
          </table:table-cell>
          <table:table-cell office:value-type="string" calcext:value-type="string">
            <text:p>DC-007.44 <text:s/>mV</text:p>
          </table:table-cell>
          <table:table-cell table:style-name="ce1" table:formula="of:=[.A346]/60000" office:value-type="float" office:value="11.5500333333333" calcext:value-type="float">
            <text:p>11,5500333333</text:p>
          </table:table-cell>
          <table:table-cell table:style-name="ce1" table:formula="of:=0.2813*[.B346]+1.1082" office:value-type="float" office:value="-0.984672" calcext:value-type="float">
            <text:p>-0,984672</text:p>
          </table:table-cell>
          <table:table-cell table:formula="of:=SQRT(([.B346]*0.0052)^2 +0.037^2)" office:value-type="float" office:value="0.0535328062406596" calcext:value-type="float">
            <text:p>0,0535328062</text:p>
          </table:table-cell>
          <table:table-cell table:number-columns-repeated="1018"/>
        </table:table-row>
        <table:table-row table:style-name="ro2">
          <table:table-cell office:value-type="float" office:value="695014" calcext:value-type="float">
            <text:p>695014</text:p>
          </table:table-cell>
          <table:table-cell office:value-type="float" office:value="-7.39" calcext:value-type="float">
            <text:p>-7,39</text:p>
          </table:table-cell>
          <table:table-cell office:value-type="string" calcext:value-type="string">
            <text:p>DC-007.39 <text:s/>mV</text:p>
          </table:table-cell>
          <table:table-cell table:style-name="ce1" table:formula="of:=[.A347]/60000" office:value-type="float" office:value="11.5835666666667" calcext:value-type="float">
            <text:p>11,5835666667</text:p>
          </table:table-cell>
          <table:table-cell table:style-name="ce1" table:formula="of:=0.2813*[.B347]+1.1082" office:value-type="float" office:value="-0.970607" calcext:value-type="float">
            <text:p>-0,970607</text:p>
          </table:table-cell>
          <table:table-cell table:formula="of:=SQRT(([.B347]*0.0052)^2 +0.037^2)" office:value-type="float" office:value="0.0533452076947874" calcext:value-type="float">
            <text:p>0,0533452077</text:p>
          </table:table-cell>
          <table:table-cell table:number-columns-repeated="1018"/>
        </table:table-row>
        <table:table-row table:style-name="ro2">
          <table:table-cell office:value-type="float" office:value="697027" calcext:value-type="float">
            <text:p>697027</text:p>
          </table:table-cell>
          <table:table-cell office:value-type="float" office:value="-7.47" calcext:value-type="float">
            <text:p>-7,47</text:p>
          </table:table-cell>
          <table:table-cell office:value-type="string" calcext:value-type="string">
            <text:p>DC-007.47 <text:s/>mV</text:p>
          </table:table-cell>
          <table:table-cell table:style-name="ce1" table:formula="of:=[.A348]/60000" office:value-type="float" office:value="11.6171166666667" calcext:value-type="float">
            <text:p>11,6171166667</text:p>
          </table:table-cell>
          <table:table-cell table:style-name="ce1" table:formula="of:=0.2813*[.B348]+1.1082" office:value-type="float" office:value="-0.993111" calcext:value-type="float">
            <text:p>-0,993111</text:p>
          </table:table-cell>
          <table:table-cell table:formula="of:=SQRT(([.B348]*0.0052)^2 +0.037^2)" office:value-type="float" office:value="0.0536456553320024" calcext:value-type="float">
            <text:p>0,0536456553</text:p>
          </table:table-cell>
          <table:table-cell table:number-columns-repeated="1018"/>
        </table:table-row>
        <table:table-row table:style-name="ro2">
          <table:table-cell office:value-type="float" office:value="699039" calcext:value-type="float">
            <text:p>699039</text:p>
          </table:table-cell>
          <table:table-cell office:value-type="float" office:value="-7.43" calcext:value-type="float">
            <text:p>-7,43</text:p>
          </table:table-cell>
          <table:table-cell office:value-type="string" calcext:value-type="string">
            <text:p>DC-007.43 <text:s/>mV</text:p>
          </table:table-cell>
          <table:table-cell table:style-name="ce1" table:formula="of:=[.A349]/60000" office:value-type="float" office:value="11.65065" calcext:value-type="float">
            <text:p>11,65065</text:p>
          </table:table-cell>
          <table:table-cell table:style-name="ce1" table:formula="of:=0.2813*[.B349]+1.1082" office:value-type="float" office:value="-0.981859" calcext:value-type="float">
            <text:p>-0,981859</text:p>
          </table:table-cell>
          <table:table-cell table:formula="of:=SQRT(([.B349]*0.0052)^2 +0.037^2)" office:value-type="float" office:value="0.0534952380684487" calcext:value-type="float">
            <text:p>0,0534952381</text:p>
          </table:table-cell>
          <table:table-cell table:number-columns-repeated="1018"/>
        </table:table-row>
        <table:table-row table:style-name="ro2">
          <table:table-cell office:value-type="float" office:value="701052" calcext:value-type="float">
            <text:p>701052</text:p>
          </table:table-cell>
          <table:table-cell office:value-type="float" office:value="-7.37" calcext:value-type="float">
            <text:p>-7,37</text:p>
          </table:table-cell>
          <table:table-cell office:value-type="string" calcext:value-type="string">
            <text:p>DC-007.37 <text:s/>mV</text:p>
          </table:table-cell>
          <table:table-cell table:style-name="ce1" table:formula="of:=[.A350]/60000" office:value-type="float" office:value="11.6842" calcext:value-type="float">
            <text:p>11,6842</text:p>
          </table:table-cell>
          <table:table-cell table:style-name="ce1" table:formula="of:=0.2813*[.B350]+1.1082" office:value-type="float" office:value="-0.964981" calcext:value-type="float">
            <text:p>-0,964981</text:p>
          </table:table-cell>
          <table:table-cell table:formula="of:=SQRT(([.B350]*0.0052)^2 +0.037^2)" office:value-type="float" office:value="0.0532703386135286" calcext:value-type="float">
            <text:p>0,0532703386</text:p>
          </table:table-cell>
          <table:table-cell table:number-columns-repeated="1018"/>
        </table:table-row>
        <table:table-row table:style-name="ro2">
          <table:table-cell office:value-type="float" office:value="703064" calcext:value-type="float">
            <text:p>703064</text:p>
          </table:table-cell>
          <table:table-cell office:value-type="float" office:value="-7.43" calcext:value-type="float">
            <text:p>-7,43</text:p>
          </table:table-cell>
          <table:table-cell office:value-type="string" calcext:value-type="string">
            <text:p>DC-007.43 <text:s/>mV</text:p>
          </table:table-cell>
          <table:table-cell table:style-name="ce1" table:formula="of:=[.A351]/60000" office:value-type="float" office:value="11.7177333333333" calcext:value-type="float">
            <text:p>11,7177333333</text:p>
          </table:table-cell>
          <table:table-cell table:style-name="ce1" table:formula="of:=0.2813*[.B351]+1.1082" office:value-type="float" office:value="-0.981859" calcext:value-type="float">
            <text:p>-0,981859</text:p>
          </table:table-cell>
          <table:table-cell table:formula="of:=SQRT(([.B351]*0.0052)^2 +0.037^2)" office:value-type="float" office:value="0.0534952380684487" calcext:value-type="float">
            <text:p>0,0534952381</text:p>
          </table:table-cell>
          <table:table-cell table:number-columns-repeated="1018"/>
        </table:table-row>
        <table:table-row table:style-name="ro2">
          <table:table-cell office:value-type="float" office:value="705076" calcext:value-type="float">
            <text:p>705076</text:p>
          </table:table-cell>
          <table:table-cell office:value-type="float" office:value="-7.36" calcext:value-type="float">
            <text:p>-7,36</text:p>
          </table:table-cell>
          <table:table-cell office:value-type="string" calcext:value-type="string">
            <text:p>DC-007.36 <text:s/>mV</text:p>
          </table:table-cell>
          <table:table-cell table:style-name="ce1" table:formula="of:=[.A352]/60000" office:value-type="float" office:value="11.7512666666667" calcext:value-type="float">
            <text:p>11,7512666667</text:p>
          </table:table-cell>
          <table:table-cell table:style-name="ce1" table:formula="of:=0.2813*[.B352]+1.1082" office:value-type="float" office:value="-0.962168" calcext:value-type="float">
            <text:p>-0,962168</text:p>
          </table:table-cell>
          <table:table-cell table:formula="of:=SQRT(([.B352]*0.0052)^2 +0.037^2)" office:value-type="float" office:value="0.053232940779183" calcext:value-type="float">
            <text:p>0,0532329408</text:p>
          </table:table-cell>
          <table:table-cell table:number-columns-repeated="1018"/>
        </table:table-row>
        <table:table-row table:style-name="ro2">
          <table:table-cell office:value-type="float" office:value="707089" calcext:value-type="float">
            <text:p>707089</text:p>
          </table:table-cell>
          <table:table-cell office:value-type="float" office:value="-7.4" calcext:value-type="float">
            <text:p>-7,4</text:p>
          </table:table-cell>
          <table:table-cell office:value-type="string" calcext:value-type="string">
            <text:p>DC-007.40 <text:s/>mV</text:p>
          </table:table-cell>
          <table:table-cell table:style-name="ce1" table:formula="of:=[.A353]/60000" office:value-type="float" office:value="11.7848166666667" calcext:value-type="float">
            <text:p>11,7848166667</text:p>
          </table:table-cell>
          <table:table-cell table:style-name="ce1" table:formula="of:=0.2813*[.B353]+1.1082" office:value-type="float" office:value="-0.97342" calcext:value-type="float">
            <text:p>-0,97342</text:p>
          </table:table-cell>
          <table:table-cell table:formula="of:=SQRT(([.B353]*0.0052)^2 +0.037^2)" office:value-type="float" office:value="0.0533826788387395" calcext:value-type="float">
            <text:p>0,0533826788</text:p>
          </table:table-cell>
          <table:table-cell table:number-columns-repeated="1018"/>
        </table:table-row>
        <table:table-row table:style-name="ro2">
          <table:table-cell office:value-type="float" office:value="709086" calcext:value-type="float">
            <text:p>709086</text:p>
          </table:table-cell>
          <table:table-cell office:value-type="float" office:value="-7.39" calcext:value-type="float">
            <text:p>-7,39</text:p>
          </table:table-cell>
          <table:table-cell office:value-type="string" calcext:value-type="string">
            <text:p>DC-007.39 <text:s/>mV</text:p>
          </table:table-cell>
          <table:table-cell table:style-name="ce1" table:formula="of:=[.A354]/60000" office:value-type="float" office:value="11.8181" calcext:value-type="float">
            <text:p>11,8181</text:p>
          </table:table-cell>
          <table:table-cell table:style-name="ce1" table:formula="of:=0.2813*[.B354]+1.1082" office:value-type="float" office:value="-0.970607" calcext:value-type="float">
            <text:p>-0,970607</text:p>
          </table:table-cell>
          <table:table-cell table:formula="of:=SQRT(([.B354]*0.0052)^2 +0.037^2)" office:value-type="float" office:value="0.0533452076947874" calcext:value-type="float">
            <text:p>0,0533452077</text:p>
          </table:table-cell>
          <table:table-cell table:number-columns-repeated="1018"/>
        </table:table-row>
        <table:table-row table:style-name="ro2">
          <table:table-cell office:value-type="float" office:value="711114" calcext:value-type="float">
            <text:p>711114</text:p>
          </table:table-cell>
          <table:table-cell office:value-type="float" office:value="-7.41" calcext:value-type="float">
            <text:p>-7,41</text:p>
          </table:table-cell>
          <table:table-cell office:value-type="string" calcext:value-type="string">
            <text:p>DC-007.41 <text:s/>mV</text:p>
          </table:table-cell>
          <table:table-cell table:style-name="ce1" table:formula="of:=[.A355]/60000" office:value-type="float" office:value="11.8519" calcext:value-type="float">
            <text:p>11,8519</text:p>
          </table:table-cell>
          <table:table-cell table:style-name="ce1" table:formula="of:=0.2813*[.B355]+1.1082" office:value-type="float" office:value="-0.976233" calcext:value-type="float">
            <text:p>-0,976233</text:p>
          </table:table-cell>
          <table:table-cell table:formula="of:=SQRT(([.B355]*0.0052)^2 +0.037^2)" office:value-type="float" office:value="0.0534201743164509" calcext:value-type="float">
            <text:p>0,0534201743</text:p>
          </table:table-cell>
          <table:table-cell table:number-columns-repeated="1018"/>
        </table:table-row>
        <table:table-row table:style-name="ro2">
          <table:table-cell office:value-type="float" office:value="713126" calcext:value-type="float">
            <text:p>713126</text:p>
          </table:table-cell>
          <table:table-cell office:value-type="float" office:value="-7.44" calcext:value-type="float">
            <text:p>-7,44</text:p>
          </table:table-cell>
          <table:table-cell office:value-type="string" calcext:value-type="string">
            <text:p>DC-007.44 <text:s/>mV</text:p>
          </table:table-cell>
          <table:table-cell table:style-name="ce1" table:formula="of:=[.A356]/60000" office:value-type="float" office:value="11.8854333333333" calcext:value-type="float">
            <text:p>11,8854333333</text:p>
          </table:table-cell>
          <table:table-cell table:style-name="ce1" table:formula="of:=0.2813*[.B356]+1.1082" office:value-type="float" office:value="-0.984672" calcext:value-type="float">
            <text:p>-0,984672</text:p>
          </table:table-cell>
          <table:table-cell table:formula="of:=SQRT(([.B356]*0.0052)^2 +0.037^2)" office:value-type="float" office:value="0.0535328062406596" calcext:value-type="float">
            <text:p>0,0535328062</text:p>
          </table:table-cell>
          <table:table-cell table:number-columns-repeated="1018"/>
        </table:table-row>
        <table:table-row table:style-name="ro2">
          <table:table-cell office:value-type="float" office:value="715138" calcext:value-type="float">
            <text:p>715138</text:p>
          </table:table-cell>
          <table:table-cell office:value-type="float" office:value="-7.42" calcext:value-type="float">
            <text:p>-7,42</text:p>
          </table:table-cell>
          <table:table-cell office:value-type="string" calcext:value-type="string">
            <text:p>DC-007.42 <text:s/>mV</text:p>
          </table:table-cell>
          <table:table-cell table:style-name="ce1" table:formula="of:=[.A357]/60000" office:value-type="float" office:value="11.9189666666667" calcext:value-type="float">
            <text:p>11,9189666667</text:p>
          </table:table-cell>
          <table:table-cell table:style-name="ce1" table:formula="of:=0.2813*[.B357]+1.1082" office:value-type="float" office:value="-0.979046" calcext:value-type="float">
            <text:p>-0,979046</text:p>
          </table:table-cell>
          <table:table-cell table:formula="of:=SQRT(([.B357]*0.0052)^2 +0.037^2)" office:value-type="float" office:value="0.0534576940767183" calcext:value-type="float">
            <text:p>0,0534576941</text:p>
          </table:table-cell>
          <table:table-cell table:number-columns-repeated="1018"/>
        </table:table-row>
        <table:table-row table:style-name="ro2">
          <table:table-cell office:value-type="float" office:value="717151" calcext:value-type="float">
            <text:p>717151</text:p>
          </table:table-cell>
          <table:table-cell office:value-type="float" office:value="-7.41" calcext:value-type="float">
            <text:p>-7,41</text:p>
          </table:table-cell>
          <table:table-cell office:value-type="string" calcext:value-type="string">
            <text:p>DC-007.41 <text:s/>mV</text:p>
          </table:table-cell>
          <table:table-cell table:style-name="ce1" table:formula="of:=[.A358]/60000" office:value-type="float" office:value="11.9525166666667" calcext:value-type="float">
            <text:p>11,9525166667</text:p>
          </table:table-cell>
          <table:table-cell table:style-name="ce1" table:formula="of:=0.2813*[.B358]+1.1082" office:value-type="float" office:value="-0.976233" calcext:value-type="float">
            <text:p>-0,976233</text:p>
          </table:table-cell>
          <table:table-cell table:formula="of:=SQRT(([.B358]*0.0052)^2 +0.037^2)" office:value-type="float" office:value="0.0534201743164509" calcext:value-type="float">
            <text:p>0,0534201743</text:p>
          </table:table-cell>
          <table:table-cell table:number-columns-repeated="1018"/>
        </table:table-row>
        <table:table-row table:style-name="ro2">
          <table:table-cell office:value-type="float" office:value="719179" calcext:value-type="float">
            <text:p>719179</text:p>
          </table:table-cell>
          <table:table-cell office:value-type="float" office:value="-7.41" calcext:value-type="float">
            <text:p>-7,41</text:p>
          </table:table-cell>
          <table:table-cell office:value-type="string" calcext:value-type="string">
            <text:p>DC-007.41 <text:s/>mV</text:p>
          </table:table-cell>
          <table:table-cell table:style-name="ce1" table:formula="of:=[.A359]/60000" office:value-type="float" office:value="11.9863166666667" calcext:value-type="float">
            <text:p>11,9863166667</text:p>
          </table:table-cell>
          <table:table-cell table:style-name="ce1" table:formula="of:=0.2813*[.B359]+1.1082" office:value-type="float" office:value="-0.976233" calcext:value-type="float">
            <text:p>-0,976233</text:p>
          </table:table-cell>
          <table:table-cell table:formula="of:=SQRT(([.B359]*0.0052)^2 +0.037^2)" office:value-type="float" office:value="0.0534201743164509" calcext:value-type="float">
            <text:p>0,0534201743</text:p>
          </table:table-cell>
          <table:table-cell table:number-columns-repeated="1018"/>
        </table:table-row>
        <table:table-row table:style-name="ro2">
          <table:table-cell office:value-type="float" office:value="721176" calcext:value-type="float">
            <text:p>721176</text:p>
          </table:table-cell>
          <table:table-cell office:value-type="float" office:value="-7.4" calcext:value-type="float">
            <text:p>-7,4</text:p>
          </table:table-cell>
          <table:table-cell office:value-type="string" calcext:value-type="string">
            <text:p>DC-007.40 <text:s/>mV</text:p>
          </table:table-cell>
          <table:table-cell table:style-name="ce1" table:formula="of:=[.A360]/60000" office:value-type="float" office:value="12.0196" calcext:value-type="float">
            <text:p>12,0196</text:p>
          </table:table-cell>
          <table:table-cell table:style-name="ce1" table:formula="of:=0.2813*[.B360]+1.1082" office:value-type="float" office:value="-0.97342" calcext:value-type="float">
            <text:p>-0,97342</text:p>
          </table:table-cell>
          <table:table-cell table:formula="of:=SQRT(([.B360]*0.0052)^2 +0.037^2)" office:value-type="float" office:value="0.0533826788387395" calcext:value-type="float">
            <text:p>0,0533826788</text:p>
          </table:table-cell>
          <table:table-cell table:number-columns-repeated="1018"/>
        </table:table-row>
        <table:table-row table:style-name="ro2">
          <table:table-cell office:value-type="float" office:value="723188" calcext:value-type="float">
            <text:p>723188</text:p>
          </table:table-cell>
          <table:table-cell office:value-type="float" office:value="-7.38" calcext:value-type="float">
            <text:p>-7,38</text:p>
          </table:table-cell>
          <table:table-cell office:value-type="string" calcext:value-type="string">
            <text:p>DC-007.38 <text:s/>mV</text:p>
          </table:table-cell>
          <table:table-cell table:style-name="ce1" table:formula="of:=[.A361]/60000" office:value-type="float" office:value="12.0531333333333" calcext:value-type="float">
            <text:p>12,0531333333</text:p>
          </table:table-cell>
          <table:table-cell table:style-name="ce1" table:formula="of:=0.2813*[.B361]+1.1082" office:value-type="float" office:value="-0.967794" calcext:value-type="float">
            <text:p>-0,967794</text:p>
          </table:table-cell>
          <table:table-cell table:formula="of:=SQRT(([.B361]*0.0052)^2 +0.037^2)" office:value-type="float" office:value="0.0533077609359088" calcext:value-type="float">
            <text:p>0,0533077609</text:p>
          </table:table-cell>
          <table:table-cell table:number-columns-repeated="1018"/>
        </table:table-row>
        <table:table-row table:style-name="ro2">
          <table:table-cell office:value-type="float" office:value="725200" calcext:value-type="float">
            <text:p>725200</text:p>
          </table:table-cell>
          <table:table-cell office:value-type="float" office:value="-7.38" calcext:value-type="float">
            <text:p>-7,38</text:p>
          </table:table-cell>
          <table:table-cell office:value-type="string" calcext:value-type="string">
            <text:p>DC-007.38 <text:s/>mV</text:p>
          </table:table-cell>
          <table:table-cell table:style-name="ce1" table:formula="of:=[.A362]/60000" office:value-type="float" office:value="12.0866666666667" calcext:value-type="float">
            <text:p>12,0866666667</text:p>
          </table:table-cell>
          <table:table-cell table:style-name="ce1" table:formula="of:=0.2813*[.B362]+1.1082" office:value-type="float" office:value="-0.967794" calcext:value-type="float">
            <text:p>-0,967794</text:p>
          </table:table-cell>
          <table:table-cell table:formula="of:=SQRT(([.B362]*0.0052)^2 +0.037^2)" office:value-type="float" office:value="0.0533077609359088" calcext:value-type="float">
            <text:p>0,0533077609</text:p>
          </table:table-cell>
          <table:table-cell table:number-columns-repeated="1018"/>
        </table:table-row>
        <table:table-row table:style-name="ro2">
          <table:table-cell office:value-type="float" office:value="727213" calcext:value-type="float">
            <text:p>727213</text:p>
          </table:table-cell>
          <table:table-cell office:value-type="float" office:value="-7.43" calcext:value-type="float">
            <text:p>-7,43</text:p>
          </table:table-cell>
          <table:table-cell office:value-type="string" calcext:value-type="string">
            <text:p>DC-007.43 <text:s/>mV</text:p>
          </table:table-cell>
          <table:table-cell table:style-name="ce1" table:formula="of:=[.A363]/60000" office:value-type="float" office:value="12.1202166666667" calcext:value-type="float">
            <text:p>12,1202166667</text:p>
          </table:table-cell>
          <table:table-cell table:style-name="ce1" table:formula="of:=0.2813*[.B363]+1.1082" office:value-type="float" office:value="-0.981859" calcext:value-type="float">
            <text:p>-0,981859</text:p>
          </table:table-cell>
          <table:table-cell table:formula="of:=SQRT(([.B363]*0.0052)^2 +0.037^2)" office:value-type="float" office:value="0.0534952380684487" calcext:value-type="float">
            <text:p>0,0534952381</text:p>
          </table:table-cell>
          <table:table-cell table:number-columns-repeated="1018"/>
        </table:table-row>
        <table:table-row table:style-name="ro2">
          <table:table-cell office:value-type="float" office:value="729225" calcext:value-type="float">
            <text:p>729225</text:p>
          </table:table-cell>
          <table:table-cell office:value-type="float" office:value="-7.35" calcext:value-type="float">
            <text:p>-7,35</text:p>
          </table:table-cell>
          <table:table-cell office:value-type="string" calcext:value-type="string">
            <text:p>DC-007.35 <text:s/>mV</text:p>
          </table:table-cell>
          <table:table-cell table:style-name="ce1" table:formula="of:=[.A364]/60000" office:value-type="float" office:value="12.15375" calcext:value-type="float">
            <text:p>12,15375</text:p>
          </table:table-cell>
          <table:table-cell table:style-name="ce1" table:formula="of:=0.2813*[.B364]+1.1082" office:value-type="float" office:value="-0.959355" calcext:value-type="float">
            <text:p>-0,959355</text:p>
          </table:table-cell>
          <table:table-cell table:formula="of:=SQRT(([.B364]*0.0052)^2 +0.037^2)" office:value-type="float" office:value="0.0531955674845189" calcext:value-type="float">
            <text:p>0,0531955675</text:p>
          </table:table-cell>
          <table:table-cell table:number-columns-repeated="1018"/>
        </table:table-row>
        <table:table-row table:style-name="ro2">
          <table:table-cell office:value-type="float" office:value="731238" calcext:value-type="float">
            <text:p>731238</text:p>
          </table:table-cell>
          <table:table-cell office:value-type="float" office:value="-7.31" calcext:value-type="float">
            <text:p>-7,31</text:p>
          </table:table-cell>
          <table:table-cell office:value-type="string" calcext:value-type="string">
            <text:p>DC-007.31 <text:s/>mV</text:p>
          </table:table-cell>
          <table:table-cell table:style-name="ce1" table:formula="of:=[.A365]/60000" office:value-type="float" office:value="12.1873" calcext:value-type="float">
            <text:p>12,1873</text:p>
          </table:table-cell>
          <table:table-cell table:style-name="ce1" table:formula="of:=0.2813*[.B365]+1.1082" office:value-type="float" office:value="-0.948103" calcext:value-type="float">
            <text:p>-0,948103</text:p>
          </table:table-cell>
          <table:table-cell table:formula="of:=SQRT(([.B365]*0.0052)^2 +0.037^2)" office:value-type="float" office:value="0.0530463207395197" calcext:value-type="float">
            <text:p>0,0530463207</text:p>
          </table:table-cell>
          <table:table-cell table:number-columns-repeated="1018"/>
        </table:table-row>
        <table:table-row table:style-name="ro2">
          <table:table-cell office:value-type="float" office:value="733250" calcext:value-type="float">
            <text:p>733250</text:p>
          </table:table-cell>
          <table:table-cell office:value-type="float" office:value="-7.37" calcext:value-type="float">
            <text:p>-7,37</text:p>
          </table:table-cell>
          <table:table-cell office:value-type="string" calcext:value-type="string">
            <text:p>DC-007.37 <text:s/>mV</text:p>
          </table:table-cell>
          <table:table-cell table:style-name="ce1" table:formula="of:=[.A366]/60000" office:value-type="float" office:value="12.2208333333333" calcext:value-type="float">
            <text:p>12,2208333333</text:p>
          </table:table-cell>
          <table:table-cell table:style-name="ce1" table:formula="of:=0.2813*[.B366]+1.1082" office:value-type="float" office:value="-0.964981" calcext:value-type="float">
            <text:p>-0,964981</text:p>
          </table:table-cell>
          <table:table-cell table:formula="of:=SQRT(([.B366]*0.0052)^2 +0.037^2)" office:value-type="float" office:value="0.0532703386135286" calcext:value-type="float">
            <text:p>0,0532703386</text:p>
          </table:table-cell>
          <table:table-cell table:number-columns-repeated="1018"/>
        </table:table-row>
        <table:table-row table:style-name="ro2">
          <table:table-cell office:value-type="float" office:value="735262" calcext:value-type="float">
            <text:p>735262</text:p>
          </table:table-cell>
          <table:table-cell office:value-type="float" office:value="-7.37" calcext:value-type="float">
            <text:p>-7,37</text:p>
          </table:table-cell>
          <table:table-cell office:value-type="string" calcext:value-type="string">
            <text:p>DC-007.37 <text:s/>mV</text:p>
          </table:table-cell>
          <table:table-cell table:style-name="ce1" table:formula="of:=[.A367]/60000" office:value-type="float" office:value="12.2543666666667" calcext:value-type="float">
            <text:p>12,2543666667</text:p>
          </table:table-cell>
          <table:table-cell table:style-name="ce1" table:formula="of:=0.2813*[.B367]+1.1082" office:value-type="float" office:value="-0.964981" calcext:value-type="float">
            <text:p>-0,964981</text:p>
          </table:table-cell>
          <table:table-cell table:formula="of:=SQRT(([.B367]*0.0052)^2 +0.037^2)" office:value-type="float" office:value="0.0532703386135286" calcext:value-type="float">
            <text:p>0,0532703386</text:p>
          </table:table-cell>
          <table:table-cell table:number-columns-repeated="1018"/>
        </table:table-row>
        <table:table-row table:style-name="ro2">
          <table:table-cell office:value-type="float" office:value="737259" calcext:value-type="float">
            <text:p>737259</text:p>
          </table:table-cell>
          <table:table-cell office:value-type="float" office:value="-7.37" calcext:value-type="float">
            <text:p>-7,37</text:p>
          </table:table-cell>
          <table:table-cell office:value-type="string" calcext:value-type="string">
            <text:p>DC-007.37 <text:s/>mV</text:p>
          </table:table-cell>
          <table:table-cell table:style-name="ce1" table:formula="of:=[.A368]/60000" office:value-type="float" office:value="12.28765" calcext:value-type="float">
            <text:p>12,28765</text:p>
          </table:table-cell>
          <table:table-cell table:style-name="ce1" table:formula="of:=0.2813*[.B368]+1.1082" office:value-type="float" office:value="-0.964981" calcext:value-type="float">
            <text:p>-0,964981</text:p>
          </table:table-cell>
          <table:table-cell table:formula="of:=SQRT(([.B368]*0.0052)^2 +0.037^2)" office:value-type="float" office:value="0.0532703386135286" calcext:value-type="float">
            <text:p>0,0532703386</text:p>
          </table:table-cell>
          <table:table-cell table:number-columns-repeated="1018"/>
        </table:table-row>
        <table:table-row table:style-name="ro2">
          <table:table-cell office:value-type="float" office:value="739287" calcext:value-type="float">
            <text:p>739287</text:p>
          </table:table-cell>
          <table:table-cell office:value-type="float" office:value="-7.35" calcext:value-type="float">
            <text:p>-7,35</text:p>
          </table:table-cell>
          <table:table-cell office:value-type="string" calcext:value-type="string">
            <text:p>DC-007.35 <text:s/>mV</text:p>
          </table:table-cell>
          <table:table-cell table:style-name="ce1" table:formula="of:=[.A369]/60000" office:value-type="float" office:value="12.32145" calcext:value-type="float">
            <text:p>12,32145</text:p>
          </table:table-cell>
          <table:table-cell table:style-name="ce1" table:formula="of:=0.2813*[.B369]+1.1082" office:value-type="float" office:value="-0.959355" calcext:value-type="float">
            <text:p>-0,959355</text:p>
          </table:table-cell>
          <table:table-cell table:formula="of:=SQRT(([.B369]*0.0052)^2 +0.037^2)" office:value-type="float" office:value="0.0531955674845189" calcext:value-type="float">
            <text:p>0,0531955675</text:p>
          </table:table-cell>
          <table:table-cell table:number-columns-repeated="1018"/>
        </table:table-row>
        <table:table-row table:style-name="ro2">
          <table:table-cell office:value-type="float" office:value="741300" calcext:value-type="float">
            <text:p>741300</text:p>
          </table:table-cell>
          <table:table-cell office:value-type="float" office:value="-7.41" calcext:value-type="float">
            <text:p>-7,41</text:p>
          </table:table-cell>
          <table:table-cell office:value-type="string" calcext:value-type="string">
            <text:p>DC-007.41 <text:s/>mV</text:p>
          </table:table-cell>
          <table:table-cell table:style-name="ce1" table:formula="of:=[.A370]/60000" office:value-type="float" office:value="12.355" calcext:value-type="float">
            <text:p>12,355</text:p>
          </table:table-cell>
          <table:table-cell table:style-name="ce1" table:formula="of:=0.2813*[.B370]+1.1082" office:value-type="float" office:value="-0.976233" calcext:value-type="float">
            <text:p>-0,976233</text:p>
          </table:table-cell>
          <table:table-cell table:formula="of:=SQRT(([.B370]*0.0052)^2 +0.037^2)" office:value-type="float" office:value="0.0534201743164509" calcext:value-type="float">
            <text:p>0,0534201743</text:p>
          </table:table-cell>
          <table:table-cell table:number-columns-repeated="1018"/>
        </table:table-row>
        <table:table-row table:style-name="ro2">
          <table:table-cell office:value-type="float" office:value="743312" calcext:value-type="float">
            <text:p>743312</text:p>
          </table:table-cell>
          <table:table-cell office:value-type="float" office:value="-7.36" calcext:value-type="float">
            <text:p>-7,36</text:p>
          </table:table-cell>
          <table:table-cell office:value-type="string" calcext:value-type="string">
            <text:p>DC-007.36 <text:s/>mV</text:p>
          </table:table-cell>
          <table:table-cell table:style-name="ce1" table:formula="of:=[.A371]/60000" office:value-type="float" office:value="12.3885333333333" calcext:value-type="float">
            <text:p>12,3885333333</text:p>
          </table:table-cell>
          <table:table-cell table:style-name="ce1" table:formula="of:=0.2813*[.B371]+1.1082" office:value-type="float" office:value="-0.962168" calcext:value-type="float">
            <text:p>-0,962168</text:p>
          </table:table-cell>
          <table:table-cell table:formula="of:=SQRT(([.B371]*0.0052)^2 +0.037^2)" office:value-type="float" office:value="0.053232940779183" calcext:value-type="float">
            <text:p>0,0532329408</text:p>
          </table:table-cell>
          <table:table-cell table:number-columns-repeated="1018"/>
        </table:table-row>
        <table:table-row table:style-name="ro2">
          <table:table-cell office:value-type="float" office:value="745324" calcext:value-type="float">
            <text:p>745324</text:p>
          </table:table-cell>
          <table:table-cell office:value-type="float" office:value="-7.35" calcext:value-type="float">
            <text:p>-7,35</text:p>
          </table:table-cell>
          <table:table-cell office:value-type="string" calcext:value-type="string">
            <text:p>DC-007.35 <text:s/>mV</text:p>
          </table:table-cell>
          <table:table-cell table:style-name="ce1" table:formula="of:=[.A372]/60000" office:value-type="float" office:value="12.4220666666667" calcext:value-type="float">
            <text:p>12,4220666667</text:p>
          </table:table-cell>
          <table:table-cell table:style-name="ce1" table:formula="of:=0.2813*[.B372]+1.1082" office:value-type="float" office:value="-0.959355" calcext:value-type="float">
            <text:p>-0,959355</text:p>
          </table:table-cell>
          <table:table-cell table:formula="of:=SQRT(([.B372]*0.0052)^2 +0.037^2)" office:value-type="float" office:value="0.0531955674845189" calcext:value-type="float">
            <text:p>0,0531955675</text:p>
          </table:table-cell>
          <table:table-cell table:number-columns-repeated="1018"/>
        </table:table-row>
        <table:table-row table:style-name="ro2">
          <table:table-cell office:value-type="float" office:value="747337" calcext:value-type="float">
            <text:p>747337</text:p>
          </table:table-cell>
          <table:table-cell office:value-type="float" office:value="-7.32" calcext:value-type="float">
            <text:p>-7,32</text:p>
          </table:table-cell>
          <table:table-cell office:value-type="string" calcext:value-type="string">
            <text:p>DC-007.32 <text:s/>mV</text:p>
          </table:table-cell>
          <table:table-cell table:style-name="ce1" table:formula="of:=[.A373]/60000" office:value-type="float" office:value="12.4556166666667" calcext:value-type="float">
            <text:p>12,4556166667</text:p>
          </table:table-cell>
          <table:table-cell table:style-name="ce1" table:formula="of:=0.2813*[.B373]+1.1082" office:value-type="float" office:value="-0.950916" calcext:value-type="float">
            <text:p>-0,950916</text:p>
          </table:table-cell>
          <table:table-cell table:formula="of:=SQRT(([.B373]*0.0052)^2 +0.037^2)" office:value-type="float" office:value="0.0530835953567578" calcext:value-type="float">
            <text:p>0,0530835954</text:p>
          </table:table-cell>
          <table:table-cell table:number-columns-repeated="1018"/>
        </table:table-row>
        <table:table-row table:style-name="ro2">
          <table:table-cell office:value-type="float" office:value="749349" calcext:value-type="float">
            <text:p>749349</text:p>
          </table:table-cell>
          <table:table-cell office:value-type="float" office:value="-7.3" calcext:value-type="float">
            <text:p>-7,3</text:p>
          </table:table-cell>
          <table:table-cell office:value-type="string" calcext:value-type="string">
            <text:p>DC-007.30 <text:s/>mV</text:p>
          </table:table-cell>
          <table:table-cell table:style-name="ce1" table:formula="of:=[.A374]/60000" office:value-type="float" office:value="12.48915" calcext:value-type="float">
            <text:p>12,48915</text:p>
          </table:table-cell>
          <table:table-cell table:style-name="ce1" table:formula="of:=0.2813*[.B374]+1.1082" office:value-type="float" office:value="-0.94529" calcext:value-type="float">
            <text:p>-0,94529</text:p>
          </table:table-cell>
          <table:table-cell table:formula="of:=SQRT(([.B374]*0.0052)^2 +0.037^2)" office:value-type="float" office:value="0.0530090709218715" calcext:value-type="float">
            <text:p>0,0530090709</text:p>
          </table:table-cell>
          <table:table-cell table:number-columns-repeated="1018"/>
        </table:table-row>
        <table:table-row table:style-name="ro2">
          <table:table-cell office:value-type="float" office:value="751346" calcext:value-type="float">
            <text:p>751346</text:p>
          </table:table-cell>
          <table:table-cell office:value-type="float" office:value="-7.28" calcext:value-type="float">
            <text:p>-7,28</text:p>
          </table:table-cell>
          <table:table-cell office:value-type="string" calcext:value-type="string">
            <text:p>DC-007.28 <text:s/>mV</text:p>
          </table:table-cell>
          <table:table-cell table:style-name="ce1" table:formula="of:=[.A375]/60000" office:value-type="float" office:value="12.5224333333333" calcext:value-type="float">
            <text:p>12,5224333333</text:p>
          </table:table-cell>
          <table:table-cell table:style-name="ce1" table:formula="of:=0.2813*[.B375]+1.1082" office:value-type="float" office:value="-0.939664" calcext:value-type="float">
            <text:p>-0,939664</text:p>
          </table:table-cell>
          <table:table-cell table:formula="of:=SQRT(([.B375]*0.0052)^2 +0.037^2)" office:value-type="float" office:value="0.0529346458947257" calcext:value-type="float">
            <text:p>0,0529346459</text:p>
          </table:table-cell>
          <table:table-cell table:number-columns-repeated="1018"/>
        </table:table-row>
        <table:table-row table:style-name="ro2">
          <table:table-cell office:value-type="float" office:value="753374" calcext:value-type="float">
            <text:p>753374</text:p>
          </table:table-cell>
          <table:table-cell office:value-type="float" office:value="-7.25" calcext:value-type="float">
            <text:p>-7,25</text:p>
          </table:table-cell>
          <table:table-cell office:value-type="string" calcext:value-type="string">
            <text:p>DC-007.25 <text:s/>mV</text:p>
          </table:table-cell>
          <table:table-cell table:style-name="ce1" table:formula="of:=[.A376]/60000" office:value-type="float" office:value="12.5562333333333" calcext:value-type="float">
            <text:p>12,5562333333</text:p>
          </table:table-cell>
          <table:table-cell table:style-name="ce1" table:formula="of:=0.2813*[.B376]+1.1082" office:value-type="float" office:value="-0.931225" calcext:value-type="float">
            <text:p>-0,931225</text:p>
          </table:table-cell>
          <table:table-cell table:formula="of:=SQRT(([.B376]*0.0052)^2 +0.037^2)" office:value-type="float" office:value="0.0528231956625118" calcext:value-type="float">
            <text:p>0,0528231957</text:p>
          </table:table-cell>
          <table:table-cell table:number-columns-repeated="1018"/>
        </table:table-row>
        <table:table-row table:style-name="ro2">
          <table:table-cell office:value-type="float" office:value="755386" calcext:value-type="float">
            <text:p>755386</text:p>
          </table:table-cell>
          <table:table-cell office:value-type="float" office:value="-7.29" calcext:value-type="float">
            <text:p>-7,29</text:p>
          </table:table-cell>
          <table:table-cell office:value-type="string" calcext:value-type="string">
            <text:p>DC-007.29 <text:s/>mV</text:p>
          </table:table-cell>
          <table:table-cell table:style-name="ce1" table:formula="of:=[.A377]/60000" office:value-type="float" office:value="12.5897666666667" calcext:value-type="float">
            <text:p>12,5897666667</text:p>
          </table:table-cell>
          <table:table-cell table:style-name="ce1" table:formula="of:=0.2813*[.B377]+1.1082" office:value-type="float" office:value="-0.942477" calcext:value-type="float">
            <text:p>-0,942477</text:p>
          </table:table-cell>
          <table:table-cell table:formula="of:=SQRT(([.B377]*0.0052)^2 +0.037^2)" office:value-type="float" office:value="0.0529718459561303" calcext:value-type="float">
            <text:p>0,052971846</text:p>
          </table:table-cell>
          <table:table-cell table:number-columns-repeated="1018"/>
        </table:table-row>
        <table:table-row table:style-name="ro2">
          <table:table-cell office:value-type="float" office:value="757383" calcext:value-type="float">
            <text:p>757383</text:p>
          </table:table-cell>
          <table:table-cell office:value-type="float" office:value="-7.26" calcext:value-type="float">
            <text:p>-7,26</text:p>
          </table:table-cell>
          <table:table-cell office:value-type="string" calcext:value-type="string">
            <text:p>DC-007.26 <text:s/>mV</text:p>
          </table:table-cell>
          <table:table-cell table:style-name="ce1" table:formula="of:=[.A378]/60000" office:value-type="float" office:value="12.62305" calcext:value-type="float">
            <text:p>12,62305</text:p>
          </table:table-cell>
          <table:table-cell table:style-name="ce1" table:formula="of:=0.2813*[.B378]+1.1082" office:value-type="float" office:value="-0.934038" calcext:value-type="float">
            <text:p>-0,934038</text:p>
          </table:table-cell>
          <table:table-cell table:formula="of:=SQRT(([.B378]*0.0052)^2 +0.037^2)" office:value-type="float" office:value="0.0528603206952058" calcext:value-type="float">
            <text:p>0,0528603207</text:p>
          </table:table-cell>
          <table:table-cell table:number-columns-repeated="1018"/>
        </table:table-row>
        <table:table-row table:style-name="ro2">
          <table:table-cell office:value-type="float" office:value="759411" calcext:value-type="float">
            <text:p>759411</text:p>
          </table:table-cell>
          <table:table-cell office:value-type="float" office:value="-7.24" calcext:value-type="float">
            <text:p>-7,24</text:p>
          </table:table-cell>
          <table:table-cell office:value-type="string" calcext:value-type="string">
            <text:p>DC-007.24 <text:s/>mV</text:p>
          </table:table-cell>
          <table:table-cell table:style-name="ce1" table:formula="of:=[.A379]/60000" office:value-type="float" office:value="12.65685" calcext:value-type="float">
            <text:p>12,65685</text:p>
          </table:table-cell>
          <table:table-cell table:style-name="ce1" table:formula="of:=0.2813*[.B379]+1.1082" office:value-type="float" office:value="-0.928412" calcext:value-type="float">
            <text:p>-0,928412</text:p>
          </table:table-cell>
          <table:table-cell table:formula="of:=SQRT(([.B379]*0.0052)^2 +0.037^2)" office:value-type="float" office:value="0.0527860957449971" calcext:value-type="float">
            <text:p>0,0527860957</text:p>
          </table:table-cell>
          <table:table-cell table:number-columns-repeated="1018"/>
        </table:table-row>
        <table:table-row table:style-name="ro2">
          <table:table-cell office:value-type="float" office:value="761424" calcext:value-type="float">
            <text:p>761424</text:p>
          </table:table-cell>
          <table:table-cell office:value-type="float" office:value="-7.18" calcext:value-type="float">
            <text:p>-7,18</text:p>
          </table:table-cell>
          <table:table-cell office:value-type="string" calcext:value-type="string">
            <text:p>DC-007.18 <text:s/>mV</text:p>
          </table:table-cell>
          <table:table-cell table:style-name="ce1" table:formula="of:=[.A380]/60000" office:value-type="float" office:value="12.6904" calcext:value-type="float">
            <text:p>12,6904</text:p>
          </table:table-cell>
          <table:table-cell table:style-name="ce1" table:formula="of:=0.2813*[.B380]+1.1082" office:value-type="float" office:value="-0.911534" calcext:value-type="float">
            <text:p>-0,911534</text:p>
          </table:table-cell>
          <table:table-cell table:formula="of:=SQRT(([.B380]*0.0052)^2 +0.037^2)" office:value-type="float" office:value="0.0525640266341916" calcext:value-type="float">
            <text:p>0,0525640266</text:p>
          </table:table-cell>
          <table:table-cell table:number-columns-repeated="1018"/>
        </table:table-row>
        <table:table-row table:style-name="ro2">
          <table:table-cell office:value-type="float" office:value="763436" calcext:value-type="float">
            <text:p>763436</text:p>
          </table:table-cell>
          <table:table-cell office:value-type="float" office:value="-7.23" calcext:value-type="float">
            <text:p>-7,23</text:p>
          </table:table-cell>
          <table:table-cell office:value-type="string" calcext:value-type="string">
            <text:p>DC-007.23 <text:s/>mV</text:p>
          </table:table-cell>
          <table:table-cell table:style-name="ce1" table:formula="of:=[.A381]/60000" office:value-type="float" office:value="12.7239333333333" calcext:value-type="float">
            <text:p>12,7239333333</text:p>
          </table:table-cell>
          <table:table-cell table:style-name="ce1" table:formula="of:=0.2813*[.B381]+1.1082" office:value-type="float" office:value="-0.925599" calcext:value-type="float">
            <text:p>-0,925599</text:p>
          </table:table-cell>
          <table:table-cell table:formula="of:=SQRT(([.B381]*0.0052)^2 +0.037^2)" office:value-type="float" office:value="0.0527490209956545" calcext:value-type="float">
            <text:p>0,052749021</text:p>
          </table:table-cell>
          <table:table-cell table:number-columns-repeated="1018"/>
        </table:table-row>
        <table:table-row table:style-name="ro2">
          <table:table-cell office:value-type="float" office:value="765433" calcext:value-type="float">
            <text:p>765433</text:p>
          </table:table-cell>
          <table:table-cell office:value-type="float" office:value="-7.25" calcext:value-type="float">
            <text:p>-7,25</text:p>
          </table:table-cell>
          <table:table-cell office:value-type="string" calcext:value-type="string">
            <text:p>DC-007.25 <text:s/>mV</text:p>
          </table:table-cell>
          <table:table-cell table:style-name="ce1" table:formula="of:=[.A382]/60000" office:value-type="float" office:value="12.7572166666667" calcext:value-type="float">
            <text:p>12,7572166667</text:p>
          </table:table-cell>
          <table:table-cell table:style-name="ce1" table:formula="of:=0.2813*[.B382]+1.1082" office:value-type="float" office:value="-0.931225" calcext:value-type="float">
            <text:p>-0,931225</text:p>
          </table:table-cell>
          <table:table-cell table:formula="of:=SQRT(([.B382]*0.0052)^2 +0.037^2)" office:value-type="float" office:value="0.0528231956625118" calcext:value-type="float">
            <text:p>0,0528231957</text:p>
          </table:table-cell>
          <table:table-cell table:number-columns-repeated="1018"/>
        </table:table-row>
        <table:table-row table:style-name="ro2">
          <table:table-cell office:value-type="float" office:value="767461" calcext:value-type="float">
            <text:p>767461</text:p>
          </table:table-cell>
          <table:table-cell office:value-type="float" office:value="-7.24" calcext:value-type="float">
            <text:p>-7,24</text:p>
          </table:table-cell>
          <table:table-cell office:value-type="string" calcext:value-type="string">
            <text:p>DC-007.24 <text:s/>mV</text:p>
          </table:table-cell>
          <table:table-cell table:style-name="ce1" table:formula="of:=[.A383]/60000" office:value-type="float" office:value="12.7910166666667" calcext:value-type="float">
            <text:p>12,7910166667</text:p>
          </table:table-cell>
          <table:table-cell table:style-name="ce1" table:formula="of:=0.2813*[.B383]+1.1082" office:value-type="float" office:value="-0.928412" calcext:value-type="float">
            <text:p>-0,928412</text:p>
          </table:table-cell>
          <table:table-cell table:formula="of:=SQRT(([.B383]*0.0052)^2 +0.037^2)" office:value-type="float" office:value="0.0527860957449971" calcext:value-type="float">
            <text:p>0,0527860957</text:p>
          </table:table-cell>
          <table:table-cell table:number-columns-repeated="1018"/>
        </table:table-row>
        <table:table-row table:style-name="ro2">
          <table:table-cell office:value-type="float" office:value="769473" calcext:value-type="float">
            <text:p>769473</text:p>
          </table:table-cell>
          <table:table-cell office:value-type="float" office:value="-7.19" calcext:value-type="float">
            <text:p>-7,19</text:p>
          </table:table-cell>
          <table:table-cell office:value-type="string" calcext:value-type="string">
            <text:p>DC-007.19 <text:s/>mV</text:p>
          </table:table-cell>
          <table:table-cell table:style-name="ce1" table:formula="of:=[.A384]/60000" office:value-type="float" office:value="12.82455" calcext:value-type="float">
            <text:p>12,82455</text:p>
          </table:table-cell>
          <table:table-cell table:style-name="ce1" table:formula="of:=0.2813*[.B384]+1.1082" office:value-type="float" office:value="-0.914347" calcext:value-type="float">
            <text:p>-0,914347</text:p>
          </table:table-cell>
          <table:table-cell table:formula="of:=SQRT(([.B384]*0.0052)^2 +0.037^2)" office:value-type="float" office:value="0.0526009747438201" calcext:value-type="float">
            <text:p>0,0526009747</text:p>
          </table:table-cell>
          <table:table-cell table:number-columns-repeated="1018"/>
        </table:table-row>
        <table:table-row table:style-name="ro2">
          <table:table-cell office:value-type="float" office:value="771470" calcext:value-type="float">
            <text:p>771470</text:p>
          </table:table-cell>
          <table:table-cell office:value-type="float" office:value="-7.2" calcext:value-type="float">
            <text:p>-7,2</text:p>
          </table:table-cell>
          <table:table-cell office:value-type="string" calcext:value-type="string">
            <text:p>DC-007.20 <text:s/>mV</text:p>
          </table:table-cell>
          <table:table-cell table:style-name="ce1" table:formula="of:=[.A385]/60000" office:value-type="float" office:value="12.8578333333333" calcext:value-type="float">
            <text:p>12,8578333333</text:p>
          </table:table-cell>
          <table:table-cell table:style-name="ce1" table:formula="of:=0.2813*[.B385]+1.1082" office:value-type="float" office:value="-0.91716" calcext:value-type="float">
            <text:p>-0,91716</text:p>
          </table:table-cell>
          <table:table-cell table:formula="of:=SQRT(([.B385]*0.0052)^2 +0.037^2)" office:value-type="float" office:value="0.0526379482882834" calcext:value-type="float">
            <text:p>0,0526379483</text:p>
          </table:table-cell>
          <table:table-cell table:number-columns-repeated="1018"/>
        </table:table-row>
        <table:table-row table:style-name="ro2">
          <table:table-cell office:value-type="float" office:value="773498" calcext:value-type="float">
            <text:p>773498</text:p>
          </table:table-cell>
          <table:table-cell office:value-type="float" office:value="-7.22" calcext:value-type="float">
            <text:p>-7,22</text:p>
          </table:table-cell>
          <table:table-cell office:value-type="string" calcext:value-type="string">
            <text:p>DC-007.22 <text:s/>mV</text:p>
          </table:table-cell>
          <table:table-cell table:style-name="ce1" table:formula="of:=[.A386]/60000" office:value-type="float" office:value="12.8916333333333" calcext:value-type="float">
            <text:p>12,8916333333</text:p>
          </table:table-cell>
          <table:table-cell table:style-name="ce1" table:formula="of:=0.2813*[.B386]+1.1082" office:value-type="float" office:value="-0.922786" calcext:value-type="float">
            <text:p>-0,922786</text:p>
          </table:table-cell>
          <table:table-cell table:formula="of:=SQRT(([.B386]*0.0052)^2 +0.037^2)" office:value-type="float" office:value="0.0527119714675898" calcext:value-type="float">
            <text:p>0,0527119715</text:p>
          </table:table-cell>
          <table:table-cell table:number-columns-repeated="1018"/>
        </table:table-row>
        <table:table-row table:style-name="ro2">
          <table:table-cell office:value-type="float" office:value="775510" calcext:value-type="float">
            <text:p>775510</text:p>
          </table:table-cell>
          <table:table-cell office:value-type="float" office:value="-7.16" calcext:value-type="float">
            <text:p>-7,16</text:p>
          </table:table-cell>
          <table:table-cell office:value-type="string" calcext:value-type="string">
            <text:p>DC-007.16 <text:s/>mV</text:p>
          </table:table-cell>
          <table:table-cell table:style-name="ce1" table:formula="of:=[.A387]/60000" office:value-type="float" office:value="12.9251666666667" calcext:value-type="float">
            <text:p>12,9251666667</text:p>
          </table:table-cell>
          <table:table-cell table:style-name="ce1" table:formula="of:=0.2813*[.B387]+1.1082" office:value-type="float" office:value="-0.905908" calcext:value-type="float">
            <text:p>-0,905908</text:p>
          </table:table-cell>
          <table:table-cell table:formula="of:=SQRT(([.B387]*0.0052)^2 +0.037^2)" office:value-type="float" office:value="0.0524902069342463" calcext:value-type="float">
            <text:p>0,0524902069</text:p>
          </table:table-cell>
          <table:table-cell table:number-columns-repeated="1018"/>
        </table:table-row>
        <table:table-row table:style-name="ro2">
          <table:table-cell office:value-type="float" office:value="777507" calcext:value-type="float">
            <text:p>777507</text:p>
          </table:table-cell>
          <table:table-cell office:value-type="float" office:value="-7.18" calcext:value-type="float">
            <text:p>-7,18</text:p>
          </table:table-cell>
          <table:table-cell office:value-type="string" calcext:value-type="string">
            <text:p>DC-007.18 <text:s/>mV</text:p>
          </table:table-cell>
          <table:table-cell table:style-name="ce1" table:formula="of:=[.A388]/60000" office:value-type="float" office:value="12.95845" calcext:value-type="float">
            <text:p>12,95845</text:p>
          </table:table-cell>
          <table:table-cell table:style-name="ce1" table:formula="of:=0.2813*[.B388]+1.1082" office:value-type="float" office:value="-0.911534" calcext:value-type="float">
            <text:p>-0,911534</text:p>
          </table:table-cell>
          <table:table-cell table:formula="of:=SQRT(([.B388]*0.0052)^2 +0.037^2)" office:value-type="float" office:value="0.0525640266341916" calcext:value-type="float">
            <text:p>0,0525640266</text:p>
          </table:table-cell>
          <table:table-cell table:number-columns-repeated="1018"/>
        </table:table-row>
        <table:table-row table:style-name="ro2">
          <table:table-cell office:value-type="float" office:value="779535" calcext:value-type="float">
            <text:p>779535</text:p>
          </table:table-cell>
          <table:table-cell office:value-type="float" office:value="-7.2" calcext:value-type="float">
            <text:p>-7,2</text:p>
          </table:table-cell>
          <table:table-cell office:value-type="string" calcext:value-type="string">
            <text:p>DC-007.20 <text:s/>mV</text:p>
          </table:table-cell>
          <table:table-cell table:style-name="ce1" table:formula="of:=[.A389]/60000" office:value-type="float" office:value="12.99225" calcext:value-type="float">
            <text:p>12,99225</text:p>
          </table:table-cell>
          <table:table-cell table:style-name="ce1" table:formula="of:=0.2813*[.B389]+1.1082" office:value-type="float" office:value="-0.91716" calcext:value-type="float">
            <text:p>-0,91716</text:p>
          </table:table-cell>
          <table:table-cell table:formula="of:=SQRT(([.B389]*0.0052)^2 +0.037^2)" office:value-type="float" office:value="0.0526379482882834" calcext:value-type="float">
            <text:p>0,0526379483</text:p>
          </table:table-cell>
          <table:table-cell table:number-columns-repeated="1018"/>
        </table:table-row>
        <table:table-row table:style-name="ro2">
          <table:table-cell office:value-type="float" office:value="781548" calcext:value-type="float">
            <text:p>781548</text:p>
          </table:table-cell>
          <table:table-cell office:value-type="float" office:value="-7.24" calcext:value-type="float">
            <text:p>-7,24</text:p>
          </table:table-cell>
          <table:table-cell office:value-type="string" calcext:value-type="string">
            <text:p>DC-007.24 <text:s/>mV</text:p>
          </table:table-cell>
          <table:table-cell table:style-name="ce1" table:formula="of:=[.A390]/60000" office:value-type="float" office:value="13.0258" calcext:value-type="float">
            <text:p>13,0258</text:p>
          </table:table-cell>
          <table:table-cell table:style-name="ce1" table:formula="of:=0.2813*[.B390]+1.1082" office:value-type="float" office:value="-0.928412" calcext:value-type="float">
            <text:p>-0,928412</text:p>
          </table:table-cell>
          <table:table-cell table:formula="of:=SQRT(([.B390]*0.0052)^2 +0.037^2)" office:value-type="float" office:value="0.0527860957449971" calcext:value-type="float">
            <text:p>0,0527860957</text:p>
          </table:table-cell>
          <table:table-cell table:number-columns-repeated="1018"/>
        </table:table-row>
        <table:table-row table:style-name="ro2">
          <table:table-cell office:value-type="float" office:value="783560" calcext:value-type="float">
            <text:p>783560</text:p>
          </table:table-cell>
          <table:table-cell office:value-type="float" office:value="-7.21" calcext:value-type="float">
            <text:p>-7,21</text:p>
          </table:table-cell>
          <table:table-cell office:value-type="string" calcext:value-type="string">
            <text:p>DC-007.21 <text:s/>mV</text:p>
          </table:table-cell>
          <table:table-cell table:style-name="ce1" table:formula="of:=[.A391]/60000" office:value-type="float" office:value="13.0593333333333" calcext:value-type="float">
            <text:p>13,0593333333</text:p>
          </table:table-cell>
          <table:table-cell table:style-name="ce1" table:formula="of:=0.2813*[.B391]+1.1082" office:value-type="float" office:value="-0.919973" calcext:value-type="float">
            <text:p>-0,919973</text:p>
          </table:table-cell>
          <table:table-cell table:formula="of:=SQRT(([.B391]*0.0052)^2 +0.037^2)" office:value-type="float" office:value="0.052674947214022" calcext:value-type="float">
            <text:p>0,0526749472</text:p>
          </table:table-cell>
          <table:table-cell table:number-columns-repeated="1018"/>
        </table:table-row>
        <table:table-row table:style-name="ro2">
          <table:table-cell office:value-type="float" office:value="785557" calcext:value-type="float">
            <text:p>785557</text:p>
          </table:table-cell>
          <table:table-cell office:value-type="float" office:value="-7.22" calcext:value-type="float">
            <text:p>-7,22</text:p>
          </table:table-cell>
          <table:table-cell office:value-type="string" calcext:value-type="string">
            <text:p>DC-007.22 <text:s/>mV</text:p>
          </table:table-cell>
          <table:table-cell table:style-name="ce1" table:formula="of:=[.A392]/60000" office:value-type="float" office:value="13.0926166666667" calcext:value-type="float">
            <text:p>13,0926166667</text:p>
          </table:table-cell>
          <table:table-cell table:style-name="ce1" table:formula="of:=0.2813*[.B392]+1.1082" office:value-type="float" office:value="-0.922786" calcext:value-type="float">
            <text:p>-0,922786</text:p>
          </table:table-cell>
          <table:table-cell table:formula="of:=SQRT(([.B392]*0.0052)^2 +0.037^2)" office:value-type="float" office:value="0.0527119714675898" calcext:value-type="float">
            <text:p>0,0527119715</text:p>
          </table:table-cell>
          <table:table-cell table:number-columns-repeated="1018"/>
        </table:table-row>
        <table:table-row table:style-name="ro2">
          <table:table-cell office:value-type="float" office:value="787585" calcext:value-type="float">
            <text:p>787585</text:p>
          </table:table-cell>
          <table:table-cell office:value-type="float" office:value="-7.25" calcext:value-type="float">
            <text:p>-7,25</text:p>
          </table:table-cell>
          <table:table-cell office:value-type="string" calcext:value-type="string">
            <text:p>DC-007.25 <text:s/>mV</text:p>
          </table:table-cell>
          <table:table-cell table:style-name="ce1" table:formula="of:=[.A393]/60000" office:value-type="float" office:value="13.1264166666667" calcext:value-type="float">
            <text:p>13,1264166667</text:p>
          </table:table-cell>
          <table:table-cell table:style-name="ce1" table:formula="of:=0.2813*[.B393]+1.1082" office:value-type="float" office:value="-0.931225" calcext:value-type="float">
            <text:p>-0,931225</text:p>
          </table:table-cell>
          <table:table-cell table:formula="of:=SQRT(([.B393]*0.0052)^2 +0.037^2)" office:value-type="float" office:value="0.0528231956625118" calcext:value-type="float">
            <text:p>0,0528231957</text:p>
          </table:table-cell>
          <table:table-cell table:number-columns-repeated="1018"/>
        </table:table-row>
        <table:table-row table:style-name="ro2">
          <table:table-cell office:value-type="float" office:value="789597" calcext:value-type="float">
            <text:p>789597</text:p>
          </table:table-cell>
          <table:table-cell office:value-type="float" office:value="-7.23" calcext:value-type="float">
            <text:p>-7,23</text:p>
          </table:table-cell>
          <table:table-cell office:value-type="string" calcext:value-type="string">
            <text:p>DC-007.23 <text:s/>mV</text:p>
          </table:table-cell>
          <table:table-cell table:style-name="ce1" table:formula="of:=[.A394]/60000" office:value-type="float" office:value="13.15995" calcext:value-type="float">
            <text:p>13,15995</text:p>
          </table:table-cell>
          <table:table-cell table:style-name="ce1" table:formula="of:=0.2813*[.B394]+1.1082" office:value-type="float" office:value="-0.925599" calcext:value-type="float">
            <text:p>-0,925599</text:p>
          </table:table-cell>
          <table:table-cell table:formula="of:=SQRT(([.B394]*0.0052)^2 +0.037^2)" office:value-type="float" office:value="0.0527490209956545" calcext:value-type="float">
            <text:p>0,052749021</text:p>
          </table:table-cell>
          <table:table-cell table:number-columns-repeated="1018"/>
        </table:table-row>
        <table:table-row table:style-name="ro2">
          <table:table-cell office:value-type="float" office:value="791610" calcext:value-type="float">
            <text:p>791610</text:p>
          </table:table-cell>
          <table:table-cell office:value-type="float" office:value="-7.2" calcext:value-type="float">
            <text:p>-7,2</text:p>
          </table:table-cell>
          <table:table-cell office:value-type="string" calcext:value-type="string">
            <text:p>DC-007.20 <text:s/>mV</text:p>
          </table:table-cell>
          <table:table-cell table:style-name="ce1" table:formula="of:=[.A395]/60000" office:value-type="float" office:value="13.1935" calcext:value-type="float">
            <text:p>13,1935</text:p>
          </table:table-cell>
          <table:table-cell table:style-name="ce1" table:formula="of:=0.2813*[.B395]+1.1082" office:value-type="float" office:value="-0.91716" calcext:value-type="float">
            <text:p>-0,91716</text:p>
          </table:table-cell>
          <table:table-cell table:formula="of:=SQRT(([.B395]*0.0052)^2 +0.037^2)" office:value-type="float" office:value="0.0526379482882834" calcext:value-type="float">
            <text:p>0,0526379483</text:p>
          </table:table-cell>
          <table:table-cell table:number-columns-repeated="1018"/>
        </table:table-row>
        <table:table-row table:style-name="ro2">
          <table:table-cell office:value-type="float" office:value="793622" calcext:value-type="float">
            <text:p>793622</text:p>
          </table:table-cell>
          <table:table-cell office:value-type="float" office:value="-7.17" calcext:value-type="float">
            <text:p>-7,17</text:p>
          </table:table-cell>
          <table:table-cell office:value-type="string" calcext:value-type="string">
            <text:p>DC-007.17 <text:s/>mV</text:p>
          </table:table-cell>
          <table:table-cell table:style-name="ce1" table:formula="of:=[.A396]/60000" office:value-type="float" office:value="13.2270333333333" calcext:value-type="float">
            <text:p>13,2270333333</text:p>
          </table:table-cell>
          <table:table-cell table:style-name="ce1" table:formula="of:=0.2813*[.B396]+1.1082" office:value-type="float" office:value="-0.908721" calcext:value-type="float">
            <text:p>-0,908721</text:p>
          </table:table-cell>
          <table:table-cell table:formula="of:=SQRT(([.B396]*0.0052)^2 +0.037^2)" office:value-type="float" office:value="0.0525271040130712" calcext:value-type="float">
            <text:p>0,052527104</text:p>
          </table:table-cell>
          <table:table-cell table:number-columns-repeated="1018"/>
        </table:table-row>
        <table:table-row table:style-name="ro2">
          <table:table-cell office:value-type="float" office:value="795634" calcext:value-type="float">
            <text:p>795634</text:p>
          </table:table-cell>
          <table:table-cell office:value-type="float" office:value="-7.19" calcext:value-type="float">
            <text:p>-7,19</text:p>
          </table:table-cell>
          <table:table-cell office:value-type="string" calcext:value-type="string">
            <text:p>DC-007.19 <text:s/>mV</text:p>
          </table:table-cell>
          <table:table-cell table:style-name="ce1" table:formula="of:=[.A397]/60000" office:value-type="float" office:value="13.2605666666667" calcext:value-type="float">
            <text:p>13,2605666667</text:p>
          </table:table-cell>
          <table:table-cell table:style-name="ce1" table:formula="of:=0.2813*[.B397]+1.1082" office:value-type="float" office:value="-0.914347" calcext:value-type="float">
            <text:p>-0,914347</text:p>
          </table:table-cell>
          <table:table-cell table:formula="of:=SQRT(([.B397]*0.0052)^2 +0.037^2)" office:value-type="float" office:value="0.0526009747438201" calcext:value-type="float">
            <text:p>0,0526009747</text:p>
          </table:table-cell>
          <table:table-cell table:number-columns-repeated="1018"/>
        </table:table-row>
        <table:table-row table:style-name="ro2">
          <table:table-cell office:value-type="float" office:value="797647" calcext:value-type="float">
            <text:p>797647</text:p>
          </table:table-cell>
          <table:table-cell office:value-type="float" office:value="-7.19" calcext:value-type="float">
            <text:p>-7,19</text:p>
          </table:table-cell>
          <table:table-cell office:value-type="string" calcext:value-type="string">
            <text:p>DC-007.19 <text:s/>mV</text:p>
          </table:table-cell>
          <table:table-cell table:style-name="ce1" table:formula="of:=[.A398]/60000" office:value-type="float" office:value="13.2941166666667" calcext:value-type="float">
            <text:p>13,2941166667</text:p>
          </table:table-cell>
          <table:table-cell table:style-name="ce1" table:formula="of:=0.2813*[.B398]+1.1082" office:value-type="float" office:value="-0.914347" calcext:value-type="float">
            <text:p>-0,914347</text:p>
          </table:table-cell>
          <table:table-cell table:formula="of:=SQRT(([.B398]*0.0052)^2 +0.037^2)" office:value-type="float" office:value="0.0526009747438201" calcext:value-type="float">
            <text:p>0,0526009747</text:p>
          </table:table-cell>
          <table:table-cell table:number-columns-repeated="1018"/>
        </table:table-row>
        <table:table-row table:style-name="ro2">
          <table:table-cell office:value-type="float" office:value="799644" calcext:value-type="float">
            <text:p>799644</text:p>
          </table:table-cell>
          <table:table-cell office:value-type="float" office:value="-7.15" calcext:value-type="float">
            <text:p>-7,15</text:p>
          </table:table-cell>
          <table:table-cell office:value-type="string" calcext:value-type="string">
            <text:p>DC-007.15 <text:s/>mV</text:p>
          </table:table-cell>
          <table:table-cell table:style-name="ce1" table:formula="of:=[.A399]/60000" office:value-type="float" office:value="13.3274" calcext:value-type="float">
            <text:p>13,3274</text:p>
          </table:table-cell>
          <table:table-cell table:style-name="ce1" table:formula="of:=0.2813*[.B399]+1.1082" office:value-type="float" office:value="-0.903095" calcext:value-type="float">
            <text:p>-0,903095</text:p>
          </table:table-cell>
          <table:table-cell table:formula="of:=SQRT(([.B399]*0.0052)^2 +0.037^2)" office:value-type="float" office:value="0.0524533354516183" calcext:value-type="float">
            <text:p>0,0524533355</text:p>
          </table:table-cell>
          <table:table-cell table:number-columns-repeated="1018"/>
        </table:table-row>
        <table:table-row table:style-name="ro2">
          <table:table-cell office:value-type="float" office:value="801672" calcext:value-type="float">
            <text:p>801672</text:p>
          </table:table-cell>
          <table:table-cell office:value-type="float" office:value="-7.18" calcext:value-type="float">
            <text:p>-7,18</text:p>
          </table:table-cell>
          <table:table-cell office:value-type="string" calcext:value-type="string">
            <text:p>DC-007.18 <text:s/>mV</text:p>
          </table:table-cell>
          <table:table-cell table:style-name="ce1" table:formula="of:=[.A400]/60000" office:value-type="float" office:value="13.3612" calcext:value-type="float">
            <text:p>13,3612</text:p>
          </table:table-cell>
          <table:table-cell table:style-name="ce1" table:formula="of:=0.2813*[.B400]+1.1082" office:value-type="float" office:value="-0.911534" calcext:value-type="float">
            <text:p>-0,911534</text:p>
          </table:table-cell>
          <table:table-cell table:formula="of:=SQRT(([.B400]*0.0052)^2 +0.037^2)" office:value-type="float" office:value="0.0525640266341916" calcext:value-type="float">
            <text:p>0,0525640266</text:p>
          </table:table-cell>
          <table:table-cell table:number-columns-repeated="1018"/>
        </table:table-row>
        <table:table-row table:style-name="ro2">
          <table:table-cell office:value-type="float" office:value="803871" calcext:value-type="float">
            <text:p>803871</text:p>
          </table:table-cell>
          <table:table-cell office:value-type="float" office:value="-7.14" calcext:value-type="float">
            <text:p>-7,14</text:p>
          </table:table-cell>
          <table:table-cell office:value-type="string" calcext:value-type="string">
            <text:p>DC-007.14 <text:s/>mV</text:p>
          </table:table-cell>
          <table:table-cell table:style-name="ce1" table:formula="of:=[.A401]/60000" office:value-type="float" office:value="13.39785" calcext:value-type="float">
            <text:p>13,39785</text:p>
          </table:table-cell>
          <table:table-cell table:style-name="ce1" table:formula="of:=0.2813*[.B401]+1.1082" office:value-type="float" office:value="-0.900282" calcext:value-type="float">
            <text:p>-0,900282</text:p>
          </table:table-cell>
          <table:table-cell table:formula="of:=SQRT(([.B401]*0.0052)^2 +0.037^2)" office:value-type="float" office:value="0.0524164896192028" calcext:value-type="float">
            <text:p>0,0524164896</text:p>
          </table:table-cell>
          <table:table-cell table:number-columns-repeated="1018"/>
        </table:table-row>
        <table:table-row table:style-name="ro2">
          <table:table-cell office:value-type="float" office:value="805884" calcext:value-type="float">
            <text:p>805884</text:p>
          </table:table-cell>
          <table:table-cell office:value-type="float" office:value="-7.13" calcext:value-type="float">
            <text:p>-7,13</text:p>
          </table:table-cell>
          <table:table-cell office:value-type="string" calcext:value-type="string">
            <text:p>DC-007.13 <text:s/>mV</text:p>
          </table:table-cell>
          <table:table-cell table:style-name="ce1" table:formula="of:=[.A402]/60000" office:value-type="float" office:value="13.4314" calcext:value-type="float">
            <text:p>13,4314</text:p>
          </table:table-cell>
          <table:table-cell table:style-name="ce1" table:formula="of:=0.2813*[.B402]+1.1082" office:value-type="float" office:value="-0.897469" calcext:value-type="float">
            <text:p>-0,897469</text:p>
          </table:table-cell>
          <table:table-cell table:formula="of:=SQRT(([.B402]*0.0052)^2 +0.037^2)" office:value-type="float" office:value="0.0523796694911299" calcext:value-type="float">
            <text:p>0,0523796695</text:p>
          </table:table-cell>
          <table:table-cell table:number-columns-repeated="1018"/>
        </table:table-row>
        <table:table-row table:style-name="ro2">
          <table:table-cell office:value-type="float" office:value="807896" calcext:value-type="float">
            <text:p>807896</text:p>
          </table:table-cell>
          <table:table-cell office:value-type="float" office:value="-7.16" calcext:value-type="float">
            <text:p>-7,16</text:p>
          </table:table-cell>
          <table:table-cell office:value-type="string" calcext:value-type="string">
            <text:p>DC-007.16 <text:s/>mV</text:p>
          </table:table-cell>
          <table:table-cell table:style-name="ce1" table:formula="of:=[.A403]/60000" office:value-type="float" office:value="13.4649333333333" calcext:value-type="float">
            <text:p>13,4649333333</text:p>
          </table:table-cell>
          <table:table-cell table:style-name="ce1" table:formula="of:=0.2813*[.B403]+1.1082" office:value-type="float" office:value="-0.905908" calcext:value-type="float">
            <text:p>-0,905908</text:p>
          </table:table-cell>
          <table:table-cell table:formula="of:=SQRT(([.B403]*0.0052)^2 +0.037^2)" office:value-type="float" office:value="0.0524902069342463" calcext:value-type="float">
            <text:p>0,0524902069</text:p>
          </table:table-cell>
          <table:table-cell table:number-columns-repeated="1018"/>
        </table:table-row>
        <table:table-row table:style-name="ro2">
          <table:table-cell office:value-type="float" office:value="809908" calcext:value-type="float">
            <text:p>809908</text:p>
          </table:table-cell>
          <table:table-cell office:value-type="float" office:value="-7.2" calcext:value-type="float">
            <text:p>-7,2</text:p>
          </table:table-cell>
          <table:table-cell office:value-type="string" calcext:value-type="string">
            <text:p>DC-007.20 <text:s/>mV</text:p>
          </table:table-cell>
          <table:table-cell table:style-name="ce1" table:formula="of:=[.A404]/60000" office:value-type="float" office:value="13.4984666666667" calcext:value-type="float">
            <text:p>13,4984666667</text:p>
          </table:table-cell>
          <table:table-cell table:style-name="ce1" table:formula="of:=0.2813*[.B404]+1.1082" office:value-type="float" office:value="-0.91716" calcext:value-type="float">
            <text:p>-0,91716</text:p>
          </table:table-cell>
          <table:table-cell table:formula="of:=SQRT(([.B404]*0.0052)^2 +0.037^2)" office:value-type="float" office:value="0.0526379482882834" calcext:value-type="float">
            <text:p>0,0526379483</text:p>
          </table:table-cell>
          <table:table-cell table:number-columns-repeated="1018"/>
        </table:table-row>
        <table:table-row table:style-name="ro2">
          <table:table-cell office:value-type="float" office:value="811921" calcext:value-type="float">
            <text:p>811921</text:p>
          </table:table-cell>
          <table:table-cell office:value-type="float" office:value="-7.12" calcext:value-type="float">
            <text:p>-7,12</text:p>
          </table:table-cell>
          <table:table-cell office:value-type="string" calcext:value-type="string">
            <text:p>DC-007.12 <text:s/>mV</text:p>
          </table:table-cell>
          <table:table-cell table:style-name="ce1" table:formula="of:=[.A405]/60000" office:value-type="float" office:value="13.5320166666667" calcext:value-type="float">
            <text:p>13,5320166667</text:p>
          </table:table-cell>
          <table:table-cell table:style-name="ce1" table:formula="of:=0.2813*[.B405]+1.1082" office:value-type="float" office:value="-0.894656" calcext:value-type="float">
            <text:p>-0,894656</text:p>
          </table:table-cell>
          <table:table-cell table:formula="of:=SQRT(([.B405]*0.0052)^2 +0.037^2)" office:value-type="float" office:value="0.0523428751216438" calcext:value-type="float">
            <text:p>0,0523428751</text:p>
          </table:table-cell>
          <table:table-cell table:number-columns-repeated="1018"/>
        </table:table-row>
        <table:table-row table:style-name="ro2">
          <table:table-cell office:value-type="float" office:value="813933" calcext:value-type="float">
            <text:p>813933</text:p>
          </table:table-cell>
          <table:table-cell office:value-type="float" office:value="-7.12" calcext:value-type="float">
            <text:p>-7,12</text:p>
          </table:table-cell>
          <table:table-cell office:value-type="string" calcext:value-type="string">
            <text:p>DC-007.12 <text:s/>mV</text:p>
          </table:table-cell>
          <table:table-cell table:style-name="ce1" table:formula="of:=[.A406]/60000" office:value-type="float" office:value="13.56555" calcext:value-type="float">
            <text:p>13,56555</text:p>
          </table:table-cell>
          <table:table-cell table:style-name="ce1" table:formula="of:=0.2813*[.B406]+1.1082" office:value-type="float" office:value="-0.894656" calcext:value-type="float">
            <text:p>-0,894656</text:p>
          </table:table-cell>
          <table:table-cell table:formula="of:=SQRT(([.B406]*0.0052)^2 +0.037^2)" office:value-type="float" office:value="0.0523428751216438" calcext:value-type="float">
            <text:p>0,0523428751</text:p>
          </table:table-cell>
          <table:table-cell table:number-columns-repeated="1018"/>
        </table:table-row>
        <table:table-row table:style-name="ro2">
          <table:table-cell office:value-type="float" office:value="815946" calcext:value-type="float">
            <text:p>815946</text:p>
          </table:table-cell>
          <table:table-cell office:value-type="float" office:value="-7.15" calcext:value-type="float">
            <text:p>-7,15</text:p>
          </table:table-cell>
          <table:table-cell office:value-type="string" calcext:value-type="string">
            <text:p>DC-007.15 <text:s/>mV</text:p>
          </table:table-cell>
          <table:table-cell table:style-name="ce1" table:formula="of:=[.A407]/60000" office:value-type="float" office:value="13.5991" calcext:value-type="float">
            <text:p>13,5991</text:p>
          </table:table-cell>
          <table:table-cell table:style-name="ce1" table:formula="of:=0.2813*[.B407]+1.1082" office:value-type="float" office:value="-0.903095" calcext:value-type="float">
            <text:p>-0,903095</text:p>
          </table:table-cell>
          <table:table-cell table:formula="of:=SQRT(([.B407]*0.0052)^2 +0.037^2)" office:value-type="float" office:value="0.0524533354516183" calcext:value-type="float">
            <text:p>0,0524533355</text:p>
          </table:table-cell>
          <table:table-cell table:number-columns-repeated="1018"/>
        </table:table-row>
        <table:table-row table:style-name="ro2">
          <table:table-cell office:value-type="float" office:value="817942" calcext:value-type="float">
            <text:p>817942</text:p>
          </table:table-cell>
          <table:table-cell office:value-type="float" office:value="-7.15" calcext:value-type="float">
            <text:p>-7,15</text:p>
          </table:table-cell>
          <table:table-cell office:value-type="string" calcext:value-type="string">
            <text:p>DC-007.15 <text:s/>mV</text:p>
          </table:table-cell>
          <table:table-cell table:style-name="ce1" table:formula="of:=[.A408]/60000" office:value-type="float" office:value="13.6323666666667" calcext:value-type="float">
            <text:p>13,6323666667</text:p>
          </table:table-cell>
          <table:table-cell table:style-name="ce1" table:formula="of:=0.2813*[.B408]+1.1082" office:value-type="float" office:value="-0.903095" calcext:value-type="float">
            <text:p>-0,903095</text:p>
          </table:table-cell>
          <table:table-cell table:formula="of:=SQRT(([.B408]*0.0052)^2 +0.037^2)" office:value-type="float" office:value="0.0524533354516183" calcext:value-type="float">
            <text:p>0,0524533355</text:p>
          </table:table-cell>
          <table:table-cell table:number-columns-repeated="1018"/>
        </table:table-row>
        <table:table-row table:style-name="ro2">
          <table:table-cell office:value-type="float" office:value="819970" calcext:value-type="float">
            <text:p>819970</text:p>
          </table:table-cell>
          <table:table-cell office:value-type="float" office:value="-7.17" calcext:value-type="float">
            <text:p>-7,17</text:p>
          </table:table-cell>
          <table:table-cell office:value-type="string" calcext:value-type="string">
            <text:p>DC-007.17 <text:s/>mV</text:p>
          </table:table-cell>
          <table:table-cell table:style-name="ce1" table:formula="of:=[.A409]/60000" office:value-type="float" office:value="13.6661666666667" calcext:value-type="float">
            <text:p>13,6661666667</text:p>
          </table:table-cell>
          <table:table-cell table:style-name="ce1" table:formula="of:=0.2813*[.B409]+1.1082" office:value-type="float" office:value="-0.908721" calcext:value-type="float">
            <text:p>-0,908721</text:p>
          </table:table-cell>
          <table:table-cell table:formula="of:=SQRT(([.B409]*0.0052)^2 +0.037^2)" office:value-type="float" office:value="0.0525271040130712" calcext:value-type="float">
            <text:p>0,052527104</text:p>
          </table:table-cell>
          <table:table-cell table:number-columns-repeated="1018"/>
        </table:table-row>
        <table:table-row table:style-name="ro2">
          <table:table-cell office:value-type="float" office:value="821983" calcext:value-type="float">
            <text:p>821983</text:p>
          </table:table-cell>
          <table:table-cell office:value-type="float" office:value="-7.16" calcext:value-type="float">
            <text:p>-7,16</text:p>
          </table:table-cell>
          <table:table-cell office:value-type="string" calcext:value-type="string">
            <text:p>DC-007.16 <text:s/>mV</text:p>
          </table:table-cell>
          <table:table-cell table:style-name="ce1" table:formula="of:=[.A410]/60000" office:value-type="float" office:value="13.6997166666667" calcext:value-type="float">
            <text:p>13,6997166667</text:p>
          </table:table-cell>
          <table:table-cell table:style-name="ce1" table:formula="of:=0.2813*[.B410]+1.1082" office:value-type="float" office:value="-0.905908" calcext:value-type="float">
            <text:p>-0,905908</text:p>
          </table:table-cell>
          <table:table-cell table:formula="of:=SQRT(([.B410]*0.0052)^2 +0.037^2)" office:value-type="float" office:value="0.0524902069342463" calcext:value-type="float">
            <text:p>0,0524902069</text:p>
          </table:table-cell>
          <table:table-cell table:number-columns-repeated="1018"/>
        </table:table-row>
        <table:table-row table:style-name="ro2">
          <table:table-cell office:value-type="float" office:value="823995" calcext:value-type="float">
            <text:p>823995</text:p>
          </table:table-cell>
          <table:table-cell office:value-type="float" office:value="-7.17" calcext:value-type="float">
            <text:p>-7,17</text:p>
          </table:table-cell>
          <table:table-cell office:value-type="string" calcext:value-type="string">
            <text:p>DC-007.17 <text:s/>mV</text:p>
          </table:table-cell>
          <table:table-cell table:style-name="ce1" table:formula="of:=[.A411]/60000" office:value-type="float" office:value="13.73325" calcext:value-type="float">
            <text:p>13,73325</text:p>
          </table:table-cell>
          <table:table-cell table:style-name="ce1" table:formula="of:=0.2813*[.B411]+1.1082" office:value-type="float" office:value="-0.908721" calcext:value-type="float">
            <text:p>-0,908721</text:p>
          </table:table-cell>
          <table:table-cell table:formula="of:=SQRT(([.B411]*0.0052)^2 +0.037^2)" office:value-type="float" office:value="0.0525271040130712" calcext:value-type="float">
            <text:p>0,052527104</text:p>
          </table:table-cell>
          <table:table-cell table:number-columns-repeated="1018"/>
        </table:table-row>
        <table:table-row table:style-name="ro2">
          <table:table-cell office:value-type="float" office:value="826008" calcext:value-type="float">
            <text:p>826008</text:p>
          </table:table-cell>
          <table:table-cell office:value-type="float" office:value="-7.21" calcext:value-type="float">
            <text:p>-7,21</text:p>
          </table:table-cell>
          <table:table-cell office:value-type="string" calcext:value-type="string">
            <text:p>DC-007.21 <text:s/>mV</text:p>
          </table:table-cell>
          <table:table-cell table:style-name="ce1" table:formula="of:=[.A412]/60000" office:value-type="float" office:value="13.7668" calcext:value-type="float">
            <text:p>13,7668</text:p>
          </table:table-cell>
          <table:table-cell table:style-name="ce1" table:formula="of:=0.2813*[.B412]+1.1082" office:value-type="float" office:value="-0.919973" calcext:value-type="float">
            <text:p>-0,919973</text:p>
          </table:table-cell>
          <table:table-cell table:formula="of:=SQRT(([.B412]*0.0052)^2 +0.037^2)" office:value-type="float" office:value="0.052674947214022" calcext:value-type="float">
            <text:p>0,0526749472</text:p>
          </table:table-cell>
          <table:table-cell table:number-columns-repeated="1018"/>
        </table:table-row>
        <table:table-row table:style-name="ro2">
          <table:table-cell office:value-type="float" office:value="828020" calcext:value-type="float">
            <text:p>828020</text:p>
          </table:table-cell>
          <table:table-cell office:value-type="float" office:value="-7.17" calcext:value-type="float">
            <text:p>-7,17</text:p>
          </table:table-cell>
          <table:table-cell office:value-type="string" calcext:value-type="string">
            <text:p>DC-007.17 <text:s/>mV</text:p>
          </table:table-cell>
          <table:table-cell table:style-name="ce1" table:formula="of:=[.A413]/60000" office:value-type="float" office:value="13.8003333333333" calcext:value-type="float">
            <text:p>13,8003333333</text:p>
          </table:table-cell>
          <table:table-cell table:style-name="ce1" table:formula="of:=0.2813*[.B413]+1.1082" office:value-type="float" office:value="-0.908721" calcext:value-type="float">
            <text:p>-0,908721</text:p>
          </table:table-cell>
          <table:table-cell table:formula="of:=SQRT(([.B413]*0.0052)^2 +0.037^2)" office:value-type="float" office:value="0.0525271040130712" calcext:value-type="float">
            <text:p>0,052527104</text:p>
          </table:table-cell>
          <table:table-cell table:number-columns-repeated="1018"/>
        </table:table-row>
        <table:table-row table:style-name="ro2">
          <table:table-cell office:value-type="float" office:value="830032" calcext:value-type="float">
            <text:p>830032</text:p>
          </table:table-cell>
          <table:table-cell office:value-type="float" office:value="-7.09" calcext:value-type="float">
            <text:p>-7,09</text:p>
          </table:table-cell>
          <table:table-cell office:value-type="string" calcext:value-type="string">
            <text:p>DC-007.09 <text:s/>mV</text:p>
          </table:table-cell>
          <table:table-cell table:style-name="ce1" table:formula="of:=[.A414]/60000" office:value-type="float" office:value="13.8338666666667" calcext:value-type="float">
            <text:p>13,8338666667</text:p>
          </table:table-cell>
          <table:table-cell table:style-name="ce1" table:formula="of:=0.2813*[.B414]+1.1082" office:value-type="float" office:value="-0.886217" calcext:value-type="float">
            <text:p>-0,886217</text:p>
          </table:table-cell>
          <table:table-cell table:formula="of:=SQRT(([.B414]*0.0052)^2 +0.037^2)" office:value-type="float" office:value="0.0522326471088724" calcext:value-type="float">
            <text:p>0,0522326471</text:p>
          </table:table-cell>
          <table:table-cell table:number-columns-repeated="1018"/>
        </table:table-row>
        <table:table-row table:style-name="ro2">
          <table:table-cell office:value-type="float" office:value="832029" calcext:value-type="float">
            <text:p>832029</text:p>
          </table:table-cell>
          <table:table-cell office:value-type="float" office:value="-7.08" calcext:value-type="float">
            <text:p>-7,08</text:p>
          </table:table-cell>
          <table:table-cell office:value-type="string" calcext:value-type="string">
            <text:p>DC-007.08 <text:s/>mV</text:p>
          </table:table-cell>
          <table:table-cell table:style-name="ce1" table:formula="of:=[.A415]/60000" office:value-type="float" office:value="13.86715" calcext:value-type="float">
            <text:p>13,86715</text:p>
          </table:table-cell>
          <table:table-cell table:style-name="ce1" table:formula="of:=0.2813*[.B415]+1.1082" office:value-type="float" office:value="-0.883404" calcext:value-type="float">
            <text:p>-0,883404</text:p>
          </table:table-cell>
          <table:table-cell table:formula="of:=SQRT(([.B415]*0.0052)^2 +0.037^2)" office:value-type="float" office:value="0.0521959563184736" calcext:value-type="float">
            <text:p>0,0521959563</text:p>
          </table:table-cell>
          <table:table-cell table:number-columns-repeated="1018"/>
        </table:table-row>
        <table:table-row table:style-name="ro2">
          <table:table-cell office:value-type="float" office:value="834057" calcext:value-type="float">
            <text:p>834057</text:p>
          </table:table-cell>
          <table:table-cell office:value-type="float" office:value="-7.12" calcext:value-type="float">
            <text:p>-7,12</text:p>
          </table:table-cell>
          <table:table-cell office:value-type="string" calcext:value-type="string">
            <text:p>DC-007.12 <text:s/>mV</text:p>
          </table:table-cell>
          <table:table-cell table:style-name="ce1" table:formula="of:=[.A416]/60000" office:value-type="float" office:value="13.90095" calcext:value-type="float">
            <text:p>13,90095</text:p>
          </table:table-cell>
          <table:table-cell table:style-name="ce1" table:formula="of:=0.2813*[.B416]+1.1082" office:value-type="float" office:value="-0.894656" calcext:value-type="float">
            <text:p>-0,894656</text:p>
          </table:table-cell>
          <table:table-cell table:formula="of:=SQRT(([.B416]*0.0052)^2 +0.037^2)" office:value-type="float" office:value="0.0523428751216438" calcext:value-type="float">
            <text:p>0,0523428751</text:p>
          </table:table-cell>
          <table:table-cell table:number-columns-repeated="1018"/>
        </table:table-row>
        <table:table-row table:style-name="ro2">
          <table:table-cell office:value-type="float" office:value="836070" calcext:value-type="float">
            <text:p>836070</text:p>
          </table:table-cell>
          <table:table-cell office:value-type="float" office:value="-7.1" calcext:value-type="float">
            <text:p>-7,1</text:p>
          </table:table-cell>
          <table:table-cell office:value-type="string" calcext:value-type="string">
            <text:p>DC-007.10 <text:s/>mV</text:p>
          </table:table-cell>
          <table:table-cell table:style-name="ce1" table:formula="of:=[.A417]/60000" office:value-type="float" office:value="13.9345" calcext:value-type="float">
            <text:p>13,9345</text:p>
          </table:table-cell>
          <table:table-cell table:style-name="ce1" table:formula="of:=0.2813*[.B417]+1.1082" office:value-type="float" office:value="-0.88903" calcext:value-type="float">
            <text:p>-0,88903</text:p>
          </table:table-cell>
          <table:table-cell table:formula="of:=SQRT(([.B417]*0.0052)^2 +0.037^2)" office:value-type="float" office:value="0.0522693638759838" calcext:value-type="float">
            <text:p>0,0522693639</text:p>
          </table:table-cell>
          <table:table-cell table:number-columns-repeated="1018"/>
        </table:table-row>
        <table:table-row table:style-name="ro2">
          <table:table-cell office:value-type="float" office:value="838082" calcext:value-type="float">
            <text:p>838082</text:p>
          </table:table-cell>
          <table:table-cell office:value-type="float" office:value="-7.1" calcext:value-type="float">
            <text:p>-7,1</text:p>
          </table:table-cell>
          <table:table-cell office:value-type="string" calcext:value-type="string">
            <text:p>DC-007.10 <text:s/>mV</text:p>
          </table:table-cell>
          <table:table-cell table:style-name="ce1" table:formula="of:=[.A418]/60000" office:value-type="float" office:value="13.9680333333333" calcext:value-type="float">
            <text:p>13,9680333333</text:p>
          </table:table-cell>
          <table:table-cell table:style-name="ce1" table:formula="of:=0.2813*[.B418]+1.1082" office:value-type="float" office:value="-0.88903" calcext:value-type="float">
            <text:p>-0,88903</text:p>
          </table:table-cell>
          <table:table-cell table:formula="of:=SQRT(([.B418]*0.0052)^2 +0.037^2)" office:value-type="float" office:value="0.0522693638759838" calcext:value-type="float">
            <text:p>0,0522693639</text:p>
          </table:table-cell>
          <table:table-cell table:number-columns-repeated="1018"/>
        </table:table-row>
        <table:table-row table:style-name="ro2">
          <table:table-cell office:value-type="float" office:value="840094" calcext:value-type="float">
            <text:p>840094</text:p>
          </table:table-cell>
          <table:table-cell office:value-type="float" office:value="-7.13" calcext:value-type="float">
            <text:p>-7,13</text:p>
          </table:table-cell>
          <table:table-cell office:value-type="string" calcext:value-type="string">
            <text:p>DC-007.13 <text:s/>mV</text:p>
          </table:table-cell>
          <table:table-cell table:style-name="ce1" table:formula="of:=[.A419]/60000" office:value-type="float" office:value="14.0015666666667" calcext:value-type="float">
            <text:p>14,0015666667</text:p>
          </table:table-cell>
          <table:table-cell table:style-name="ce1" table:formula="of:=0.2813*[.B419]+1.1082" office:value-type="float" office:value="-0.897469" calcext:value-type="float">
            <text:p>-0,897469</text:p>
          </table:table-cell>
          <table:table-cell table:formula="of:=SQRT(([.B419]*0.0052)^2 +0.037^2)" office:value-type="float" office:value="0.0523796694911299" calcext:value-type="float">
            <text:p>0,0523796695</text:p>
          </table:table-cell>
          <table:table-cell table:number-columns-repeated="1018"/>
        </table:table-row>
        <table:table-row table:style-name="ro2">
          <table:table-cell office:value-type="float" office:value="842107" calcext:value-type="float">
            <text:p>842107</text:p>
          </table:table-cell>
          <table:table-cell office:value-type="float" office:value="-7.08" calcext:value-type="float">
            <text:p>-7,08</text:p>
          </table:table-cell>
          <table:table-cell office:value-type="string" calcext:value-type="string">
            <text:p>DC-007.08 <text:s/>mV</text:p>
          </table:table-cell>
          <table:table-cell table:style-name="ce1" table:formula="of:=[.A420]/60000" office:value-type="float" office:value="14.0351166666667" calcext:value-type="float">
            <text:p>14,0351166667</text:p>
          </table:table-cell>
          <table:table-cell table:style-name="ce1" table:formula="of:=0.2813*[.B420]+1.1082" office:value-type="float" office:value="-0.883404" calcext:value-type="float">
            <text:p>-0,883404</text:p>
          </table:table-cell>
          <table:table-cell table:formula="of:=SQRT(([.B420]*0.0052)^2 +0.037^2)" office:value-type="float" office:value="0.0521959563184736" calcext:value-type="float">
            <text:p>0,0521959563</text:p>
          </table:table-cell>
          <table:table-cell table:number-columns-repeated="1018"/>
        </table:table-row>
        <table:table-row table:style-name="ro2">
          <table:table-cell office:value-type="float" office:value="844119" calcext:value-type="float">
            <text:p>844119</text:p>
          </table:table-cell>
          <table:table-cell office:value-type="float" office:value="-7.04" calcext:value-type="float">
            <text:p>-7,04</text:p>
          </table:table-cell>
          <table:table-cell office:value-type="string" calcext:value-type="string">
            <text:p>DC-007.04 <text:s/>mV</text:p>
          </table:table-cell>
          <table:table-cell table:style-name="ce1" table:formula="of:=[.A421]/60000" office:value-type="float" office:value="14.06865" calcext:value-type="float">
            <text:p>14,06865</text:p>
          </table:table-cell>
          <table:table-cell table:style-name="ce1" table:formula="of:=0.2813*[.B421]+1.1082" office:value-type="float" office:value="-0.872152" calcext:value-type="float">
            <text:p>-0,872152</text:p>
          </table:table-cell>
          <table:table-cell table:formula="of:=SQRT(([.B421]*0.0052)^2 +0.037^2)" office:value-type="float" office:value="0.0520494540221125" calcext:value-type="float">
            <text:p>0,052049454</text:p>
          </table:table-cell>
          <table:table-cell table:number-columns-repeated="1018"/>
        </table:table-row>
        <table:table-row table:style-name="ro2">
          <table:table-cell office:value-type="float" office:value="846147" calcext:value-type="float">
            <text:p>846147</text:p>
          </table:table-cell>
          <table:table-cell office:value-type="float" office:value="-7.06" calcext:value-type="float">
            <text:p>-7,06</text:p>
          </table:table-cell>
          <table:table-cell office:value-type="string" calcext:value-type="string">
            <text:p>DC-007.06 <text:s/>mV</text:p>
          </table:table-cell>
          <table:table-cell table:style-name="ce1" table:formula="of:=[.A422]/60000" office:value-type="float" office:value="14.10245" calcext:value-type="float">
            <text:p>14,10245</text:p>
          </table:table-cell>
          <table:table-cell table:style-name="ce1" table:formula="of:=0.2813*[.B422]+1.1082" office:value-type="float" office:value="-0.877778" calcext:value-type="float">
            <text:p>-0,877778</text:p>
          </table:table-cell>
          <table:table-cell table:formula="of:=SQRT(([.B422]*0.0052)^2 +0.037^2)" office:value-type="float" office:value="0.0521226528872044" calcext:value-type="float">
            <text:p>0,0521226529</text:p>
          </table:table-cell>
          <table:table-cell table:number-columns-repeated="1018"/>
        </table:table-row>
        <table:table-row table:style-name="ro2">
          <table:table-cell office:value-type="float" office:value="848144" calcext:value-type="float">
            <text:p>848144</text:p>
          </table:table-cell>
          <table:table-cell office:value-type="float" office:value="-7.02" calcext:value-type="float">
            <text:p>-7,02</text:p>
          </table:table-cell>
          <table:table-cell office:value-type="string" calcext:value-type="string">
            <text:p>DC-007.02 <text:s/>mV</text:p>
          </table:table-cell>
          <table:table-cell table:style-name="ce1" table:formula="of:=[.A423]/60000" office:value-type="float" office:value="14.1357333333333" calcext:value-type="float">
            <text:p>14,1357333333</text:p>
          </table:table-cell>
          <table:table-cell table:style-name="ce1" table:formula="of:=0.2813*[.B423]+1.1082" office:value-type="float" office:value="-0.866526" calcext:value-type="float">
            <text:p>-0,866526</text:p>
          </table:table-cell>
          <table:table-cell table:formula="of:=SQRT(([.B423]*0.0052)^2 +0.037^2)" office:value-type="float" office:value="0.0519763601649827" calcext:value-type="float">
            <text:p>0,0519763602</text:p>
          </table:table-cell>
          <table:table-cell table:number-columns-repeated="1018"/>
        </table:table-row>
        <table:table-row table:style-name="ro2">
          <table:table-cell office:value-type="float" office:value="850141" calcext:value-type="float">
            <text:p>85014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C-007.00 <text:s/>mV</text:p>
          </table:table-cell>
          <table:table-cell table:style-name="ce1" table:formula="of:=[.A424]/60000" office:value-type="float" office:value="14.1690166666667" calcext:value-type="float">
            <text:p>14,1690166667</text:p>
          </table:table-cell>
          <table:table-cell table:style-name="ce1" table:formula="of:=0.2813*[.B424]+1.1082" office:value-type="float" office:value="-0.8609" calcext:value-type="float">
            <text:p>-0,8609</text:p>
          </table:table-cell>
          <table:table-cell table:formula="of:=SQRT(([.B424]*0.0052)^2 +0.037^2)" office:value-type="float" office:value="0.0519033717594532" calcext:value-type="float">
            <text:p>0,0519033718</text:p>
          </table:table-cell>
          <table:table-cell table:number-columns-repeated="1018"/>
        </table:table-row>
        <table:table-row table:style-name="ro2">
          <table:table-cell office:value-type="float" office:value="852169" calcext:value-type="float">
            <text:p>852169</text:p>
          </table:table-cell>
          <table:table-cell office:value-type="float" office:value="-7.03" calcext:value-type="float">
            <text:p>-7,03</text:p>
          </table:table-cell>
          <table:table-cell office:value-type="string" calcext:value-type="string">
            <text:p>DC-007.03 <text:s/>mV</text:p>
          </table:table-cell>
          <table:table-cell table:style-name="ce1" table:formula="of:=[.A425]/60000" office:value-type="float" office:value="14.2028166666667" calcext:value-type="float">
            <text:p>14,2028166667</text:p>
          </table:table-cell>
          <table:table-cell table:style-name="ce1" table:formula="of:=0.2813*[.B425]+1.1082" office:value-type="float" office:value="-0.869339" calcext:value-type="float">
            <text:p>-0,869339</text:p>
          </table:table-cell>
          <table:table-cell table:formula="of:=SQRT(([.B425]*0.0052)^2 +0.037^2)" office:value-type="float" office:value="0.0520128939398684" calcext:value-type="float">
            <text:p>0,0520128939</text:p>
          </table:table-cell>
          <table:table-cell table:number-columns-repeated="1018"/>
        </table:table-row>
        <table:table-row table:style-name="ro2">
          <table:table-cell office:value-type="float" office:value="854181" calcext:value-type="float">
            <text:p>85418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C-007.00 <text:s/>mV</text:p>
          </table:table-cell>
          <table:table-cell table:style-name="ce1" table:formula="of:=[.A426]/60000" office:value-type="float" office:value="14.23635" calcext:value-type="float">
            <text:p>14,23635</text:p>
          </table:table-cell>
          <table:table-cell table:style-name="ce1" table:formula="of:=0.2813*[.B426]+1.1082" office:value-type="float" office:value="-0.8609" calcext:value-type="float">
            <text:p>-0,8609</text:p>
          </table:table-cell>
          <table:table-cell table:formula="of:=SQRT(([.B426]*0.0052)^2 +0.037^2)" office:value-type="float" office:value="0.0519033717594532" calcext:value-type="float">
            <text:p>0,0519033718</text:p>
          </table:table-cell>
          <table:table-cell table:number-columns-repeated="1018"/>
        </table:table-row>
        <table:table-row table:style-name="ro2">
          <table:table-cell office:value-type="float" office:value="856194" calcext:value-type="float">
            <text:p>856194</text:p>
          </table:table-cell>
          <table:table-cell office:value-type="float" office:value="-6.97" calcext:value-type="float">
            <text:p>-6,97</text:p>
          </table:table-cell>
          <table:table-cell office:value-type="string" calcext:value-type="string">
            <text:p>DC-006.97 <text:s/>mV</text:p>
          </table:table-cell>
          <table:table-cell table:style-name="ce1" table:formula="of:=[.A427]/60000" office:value-type="float" office:value="14.2699" calcext:value-type="float">
            <text:p>14,2699</text:p>
          </table:table-cell>
          <table:table-cell table:style-name="ce1" table:formula="of:=0.2813*[.B427]+1.1082" office:value-type="float" office:value="-0.852461" calcext:value-type="float">
            <text:p>-0,852461</text:p>
          </table:table-cell>
          <table:table-cell table:formula="of:=SQRT(([.B427]*0.0052)^2 +0.037^2)" office:value-type="float" office:value="0.0517940878479388" calcext:value-type="float">
            <text:p>0,0517940878</text:p>
          </table:table-cell>
          <table:table-cell table:number-columns-repeated="1018"/>
        </table:table-row>
        <table:table-row table:style-name="ro2">
          <table:table-cell office:value-type="float" office:value="858190" calcext:value-type="float">
            <text:p>858190</text:p>
          </table:table-cell>
          <table:table-cell office:value-type="float" office:value="-6.95" calcext:value-type="float">
            <text:p>-6,95</text:p>
          </table:table-cell>
          <table:table-cell office:value-type="string" calcext:value-type="string">
            <text:p>DC-006.95 <text:s/>mV</text:p>
          </table:table-cell>
          <table:table-cell table:style-name="ce1" table:formula="of:=[.A428]/60000" office:value-type="float" office:value="14.3031666666667" calcext:value-type="float">
            <text:p>14,3031666667</text:p>
          </table:table-cell>
          <table:table-cell table:style-name="ce1" table:formula="of:=0.2813*[.B428]+1.1082" office:value-type="float" office:value="-0.846835" calcext:value-type="float">
            <text:p>-0,846835</text:p>
          </table:table-cell>
          <table:table-cell table:formula="of:=SQRT(([.B428]*0.0052)^2 +0.037^2)" office:value-type="float" office:value="0.0517213650245235" calcext:value-type="float">
            <text:p>0,051721365</text:p>
          </table:table-cell>
          <table:table-cell table:number-columns-repeated="1018"/>
        </table:table-row>
        <table:table-row table:style-name="ro2">
          <table:table-cell office:value-type="float" office:value="860218" calcext:value-type="float">
            <text:p>860218</text:p>
          </table:table-cell>
          <table:table-cell office:value-type="float" office:value="-6.95" calcext:value-type="float">
            <text:p>-6,95</text:p>
          </table:table-cell>
          <table:table-cell office:value-type="string" calcext:value-type="string">
            <text:p>DC-006.95 <text:s/>mV</text:p>
          </table:table-cell>
          <table:table-cell table:style-name="ce1" table:formula="of:=[.A429]/60000" office:value-type="float" office:value="14.3369666666667" calcext:value-type="float">
            <text:p>14,3369666667</text:p>
          </table:table-cell>
          <table:table-cell table:style-name="ce1" table:formula="of:=0.2813*[.B429]+1.1082" office:value-type="float" office:value="-0.846835" calcext:value-type="float">
            <text:p>-0,846835</text:p>
          </table:table-cell>
          <table:table-cell table:formula="of:=SQRT(([.B429]*0.0052)^2 +0.037^2)" office:value-type="float" office:value="0.0517213650245235" calcext:value-type="float">
            <text:p>0,051721365</text:p>
          </table:table-cell>
          <table:table-cell table:number-columns-repeated="1018"/>
        </table:table-row>
        <table:table-row table:style-name="ro2">
          <table:table-cell office:value-type="float" office:value="862231" calcext:value-type="float">
            <text:p>862231</text:p>
          </table:table-cell>
          <table:table-cell office:value-type="float" office:value="-6.92" calcext:value-type="float">
            <text:p>-6,92</text:p>
          </table:table-cell>
          <table:table-cell office:value-type="string" calcext:value-type="string">
            <text:p>DC-006.92 <text:s/>mV</text:p>
          </table:table-cell>
          <table:table-cell table:style-name="ce1" table:formula="of:=[.A430]/60000" office:value-type="float" office:value="14.3705166666667" calcext:value-type="float">
            <text:p>14,3705166667</text:p>
          </table:table-cell>
          <table:table-cell table:style-name="ce1" table:formula="of:=0.2813*[.B430]+1.1082" office:value-type="float" office:value="-0.838396" calcext:value-type="float">
            <text:p>-0,838396</text:p>
          </table:table-cell>
          <table:table-cell table:formula="of:=SQRT(([.B430]*0.0052)^2 +0.037^2)" office:value-type="float" office:value="0.051612481591181" calcext:value-type="float">
            <text:p>0,0516124816</text:p>
          </table:table-cell>
          <table:table-cell table:number-columns-repeated="1018"/>
        </table:table-row>
        <table:table-row table:style-name="ro2">
          <table:table-cell office:value-type="float" office:value="864243" calcext:value-type="float">
            <text:p>864243</text:p>
          </table:table-cell>
          <table:table-cell office:value-type="float" office:value="-6.93" calcext:value-type="float">
            <text:p>-6,93</text:p>
          </table:table-cell>
          <table:table-cell office:value-type="string" calcext:value-type="string">
            <text:p>DC-006.93 <text:s/>mV</text:p>
          </table:table-cell>
          <table:table-cell table:style-name="ce1" table:formula="of:=[.A431]/60000" office:value-type="float" office:value="14.40405" calcext:value-type="float">
            <text:p>14,40405</text:p>
          </table:table-cell>
          <table:table-cell table:style-name="ce1" table:formula="of:=0.2813*[.B431]+1.1082" office:value-type="float" office:value="-0.841209" calcext:value-type="float">
            <text:p>-0,841209</text:p>
          </table:table-cell>
          <table:table-cell table:formula="of:=SQRT(([.B431]*0.0052)^2 +0.037^2)" office:value-type="float" office:value="0.0516487492200924" calcext:value-type="float">
            <text:p>0,0516487492</text:p>
          </table:table-cell>
          <table:table-cell table:number-columns-repeated="1018"/>
        </table:table-row>
        <table:table-row table:style-name="ro2">
          <table:table-cell office:value-type="float" office:value="866256" calcext:value-type="float">
            <text:p>866256</text:p>
          </table:table-cell>
          <table:table-cell office:value-type="float" office:value="-6.94" calcext:value-type="float">
            <text:p>-6,94</text:p>
          </table:table-cell>
          <table:table-cell office:value-type="string" calcext:value-type="string">
            <text:p>DC-006.94 <text:s/>mV</text:p>
          </table:table-cell>
          <table:table-cell table:style-name="ce1" table:formula="of:=[.A432]/60000" office:value-type="float" office:value="14.4376" calcext:value-type="float">
            <text:p>14,4376</text:p>
          </table:table-cell>
          <table:table-cell table:style-name="ce1" table:formula="of:=0.2813*[.B432]+1.1082" office:value-type="float" office:value="-0.844022" calcext:value-type="float">
            <text:p>-0,844022</text:p>
          </table:table-cell>
          <table:table-cell table:formula="of:=SQRT(([.B432]*0.0052)^2 +0.037^2)" office:value-type="float" office:value="0.0516850437167272" calcext:value-type="float">
            <text:p>0,0516850437</text:p>
          </table:table-cell>
          <table:table-cell table:number-columns-repeated="1018"/>
        </table:table-row>
        <table:table-row table:style-name="ro2">
          <table:table-cell office:value-type="float" office:value="868268" calcext:value-type="float">
            <text:p>868268</text:p>
          </table:table-cell>
          <table:table-cell office:value-type="float" office:value="-6.92" calcext:value-type="float">
            <text:p>-6,92</text:p>
          </table:table-cell>
          <table:table-cell office:value-type="string" calcext:value-type="string">
            <text:p>DC-006.92 <text:s/>mV</text:p>
          </table:table-cell>
          <table:table-cell table:style-name="ce1" table:formula="of:=[.A433]/60000" office:value-type="float" office:value="14.4711333333333" calcext:value-type="float">
            <text:p>14,4711333333</text:p>
          </table:table-cell>
          <table:table-cell table:style-name="ce1" table:formula="of:=0.2813*[.B433]+1.1082" office:value-type="float" office:value="-0.838396" calcext:value-type="float">
            <text:p>-0,838396</text:p>
          </table:table-cell>
          <table:table-cell table:formula="of:=SQRT(([.B433]*0.0052)^2 +0.037^2)" office:value-type="float" office:value="0.051612481591181" calcext:value-type="float">
            <text:p>0,0516124816</text:p>
          </table:table-cell>
          <table:table-cell table:number-columns-repeated="1018"/>
        </table:table-row>
        <table:table-row table:style-name="ro2">
          <table:table-cell office:value-type="float" office:value="870280" calcext:value-type="float">
            <text:p>870280</text:p>
          </table:table-cell>
          <table:table-cell office:value-type="float" office:value="-6.91" calcext:value-type="float">
            <text:p>-6,91</text:p>
          </table:table-cell>
          <table:table-cell office:value-type="string" calcext:value-type="string">
            <text:p>DC-006.91 <text:s/>mV</text:p>
          </table:table-cell>
          <table:table-cell table:style-name="ce1" table:formula="of:=[.A434]/60000" office:value-type="float" office:value="14.5046666666667" calcext:value-type="float">
            <text:p>14,5046666667</text:p>
          </table:table-cell>
          <table:table-cell table:style-name="ce1" table:formula="of:=0.2813*[.B434]+1.1082" office:value-type="float" office:value="-0.835583" calcext:value-type="float">
            <text:p>-0,835583</text:p>
          </table:table-cell>
          <table:table-cell table:formula="of:=SQRT(([.B434]*0.0052)^2 +0.037^2)" office:value-type="float" office:value="0.0515762408866718" calcext:value-type="float">
            <text:p>0,0515762409</text:p>
          </table:table-cell>
          <table:table-cell table:number-columns-repeated="1018"/>
        </table:table-row>
        <table:table-row table:style-name="ro2">
          <table:table-cell office:value-type="float" office:value="872293" calcext:value-type="float">
            <text:p>872293</text:p>
          </table:table-cell>
          <table:table-cell office:value-type="float" office:value="-6.91" calcext:value-type="float">
            <text:p>-6,91</text:p>
          </table:table-cell>
          <table:table-cell office:value-type="string" calcext:value-type="string">
            <text:p>DC-006.91 <text:s/>mV</text:p>
          </table:table-cell>
          <table:table-cell table:style-name="ce1" table:formula="of:=[.A435]/60000" office:value-type="float" office:value="14.5382166666667" calcext:value-type="float">
            <text:p>14,5382166667</text:p>
          </table:table-cell>
          <table:table-cell table:style-name="ce1" table:formula="of:=0.2813*[.B435]+1.1082" office:value-type="float" office:value="-0.835583" calcext:value-type="float">
            <text:p>-0,835583</text:p>
          </table:table-cell>
          <table:table-cell table:formula="of:=SQRT(([.B435]*0.0052)^2 +0.037^2)" office:value-type="float" office:value="0.0515762408866718" calcext:value-type="float">
            <text:p>0,0515762409</text:p>
          </table:table-cell>
          <table:table-cell table:number-columns-repeated="1018"/>
        </table:table-row>
        <table:table-row table:style-name="ro2">
          <table:table-cell office:value-type="float" office:value="874305" calcext:value-type="float">
            <text:p>874305</text:p>
          </table:table-cell>
          <table:table-cell office:value-type="float" office:value="-6.92" calcext:value-type="float">
            <text:p>-6,92</text:p>
          </table:table-cell>
          <table:table-cell office:value-type="string" calcext:value-type="string">
            <text:p>DC-006.92 <text:s/>mV</text:p>
          </table:table-cell>
          <table:table-cell table:style-name="ce1" table:formula="of:=[.A436]/60000" office:value-type="float" office:value="14.57175" calcext:value-type="float">
            <text:p>14,57175</text:p>
          </table:table-cell>
          <table:table-cell table:style-name="ce1" table:formula="of:=0.2813*[.B436]+1.1082" office:value-type="float" office:value="-0.838396" calcext:value-type="float">
            <text:p>-0,838396</text:p>
          </table:table-cell>
          <table:table-cell table:formula="of:=SQRT(([.B436]*0.0052)^2 +0.037^2)" office:value-type="float" office:value="0.051612481591181" calcext:value-type="float">
            <text:p>0,0516124816</text:p>
          </table:table-cell>
          <table:table-cell table:number-columns-repeated="1018"/>
        </table:table-row>
        <table:table-row table:style-name="ro2">
          <table:table-cell office:value-type="float" office:value="876318" calcext:value-type="float">
            <text:p>876318</text:p>
          </table:table-cell>
          <table:table-cell office:value-type="float" office:value="-6.9" calcext:value-type="float">
            <text:p>-6,9</text:p>
          </table:table-cell>
          <table:table-cell office:value-type="string" calcext:value-type="string">
            <text:p>DC-006.90 <text:s/>mV</text:p>
          </table:table-cell>
          <table:table-cell table:style-name="ce1" table:formula="of:=[.A437]/60000" office:value-type="float" office:value="14.6053" calcext:value-type="float">
            <text:p>14,6053</text:p>
          </table:table-cell>
          <table:table-cell table:style-name="ce1" table:formula="of:=0.2813*[.B437]+1.1082" office:value-type="float" office:value="-0.83277" calcext:value-type="float">
            <text:p>-0,83277</text:p>
          </table:table-cell>
          <table:table-cell table:formula="of:=SQRT(([.B437]*0.0052)^2 +0.037^2)" office:value-type="float" office:value="0.0515400271633611" calcext:value-type="float">
            <text:p>0,0515400272</text:p>
          </table:table-cell>
          <table:table-cell table:number-columns-repeated="1018"/>
        </table:table-row>
        <table:table-row table:style-name="ro2">
          <table:table-cell office:value-type="float" office:value="878330" calcext:value-type="float">
            <text:p>878330</text:p>
          </table:table-cell>
          <table:table-cell office:value-type="float" office:value="-6.87" calcext:value-type="float">
            <text:p>-6,87</text:p>
          </table:table-cell>
          <table:table-cell office:value-type="string" calcext:value-type="string">
            <text:p>DC-006.87 <text:s/>mV</text:p>
          </table:table-cell>
          <table:table-cell table:style-name="ce1" table:formula="of:=[.A438]/60000" office:value-type="float" office:value="14.6388333333333" calcext:value-type="float">
            <text:p>14,6388333333</text:p>
          </table:table-cell>
          <table:table-cell table:style-name="ce1" table:formula="of:=0.2813*[.B438]+1.1082" office:value-type="float" office:value="-0.824331" calcext:value-type="float">
            <text:p>-0,824331</text:p>
          </table:table-cell>
          <table:table-cell table:formula="of:=SQRT(([.B438]*0.0052)^2 +0.037^2)" office:value-type="float" office:value="0.0514315484503432" calcext:value-type="float">
            <text:p>0,0514315485</text:p>
          </table:table-cell>
          <table:table-cell table:number-columns-repeated="1018"/>
        </table:table-row>
        <table:table-row table:style-name="ro2">
          <table:table-cell office:value-type="float" office:value="880327" calcext:value-type="float">
            <text:p>880327</text:p>
          </table:table-cell>
          <table:table-cell office:value-type="float" office:value="-6.85" calcext:value-type="float">
            <text:p>-6,85</text:p>
          </table:table-cell>
          <table:table-cell office:value-type="string" calcext:value-type="string">
            <text:p>DC-006.85 <text:s/>mV</text:p>
          </table:table-cell>
          <table:table-cell table:style-name="ce1" table:formula="of:=[.A439]/60000" office:value-type="float" office:value="14.6721166666667" calcext:value-type="float">
            <text:p>14,6721166667</text:p>
          </table:table-cell>
          <table:table-cell table:style-name="ce1" table:formula="of:=0.2813*[.B439]+1.1082" office:value-type="float" office:value="-0.818705" calcext:value-type="float">
            <text:p>-0,818705</text:p>
          </table:table-cell>
          <table:table-cell table:formula="of:=SQRT(([.B439]*0.0052)^2 +0.037^2)" office:value-type="float" office:value="0.0513593652608753" calcext:value-type="float">
            <text:p>0,0513593653</text:p>
          </table:table-cell>
          <table:table-cell table:number-columns-repeated="1018"/>
        </table:table-row>
        <table:table-row table:style-name="ro2">
          <table:table-cell office:value-type="float" office:value="882355" calcext:value-type="float">
            <text:p>882355</text:p>
          </table:table-cell>
          <table:table-cell office:value-type="float" office:value="-6.84" calcext:value-type="float">
            <text:p>-6,84</text:p>
          </table:table-cell>
          <table:table-cell office:value-type="string" calcext:value-type="string">
            <text:p>DC-006.84 <text:s/>mV</text:p>
          </table:table-cell>
          <table:table-cell table:style-name="ce1" table:formula="of:=[.A440]/60000" office:value-type="float" office:value="14.7059166666667" calcext:value-type="float">
            <text:p>14,7059166667</text:p>
          </table:table-cell>
          <table:table-cell table:style-name="ce1" table:formula="of:=0.2813*[.B440]+1.1082" office:value-type="float" office:value="-0.815892" calcext:value-type="float">
            <text:p>-0,815892</text:p>
          </table:table-cell>
          <table:table-cell table:formula="of:=SQRT(([.B440]*0.0052)^2 +0.037^2)" office:value-type="float" office:value="0.0513233146240576" calcext:value-type="float">
            <text:p>0,0513233146</text:p>
          </table:table-cell>
          <table:table-cell table:number-columns-repeated="1018"/>
        </table:table-row>
        <table:table-row table:style-name="ro2">
          <table:table-cell office:value-type="float" office:value="884367" calcext:value-type="float">
            <text:p>884367</text:p>
          </table:table-cell>
          <table:table-cell office:value-type="float" office:value="-6.86" calcext:value-type="float">
            <text:p>-6,86</text:p>
          </table:table-cell>
          <table:table-cell office:value-type="string" calcext:value-type="string">
            <text:p>DC-006.86 <text:s/>mV</text:p>
          </table:table-cell>
          <table:table-cell table:style-name="ce1" table:formula="of:=[.A441]/60000" office:value-type="float" office:value="14.73945" calcext:value-type="float">
            <text:p>14,73945</text:p>
          </table:table-cell>
          <table:table-cell table:style-name="ce1" table:formula="of:=0.2813*[.B441]+1.1082" office:value-type="float" office:value="-0.821518" calcext:value-type="float">
            <text:p>-0,821518</text:p>
          </table:table-cell>
          <table:table-cell table:formula="of:=SQRT(([.B441]*0.0052)^2 +0.037^2)" office:value-type="float" office:value="0.0513954432221379" calcext:value-type="float">
            <text:p>0,0513954432</text:p>
          </table:table-cell>
          <table:table-cell table:number-columns-repeated="1018"/>
        </table:table-row>
        <table:table-row table:style-name="ro2">
          <table:table-cell office:value-type="float" office:value="886380" calcext:value-type="float">
            <text:p>886380</text:p>
          </table:table-cell>
          <table:table-cell office:value-type="float" office:value="-6.88" calcext:value-type="float">
            <text:p>-6,88</text:p>
          </table:table-cell>
          <table:table-cell office:value-type="string" calcext:value-type="string">
            <text:p>DC-006.88 <text:s/>mV</text:p>
          </table:table-cell>
          <table:table-cell table:style-name="ce1" table:formula="of:=[.A442]/60000" office:value-type="float" office:value="14.773" calcext:value-type="float">
            <text:p>14,773</text:p>
          </table:table-cell>
          <table:table-cell table:style-name="ce1" table:formula="of:=0.2813*[.B442]+1.1082" office:value-type="float" office:value="-0.827144" calcext:value-type="float">
            <text:p>-0,827144</text:p>
          </table:table-cell>
          <table:table-cell table:formula="of:=SQRT(([.B442]*0.0052)^2 +0.037^2)" office:value-type="float" office:value="0.0514676808881069" calcext:value-type="float">
            <text:p>0,0514676809</text:p>
          </table:table-cell>
          <table:table-cell table:number-columns-repeated="1018"/>
        </table:table-row>
        <table:table-row table:style-name="ro2">
          <table:table-cell office:value-type="float" office:value="888392" calcext:value-type="float">
            <text:p>888392</text:p>
          </table:table-cell>
          <table:table-cell office:value-type="float" office:value="-6.85" calcext:value-type="float">
            <text:p>-6,85</text:p>
          </table:table-cell>
          <table:table-cell office:value-type="string" calcext:value-type="string">
            <text:p>DC-006.85 <text:s/>mV</text:p>
          </table:table-cell>
          <table:table-cell table:style-name="ce1" table:formula="of:=[.A443]/60000" office:value-type="float" office:value="14.8065333333333" calcext:value-type="float">
            <text:p>14,8065333333</text:p>
          </table:table-cell>
          <table:table-cell table:style-name="ce1" table:formula="of:=0.2813*[.B443]+1.1082" office:value-type="float" office:value="-0.818705" calcext:value-type="float">
            <text:p>-0,818705</text:p>
          </table:table-cell>
          <table:table-cell table:formula="of:=SQRT(([.B443]*0.0052)^2 +0.037^2)" office:value-type="float" office:value="0.0513593652608753" calcext:value-type="float">
            <text:p>0,0513593653</text:p>
          </table:table-cell>
          <table:table-cell table:number-columns-repeated="1018"/>
        </table:table-row>
        <table:table-row table:style-name="ro2">
          <table:table-cell office:value-type="float" office:value="890404" calcext:value-type="float">
            <text:p>890404</text:p>
          </table:table-cell>
          <table:table-cell office:value-type="float" office:value="-6.82" calcext:value-type="float">
            <text:p>-6,82</text:p>
          </table:table-cell>
          <table:table-cell office:value-type="string" calcext:value-type="string">
            <text:p>DC-006.82 <text:s/>mV</text:p>
          </table:table-cell>
          <table:table-cell table:style-name="ce1" table:formula="of:=[.A444]/60000" office:value-type="float" office:value="14.8400666666667" calcext:value-type="float">
            <text:p>14,8400666667</text:p>
          </table:table-cell>
          <table:table-cell table:style-name="ce1" table:formula="of:=0.2813*[.B444]+1.1082" office:value-type="float" office:value="-0.810266" calcext:value-type="float">
            <text:p>-0,810266</text:p>
          </table:table-cell>
          <table:table-cell table:formula="of:=SQRT(([.B444]*0.0052)^2 +0.037^2)" office:value-type="float" office:value="0.0512512955543565" calcext:value-type="float">
            <text:p>0,0512512956</text:p>
          </table:table-cell>
          <table:table-cell table:number-columns-repeated="1018"/>
        </table:table-row>
        <table:table-row table:style-name="ro2">
          <table:table-cell office:value-type="float" office:value="892417" calcext:value-type="float">
            <text:p>892417</text:p>
          </table:table-cell>
          <table:table-cell office:value-type="float" office:value="-6.85" calcext:value-type="float">
            <text:p>-6,85</text:p>
          </table:table-cell>
          <table:table-cell office:value-type="string" calcext:value-type="string">
            <text:p>DC-006.85 <text:s/>mV</text:p>
          </table:table-cell>
          <table:table-cell table:style-name="ce1" table:formula="of:=[.A445]/60000" office:value-type="float" office:value="14.8736166666667" calcext:value-type="float">
            <text:p>14,8736166667</text:p>
          </table:table-cell>
          <table:table-cell table:style-name="ce1" table:formula="of:=0.2813*[.B445]+1.1082" office:value-type="float" office:value="-0.818705" calcext:value-type="float">
            <text:p>-0,818705</text:p>
          </table:table-cell>
          <table:table-cell table:formula="of:=SQRT(([.B445]*0.0052)^2 +0.037^2)" office:value-type="float" office:value="0.0513593652608753" calcext:value-type="float">
            <text:p>0,0513593653</text:p>
          </table:table-cell>
          <table:table-cell table:number-columns-repeated="1018"/>
        </table:table-row>
        <table:table-row table:style-name="ro2">
          <table:table-cell office:value-type="float" office:value="894414" calcext:value-type="float">
            <text:p>894414</text:p>
          </table:table-cell>
          <table:table-cell office:value-type="float" office:value="-6.83" calcext:value-type="float">
            <text:p>-6,83</text:p>
          </table:table-cell>
          <table:table-cell office:value-type="string" calcext:value-type="string">
            <text:p>DC-006.83 <text:s/>mV</text:p>
          </table:table-cell>
          <table:table-cell table:style-name="ce1" table:formula="of:=[.A446]/60000" office:value-type="float" office:value="14.9069" calcext:value-type="float">
            <text:p>14,9069</text:p>
          </table:table-cell>
          <table:table-cell table:style-name="ce1" table:formula="of:=0.2813*[.B446]+1.1082" office:value-type="float" office:value="-0.813079" calcext:value-type="float">
            <text:p>-0,813079</text:p>
          </table:table-cell>
          <table:table-cell table:formula="of:=SQRT(([.B446]*0.0052)^2 +0.037^2)" office:value-type="float" office:value="0.0512872913693051" calcext:value-type="float">
            <text:p>0,0512872914</text:p>
          </table:table-cell>
          <table:table-cell table:number-columns-repeated="1018"/>
        </table:table-row>
        <table:table-row table:style-name="ro2">
          <table:table-cell office:value-type="float" office:value="896442" calcext:value-type="float">
            <text:p>896442</text:p>
          </table:table-cell>
          <table:table-cell office:value-type="float" office:value="-6.8" calcext:value-type="float">
            <text:p>-6,8</text:p>
          </table:table-cell>
          <table:table-cell office:value-type="string" calcext:value-type="string">
            <text:p>DC-006.80 <text:s/>mV</text:p>
          </table:table-cell>
          <table:table-cell table:style-name="ce1" table:formula="of:=[.A447]/60000" office:value-type="float" office:value="14.9407" calcext:value-type="float">
            <text:p>14,9407</text:p>
          </table:table-cell>
          <table:table-cell table:style-name="ce1" table:formula="of:=0.2813*[.B447]+1.1082" office:value-type="float" office:value="-0.80464" calcext:value-type="float">
            <text:p>-0,80464</text:p>
          </table:table-cell>
          <table:table-cell table:formula="of:=SQRT(([.B447]*0.0052)^2 +0.037^2)" office:value-type="float" office:value="0.0511793864754161" calcext:value-type="float">
            <text:p>0,0511793865</text:p>
          </table:table-cell>
          <table:table-cell table:number-columns-repeated="1018"/>
        </table:table-row>
        <table:table-row table:style-name="ro2">
          <table:table-cell office:value-type="float" office:value="898454" calcext:value-type="float">
            <text:p>898454</text:p>
          </table:table-cell>
          <table:table-cell office:value-type="float" office:value="-6.8" calcext:value-type="float">
            <text:p>-6,8</text:p>
          </table:table-cell>
          <table:table-cell office:value-type="string" calcext:value-type="string">
            <text:p>DC-006.80 <text:s/>mV</text:p>
          </table:table-cell>
          <table:table-cell table:style-name="ce1" table:formula="of:=[.A448]/60000" office:value-type="float" office:value="14.9742333333333" calcext:value-type="float">
            <text:p>14,9742333333</text:p>
          </table:table-cell>
          <table:table-cell table:style-name="ce1" table:formula="of:=0.2813*[.B448]+1.1082" office:value-type="float" office:value="-0.80464" calcext:value-type="float">
            <text:p>-0,80464</text:p>
          </table:table-cell>
          <table:table-cell table:formula="of:=SQRT(([.B448]*0.0052)^2 +0.037^2)" office:value-type="float" office:value="0.0511793864754161" calcext:value-type="float">
            <text:p>0,0511793865</text:p>
          </table:table-cell>
          <table:table-cell table:number-columns-repeated="1018"/>
        </table:table-row>
        <table:table-row table:style-name="ro2">
          <table:table-cell office:value-type="float" office:value="900466" calcext:value-type="float">
            <text:p>900466</text:p>
          </table:table-cell>
          <table:table-cell office:value-type="float" office:value="-6.76" calcext:value-type="float">
            <text:p>-6,76</text:p>
          </table:table-cell>
          <table:table-cell office:value-type="string" calcext:value-type="string">
            <text:p>DC-006.76 <text:s/>mV</text:p>
          </table:table-cell>
          <table:table-cell table:style-name="ce1" table:formula="of:=[.A449]/60000" office:value-type="float" office:value="15.0077666666667" calcext:value-type="float">
            <text:p>15,0077666667</text:p>
          </table:table-cell>
          <table:table-cell table:style-name="ce1" table:formula="of:=0.2813*[.B449]+1.1082" office:value-type="float" office:value="-0.793388" calcext:value-type="float">
            <text:p>-0,793388</text:p>
          </table:table-cell>
          <table:table-cell table:formula="of:=SQRT(([.B449]*0.0052)^2 +0.037^2)" office:value-type="float" office:value="0.0510359001488168" calcext:value-type="float">
            <text:p>0,0510359001</text:p>
          </table:table-cell>
          <table:table-cell table:number-columns-repeated="1018"/>
        </table:table-row>
        <table:table-row table:style-name="ro2">
          <table:table-cell office:value-type="float" office:value="902479" calcext:value-type="float">
            <text:p>902479</text:p>
          </table:table-cell>
          <table:table-cell office:value-type="float" office:value="-6.8" calcext:value-type="float">
            <text:p>-6,8</text:p>
          </table:table-cell>
          <table:table-cell office:value-type="string" calcext:value-type="string">
            <text:p>DC-006.80 <text:s/>mV</text:p>
          </table:table-cell>
          <table:table-cell table:style-name="ce1" table:formula="of:=[.A450]/60000" office:value-type="float" office:value="15.0413166666667" calcext:value-type="float">
            <text:p>15,0413166667</text:p>
          </table:table-cell>
          <table:table-cell table:style-name="ce1" table:formula="of:=0.2813*[.B450]+1.1082" office:value-type="float" office:value="-0.80464" calcext:value-type="float">
            <text:p>-0,80464</text:p>
          </table:table-cell>
          <table:table-cell table:formula="of:=SQRT(([.B450]*0.0052)^2 +0.037^2)" office:value-type="float" office:value="0.0511793864754161" calcext:value-type="float">
            <text:p>0,0511793865</text:p>
          </table:table-cell>
          <table:table-cell table:number-columns-repeated="1018"/>
        </table:table-row>
        <table:table-row table:style-name="ro2">
          <table:table-cell office:value-type="float" office:value="904491" calcext:value-type="float">
            <text:p>904491</text:p>
          </table:table-cell>
          <table:table-cell office:value-type="float" office:value="-6.73" calcext:value-type="float">
            <text:p>-6,73</text:p>
          </table:table-cell>
          <table:table-cell office:value-type="string" calcext:value-type="string">
            <text:p>DC-006.73 <text:s/>mV</text:p>
          </table:table-cell>
          <table:table-cell table:style-name="ce1" table:formula="of:=[.A451]/60000" office:value-type="float" office:value="15.07485" calcext:value-type="float">
            <text:p>15,07485</text:p>
          </table:table-cell>
          <table:table-cell table:style-name="ce1" table:formula="of:=0.2813*[.B451]+1.1082" office:value-type="float" office:value="-0.784949" calcext:value-type="float">
            <text:p>-0,784949</text:p>
          </table:table-cell>
          <table:table-cell table:formula="of:=SQRT(([.B451]*0.0052)^2 +0.037^2)" office:value-type="float" office:value="0.0509285775964733" calcext:value-type="float">
            <text:p>0,0509285776</text:p>
          </table:table-cell>
          <table:table-cell table:number-columns-repeated="1018"/>
        </table:table-row>
        <table:table-row table:style-name="ro2">
          <table:table-cell office:value-type="float" office:value="906504" calcext:value-type="float">
            <text:p>906504</text:p>
          </table:table-cell>
          <table:table-cell office:value-type="float" office:value="-6.72" calcext:value-type="float">
            <text:p>-6,72</text:p>
          </table:table-cell>
          <table:table-cell office:value-type="string" calcext:value-type="string">
            <text:p>DC-006.72 <text:s/>mV</text:p>
          </table:table-cell>
          <table:table-cell table:style-name="ce1" table:formula="of:=[.A452]/60000" office:value-type="float" office:value="15.1084" calcext:value-type="float">
            <text:p>15,1084</text:p>
          </table:table-cell>
          <table:table-cell table:style-name="ce1" table:formula="of:=0.2813*[.B452]+1.1082" office:value-type="float" office:value="-0.782136" calcext:value-type="float">
            <text:p>-0,782136</text:p>
          </table:table-cell>
          <table:table-cell table:formula="of:=SQRT(([.B452]*0.0052)^2 +0.037^2)" office:value-type="float" office:value="0.0508928593812531" calcext:value-type="float">
            <text:p>0,0508928594</text:p>
          </table:table-cell>
          <table:table-cell table:number-columns-repeated="1018"/>
        </table:table-row>
        <table:table-row table:style-name="ro2">
          <table:table-cell office:value-type="float" office:value="908500" calcext:value-type="float">
            <text:p>908500</text:p>
          </table:table-cell>
          <table:table-cell office:value-type="float" office:value="-6.77" calcext:value-type="float">
            <text:p>-6,77</text:p>
          </table:table-cell>
          <table:table-cell office:value-type="string" calcext:value-type="string">
            <text:p>DC-006.77 <text:s/>mV</text:p>
          </table:table-cell>
          <table:table-cell table:style-name="ce1" table:formula="of:=[.A453]/60000" office:value-type="float" office:value="15.1416666666667" calcext:value-type="float">
            <text:p>15,1416666667</text:p>
          </table:table-cell>
          <table:table-cell table:style-name="ce1" table:formula="of:=0.2813*[.B453]+1.1082" office:value-type="float" office:value="-0.796201" calcext:value-type="float">
            <text:p>-0,796201</text:p>
          </table:table-cell>
          <table:table-cell table:formula="of:=SQRT(([.B453]*0.0052)^2 +0.037^2)" office:value-type="float" office:value="0.0510717301058032" calcext:value-type="float">
            <text:p>0,0510717301</text:p>
          </table:table-cell>
          <table:table-cell table:number-columns-repeated="1018"/>
        </table:table-row>
        <table:table-row table:style-name="ro2">
          <table:table-cell office:value-type="float" office:value="910528" calcext:value-type="float">
            <text:p>910528</text:p>
          </table:table-cell>
          <table:table-cell office:value-type="float" office:value="-6.75" calcext:value-type="float">
            <text:p>-6,75</text:p>
          </table:table-cell>
          <table:table-cell office:value-type="string" calcext:value-type="string">
            <text:p>DC-006.75 <text:s/>mV</text:p>
          </table:table-cell>
          <table:table-cell table:style-name="ce1" table:formula="of:=[.A454]/60000" office:value-type="float" office:value="15.1754666666667" calcext:value-type="float">
            <text:p>15,1754666667</text:p>
          </table:table-cell>
          <table:table-cell table:style-name="ce1" table:formula="of:=0.2813*[.B454]+1.1082" office:value-type="float" office:value="-0.790575" calcext:value-type="float">
            <text:p>-0,790575</text:p>
          </table:table-cell>
          <table:table-cell table:formula="of:=SQRT(([.B454]*0.0052)^2 +0.037^2)" office:value-type="float" office:value="0.0510000980391215" calcext:value-type="float">
            <text:p>0,051000098</text:p>
          </table:table-cell>
          <table:table-cell table:number-columns-repeated="1018"/>
        </table:table-row>
        <table:table-row table:style-name="ro2">
          <table:table-cell office:value-type="float" office:value="912541" calcext:value-type="float">
            <text:p>912541</text:p>
          </table:table-cell>
          <table:table-cell office:value-type="float" office:value="-6.75" calcext:value-type="float">
            <text:p>-6,75</text:p>
          </table:table-cell>
          <table:table-cell office:value-type="string" calcext:value-type="string">
            <text:p>DC-006.75 <text:s/>mV</text:p>
          </table:table-cell>
          <table:table-cell table:style-name="ce1" table:formula="of:=[.A455]/60000" office:value-type="float" office:value="15.2090166666667" calcext:value-type="float">
            <text:p>15,2090166667</text:p>
          </table:table-cell>
          <table:table-cell table:style-name="ce1" table:formula="of:=0.2813*[.B455]+1.1082" office:value-type="float" office:value="-0.790575" calcext:value-type="float">
            <text:p>-0,790575</text:p>
          </table:table-cell>
          <table:table-cell table:formula="of:=SQRT(([.B455]*0.0052)^2 +0.037^2)" office:value-type="float" office:value="0.0510000980391215" calcext:value-type="float">
            <text:p>0,051000098</text:p>
          </table:table-cell>
          <table:table-cell table:number-columns-repeated="1018"/>
        </table:table-row>
        <table:table-row table:style-name="ro2">
          <table:table-cell office:value-type="float" office:value="914538" calcext:value-type="float">
            <text:p>914538</text:p>
          </table:table-cell>
          <table:table-cell office:value-type="float" office:value="-6.79" calcext:value-type="float">
            <text:p>-6,79</text:p>
          </table:table-cell>
          <table:table-cell office:value-type="string" calcext:value-type="string">
            <text:p>DC-006.79 <text:s/>mV</text:p>
          </table:table-cell>
          <table:table-cell table:style-name="ce1" table:formula="of:=[.A456]/60000" office:value-type="float" office:value="15.2423" calcext:value-type="float">
            <text:p>15,2423</text:p>
          </table:table-cell>
          <table:table-cell table:style-name="ce1" table:formula="of:=0.2813*[.B456]+1.1082" office:value-type="float" office:value="-0.801827" calcext:value-type="float">
            <text:p>-0,801827</text:p>
          </table:table-cell>
          <table:table-cell table:formula="of:=SQRT(([.B456]*0.0052)^2 +0.037^2)" office:value-type="float" office:value="0.0511434733274931" calcext:value-type="float">
            <text:p>0,0511434733</text:p>
          </table:table-cell>
          <table:table-cell table:number-columns-repeated="1018"/>
        </table:table-row>
        <table:table-row table:style-name="ro2">
          <table:table-cell office:value-type="float" office:value="916566" calcext:value-type="float">
            <text:p>916566</text:p>
          </table:table-cell>
          <table:table-cell office:value-type="float" office:value="-6.72" calcext:value-type="float">
            <text:p>-6,72</text:p>
          </table:table-cell>
          <table:table-cell office:value-type="string" calcext:value-type="string">
            <text:p>DC-006.72 <text:s/>mV</text:p>
          </table:table-cell>
          <table:table-cell table:style-name="ce1" table:formula="of:=[.A457]/60000" office:value-type="float" office:value="15.2761" calcext:value-type="float">
            <text:p>15,2761</text:p>
          </table:table-cell>
          <table:table-cell table:style-name="ce1" table:formula="of:=0.2813*[.B457]+1.1082" office:value-type="float" office:value="-0.782136" calcext:value-type="float">
            <text:p>-0,782136</text:p>
          </table:table-cell>
          <table:table-cell table:formula="of:=SQRT(([.B457]*0.0052)^2 +0.037^2)" office:value-type="float" office:value="0.0508928593812531" calcext:value-type="float">
            <text:p>0,0508928594</text:p>
          </table:table-cell>
          <table:table-cell table:number-columns-repeated="1018"/>
        </table:table-row>
        <table:table-row table:style-name="ro2">
          <table:table-cell office:value-type="float" office:value="918578" calcext:value-type="float">
            <text:p>918578</text:p>
          </table:table-cell>
          <table:table-cell office:value-type="float" office:value="-6.69" calcext:value-type="float">
            <text:p>-6,69</text:p>
          </table:table-cell>
          <table:table-cell office:value-type="string" calcext:value-type="string">
            <text:p>DC-006.69 <text:s/>mV</text:p>
          </table:table-cell>
          <table:table-cell table:style-name="ce1" table:formula="of:=[.A458]/60000" office:value-type="float" office:value="15.3096333333333" calcext:value-type="float">
            <text:p>15,3096333333</text:p>
          </table:table-cell>
          <table:table-cell table:style-name="ce1" table:formula="of:=0.2813*[.B458]+1.1082" office:value-type="float" office:value="-0.773697" calcext:value-type="float">
            <text:p>-0,773697</text:p>
          </table:table-cell>
          <table:table-cell table:formula="of:=SQRT(([.B458]*0.0052)^2 +0.037^2)" office:value-type="float" office:value="0.0507858734689087" calcext:value-type="float">
            <text:p>0,0507858735</text:p>
          </table:table-cell>
          <table:table-cell table:number-columns-repeated="1018"/>
        </table:table-row>
        <table:table-row table:style-name="ro2">
          <table:table-cell office:value-type="float" office:value="920590" calcext:value-type="float">
            <text:p>920590</text:p>
          </table:table-cell>
          <table:table-cell office:value-type="float" office:value="-6.71" calcext:value-type="float">
            <text:p>-6,71</text:p>
          </table:table-cell>
          <table:table-cell office:value-type="string" calcext:value-type="string">
            <text:p>DC-006.71 <text:s/>mV</text:p>
          </table:table-cell>
          <table:table-cell table:style-name="ce1" table:formula="of:=[.A459]/60000" office:value-type="float" office:value="15.3431666666667" calcext:value-type="float">
            <text:p>15,3431666667</text:p>
          </table:table-cell>
          <table:table-cell table:style-name="ce1" table:formula="of:=0.2813*[.B459]+1.1082" office:value-type="float" office:value="-0.779323" calcext:value-type="float">
            <text:p>-0,779323</text:p>
          </table:table-cell>
          <table:table-cell table:formula="of:=SQRT(([.B459]*0.0052)^2 +0.037^2)" office:value-type="float" office:value="0.0508571692487893" calcext:value-type="float">
            <text:p>0,0508571692</text:p>
          </table:table-cell>
          <table:table-cell table:number-columns-repeated="1018"/>
        </table:table-row>
        <table:table-row table:style-name="ro2">
          <table:table-cell office:value-type="float" office:value="922603" calcext:value-type="float">
            <text:p>922603</text:p>
          </table:table-cell>
          <table:table-cell office:value-type="float" office:value="-6.68" calcext:value-type="float">
            <text:p>-6,68</text:p>
          </table:table-cell>
          <table:table-cell office:value-type="string" calcext:value-type="string">
            <text:p>DC-006.68 <text:s/>mV</text:p>
          </table:table-cell>
          <table:table-cell table:style-name="ce1" table:formula="of:=[.A460]/60000" office:value-type="float" office:value="15.3767166666667" calcext:value-type="float">
            <text:p>15,3767166667</text:p>
          </table:table-cell>
          <table:table-cell table:style-name="ce1" table:formula="of:=0.2813*[.B460]+1.1082" office:value-type="float" office:value="-0.770884" calcext:value-type="float">
            <text:p>-0,770884</text:p>
          </table:table-cell>
          <table:table-cell table:formula="of:=SQRT(([.B460]*0.0052)^2 +0.037^2)" office:value-type="float" office:value="0.0507502679401794" calcext:value-type="float">
            <text:p>0,0507502679</text:p>
          </table:table-cell>
          <table:table-cell table:number-columns-repeated="1018"/>
        </table:table-row>
        <table:table-row table:style-name="ro2">
          <table:table-cell office:value-type="float" office:value="924615" calcext:value-type="float">
            <text:p>924615</text:p>
          </table:table-cell>
          <table:table-cell office:value-type="float" office:value="-6.65" calcext:value-type="float">
            <text:p>-6,65</text:p>
          </table:table-cell>
          <table:table-cell office:value-type="string" calcext:value-type="string">
            <text:p>DC-006.65 <text:s/>mV</text:p>
          </table:table-cell>
          <table:table-cell table:style-name="ce1" table:formula="of:=[.A461]/60000" office:value-type="float" office:value="15.41025" calcext:value-type="float">
            <text:p>15,41025</text:p>
          </table:table-cell>
          <table:table-cell table:style-name="ce1" table:formula="of:=0.2813*[.B461]+1.1082" office:value-type="float" office:value="-0.762445" calcext:value-type="float">
            <text:p>-0,762445</text:p>
          </table:table-cell>
          <table:table-cell table:formula="of:=SQRT(([.B461]*0.0052)^2 +0.037^2)" office:value-type="float" office:value="0.0506436215134739" calcext:value-type="float">
            <text:p>0,0506436215</text:p>
          </table:table-cell>
          <table:table-cell table:number-columns-repeated="1018"/>
        </table:table-row>
        <table:table-row table:style-name="ro2">
          <table:table-cell office:value-type="float" office:value="926628" calcext:value-type="float">
            <text:p>926628</text:p>
          </table:table-cell>
          <table:table-cell office:value-type="float" office:value="-6.68" calcext:value-type="float">
            <text:p>-6,68</text:p>
          </table:table-cell>
          <table:table-cell office:value-type="string" calcext:value-type="string">
            <text:p>DC-006.68 <text:s/>mV</text:p>
          </table:table-cell>
          <table:table-cell table:style-name="ce1" table:formula="of:=[.A462]/60000" office:value-type="float" office:value="15.4438" calcext:value-type="float">
            <text:p>15,4438</text:p>
          </table:table-cell>
          <table:table-cell table:style-name="ce1" table:formula="of:=0.2813*[.B462]+1.1082" office:value-type="float" office:value="-0.770884" calcext:value-type="float">
            <text:p>-0,770884</text:p>
          </table:table-cell>
          <table:table-cell table:formula="of:=SQRT(([.B462]*0.0052)^2 +0.037^2)" office:value-type="float" office:value="0.0507502679401794" calcext:value-type="float">
            <text:p>0,0507502679</text:p>
          </table:table-cell>
          <table:table-cell table:number-columns-repeated="1018"/>
        </table:table-row>
        <table:table-row table:style-name="ro2">
          <table:table-cell office:value-type="float" office:value="928624" calcext:value-type="float">
            <text:p>928624</text:p>
          </table:table-cell>
          <table:table-cell office:value-type="float" office:value="-6.64" calcext:value-type="float">
            <text:p>-6,64</text:p>
          </table:table-cell>
          <table:table-cell office:value-type="string" calcext:value-type="string">
            <text:p>DC-006.64 <text:s/>mV</text:p>
          </table:table-cell>
          <table:table-cell table:style-name="ce1" table:formula="of:=[.A463]/60000" office:value-type="float" office:value="15.4770666666667" calcext:value-type="float">
            <text:p>15,4770666667</text:p>
          </table:table-cell>
          <table:table-cell table:style-name="ce1" table:formula="of:=0.2813*[.B463]+1.1082" office:value-type="float" office:value="-0.759632" calcext:value-type="float">
            <text:p>-0,759632</text:p>
          </table:table-cell>
          <table:table-cell table:formula="of:=SQRT(([.B463]*0.0052)^2 +0.037^2)" office:value-type="float" office:value="0.0506081296236089" calcext:value-type="float">
            <text:p>0,0506081296</text:p>
          </table:table-cell>
          <table:table-cell table:number-columns-repeated="1018"/>
        </table:table-row>
        <table:table-row table:style-name="ro2">
          <table:table-cell office:value-type="float" office:value="930652" calcext:value-type="float">
            <text:p>930652</text:p>
          </table:table-cell>
          <table:table-cell office:value-type="float" office:value="-6.58" calcext:value-type="float">
            <text:p>-6,58</text:p>
          </table:table-cell>
          <table:table-cell office:value-type="string" calcext:value-type="string">
            <text:p>DC-006.58 <text:s/>mV</text:p>
          </table:table-cell>
          <table:table-cell table:style-name="ce1" table:formula="of:=[.A464]/60000" office:value-type="float" office:value="15.5108666666667" calcext:value-type="float">
            <text:p>15,5108666667</text:p>
          </table:table-cell>
          <table:table-cell table:style-name="ce1" table:formula="of:=0.2813*[.B464]+1.1082" office:value-type="float" office:value="-0.742754" calcext:value-type="float">
            <text:p>-0,742754</text:p>
          </table:table-cell>
          <table:table-cell table:formula="of:=SQRT(([.B464]*0.0052)^2 +0.037^2)" office:value-type="float" office:value="0.0503957801408015" calcext:value-type="float">
            <text:p>0,0503957801</text:p>
          </table:table-cell>
          <table:table-cell table:number-columns-repeated="1018"/>
        </table:table-row>
        <table:table-row table:style-name="ro2">
          <table:table-cell office:value-type="float" office:value="932665" calcext:value-type="float">
            <text:p>932665</text:p>
          </table:table-cell>
          <table:table-cell office:value-type="float" office:value="-6.66" calcext:value-type="float">
            <text:p>-6,66</text:p>
          </table:table-cell>
          <table:table-cell office:value-type="string" calcext:value-type="string">
            <text:p>DC-006.66 <text:s/>mV</text:p>
          </table:table-cell>
          <table:table-cell table:style-name="ce1" table:formula="of:=[.A465]/60000" office:value-type="float" office:value="15.5444166666667" calcext:value-type="float">
            <text:p>15,5444166667</text:p>
          </table:table-cell>
          <table:table-cell table:style-name="ce1" table:formula="of:=0.2813*[.B465]+1.1082" office:value-type="float" office:value="-0.765258" calcext:value-type="float">
            <text:p>-0,765258</text:p>
          </table:table-cell>
          <table:table-cell table:formula="of:=SQRT(([.B465]*0.0052)^2 +0.037^2)" office:value-type="float" office:value="0.0506791419027592" calcext:value-type="float">
            <text:p>0,0506791419</text:p>
          </table:table-cell>
          <table:table-cell table:number-columns-repeated="1018"/>
        </table:table-row>
        <table:table-row table:style-name="ro2">
          <table:table-cell office:value-type="float" office:value="934662" calcext:value-type="float">
            <text:p>934662</text:p>
          </table:table-cell>
          <table:table-cell office:value-type="float" office:value="-6.62" calcext:value-type="float">
            <text:p>-6,62</text:p>
          </table:table-cell>
          <table:table-cell office:value-type="string" calcext:value-type="string">
            <text:p>DC-006.62 <text:s/>mV</text:p>
          </table:table-cell>
          <table:table-cell table:style-name="ce1" table:formula="of:=[.A466]/60000" office:value-type="float" office:value="15.5777" calcext:value-type="float">
            <text:p>15,5777</text:p>
          </table:table-cell>
          <table:table-cell table:style-name="ce1" table:formula="of:=0.2813*[.B466]+1.1082" office:value-type="float" office:value="-0.754006" calcext:value-type="float">
            <text:p>-0,754006</text:p>
          </table:table-cell>
          <table:table-cell table:formula="of:=SQRT(([.B466]*0.0052)^2 +0.037^2)" office:value-type="float" office:value="0.0505372315822701" calcext:value-type="float">
            <text:p>0,0505372316</text:p>
          </table:table-cell>
          <table:table-cell table:number-columns-repeated="1018"/>
        </table:table-row>
        <table:table-row table:style-name="ro2">
          <table:table-cell office:value-type="float" office:value="936690" calcext:value-type="float">
            <text:p>936690</text:p>
          </table:table-cell>
          <table:table-cell office:value-type="float" office:value="-6.66" calcext:value-type="float">
            <text:p>-6,66</text:p>
          </table:table-cell>
          <table:table-cell office:value-type="string" calcext:value-type="string">
            <text:p>DC-006.66 <text:s/>mV</text:p>
          </table:table-cell>
          <table:table-cell table:style-name="ce1" table:formula="of:=[.A467]/60000" office:value-type="float" office:value="15.6115" calcext:value-type="float">
            <text:p>15,6115</text:p>
          </table:table-cell>
          <table:table-cell table:style-name="ce1" table:formula="of:=0.2813*[.B467]+1.1082" office:value-type="float" office:value="-0.765258" calcext:value-type="float">
            <text:p>-0,765258</text:p>
          </table:table-cell>
          <table:table-cell table:formula="of:=SQRT(([.B467]*0.0052)^2 +0.037^2)" office:value-type="float" office:value="0.0506791419027592" calcext:value-type="float">
            <text:p>0,0506791419</text:p>
          </table:table-cell>
          <table:table-cell table:number-columns-repeated="1018"/>
        </table:table-row>
        <table:table-row table:style-name="ro2">
          <table:table-cell office:value-type="float" office:value="938702" calcext:value-type="float">
            <text:p>938702</text:p>
          </table:table-cell>
          <table:table-cell office:value-type="float" office:value="-6.65" calcext:value-type="float">
            <text:p>-6,65</text:p>
          </table:table-cell>
          <table:table-cell office:value-type="string" calcext:value-type="string">
            <text:p>DC-006.65 <text:s/>mV</text:p>
          </table:table-cell>
          <table:table-cell table:style-name="ce1" table:formula="of:=[.A468]/60000" office:value-type="float" office:value="15.6450333333333" calcext:value-type="float">
            <text:p>15,6450333333</text:p>
          </table:table-cell>
          <table:table-cell table:style-name="ce1" table:formula="of:=0.2813*[.B468]+1.1082" office:value-type="float" office:value="-0.762445" calcext:value-type="float">
            <text:p>-0,762445</text:p>
          </table:table-cell>
          <table:table-cell table:formula="of:=SQRT(([.B468]*0.0052)^2 +0.037^2)" office:value-type="float" office:value="0.0506436215134739" calcext:value-type="float">
            <text:p>0,0506436215</text:p>
          </table:table-cell>
          <table:table-cell table:number-columns-repeated="1018"/>
        </table:table-row>
        <table:table-row table:style-name="ro2">
          <table:table-cell office:value-type="float" office:value="940714" calcext:value-type="float">
            <text:p>940714</text:p>
          </table:table-cell>
          <table:table-cell office:value-type="float" office:value="-6.63" calcext:value-type="float">
            <text:p>-6,63</text:p>
          </table:table-cell>
          <table:table-cell office:value-type="string" calcext:value-type="string">
            <text:p>DC-006.63 <text:s/>mV</text:p>
          </table:table-cell>
          <table:table-cell table:style-name="ce1" table:formula="of:=[.A469]/60000" office:value-type="float" office:value="15.6785666666667" calcext:value-type="float">
            <text:p>15,6785666667</text:p>
          </table:table-cell>
          <table:table-cell table:style-name="ce1" table:formula="of:=0.2813*[.B469]+1.1082" office:value-type="float" office:value="-0.756819" calcext:value-type="float">
            <text:p>-0,756819</text:p>
          </table:table-cell>
          <table:table-cell table:formula="of:=SQRT(([.B469]*0.0052)^2 +0.037^2)" office:value-type="float" office:value="0.0505726662931667" calcext:value-type="float">
            <text:p>0,0505726663</text:p>
          </table:table-cell>
          <table:table-cell table:number-columns-repeated="1018"/>
        </table:table-row>
        <table:table-row table:style-name="ro2">
          <table:table-cell office:value-type="float" office:value="942727" calcext:value-type="float">
            <text:p>942727</text:p>
          </table:table-cell>
          <table:table-cell office:value-type="float" office:value="-6.61" calcext:value-type="float">
            <text:p>-6,61</text:p>
          </table:table-cell>
          <table:table-cell office:value-type="string" calcext:value-type="string">
            <text:p>DC-006.61 <text:s/>mV</text:p>
          </table:table-cell>
          <table:table-cell table:style-name="ce1" table:formula="of:=[.A470]/60000" office:value-type="float" office:value="15.7121166666667" calcext:value-type="float">
            <text:p>15,7121166667</text:p>
          </table:table-cell>
          <table:table-cell table:style-name="ce1" table:formula="of:=0.2813*[.B470]+1.1082" office:value-type="float" office:value="-0.751193" calcext:value-type="float">
            <text:p>-0,751193</text:p>
          </table:table-cell>
          <table:table-cell table:formula="of:=SQRT(([.B470]*0.0052)^2 +0.037^2)" office:value-type="float" office:value="0.050501825551162" calcext:value-type="float">
            <text:p>0,0505018256</text:p>
          </table:table-cell>
          <table:table-cell table:number-columns-repeated="1018"/>
        </table:table-row>
        <table:table-row table:style-name="ro2">
          <table:table-cell office:value-type="float" office:value="944739" calcext:value-type="float">
            <text:p>944739</text:p>
          </table:table-cell>
          <table:table-cell office:value-type="float" office:value="-6.62" calcext:value-type="float">
            <text:p>-6,62</text:p>
          </table:table-cell>
          <table:table-cell office:value-type="string" calcext:value-type="string">
            <text:p>DC-006.62 <text:s/>mV</text:p>
          </table:table-cell>
          <table:table-cell table:style-name="ce1" table:formula="of:=[.A471]/60000" office:value-type="float" office:value="15.74565" calcext:value-type="float">
            <text:p>15,74565</text:p>
          </table:table-cell>
          <table:table-cell table:style-name="ce1" table:formula="of:=0.2813*[.B471]+1.1082" office:value-type="float" office:value="-0.754006" calcext:value-type="float">
            <text:p>-0,754006</text:p>
          </table:table-cell>
          <table:table-cell table:formula="of:=SQRT(([.B471]*0.0052)^2 +0.037^2)" office:value-type="float" office:value="0.0505372315822701" calcext:value-type="float">
            <text:p>0,0505372316</text:p>
          </table:table-cell>
          <table:table-cell table:number-columns-repeated="1018"/>
        </table:table-row>
        <table:table-row table:style-name="ro2">
          <table:table-cell office:value-type="float" office:value="946752" calcext:value-type="float">
            <text:p>946752</text:p>
          </table:table-cell>
          <table:table-cell office:value-type="float" office:value="-6.6" calcext:value-type="float">
            <text:p>-6,6</text:p>
          </table:table-cell>
          <table:table-cell office:value-type="string" calcext:value-type="string">
            <text:p>DC-006.60 <text:s/>mV</text:p>
          </table:table-cell>
          <table:table-cell table:style-name="ce1" table:formula="of:=[.A472]/60000" office:value-type="float" office:value="15.7792" calcext:value-type="float">
            <text:p>15,7792</text:p>
          </table:table-cell>
          <table:table-cell table:style-name="ce1" table:formula="of:=0.2813*[.B472]+1.1082" office:value-type="float" office:value="-0.74838" calcext:value-type="float">
            <text:p>-0,74838</text:p>
          </table:table-cell>
          <table:table-cell table:formula="of:=SQRT(([.B472]*0.0052)^2 +0.037^2)" office:value-type="float" office:value="0.0504664482602055" calcext:value-type="float">
            <text:p>0,0504664483</text:p>
          </table:table-cell>
          <table:table-cell table:number-columns-repeated="1018"/>
        </table:table-row>
        <table:table-row table:style-name="ro2">
          <table:table-cell office:value-type="float" office:value="948764" calcext:value-type="float">
            <text:p>948764</text:p>
          </table:table-cell>
          <table:table-cell office:value-type="float" office:value="-6.57" calcext:value-type="float">
            <text:p>-6,57</text:p>
          </table:table-cell>
          <table:table-cell office:value-type="string" calcext:value-type="string">
            <text:p>DC-006.57 <text:s/>mV</text:p>
          </table:table-cell>
          <table:table-cell table:style-name="ce1" table:formula="of:=[.A473]/60000" office:value-type="float" office:value="15.8127333333333" calcext:value-type="float">
            <text:p>15,8127333333</text:p>
          </table:table-cell>
          <table:table-cell table:style-name="ce1" table:formula="of:=0.2813*[.B473]+1.1082" office:value-type="float" office:value="-0.739941" calcext:value-type="float">
            <text:p>-0,739941</text:p>
          </table:table-cell>
          <table:table-cell table:formula="of:=SQRT(([.B473]*0.0052)^2 +0.037^2)" office:value-type="float" office:value="0.050360489433682" calcext:value-type="float">
            <text:p>0,0503604894</text:p>
          </table:table-cell>
          <table:table-cell table:number-columns-repeated="1018"/>
        </table:table-row>
        <table:table-row table:style-name="ro2">
          <table:table-cell office:value-type="float" office:value="950776" calcext:value-type="float">
            <text:p>950776</text:p>
          </table:table-cell>
          <table:table-cell office:value-type="float" office:value="-6.55" calcext:value-type="float">
            <text:p>-6,55</text:p>
          </table:table-cell>
          <table:table-cell office:value-type="string" calcext:value-type="string">
            <text:p>DC-006.55 <text:s/>mV</text:p>
          </table:table-cell>
          <table:table-cell table:style-name="ce1" table:formula="of:=[.A474]/60000" office:value-type="float" office:value="15.8462666666667" calcext:value-type="float">
            <text:p>15,8462666667</text:p>
          </table:table-cell>
          <table:table-cell table:style-name="ce1" table:formula="of:=0.2813*[.B474]+1.1082" office:value-type="float" office:value="-0.734315" calcext:value-type="float">
            <text:p>-0,734315</text:p>
          </table:table-cell>
          <table:table-cell table:formula="of:=SQRT(([.B474]*0.0052)^2 +0.037^2)" office:value-type="float" office:value="0.0502899950288325" calcext:value-type="float">
            <text:p>0,050289995</text:p>
          </table:table-cell>
          <table:table-cell table:number-columns-repeated="1018"/>
        </table:table-row>
        <table:table-row table:style-name="ro2">
          <table:table-cell office:value-type="float" office:value="952789" calcext:value-type="float">
            <text:p>952789</text:p>
          </table:table-cell>
          <table:table-cell office:value-type="float" office:value="-6.52" calcext:value-type="float">
            <text:p>-6,52</text:p>
          </table:table-cell>
          <table:table-cell office:value-type="string" calcext:value-type="string">
            <text:p>DC-006.52 <text:s/>mV</text:p>
          </table:table-cell>
          <table:table-cell table:style-name="ce1" table:formula="of:=[.A475]/60000" office:value-type="float" office:value="15.8798166666667" calcext:value-type="float">
            <text:p>15,8798166667</text:p>
          </table:table-cell>
          <table:table-cell table:style-name="ce1" table:formula="of:=0.2813*[.B475]+1.1082" office:value-type="float" office:value="-0.725876" calcext:value-type="float">
            <text:p>-0,725876</text:p>
          </table:table-cell>
          <table:table-cell table:formula="of:=SQRT(([.B475]*0.0052)^2 +0.037^2)" office:value-type="float" office:value="0.0501844718613238" calcext:value-type="float">
            <text:p>0,0501844719</text:p>
          </table:table-cell>
          <table:table-cell table:number-columns-repeated="1018"/>
        </table:table-row>
        <table:table-row table:style-name="ro2">
          <table:table-cell office:value-type="float" office:value="954801" calcext:value-type="float">
            <text:p>954801</text:p>
          </table:table-cell>
          <table:table-cell office:value-type="float" office:value="-6.5" calcext:value-type="float">
            <text:p>-6,5</text:p>
          </table:table-cell>
          <table:table-cell office:value-type="string" calcext:value-type="string">
            <text:p>DC-006.50 <text:s/>mV</text:p>
          </table:table-cell>
          <table:table-cell table:style-name="ce1" table:formula="of:=[.A476]/60000" office:value-type="float" office:value="15.91335" calcext:value-type="float">
            <text:p>15,91335</text:p>
          </table:table-cell>
          <table:table-cell table:style-name="ce1" table:formula="of:=0.2813*[.B476]+1.1082" office:value-type="float" office:value="-0.72025" calcext:value-type="float">
            <text:p>-0,72025</text:p>
          </table:table-cell>
          <table:table-cell table:formula="of:=SQRT(([.B476]*0.0052)^2 +0.037^2)" office:value-type="float" office:value="0.0501142694249851" calcext:value-type="float">
            <text:p>0,0501142694</text:p>
          </table:table-cell>
          <table:table-cell table:number-columns-repeated="1018"/>
        </table:table-row>
        <table:table-row table:style-name="ro2">
          <table:table-cell office:value-type="float" office:value="956814" calcext:value-type="float">
            <text:p>956814</text:p>
          </table:table-cell>
          <table:table-cell office:value-type="float" office:value="-6.54" calcext:value-type="float">
            <text:p>-6,54</text:p>
          </table:table-cell>
          <table:table-cell office:value-type="string" calcext:value-type="string">
            <text:p>DC-006.54 <text:s/>mV</text:p>
          </table:table-cell>
          <table:table-cell table:style-name="ce1" table:formula="of:=[.A477]/60000" office:value-type="float" office:value="15.9469" calcext:value-type="float">
            <text:p>15,9469</text:p>
          </table:table-cell>
          <table:table-cell table:style-name="ce1" table:formula="of:=0.2813*[.B477]+1.1082" office:value-type="float" office:value="-0.731502" calcext:value-type="float">
            <text:p>-0,731502</text:p>
          </table:table-cell>
          <table:table-cell table:formula="of:=SQRT(([.B477]*0.0052)^2 +0.037^2)" office:value-type="float" office:value="0.050254791453154" calcext:value-type="float">
            <text:p>0,0502547915</text:p>
          </table:table-cell>
          <table:table-cell table:number-columns-repeated="1018"/>
        </table:table-row>
        <table:table-row table:style-name="ro2">
          <table:table-cell office:value-type="float" office:value="958826" calcext:value-type="float">
            <text:p>958826</text:p>
          </table:table-cell>
          <table:table-cell office:value-type="float" office:value="-6.6" calcext:value-type="float">
            <text:p>-6,6</text:p>
          </table:table-cell>
          <table:table-cell office:value-type="string" calcext:value-type="string">
            <text:p>DC-006.60 <text:s/>mV</text:p>
          </table:table-cell>
          <table:table-cell table:style-name="ce1" table:formula="of:=[.A478]/60000" office:value-type="float" office:value="15.9804333333333" calcext:value-type="float">
            <text:p>15,9804333333</text:p>
          </table:table-cell>
          <table:table-cell table:style-name="ce1" table:formula="of:=0.2813*[.B478]+1.1082" office:value-type="float" office:value="-0.74838" calcext:value-type="float">
            <text:p>-0,74838</text:p>
          </table:table-cell>
          <table:table-cell table:formula="of:=SQRT(([.B478]*0.0052)^2 +0.037^2)" office:value-type="float" office:value="0.0504664482602055" calcext:value-type="float">
            <text:p>0,0504664483</text:p>
          </table:table-cell>
          <table:table-cell table:number-columns-repeated="1018"/>
        </table:table-row>
        <table:table-row table:style-name="ro2">
          <table:table-cell office:value-type="float" office:value="960838" calcext:value-type="float">
            <text:p>960838</text:p>
          </table:table-cell>
          <table:table-cell office:value-type="float" office:value="-6.51" calcext:value-type="float">
            <text:p>-6,51</text:p>
          </table:table-cell>
          <table:table-cell office:value-type="string" calcext:value-type="string">
            <text:p>DC-006.51 <text:s/>mV</text:p>
          </table:table-cell>
          <table:table-cell table:style-name="ce1" table:formula="of:=[.A479]/60000" office:value-type="float" office:value="16.0139666666667" calcext:value-type="float">
            <text:p>16,0139666667</text:p>
          </table:table-cell>
          <table:table-cell table:style-name="ce1" table:formula="of:=0.2813*[.B479]+1.1082" office:value-type="float" office:value="-0.723063" calcext:value-type="float">
            <text:p>-0,723063</text:p>
          </table:table-cell>
          <table:table-cell table:formula="of:=SQRT(([.B479]*0.0052)^2 +0.037^2)" office:value-type="float" office:value="0.0501493559679484" calcext:value-type="float">
            <text:p>0,050149356</text:p>
          </table:table-cell>
          <table:table-cell table:number-columns-repeated="1018"/>
        </table:table-row>
        <table:table-row table:style-name="ro2">
          <table:table-cell office:value-type="float" office:value="962851" calcext:value-type="float">
            <text:p>962851</text:p>
          </table:table-cell>
          <table:table-cell office:value-type="float" office:value="-6.51" calcext:value-type="float">
            <text:p>-6,51</text:p>
          </table:table-cell>
          <table:table-cell office:value-type="string" calcext:value-type="string">
            <text:p>DC-006.51 <text:s/>mV</text:p>
          </table:table-cell>
          <table:table-cell table:style-name="ce1" table:formula="of:=[.A480]/60000" office:value-type="float" office:value="16.0475166666667" calcext:value-type="float">
            <text:p>16,0475166667</text:p>
          </table:table-cell>
          <table:table-cell table:style-name="ce1" table:formula="of:=0.2813*[.B480]+1.1082" office:value-type="float" office:value="-0.723063" calcext:value-type="float">
            <text:p>-0,723063</text:p>
          </table:table-cell>
          <table:table-cell table:formula="of:=SQRT(([.B480]*0.0052)^2 +0.037^2)" office:value-type="float" office:value="0.0501493559679484" calcext:value-type="float">
            <text:p>0,050149356</text:p>
          </table:table-cell>
          <table:table-cell table:number-columns-repeated="1018"/>
        </table:table-row>
        <table:table-row table:style-name="ro2">
          <table:table-cell office:value-type="float" office:value="964863" calcext:value-type="float">
            <text:p>964863</text:p>
          </table:table-cell>
          <table:table-cell office:value-type="float" office:value="-6.55" calcext:value-type="float">
            <text:p>-6,55</text:p>
          </table:table-cell>
          <table:table-cell office:value-type="string" calcext:value-type="string">
            <text:p>DC-006.55 <text:s/>mV</text:p>
          </table:table-cell>
          <table:table-cell table:style-name="ce1" table:formula="of:=[.A481]/60000" office:value-type="float" office:value="16.08105" calcext:value-type="float">
            <text:p>16,08105</text:p>
          </table:table-cell>
          <table:table-cell table:style-name="ce1" table:formula="of:=0.2813*[.B481]+1.1082" office:value-type="float" office:value="-0.734315" calcext:value-type="float">
            <text:p>-0,734315</text:p>
          </table:table-cell>
          <table:table-cell table:formula="of:=SQRT(([.B481]*0.0052)^2 +0.037^2)" office:value-type="float" office:value="0.0502899950288325" calcext:value-type="float">
            <text:p>0,050289995</text:p>
          </table:table-cell>
          <table:table-cell table:number-columns-repeated="1018"/>
        </table:table-row>
        <table:table-row table:style-name="ro2">
          <table:table-cell office:value-type="float" office:value="966876" calcext:value-type="float">
            <text:p>966876</text:p>
          </table:table-cell>
          <table:table-cell office:value-type="float" office:value="-6.46" calcext:value-type="float">
            <text:p>-6,46</text:p>
          </table:table-cell>
          <table:table-cell office:value-type="string" calcext:value-type="string">
            <text:p>DC-006.46 <text:s/>mV</text:p>
          </table:table-cell>
          <table:table-cell table:style-name="ce1" table:formula="of:=[.A482]/60000" office:value-type="float" office:value="16.1146" calcext:value-type="float">
            <text:p>16,1146</text:p>
          </table:table-cell>
          <table:table-cell table:style-name="ce1" table:formula="of:=0.2813*[.B482]+1.1082" office:value-type="float" office:value="-0.708998" calcext:value-type="float">
            <text:p>-0,708998</text:p>
          </table:table-cell>
          <table:table-cell table:formula="of:=SQRT(([.B482]*0.0052)^2 +0.037^2)" office:value-type="float" office:value="0.0499742179928811" calcext:value-type="float">
            <text:p>0,049974218</text:p>
          </table:table-cell>
          <table:table-cell table:number-columns-repeated="1018"/>
        </table:table-row>
        <table:table-row table:style-name="ro2">
          <table:table-cell office:value-type="float" office:value="968888" calcext:value-type="float">
            <text:p>968888</text:p>
          </table:table-cell>
          <table:table-cell office:value-type="float" office:value="-6.49" calcext:value-type="float">
            <text:p>-6,49</text:p>
          </table:table-cell>
          <table:table-cell office:value-type="string" calcext:value-type="string">
            <text:p>DC-006.49 <text:s/>mV</text:p>
          </table:table-cell>
          <table:table-cell table:style-name="ce1" table:formula="of:=[.A483]/60000" office:value-type="float" office:value="16.1481333333333" calcext:value-type="float">
            <text:p>16,1481333333</text:p>
          </table:table-cell>
          <table:table-cell table:style-name="ce1" table:formula="of:=0.2813*[.B483]+1.1082" office:value-type="float" office:value="-0.717437" calcext:value-type="float">
            <text:p>-0,717437</text:p>
          </table:table-cell>
          <table:table-cell table:formula="of:=SQRT(([.B483]*0.0052)^2 +0.037^2)" office:value-type="float" office:value="0.0500792122941246" calcext:value-type="float">
            <text:p>0,0500792123</text:p>
          </table:table-cell>
          <table:table-cell table:number-columns-repeated="1018"/>
        </table:table-row>
        <table:table-row table:style-name="ro2">
          <table:table-cell office:value-type="float" office:value="970885" calcext:value-type="float">
            <text:p>970885</text:p>
          </table:table-cell>
          <table:table-cell office:value-type="float" office:value="-6.51" calcext:value-type="float">
            <text:p>-6,51</text:p>
          </table:table-cell>
          <table:table-cell office:value-type="string" calcext:value-type="string">
            <text:p>DC-006.51 <text:s/>mV</text:p>
          </table:table-cell>
          <table:table-cell table:style-name="ce1" table:formula="of:=[.A484]/60000" office:value-type="float" office:value="16.1814166666667" calcext:value-type="float">
            <text:p>16,1814166667</text:p>
          </table:table-cell>
          <table:table-cell table:style-name="ce1" table:formula="of:=0.2813*[.B484]+1.1082" office:value-type="float" office:value="-0.723063" calcext:value-type="float">
            <text:p>-0,723063</text:p>
          </table:table-cell>
          <table:table-cell table:formula="of:=SQRT(([.B484]*0.0052)^2 +0.037^2)" office:value-type="float" office:value="0.0501493559679484" calcext:value-type="float">
            <text:p>0,050149356</text:p>
          </table:table-cell>
          <table:table-cell table:number-columns-repeated="1018"/>
        </table:table-row>
        <table:table-row table:style-name="ro2">
          <table:table-cell office:value-type="float" office:value="972913" calcext:value-type="float">
            <text:p>972913</text:p>
          </table:table-cell>
          <table:table-cell office:value-type="float" office:value="-6.53" calcext:value-type="float">
            <text:p>-6,53</text:p>
          </table:table-cell>
          <table:table-cell office:value-type="string" calcext:value-type="string">
            <text:p>DC-006.53 <text:s/>mV</text:p>
          </table:table-cell>
          <table:table-cell table:style-name="ce1" table:formula="of:=[.A485]/60000" office:value-type="float" office:value="16.2152166666667" calcext:value-type="float">
            <text:p>16,2152166667</text:p>
          </table:table-cell>
          <table:table-cell table:style-name="ce1" table:formula="of:=0.2813*[.B485]+1.1082" office:value-type="float" office:value="-0.728689" calcext:value-type="float">
            <text:p>-0,728689</text:p>
          </table:table-cell>
          <table:table-cell table:formula="of:=SQRT(([.B485]*0.0052)^2 +0.037^2)" office:value-type="float" office:value="0.0502196170435419" calcext:value-type="float">
            <text:p>0,050219617</text:p>
          </table:table-cell>
          <table:table-cell table:number-columns-repeated="1018"/>
        </table:table-row>
        <table:table-row table:style-name="ro2">
          <table:table-cell office:value-type="float" office:value="974925" calcext:value-type="float">
            <text:p>974925</text:p>
          </table:table-cell>
          <table:table-cell office:value-type="float" office:value="-6.45" calcext:value-type="float">
            <text:p>-6,45</text:p>
          </table:table-cell>
          <table:table-cell office:value-type="string" calcext:value-type="string">
            <text:p>DC-006.45 <text:s/>mV</text:p>
          </table:table-cell>
          <table:table-cell table:style-name="ce1" table:formula="of:=[.A486]/60000" office:value-type="float" office:value="16.24875" calcext:value-type="float">
            <text:p>16,24875</text:p>
          </table:table-cell>
          <table:table-cell table:style-name="ce1" table:formula="of:=0.2813*[.B486]+1.1082" office:value-type="float" office:value="-0.706185" calcext:value-type="float">
            <text:p>-0,706185</text:p>
          </table:table-cell>
          <table:table-cell table:formula="of:=SQRT(([.B486]*0.0052)^2 +0.037^2)" office:value-type="float" office:value="0.0499392791297592" calcext:value-type="float">
            <text:p>0,0499392791</text:p>
          </table:table-cell>
          <table:table-cell table:number-columns-repeated="1018"/>
        </table:table-row>
        <table:table-row table:style-name="ro2">
          <table:table-cell office:value-type="float" office:value="976938" calcext:value-type="float">
            <text:p>976938</text:p>
          </table:table-cell>
          <table:table-cell office:value-type="float" office:value="-6.41" calcext:value-type="float">
            <text:p>-6,41</text:p>
          </table:table-cell>
          <table:table-cell office:value-type="string" calcext:value-type="string">
            <text:p>DC-006.41 <text:s/>mV</text:p>
          </table:table-cell>
          <table:table-cell table:style-name="ce1" table:formula="of:=[.A487]/60000" office:value-type="float" office:value="16.2823" calcext:value-type="float">
            <text:p>16,2823</text:p>
          </table:table-cell>
          <table:table-cell table:style-name="ce1" table:formula="of:=0.2813*[.B487]+1.1082" office:value-type="float" office:value="-0.694933" calcext:value-type="float">
            <text:p>-0,694933</text:p>
          </table:table-cell>
          <table:table-cell table:formula="of:=SQRT(([.B487]*0.0052)^2 +0.037^2)" office:value-type="float" office:value="0.0497998215257846" calcext:value-type="float">
            <text:p>0,0497998215</text:p>
          </table:table-cell>
          <table:table-cell table:number-columns-repeated="1018"/>
        </table:table-row>
        <table:table-row table:style-name="ro2">
          <table:table-cell office:value-type="float" office:value="978950" calcext:value-type="float">
            <text:p>978950</text:p>
          </table:table-cell>
          <table:table-cell office:value-type="float" office:value="-6.5" calcext:value-type="float">
            <text:p>-6,5</text:p>
          </table:table-cell>
          <table:table-cell office:value-type="string" calcext:value-type="string">
            <text:p>DC-006.50 <text:s/>mV</text:p>
          </table:table-cell>
          <table:table-cell table:style-name="ce1" table:formula="of:=[.A488]/60000" office:value-type="float" office:value="16.3158333333333" calcext:value-type="float">
            <text:p>16,3158333333</text:p>
          </table:table-cell>
          <table:table-cell table:style-name="ce1" table:formula="of:=0.2813*[.B488]+1.1082" office:value-type="float" office:value="-0.72025" calcext:value-type="float">
            <text:p>-0,72025</text:p>
          </table:table-cell>
          <table:table-cell table:formula="of:=SQRT(([.B488]*0.0052)^2 +0.037^2)" office:value-type="float" office:value="0.0501142694249851" calcext:value-type="float">
            <text:p>0,0501142694</text:p>
          </table:table-cell>
          <table:table-cell table:number-columns-repeated="1018"/>
        </table:table-row>
        <table:table-row table:style-name="ro2">
          <table:table-cell office:value-type="float" office:value="980962" calcext:value-type="float">
            <text:p>980962</text:p>
          </table:table-cell>
          <table:table-cell office:value-type="float" office:value="-6.37" calcext:value-type="float">
            <text:p>-6,37</text:p>
          </table:table-cell>
          <table:table-cell office:value-type="string" calcext:value-type="string">
            <text:p>DC-006.37 <text:s/>mV</text:p>
          </table:table-cell>
          <table:table-cell table:style-name="ce1" table:formula="of:=[.A489]/60000" office:value-type="float" office:value="16.3493666666667" calcext:value-type="float">
            <text:p>16,3493666667</text:p>
          </table:table-cell>
          <table:table-cell table:style-name="ce1" table:formula="of:=0.2813*[.B489]+1.1082" office:value-type="float" office:value="-0.683681" calcext:value-type="float">
            <text:p>-0,683681</text:p>
          </table:table-cell>
          <table:table-cell table:formula="of:=SQRT(([.B489]*0.0052)^2 +0.037^2)" office:value-type="float" office:value="0.0496608434886078" calcext:value-type="float">
            <text:p>0,0496608435</text:p>
          </table:table-cell>
          <table:table-cell table:number-columns-repeated="1018"/>
        </table:table-row>
        <table:table-row table:style-name="ro2">
          <table:table-cell office:value-type="float" office:value="982975" calcext:value-type="float">
            <text:p>982975</text:p>
          </table:table-cell>
          <table:table-cell office:value-type="float" office:value="-6.29" calcext:value-type="float">
            <text:p>-6,29</text:p>
          </table:table-cell>
          <table:table-cell office:value-type="string" calcext:value-type="string">
            <text:p>DC-006.29 <text:s/>mV</text:p>
          </table:table-cell>
          <table:table-cell table:style-name="ce1" table:formula="of:=[.A490]/60000" office:value-type="float" office:value="16.3829166666667" calcext:value-type="float">
            <text:p>16,3829166667</text:p>
          </table:table-cell>
          <table:table-cell table:style-name="ce1" table:formula="of:=0.2813*[.B490]+1.1082" office:value-type="float" office:value="-0.661177" calcext:value-type="float">
            <text:p>-0,661177</text:p>
          </table:table-cell>
          <table:table-cell table:formula="of:=SQRT(([.B490]*0.0052)^2 +0.037^2)" office:value-type="float" office:value="0.049384342295914" calcext:value-type="float">
            <text:p>0,0493843423</text:p>
          </table:table-cell>
          <table:table-cell table:number-columns-repeated="1018"/>
        </table:table-row>
        <table:table-row table:style-name="ro2">
          <table:table-cell office:value-type="float" office:value="984972" calcext:value-type="float">
            <text:p>984972</text:p>
          </table:table-cell>
          <table:table-cell office:value-type="float" office:value="-6.26" calcext:value-type="float">
            <text:p>-6,26</text:p>
          </table:table-cell>
          <table:table-cell office:value-type="string" calcext:value-type="string">
            <text:p>DC-006.26 <text:s/>mV</text:p>
          </table:table-cell>
          <table:table-cell table:style-name="ce1" table:formula="of:=[.A491]/60000" office:value-type="float" office:value="16.4162" calcext:value-type="float">
            <text:p>16,4162</text:p>
          </table:table-cell>
          <table:table-cell table:style-name="ce1" table:formula="of:=0.2813*[.B491]+1.1082" office:value-type="float" office:value="-0.652738" calcext:value-type="float">
            <text:p>-0,652738</text:p>
          </table:table-cell>
          <table:table-cell table:formula="of:=SQRT(([.B491]*0.0052)^2 +0.037^2)" office:value-type="float" office:value="0.0492811597266136" calcext:value-type="float">
            <text:p>0,0492811597</text:p>
          </table:table-cell>
          <table:table-cell table:number-columns-repeated="1018"/>
        </table:table-row>
        <table:table-row table:style-name="ro2">
          <table:table-cell office:value-type="float" office:value="987000" calcext:value-type="float">
            <text:p>987000</text:p>
          </table:table-cell>
          <table:table-cell office:value-type="float" office:value="-6.22" calcext:value-type="float">
            <text:p>-6,22</text:p>
          </table:table-cell>
          <table:table-cell office:value-type="string" calcext:value-type="string">
            <text:p>DC-006.22 <text:s/>mV</text:p>
          </table:table-cell>
          <table:table-cell table:style-name="ce1" table:formula="of:=[.A492]/60000" office:value-type="float" office:value="16.45" calcext:value-type="float">
            <text:p>16,45</text:p>
          </table:table-cell>
          <table:table-cell table:style-name="ce1" table:formula="of:=0.2813*[.B492]+1.1082" office:value-type="float" office:value="-0.641486" calcext:value-type="float">
            <text:p>-0,641486</text:p>
          </table:table-cell>
          <table:table-cell table:formula="of:=SQRT(([.B492]*0.0052)^2 +0.037^2)" office:value-type="float" office:value="0.0491440162786885" calcext:value-type="float">
            <text:p>0,0491440163</text:p>
          </table:table-cell>
          <table:table-cell table:number-columns-repeated="1018"/>
        </table:table-row>
        <table:table-row table:style-name="ro2">
          <table:table-cell office:value-type="float" office:value="989012" calcext:value-type="float">
            <text:p>989012</text:p>
          </table:table-cell>
          <table:table-cell office:value-type="float" office:value="-6.09" calcext:value-type="float">
            <text:p>-6,09</text:p>
          </table:table-cell>
          <table:table-cell office:value-type="string" calcext:value-type="string">
            <text:p>DC-006.09 <text:s/>mV</text:p>
          </table:table-cell>
          <table:table-cell table:style-name="ce1" table:formula="of:=[.A493]/60000" office:value-type="float" office:value="16.4835333333333" calcext:value-type="float">
            <text:p>16,4835333333</text:p>
          </table:table-cell>
          <table:table-cell table:style-name="ce1" table:formula="of:=0.2813*[.B493]+1.1082" office:value-type="float" office:value="-0.604917" calcext:value-type="float">
            <text:p>-0,604917</text:p>
          </table:table-cell>
          <table:table-cell table:formula="of:=SQRT(([.B493]*0.0052)^2 +0.037^2)" office:value-type="float" office:value="0.0487017681814531" calcext:value-type="float">
            <text:p>0,0487017682</text:p>
          </table:table-cell>
          <table:table-cell table:number-columns-repeated="1018"/>
        </table:table-row>
        <table:table-row table:style-name="ro2">
          <table:table-cell office:value-type="float" office:value="991009" calcext:value-type="float">
            <text:p>991009</text:p>
          </table:table-cell>
          <table:table-cell office:value-type="float" office:value="-5.95" calcext:value-type="float">
            <text:p>-5,95</text:p>
          </table:table-cell>
          <table:table-cell office:value-type="string" calcext:value-type="string">
            <text:p>DC-005.95 <text:s/>mV</text:p>
          </table:table-cell>
          <table:table-cell table:style-name="ce1" table:formula="of:=[.A494]/60000" office:value-type="float" office:value="16.5168166666667" calcext:value-type="float">
            <text:p>16,5168166667</text:p>
          </table:table-cell>
          <table:table-cell table:style-name="ce1" table:formula="of:=0.2813*[.B494]+1.1082" office:value-type="float" office:value="-0.565535" calcext:value-type="float">
            <text:p>-0,565535</text:p>
          </table:table-cell>
          <table:table-cell table:formula="of:=SQRT(([.B494]*0.0052)^2 +0.037^2)" office:value-type="float" office:value="0.048231562280316" calcext:value-type="float">
            <text:p>0,0482315623</text:p>
          </table:table-cell>
          <table:table-cell table:number-columns-repeated="1018"/>
        </table:table-row>
        <table:table-row table:style-name="ro2">
          <table:table-cell office:value-type="float" office:value="993037" calcext:value-type="float">
            <text:p>993037</text:p>
          </table:table-cell>
          <table:table-cell office:value-type="float" office:value="-5.88" calcext:value-type="float">
            <text:p>-5,88</text:p>
          </table:table-cell>
          <table:table-cell office:value-type="string" calcext:value-type="string">
            <text:p>DC-005.88 <text:s/>mV</text:p>
          </table:table-cell>
          <table:table-cell table:style-name="ce1" table:formula="of:=[.A495]/60000" office:value-type="float" office:value="16.5506166666667" calcext:value-type="float">
            <text:p>16,5506166667</text:p>
          </table:table-cell>
          <table:table-cell table:style-name="ce1" table:formula="of:=0.2813*[.B495]+1.1082" office:value-type="float" office:value="-0.545844" calcext:value-type="float">
            <text:p>-0,545844</text:p>
          </table:table-cell>
          <table:table-cell table:formula="of:=SQRT(([.B495]*0.0052)^2 +0.037^2)" office:value-type="float" office:value="0.047998872653428" calcext:value-type="float">
            <text:p>0,0479988727</text:p>
          </table:table-cell>
          <table:table-cell table:number-columns-repeated="1018"/>
        </table:table-row>
        <table:table-row table:style-name="ro2">
          <table:table-cell office:value-type="float" office:value="995049" calcext:value-type="float">
            <text:p>995049</text:p>
          </table:table-cell>
          <table:table-cell office:value-type="float" office:value="-5.72" calcext:value-type="float">
            <text:p>-5,72</text:p>
          </table:table-cell>
          <table:table-cell office:value-type="string" calcext:value-type="string">
            <text:p>DC-005.72 <text:s/>mV</text:p>
          </table:table-cell>
          <table:table-cell table:style-name="ce1" table:formula="of:=[.A496]/60000" office:value-type="float" office:value="16.58415" calcext:value-type="float">
            <text:p>16,58415</text:p>
          </table:table-cell>
          <table:table-cell table:style-name="ce1" table:formula="of:=0.2813*[.B496]+1.1082" office:value-type="float" office:value="-0.500836" calcext:value-type="float">
            <text:p>-0,500836</text:p>
          </table:table-cell>
          <table:table-cell table:formula="of:=SQRT(([.B496]*0.0052)^2 +0.037^2)" office:value-type="float" office:value="0.0474732086128587" calcext:value-type="float">
            <text:p>0,0474732086</text:p>
          </table:table-cell>
          <table:table-cell table:number-columns-repeated="1018"/>
        </table:table-row>
        <table:table-row table:style-name="ro2">
          <table:table-cell office:value-type="float" office:value="997062" calcext:value-type="float">
            <text:p>997062</text:p>
          </table:table-cell>
          <table:table-cell office:value-type="float" office:value="-5.44" calcext:value-type="float">
            <text:p>-5,44</text:p>
          </table:table-cell>
          <table:table-cell office:value-type="string" calcext:value-type="string">
            <text:p>DC-005.44 <text:s/>mV</text:p>
          </table:table-cell>
          <table:table-cell table:style-name="ce1" table:formula="of:=[.A497]/60000" office:value-type="float" office:value="16.6177" calcext:value-type="float">
            <text:p>16,6177</text:p>
          </table:table-cell>
          <table:table-cell table:style-name="ce1" table:formula="of:=0.2813*[.B497]+1.1082" office:value-type="float" office:value="-0.422072" calcext:value-type="float">
            <text:p>-0,422072</text:p>
          </table:table-cell>
          <table:table-cell table:formula="of:=SQRT(([.B497]*0.0052)^2 +0.037^2)" office:value-type="float" office:value="0.0465747887166437" calcext:value-type="float">
            <text:p>0,0465747887</text:p>
          </table:table-cell>
          <table:table-cell table:number-columns-repeated="1018"/>
        </table:table-row>
        <table:table-row table:style-name="ro2">
          <table:table-cell office:value-type="float" office:value="999074" calcext:value-type="float">
            <text:p>999074</text:p>
          </table:table-cell>
          <table:table-cell office:value-type="float" office:value="-5.3" calcext:value-type="float">
            <text:p>-5,3</text:p>
          </table:table-cell>
          <table:table-cell office:value-type="string" calcext:value-type="string">
            <text:p>DC-005.30 <text:s/>mV</text:p>
          </table:table-cell>
          <table:table-cell table:style-name="ce1" table:formula="of:=[.A498]/60000" office:value-type="float" office:value="16.6512333333333" calcext:value-type="float">
            <text:p>16,6512333333</text:p>
          </table:table-cell>
          <table:table-cell table:style-name="ce1" table:formula="of:=0.2813*[.B498]+1.1082" office:value-type="float" office:value="-0.38269" calcext:value-type="float">
            <text:p>-0,38269</text:p>
          </table:table-cell>
          <table:table-cell table:formula="of:=SQRT(([.B498]*0.0052)^2 +0.037^2)" office:value-type="float" office:value="0.0461362503894714" calcext:value-type="float">
            <text:p>0,0461362504</text:p>
          </table:table-cell>
          <table:table-cell table:number-columns-repeated="1018"/>
        </table:table-row>
        <table:table-row table:style-name="ro2">
          <table:table-cell office:value-type="float" office:value="1001086" calcext:value-type="float">
            <text:p>1001086</text:p>
          </table:table-cell>
          <table:table-cell office:value-type="float" office:value="-5.28" calcext:value-type="float">
            <text:p>-5,28</text:p>
          </table:table-cell>
          <table:table-cell office:value-type="string" calcext:value-type="string">
            <text:p>DC-005.28 <text:s/>mV</text:p>
          </table:table-cell>
          <table:table-cell table:style-name="ce1" table:formula="of:=[.A499]/60000" office:value-type="float" office:value="16.6847666666667" calcext:value-type="float">
            <text:p>16,6847666667</text:p>
          </table:table-cell>
          <table:table-cell table:style-name="ce1" table:formula="of:=0.2813*[.B499]+1.1082" office:value-type="float" office:value="-0.377064" calcext:value-type="float">
            <text:p>-0,377064</text:p>
          </table:table-cell>
          <table:table-cell table:formula="of:=SQRT(([.B499]*0.0052)^2 +0.037^2)" office:value-type="float" office:value="0.0460742003294686" calcext:value-type="float">
            <text:p>0,0460742003</text:p>
          </table:table-cell>
          <table:table-cell table:number-columns-repeated="1018"/>
        </table:table-row>
        <table:table-row table:style-name="ro2">
          <table:table-cell office:value-type="float" office:value="1003114" calcext:value-type="float">
            <text:p>1003114</text:p>
          </table:table-cell>
          <table:table-cell office:value-type="float" office:value="-4.97" calcext:value-type="float">
            <text:p>-4,97</text:p>
          </table:table-cell>
          <table:table-cell office:value-type="string" calcext:value-type="string">
            <text:p>DC-004.97 <text:s/>mV</text:p>
          </table:table-cell>
          <table:table-cell table:style-name="ce1" table:formula="of:=[.A500]/60000" office:value-type="float" office:value="16.7185666666667" calcext:value-type="float">
            <text:p>16,7185666667</text:p>
          </table:table-cell>
          <table:table-cell table:style-name="ce1" table:formula="of:=0.2813*[.B500]+1.1082" office:value-type="float" office:value="-0.289861" calcext:value-type="float">
            <text:p>-0,289861</text:p>
          </table:table-cell>
          <table:table-cell table:formula="of:=SQRT(([.B500]*0.0052)^2 +0.037^2)" office:value-type="float" office:value="0.0451321652039873" calcext:value-type="float">
            <text:p>0,0451321652</text:p>
          </table:table-cell>
          <table:table-cell table:number-columns-repeated="1018"/>
        </table:table-row>
        <table:table-row table:style-name="ro2">
          <table:table-cell office:value-type="float" office:value="1005096" calcext:value-type="float">
            <text:p>1005096</text:p>
          </table:table-cell>
          <table:table-cell office:value-type="float" office:value="-4.94" calcext:value-type="float">
            <text:p>-4,94</text:p>
          </table:table-cell>
          <table:table-cell office:value-type="string" calcext:value-type="string">
            <text:p>DC-004.94 <text:s/>mV</text:p>
          </table:table-cell>
          <table:table-cell table:style-name="ce1" table:formula="of:=[.A501]/60000" office:value-type="float" office:value="16.7516" calcext:value-type="float">
            <text:p>16,7516</text:p>
          </table:table-cell>
          <table:table-cell table:style-name="ce1" table:formula="of:=0.2813*[.B501]+1.1082" office:value-type="float" office:value="-0.281422" calcext:value-type="float">
            <text:p>-0,281422</text:p>
          </table:table-cell>
          <table:table-cell table:formula="of:=SQRT(([.B501]*0.0052)^2 +0.037^2)" office:value-type="float" office:value="0.0450430165952504" calcext:value-type="float">
            <text:p>0,0450430166</text:p>
          </table:table-cell>
          <table:table-cell table:number-columns-repeated="1018"/>
        </table:table-row>
        <table:table-row table:style-name="ro2">
          <table:table-cell office:value-type="float" office:value="1007124" calcext:value-type="float">
            <text:p>1007124</text:p>
          </table:table-cell>
          <table:table-cell office:value-type="float" office:value="-4.85" calcext:value-type="float">
            <text:p>-4,85</text:p>
          </table:table-cell>
          <table:table-cell office:value-type="string" calcext:value-type="string">
            <text:p>DC-004.85 <text:s/>mV</text:p>
          </table:table-cell>
          <table:table-cell table:style-name="ce1" table:formula="of:=[.A502]/60000" office:value-type="float" office:value="16.7854" calcext:value-type="float">
            <text:p>16,7854</text:p>
          </table:table-cell>
          <table:table-cell table:style-name="ce1" table:formula="of:=0.2813*[.B502]+1.1082" office:value-type="float" office:value="-0.256105" calcext:value-type="float">
            <text:p>-0,256105</text:p>
          </table:table-cell>
          <table:table-cell table:formula="of:=SQRT(([.B502]*0.0052)^2 +0.037^2)" office:value-type="float" office:value="0.0447777668045203" calcext:value-type="float">
            <text:p>0,0447777668</text:p>
          </table:table-cell>
          <table:table-cell table:number-columns-repeated="1018"/>
        </table:table-row>
        <table:table-row table:style-name="ro2">
          <table:table-cell office:value-type="float" office:value="1009136" calcext:value-type="float">
            <text:p>1009136</text:p>
          </table:table-cell>
          <table:table-cell office:value-type="float" office:value="-4.57" calcext:value-type="float">
            <text:p>-4,57</text:p>
          </table:table-cell>
          <table:table-cell office:value-type="string" calcext:value-type="string">
            <text:p>DC-004.57 <text:s/>mV</text:p>
          </table:table-cell>
          <table:table-cell table:style-name="ce1" table:formula="of:=[.A503]/60000" office:value-type="float" office:value="16.8189333333333" calcext:value-type="float">
            <text:p>16,8189333333</text:p>
          </table:table-cell>
          <table:table-cell table:style-name="ce1" table:formula="of:=0.2813*[.B503]+1.1082" office:value-type="float" office:value="-0.177341" calcext:value-type="float">
            <text:p>-0,177341</text:p>
          </table:table-cell>
          <table:table-cell table:formula="of:=SQRT(([.B503]*0.0052)^2 +0.037^2)" office:value-type="float" office:value="0.0439741707824036" calcext:value-type="float">
            <text:p>0,0439741708</text:p>
          </table:table-cell>
          <table:table-cell table:number-columns-repeated="1018"/>
        </table:table-row>
        <table:table-row table:style-name="ro2">
          <table:table-cell office:value-type="float" office:value="1011133" calcext:value-type="float">
            <text:p>1011133</text:p>
          </table:table-cell>
          <table:table-cell office:value-type="float" office:value="-4.38" calcext:value-type="float">
            <text:p>-4,38</text:p>
          </table:table-cell>
          <table:table-cell office:value-type="string" calcext:value-type="string">
            <text:p>DC-004.38 <text:s/>mV</text:p>
          </table:table-cell>
          <table:table-cell table:style-name="ce1" table:formula="of:=[.A504]/60000" office:value-type="float" office:value="16.8522166666667" calcext:value-type="float">
            <text:p>16,8522166667</text:p>
          </table:table-cell>
          <table:table-cell table:style-name="ce1" table:formula="of:=0.2813*[.B504]+1.1082" office:value-type="float" office:value="-0.123894" calcext:value-type="float">
            <text:p>-0,123894</text:p>
          </table:table-cell>
          <table:table-cell table:formula="of:=SQRT(([.B504]*0.0052)^2 +0.037^2)" office:value-type="float" office:value="0.043448201067478" calcext:value-type="float">
            <text:p>0,0434482011</text:p>
          </table:table-cell>
          <table:table-cell table:number-columns-repeated="1018"/>
        </table:table-row>
        <table:table-row table:style-name="ro2">
          <table:table-cell office:value-type="float" office:value="1013161" calcext:value-type="float">
            <text:p>1013161</text:p>
          </table:table-cell>
          <table:table-cell office:value-type="float" office:value="-4.6" calcext:value-type="float">
            <text:p>-4,6</text:p>
          </table:table-cell>
          <table:table-cell office:value-type="string" calcext:value-type="string">
            <text:p>DC-004.60 <text:s/>mV</text:p>
          </table:table-cell>
          <table:table-cell table:style-name="ce1" table:formula="of:=[.A505]/60000" office:value-type="float" office:value="16.8860166666667" calcext:value-type="float">
            <text:p>16,8860166667</text:p>
          </table:table-cell>
          <table:table-cell table:style-name="ce1" table:formula="of:=0.2813*[.B505]+1.1082" office:value-type="float" office:value="-0.18578" calcext:value-type="float">
            <text:p>-0,18578</text:p>
          </table:table-cell>
          <table:table-cell table:formula="of:=SQRT(([.B505]*0.0052)^2 +0.037^2)" office:value-type="float" office:value="0.0440586699753862" calcext:value-type="float">
            <text:p>0,04405867</text:p>
          </table:table-cell>
          <table:table-cell table:number-columns-repeated="1018"/>
        </table:table-row>
        <table:table-row table:style-name="ro2">
          <table:table-cell office:value-type="float" office:value="1015189" calcext:value-type="float">
            <text:p>1015189</text:p>
          </table:table-cell>
          <table:table-cell office:value-type="float" office:value="-4.13" calcext:value-type="float">
            <text:p>-4,13</text:p>
          </table:table-cell>
          <table:table-cell office:value-type="string" calcext:value-type="string">
            <text:p>DC-004.13 <text:s/>mV</text:p>
          </table:table-cell>
          <table:table-cell table:style-name="ce1" table:formula="of:=[.A506]/60000" office:value-type="float" office:value="16.9198166666667" calcext:value-type="float">
            <text:p>16,9198166667</text:p>
          </table:table-cell>
          <table:table-cell table:style-name="ce1" table:formula="of:=0.2813*[.B506]+1.1082" office:value-type="float" office:value="-0.053569" calcext:value-type="float">
            <text:p>-0,053569</text:p>
          </table:table-cell>
          <table:table-cell table:formula="of:=SQRT(([.B506]*0.0052)^2 +0.037^2)" office:value-type="float" office:value="0.0427810539374616" calcext:value-type="float">
            <text:p>0,0427810539</text:p>
          </table:table-cell>
          <table:table-cell table:number-columns-repeated="1018"/>
        </table:table-row>
        <table:table-row table:style-name="ro2">
          <table:table-cell office:value-type="float" office:value="1017170" calcext:value-type="float">
            <text:p>1017170</text:p>
          </table:table-cell>
          <table:table-cell office:value-type="float" office:value="-4.1" calcext:value-type="float">
            <text:p>-4,1</text:p>
          </table:table-cell>
          <table:table-cell office:value-type="string" calcext:value-type="string">
            <text:p>DC-004.10 <text:s/>mV</text:p>
          </table:table-cell>
          <table:table-cell table:style-name="ce1" table:formula="of:=[.A507]/60000" office:value-type="float" office:value="16.9528333333333" calcext:value-type="float">
            <text:p>16,9528333333</text:p>
          </table:table-cell>
          <table:table-cell table:style-name="ce1" table:formula="of:=0.2813*[.B507]+1.1082" office:value-type="float" office:value="-0.0451299999999999" calcext:value-type="float">
            <text:p>-0,04513</text:p>
          </table:table-cell>
          <table:table-cell table:formula="of:=SQRT(([.B507]*0.0052)^2 +0.037^2)" office:value-type="float" office:value="0.0427029554012366" calcext:value-type="float">
            <text:p>0,0427029554</text:p>
          </table:table-cell>
          <table:table-cell table:number-columns-repeated="1018"/>
        </table:table-row>
        <table:table-row table:style-name="ro2">
          <table:table-cell office:value-type="float" office:value="1019198" calcext:value-type="float">
            <text:p>1019198</text:p>
          </table:table-cell>
          <table:table-cell office:value-type="float" office:value="-3.89" calcext:value-type="float">
            <text:p>-3,89</text:p>
          </table:table-cell>
          <table:table-cell office:value-type="string" calcext:value-type="string">
            <text:p>DC-003.89 <text:s/>mV</text:p>
          </table:table-cell>
          <table:table-cell table:style-name="ce1" table:formula="of:=[.A508]/60000" office:value-type="float" office:value="16.9866333333333" calcext:value-type="float">
            <text:p>16,9866333333</text:p>
          </table:table-cell>
          <table:table-cell table:style-name="ce1" table:formula="of:=0.2813*[.B508]+1.1082" office:value-type="float" office:value="0.013943" calcext:value-type="float">
            <text:p>0,013943</text:p>
          </table:table-cell>
          <table:table-cell table:formula="of:=SQRT(([.B508]*0.0052)^2 +0.037^2)" office:value-type="float" office:value="0.042168376587201" calcext:value-type="float">
            <text:p>0,0421683766</text:p>
          </table:table-cell>
          <table:table-cell table:number-columns-repeated="1018"/>
        </table:table-row>
        <table:table-row table:style-name="ro2">
          <table:table-cell office:value-type="float" office:value="1021210" calcext:value-type="float">
            <text:p>1021210</text:p>
          </table:table-cell>
          <table:table-cell office:value-type="float" office:value="-3.77" calcext:value-type="float">
            <text:p>-3,77</text:p>
          </table:table-cell>
          <table:table-cell office:value-type="string" calcext:value-type="string">
            <text:p>DC-003.77 <text:s/>mV</text:p>
          </table:table-cell>
          <table:table-cell table:style-name="ce1" table:formula="of:=[.A509]/60000" office:value-type="float" office:value="17.0201666666667" calcext:value-type="float">
            <text:p>17,0201666667</text:p>
          </table:table-cell>
          <table:table-cell table:style-name="ce1" table:formula="of:=0.2813*[.B509]+1.1082" office:value-type="float" office:value="0.0476990000000002" calcext:value-type="float">
            <text:p>0,047699</text:p>
          </table:table-cell>
          <table:table-cell table:formula="of:=SQRT(([.B509]*0.0052)^2 +0.037^2)" office:value-type="float" office:value="0.0418726260939053" calcext:value-type="float">
            <text:p>0,0418726261</text:p>
          </table:table-cell>
          <table:table-cell table:number-columns-repeated="1018"/>
        </table:table-row>
        <table:table-row table:style-name="ro2">
          <table:table-cell office:value-type="float" office:value="1023223" calcext:value-type="float">
            <text:p>1023223</text:p>
          </table:table-cell>
          <table:table-cell office:value-type="float" office:value="-3.48" calcext:value-type="float">
            <text:p>-3,48</text:p>
          </table:table-cell>
          <table:table-cell office:value-type="string" calcext:value-type="string">
            <text:p>DC-003.48 <text:s/>mV</text:p>
          </table:table-cell>
          <table:table-cell table:style-name="ce1" table:formula="of:=[.A510]/60000" office:value-type="float" office:value="17.0537166666667" calcext:value-type="float">
            <text:p>17,0537166667</text:p>
          </table:table-cell>
          <table:table-cell table:style-name="ce1" table:formula="of:=0.2813*[.B510]+1.1082" office:value-type="float" office:value="0.129276" calcext:value-type="float">
            <text:p>0,129276</text:p>
          </table:table-cell>
          <table:table-cell table:formula="of:=SQRT(([.B510]*0.0052)^2 +0.037^2)" office:value-type="float" office:value="0.0411881683982184" calcext:value-type="float">
            <text:p>0,0411881684</text:p>
          </table:table-cell>
          <table:table-cell table:number-columns-repeated="1018"/>
        </table:table-row>
        <table:table-row table:style-name="ro2">
          <table:table-cell office:value-type="float" office:value="1025220" calcext:value-type="float">
            <text:p>1025220</text:p>
          </table:table-cell>
          <table:table-cell office:value-type="float" office:value="-3.38" calcext:value-type="float">
            <text:p>-3,38</text:p>
          </table:table-cell>
          <table:table-cell office:value-type="string" calcext:value-type="string">
            <text:p>DC-003.38 <text:s/>mV</text:p>
          </table:table-cell>
          <table:table-cell table:style-name="ce1" table:formula="of:=[.A511]/60000" office:value-type="float" office:value="17.087" calcext:value-type="float">
            <text:p>17,087</text:p>
          </table:table-cell>
          <table:table-cell table:style-name="ce1" table:formula="of:=0.2813*[.B511]+1.1082" office:value-type="float" office:value="0.157406" calcext:value-type="float">
            <text:p>0,157406</text:p>
          </table:table-cell>
          <table:table-cell table:formula="of:=SQRT(([.B511]*0.0052)^2 +0.037^2)" office:value-type="float" office:value="0.0409623702439202" calcext:value-type="float">
            <text:p>0,0409623702</text:p>
          </table:table-cell>
          <table:table-cell table:number-columns-repeated="1018"/>
        </table:table-row>
        <table:table-row table:style-name="ro2">
          <table:table-cell office:value-type="float" office:value="1027248" calcext:value-type="float">
            <text:p>1027248</text:p>
          </table:table-cell>
          <table:table-cell office:value-type="float" office:value="-3.06" calcext:value-type="float">
            <text:p>-3,06</text:p>
          </table:table-cell>
          <table:table-cell office:value-type="string" calcext:value-type="string">
            <text:p>DC-003.06 <text:s/>mV</text:p>
          </table:table-cell>
          <table:table-cell table:style-name="ce1" table:formula="of:=[.A512]/60000" office:value-type="float" office:value="17.1208" calcext:value-type="float">
            <text:p>17,1208</text:p>
          </table:table-cell>
          <table:table-cell table:style-name="ce1" table:formula="of:=0.2813*[.B512]+1.1082" office:value-type="float" office:value="0.247422" calcext:value-type="float">
            <text:p>0,247422</text:p>
          </table:table-cell>
          <table:table-cell table:formula="of:=SQRT(([.B512]*0.0052)^2 +0.037^2)" office:value-type="float" office:value="0.040276441550862" calcext:value-type="float">
            <text:p>0,0402764416</text:p>
          </table:table-cell>
          <table:table-cell table:number-columns-repeated="1018"/>
        </table:table-row>
        <table:table-row table:style-name="ro2">
          <table:table-cell office:value-type="float" office:value="1029260" calcext:value-type="float">
            <text:p>1029260</text:p>
          </table:table-cell>
          <table:table-cell office:value-type="float" office:value="-2.99" calcext:value-type="float">
            <text:p>-2,99</text:p>
          </table:table-cell>
          <table:table-cell office:value-type="string" calcext:value-type="string">
            <text:p>DC-002.99 <text:s/>mV</text:p>
          </table:table-cell>
          <table:table-cell table:style-name="ce1" table:formula="of:=[.A513]/60000" office:value-type="float" office:value="17.1543333333333" calcext:value-type="float">
            <text:p>17,1543333333</text:p>
          </table:table-cell>
          <table:table-cell table:style-name="ce1" table:formula="of:=0.2813*[.B513]+1.1082" office:value-type="float" office:value="0.267113" calcext:value-type="float">
            <text:p>0,267113</text:p>
          </table:table-cell>
          <table:table-cell table:formula="of:=SQRT(([.B513]*0.0052)^2 +0.037^2)" office:value-type="float" office:value="0.0401340292519951" calcext:value-type="float">
            <text:p>0,0401340293</text:p>
          </table:table-cell>
          <table:table-cell table:number-columns-repeated="1018"/>
        </table:table-row>
        <table:table-row table:style-name="ro2">
          <table:table-cell office:value-type="float" office:value="1031272" calcext:value-type="float">
            <text:p>1031272</text:p>
          </table:table-cell>
          <table:table-cell office:value-type="float" office:value="-3.03" calcext:value-type="float">
            <text:p>-3,03</text:p>
          </table:table-cell>
          <table:table-cell office:value-type="string" calcext:value-type="string">
            <text:p>DC-003.03 <text:s/>mV</text:p>
          </table:table-cell>
          <table:table-cell table:style-name="ce1" table:formula="of:=[.A514]/60000" office:value-type="float" office:value="17.1878666666667" calcext:value-type="float">
            <text:p>17,1878666667</text:p>
          </table:table-cell>
          <table:table-cell table:style-name="ce1" table:formula="of:=0.2813*[.B514]+1.1082" office:value-type="float" office:value="0.255861" calcext:value-type="float">
            <text:p>0,255861</text:p>
          </table:table-cell>
          <table:table-cell table:formula="of:=SQRT(([.B514]*0.0052)^2 +0.037^2)" office:value-type="float" office:value="0.0402150660325207" calcext:value-type="float">
            <text:p>0,040215066</text:p>
          </table:table-cell>
          <table:table-cell table:number-columns-repeated="1018"/>
        </table:table-row>
        <table:table-row table:style-name="ro2">
          <table:table-cell office:value-type="float" office:value="1033285" calcext:value-type="float">
            <text:p>1033285</text:p>
          </table:table-cell>
          <table:table-cell office:value-type="float" office:value="-2.75" calcext:value-type="float">
            <text:p>-2,75</text:p>
          </table:table-cell>
          <table:table-cell office:value-type="string" calcext:value-type="string">
            <text:p>DC-002.75 <text:s/>mV</text:p>
          </table:table-cell>
          <table:table-cell table:style-name="ce1" table:formula="of:=[.A515]/60000" office:value-type="float" office:value="17.2214166666667" calcext:value-type="float">
            <text:p>17,2214166667</text:p>
          </table:table-cell>
          <table:table-cell table:style-name="ce1" table:formula="of:=0.2813*[.B515]+1.1082" office:value-type="float" office:value="0.334625" calcext:value-type="float">
            <text:p>0,334625</text:p>
          </table:table-cell>
          <table:table-cell table:formula="of:=SQRT(([.B515]*0.0052)^2 +0.037^2)" office:value-type="float" office:value="0.0396672408922022" calcext:value-type="float">
            <text:p>0,0396672409</text:p>
          </table:table-cell>
          <table:table-cell table:number-columns-repeated="1018"/>
        </table:table-row>
        <table:table-row table:style-name="ro2">
          <table:table-cell office:value-type="float" office:value="1035297" calcext:value-type="float">
            <text:p>1035297</text:p>
          </table:table-cell>
          <table:table-cell office:value-type="float" office:value="-2.6" calcext:value-type="float">
            <text:p>-2,6</text:p>
          </table:table-cell>
          <table:table-cell office:value-type="string" calcext:value-type="string">
            <text:p>DC-002.60 <text:s/>mV</text:p>
          </table:table-cell>
          <table:table-cell table:style-name="ce1" table:formula="of:=[.A516]/60000" office:value-type="float" office:value="17.25495" calcext:value-type="float">
            <text:p>17,25495</text:p>
          </table:table-cell>
          <table:table-cell table:style-name="ce1" table:formula="of:=0.2813*[.B516]+1.1082" office:value-type="float" office:value="0.37682" calcext:value-type="float">
            <text:p>0,37682</text:p>
          </table:table-cell>
          <table:table-cell table:formula="of:=SQRT(([.B516]*0.0052)^2 +0.037^2)" office:value-type="float" office:value="0.0393927709104094" calcext:value-type="float">
            <text:p>0,0393927709</text:p>
          </table:table-cell>
          <table:table-cell table:number-columns-repeated="1018"/>
        </table:table-row>
        <table:table-row table:style-name="ro2">
          <table:table-cell office:value-type="float" office:value="1037310" calcext:value-type="float">
            <text:p>1037310</text:p>
          </table:table-cell>
          <table:table-cell office:value-type="float" office:value="-2.53" calcext:value-type="float">
            <text:p>-2,53</text:p>
          </table:table-cell>
          <table:table-cell office:value-type="string" calcext:value-type="string">
            <text:p>DC-002.53 <text:s/>mV</text:p>
          </table:table-cell>
          <table:table-cell table:style-name="ce1" table:formula="of:=[.A517]/60000" office:value-type="float" office:value="17.2885" calcext:value-type="float">
            <text:p>17,2885</text:p>
          </table:table-cell>
          <table:table-cell table:style-name="ce1" table:formula="of:=0.2813*[.B517]+1.1082" office:value-type="float" office:value="0.396511" calcext:value-type="float">
            <text:p>0,396511</text:p>
          </table:table-cell>
          <table:table-cell table:formula="of:=SQRT(([.B517]*0.0052)^2 +0.037^2)" office:value-type="float" office:value="0.0392693307302276" calcext:value-type="float">
            <text:p>0,0392693307</text:p>
          </table:table-cell>
          <table:table-cell table:number-columns-repeated="1018"/>
        </table:table-row>
        <table:table-row table:style-name="ro2">
          <table:table-cell office:value-type="float" office:value="1039322" calcext:value-type="float">
            <text:p>1039322</text:p>
          </table:table-cell>
          <table:table-cell office:value-type="float" office:value="-2.49" calcext:value-type="float">
            <text:p>-2,49</text:p>
          </table:table-cell>
          <table:table-cell office:value-type="string" calcext:value-type="string">
            <text:p>DC-002.49 <text:s/>mV</text:p>
          </table:table-cell>
          <table:table-cell table:style-name="ce1" table:formula="of:=[.A518]/60000" office:value-type="float" office:value="17.3220333333333" calcext:value-type="float">
            <text:p>17,3220333333</text:p>
          </table:table-cell>
          <table:table-cell table:style-name="ce1" table:formula="of:=0.2813*[.B518]+1.1082" office:value-type="float" office:value="0.407763" calcext:value-type="float">
            <text:p>0,407763</text:p>
          </table:table-cell>
          <table:table-cell table:formula="of:=SQRT(([.B518]*0.0052)^2 +0.037^2)" office:value-type="float" office:value="0.0392001365303745" calcext:value-type="float">
            <text:p>0,0392001365</text:p>
          </table:table-cell>
          <table:table-cell table:number-columns-repeated="1018"/>
        </table:table-row>
        <table:table-row table:style-name="ro2">
          <table:table-cell office:value-type="float" office:value="1041334" calcext:value-type="float">
            <text:p>1041334</text:p>
          </table:table-cell>
          <table:table-cell office:value-type="float" office:value="-2.4" calcext:value-type="float">
            <text:p>-2,4</text:p>
          </table:table-cell>
          <table:table-cell office:value-type="string" calcext:value-type="string">
            <text:p>DC-002.40 <text:s/>mV</text:p>
          </table:table-cell>
          <table:table-cell table:style-name="ce1" table:formula="of:=[.A519]/60000" office:value-type="float" office:value="17.3555666666667" calcext:value-type="float">
            <text:p>17,3555666667</text:p>
          </table:table-cell>
          <table:table-cell table:style-name="ce1" table:formula="of:=0.2813*[.B519]+1.1082" office:value-type="float" office:value="0.43308" calcext:value-type="float">
            <text:p>0,43308</text:p>
          </table:table-cell>
          <table:table-cell table:formula="of:=SQRT(([.B519]*0.0052)^2 +0.037^2)" office:value-type="float" office:value="0.0390480524482336" calcext:value-type="float">
            <text:p>0,0390480524</text:p>
          </table:table-cell>
          <table:table-cell table:number-columns-repeated="1018"/>
        </table:table-row>
        <table:table-row table:style-name="ro2">
          <table:table-cell office:value-type="float" office:value="1043347" calcext:value-type="float">
            <text:p>1043347</text:p>
          </table:table-cell>
          <table:table-cell office:value-type="float" office:value="-2.14" calcext:value-type="float">
            <text:p>-2,14</text:p>
          </table:table-cell>
          <table:table-cell office:value-type="string" calcext:value-type="string">
            <text:p>DC-002.14 <text:s/>mV</text:p>
          </table:table-cell>
          <table:table-cell table:style-name="ce1" table:formula="of:=[.A520]/60000" office:value-type="float" office:value="17.3891166666667" calcext:value-type="float">
            <text:p>17,3891166667</text:p>
          </table:table-cell>
          <table:table-cell table:style-name="ce1" table:formula="of:=0.2813*[.B520]+1.1082" office:value-type="float" office:value="0.506218" calcext:value-type="float">
            <text:p>0,506218</text:p>
          </table:table-cell>
          <table:table-cell table:formula="of:=SQRT(([.B520]*0.0052)^2 +0.037^2)" office:value-type="float" office:value="0.0386371891317161" calcext:value-type="float">
            <text:p>0,0386371891</text:p>
          </table:table-cell>
          <table:table-cell table:number-columns-repeated="1018"/>
        </table:table-row>
        <table:table-row table:style-name="ro2">
          <table:table-cell office:value-type="float" office:value="1045359" calcext:value-type="float">
            <text:p>1045359</text:p>
          </table:table-cell>
          <table:table-cell office:value-type="float" office:value="-2.09" calcext:value-type="float">
            <text:p>-2,09</text:p>
          </table:table-cell>
          <table:table-cell office:value-type="string" calcext:value-type="string">
            <text:p>DC-002.09 <text:s/>mV</text:p>
          </table:table-cell>
          <table:table-cell table:style-name="ce1" table:formula="of:=[.A521]/60000" office:value-type="float" office:value="17.42265" calcext:value-type="float">
            <text:p>17,42265</text:p>
          </table:table-cell>
          <table:table-cell table:style-name="ce1" table:formula="of:=0.2813*[.B521]+1.1082" office:value-type="float" office:value="0.520283" calcext:value-type="float">
            <text:p>0,520283</text:p>
          </table:table-cell>
          <table:table-cell table:formula="of:=SQRT(([.B521]*0.0052)^2 +0.037^2)" office:value-type="float" office:value="0.0385631096256513" calcext:value-type="float">
            <text:p>0,0385631096</text:p>
          </table:table-cell>
          <table:table-cell table:number-columns-repeated="1018"/>
        </table:table-row>
        <table:table-row table:style-name="ro2">
          <table:table-cell office:value-type="float" office:value="1047356" calcext:value-type="float">
            <text:p>1047356</text:p>
          </table:table-cell>
          <table:table-cell office:value-type="float" office:value="-1.88" calcext:value-type="float">
            <text:p>-1,88</text:p>
          </table:table-cell>
          <table:table-cell office:value-type="string" calcext:value-type="string">
            <text:p>DC-001.88 <text:s/>mV</text:p>
          </table:table-cell>
          <table:table-cell table:style-name="ce1" table:formula="of:=[.A522]/60000" office:value-type="float" office:value="17.4559333333333" calcext:value-type="float">
            <text:p>17,4559333333</text:p>
          </table:table-cell>
          <table:table-cell table:style-name="ce1" table:formula="of:=0.2813*[.B522]+1.1082" office:value-type="float" office:value="0.579356" calcext:value-type="float">
            <text:p>0,579356</text:p>
          </table:table-cell>
          <table:table-cell table:formula="of:=SQRT(([.B522]*0.0052)^2 +0.037^2)" office:value-type="float" office:value="0.0382697031083336" calcext:value-type="float">
            <text:p>0,0382697031</text:p>
          </table:table-cell>
          <table:table-cell table:number-columns-repeated="1018"/>
        </table:table-row>
        <table:table-row table:style-name="ro2">
          <table:table-cell office:value-type="float" office:value="1049384" calcext:value-type="float">
            <text:p>1049384</text:p>
          </table:table-cell>
          <table:table-cell office:value-type="float" office:value="-1.78" calcext:value-type="float">
            <text:p>-1,78</text:p>
          </table:table-cell>
          <table:table-cell office:value-type="string" calcext:value-type="string">
            <text:p>DC-001.78 <text:s/>mV</text:p>
          </table:table-cell>
          <table:table-cell table:style-name="ce1" table:formula="of:=[.A523]/60000" office:value-type="float" office:value="17.4897333333333" calcext:value-type="float">
            <text:p>17,4897333333</text:p>
          </table:table-cell>
          <table:table-cell table:style-name="ce1" table:formula="of:=0.2813*[.B523]+1.1082" office:value-type="float" office:value="0.607486" calcext:value-type="float">
            <text:p>0,607486</text:p>
          </table:table-cell>
          <table:table-cell table:formula="of:=SQRT(([.B523]*0.0052)^2 +0.037^2)" office:value-type="float" office:value="0.0381401826948954" calcext:value-type="float">
            <text:p>0,0381401827</text:p>
          </table:table-cell>
          <table:table-cell table:number-columns-repeated="1018"/>
        </table:table-row>
        <table:table-row table:style-name="ro2">
          <table:table-cell office:value-type="float" office:value="1051396" calcext:value-type="float">
            <text:p>1051396</text:p>
          </table:table-cell>
          <table:table-cell office:value-type="float" office:value="-1.65" calcext:value-type="float">
            <text:p>-1,65</text:p>
          </table:table-cell>
          <table:table-cell office:value-type="string" calcext:value-type="string">
            <text:p>DC-001.65 <text:s/>mV</text:p>
          </table:table-cell>
          <table:table-cell table:style-name="ce1" table:formula="of:=[.A524]/60000" office:value-type="float" office:value="17.5232666666667" calcext:value-type="float">
            <text:p>17,5232666667</text:p>
          </table:table-cell>
          <table:table-cell table:style-name="ce1" table:formula="of:=0.2813*[.B524]+1.1082" office:value-type="float" office:value="0.644055" calcext:value-type="float">
            <text:p>0,644055</text:p>
          </table:table-cell>
          <table:table-cell table:formula="of:=SQRT(([.B524]*0.0052)^2 +0.037^2)" office:value-type="float" office:value="0.0379817903738094" calcext:value-type="float">
            <text:p>0,0379817904</text:p>
          </table:table-cell>
          <table:table-cell table:number-columns-repeated="1018"/>
        </table:table-row>
        <table:table-row table:style-name="ro2">
          <table:table-cell office:value-type="float" office:value="1053393" calcext:value-type="float">
            <text:p>1053393</text:p>
          </table:table-cell>
          <table:table-cell office:value-type="float" office:value="-1.55" calcext:value-type="float">
            <text:p>-1,55</text:p>
          </table:table-cell>
          <table:table-cell office:value-type="string" calcext:value-type="string">
            <text:p>DC-001.55 <text:s/>mV</text:p>
          </table:table-cell>
          <table:table-cell table:style-name="ce1" table:formula="of:=[.A525]/60000" office:value-type="float" office:value="17.55655" calcext:value-type="float">
            <text:p>17,55655</text:p>
          </table:table-cell>
          <table:table-cell table:style-name="ce1" table:formula="of:=0.2813*[.B525]+1.1082" office:value-type="float" office:value="0.672185" calcext:value-type="float">
            <text:p>0,672185</text:p>
          </table:table-cell>
          <table:table-cell table:formula="of:=SQRT(([.B525]*0.0052)^2 +0.037^2)" office:value-type="float" office:value="0.037867711840036" calcext:value-type="float">
            <text:p>0,0378677118</text:p>
          </table:table-cell>
          <table:table-cell table:number-columns-repeated="1018"/>
        </table:table-row>
        <table:table-row table:style-name="ro2">
          <table:table-cell office:value-type="float" office:value="1055421" calcext:value-type="float">
            <text:p>1055421</text:p>
          </table:table-cell>
          <table:table-cell office:value-type="float" office:value="-1.29" calcext:value-type="float">
            <text:p>-1,29</text:p>
          </table:table-cell>
          <table:table-cell office:value-type="string" calcext:value-type="string">
            <text:p>DC-001.29 <text:s/>mV</text:p>
          </table:table-cell>
          <table:table-cell table:style-name="ce1" table:formula="of:=[.A526]/60000" office:value-type="float" office:value="17.59035" calcext:value-type="float">
            <text:p>17,59035</text:p>
          </table:table-cell>
          <table:table-cell table:style-name="ce1" table:formula="of:=0.2813*[.B526]+1.1082" office:value-type="float" office:value="0.745323" calcext:value-type="float">
            <text:p>0,745323</text:p>
          </table:table-cell>
          <table:table-cell table:formula="of:=SQRT(([.B526]*0.0052)^2 +0.037^2)" office:value-type="float" office:value="0.0376031549740178" calcext:value-type="float">
            <text:p>0,037603155</text:p>
          </table:table-cell>
          <table:table-cell table:number-columns-repeated="1018"/>
        </table:table-row>
        <table:table-row table:style-name="ro2">
          <table:table-cell office:value-type="float" office:value="1057434" calcext:value-type="float">
            <text:p>1057434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C-001.20 <text:s/>mV</text:p>
          </table:table-cell>
          <table:table-cell table:style-name="ce1" table:formula="of:=[.A527]/60000" office:value-type="float" office:value="17.6239" calcext:value-type="float">
            <text:p>17,6239</text:p>
          </table:table-cell>
          <table:table-cell table:style-name="ce1" table:formula="of:=0.2813*[.B527]+1.1082" office:value-type="float" office:value="0.77064" calcext:value-type="float">
            <text:p>0,77064</text:p>
          </table:table-cell>
          <table:table-cell table:formula="of:=SQRT(([.B527]*0.0052)^2 +0.037^2)" office:value-type="float" office:value="0.037522494586581" calcext:value-type="float">
            <text:p>0,0375224946</text:p>
          </table:table-cell>
          <table:table-cell table:number-columns-repeated="1018"/>
        </table:table-row>
        <table:table-row table:style-name="ro2">
          <table:table-cell office:value-type="float" office:value="1059446" calcext:value-type="float">
            <text:p>1059446</text:p>
          </table:table-cell>
          <table:table-cell office:value-type="float" office:value="-1.05" calcext:value-type="float">
            <text:p>-1,05</text:p>
          </table:table-cell>
          <table:table-cell office:value-type="string" calcext:value-type="string">
            <text:p>DC-001.05 <text:s/>mV</text:p>
          </table:table-cell>
          <table:table-cell table:style-name="ce1" table:formula="of:=[.A528]/60000" office:value-type="float" office:value="17.6574333333333" calcext:value-type="float">
            <text:p>17,6574333333</text:p>
          </table:table-cell>
          <table:table-cell table:style-name="ce1" table:formula="of:=0.2813*[.B528]+1.1082" office:value-type="float" office:value="0.812835" calcext:value-type="float">
            <text:p>0,812835</text:p>
          </table:table-cell>
          <table:table-cell table:formula="of:=SQRT(([.B528]*0.0052)^2 +0.037^2)" office:value-type="float" office:value="0.0374006898332103" calcext:value-type="float">
            <text:p>0,0374006898</text:p>
          </table:table-cell>
          <table:table-cell table:number-columns-repeated="1018"/>
        </table:table-row>
        <table:table-row table:style-name="ro2">
          <table:table-cell office:value-type="float" office:value="1061443" calcext:value-type="float">
            <text:p>1061443</text:p>
          </table:table-cell>
          <table:table-cell office:value-type="float" office:value="-0.75" calcext:value-type="float">
            <text:p>-0,75</text:p>
          </table:table-cell>
          <table:table-cell office:value-type="string" calcext:value-type="string">
            <text:p>DC-000.75 <text:s/>mV</text:p>
          </table:table-cell>
          <table:table-cell table:style-name="ce1" table:formula="of:=[.A529]/60000" office:value-type="float" office:value="17.6907166666667" calcext:value-type="float">
            <text:p>17,6907166667</text:p>
          </table:table-cell>
          <table:table-cell table:style-name="ce1" table:formula="of:=0.2813*[.B529]+1.1082" office:value-type="float" office:value="0.897225" calcext:value-type="float">
            <text:p>0,897225</text:p>
          </table:table-cell>
          <table:table-cell table:formula="of:=SQRT(([.B529]*0.0052)^2 +0.037^2)" office:value-type="float" office:value="0.0372049727859059" calcext:value-type="float">
            <text:p>0,0372049728</text:p>
          </table:table-cell>
          <table:table-cell table:number-columns-repeated="1018"/>
        </table:table-row>
        <table:table-row table:style-name="ro2">
          <table:table-cell office:value-type="float" office:value="1063471" calcext:value-type="float">
            <text:p>1063471</text:p>
          </table:table-cell>
          <table:table-cell office:value-type="float" office:value="-0.67" calcext:value-type="float">
            <text:p>-0,67</text:p>
          </table:table-cell>
          <table:table-cell office:value-type="string" calcext:value-type="string">
            <text:p>DC-000.67 <text:s/>mV</text:p>
          </table:table-cell>
          <table:table-cell table:style-name="ce1" table:formula="of:=[.A530]/60000" office:value-type="float" office:value="17.7245166666667" calcext:value-type="float">
            <text:p>17,7245166667</text:p>
          </table:table-cell>
          <table:table-cell table:style-name="ce1" table:formula="of:=0.2813*[.B530]+1.1082" office:value-type="float" office:value="0.919729" calcext:value-type="float">
            <text:p>0,919729</text:p>
          </table:table-cell>
          <table:table-cell table:formula="of:=SQRT(([.B530]*0.0052)^2 +0.037^2)" office:value-type="float" office:value="0.0371636684949158" calcext:value-type="float">
            <text:p>0,0371636685</text:p>
          </table:table-cell>
          <table:table-cell table:number-columns-repeated="1018"/>
        </table:table-row>
        <table:table-row table:style-name="ro2">
          <table:table-cell office:value-type="float" office:value="1065483" calcext:value-type="float">
            <text:p>1065483</text:p>
          </table:table-cell>
          <table:table-cell office:value-type="float" office:value="-0.35" calcext:value-type="float">
            <text:p>-0,35</text:p>
          </table:table-cell>
          <table:table-cell office:value-type="string" calcext:value-type="string">
            <text:p>DC-000.35 <text:s/>mV</text:p>
          </table:table-cell>
          <table:table-cell table:style-name="ce1" table:formula="of:=[.A531]/60000" office:value-type="float" office:value="17.75805" calcext:value-type="float">
            <text:p>17,75805</text:p>
          </table:table-cell>
          <table:table-cell table:style-name="ce1" table:formula="of:=0.2813*[.B531]+1.1082" office:value-type="float" office:value="1.009745" calcext:value-type="float">
            <text:p>1,009745</text:p>
          </table:table-cell>
          <table:table-cell table:formula="of:=SQRT(([.B531]*0.0052)^2 +0.037^2)" office:value-type="float" office:value="0.0370447351185023" calcext:value-type="float">
            <text:p>0,0370447351</text:p>
          </table:table-cell>
          <table:table-cell table:number-columns-repeated="1018"/>
        </table:table-row>
        <table:table-row table:style-name="ro2">
          <table:table-cell office:value-type="float" office:value="1067480" calcext:value-type="float">
            <text:p>1067480</text:p>
          </table:table-cell>
          <table:table-cell office:value-type="float" office:value="-0.42" calcext:value-type="float">
            <text:p>-0,42</text:p>
          </table:table-cell>
          <table:table-cell office:value-type="string" calcext:value-type="string">
            <text:p>DC-000.42 <text:s/>mV</text:p>
          </table:table-cell>
          <table:table-cell table:style-name="ce1" table:formula="of:=[.A532]/60000" office:value-type="float" office:value="17.7913333333333" calcext:value-type="float">
            <text:p>17,7913333333</text:p>
          </table:table-cell>
          <table:table-cell table:style-name="ce1" table:formula="of:=0.2813*[.B532]+1.1082" office:value-type="float" office:value="0.990054" calcext:value-type="float">
            <text:p>0,990054</text:p>
          </table:table-cell>
          <table:table-cell table:formula="of:=SQRT(([.B532]*0.0052)^2 +0.037^2)" office:value-type="float" office:value="0.0370644014655572" calcext:value-type="float">
            <text:p>0,0370644015</text:p>
          </table:table-cell>
          <table:table-cell table:number-columns-repeated="1018"/>
        </table:table-row>
        <table:table-row table:style-name="ro2">
          <table:table-cell office:value-type="float" office:value="1069508" calcext:value-type="float">
            <text:p>1069508</text:p>
          </table:table-cell>
          <table:table-cell office:value-type="float" office:value="-0.32" calcext:value-type="float">
            <text:p>-0,32</text:p>
          </table:table-cell>
          <table:table-cell office:value-type="string" calcext:value-type="string">
            <text:p>DC-000.32 <text:s/>mV</text:p>
          </table:table-cell>
          <table:table-cell table:style-name="ce1" table:formula="of:=[.A533]/60000" office:value-type="float" office:value="17.8251333333333" calcext:value-type="float">
            <text:p>17,8251333333</text:p>
          </table:table-cell>
          <table:table-cell table:style-name="ce1" table:formula="of:=0.2813*[.B533]+1.1082" office:value-type="float" office:value="1.018184" calcext:value-type="float">
            <text:p>1,018184</text:p>
          </table:table-cell>
          <table:table-cell table:formula="of:=SQRT(([.B533]*0.0052)^2 +0.037^2)" office:value-type="float" office:value="0.0370373986127536" calcext:value-type="float">
            <text:p>0,0370373986</text:p>
          </table:table-cell>
          <table:table-cell table:number-columns-repeated="1018"/>
        </table:table-row>
        <table:table-row table:style-name="ro2">
          <table:table-cell office:value-type="float" office:value="1071520" calcext:value-type="float">
            <text:p>1071520</text:p>
          </table:table-cell>
          <table:table-cell office:value-type="float" office:value="-0.21" calcext:value-type="float">
            <text:p>-0,21</text:p>
          </table:table-cell>
          <table:table-cell office:value-type="string" calcext:value-type="string">
            <text:p>DC-000.21 <text:s/>mV</text:p>
          </table:table-cell>
          <table:table-cell table:style-name="ce1" table:formula="of:=[.A534]/60000" office:value-type="float" office:value="17.8586666666667" calcext:value-type="float">
            <text:p>17,8586666667</text:p>
          </table:table-cell>
          <table:table-cell table:style-name="ce1" table:formula="of:=0.2813*[.B534]+1.1082" office:value-type="float" office:value="1.049127" calcext:value-type="float">
            <text:p>1,049127</text:p>
          </table:table-cell>
          <table:table-cell table:formula="of:=SQRT(([.B534]*0.0052)^2 +0.037^2)" office:value-type="float" office:value="0.0370161108708087" calcext:value-type="float">
            <text:p>0,0370161109</text:p>
          </table:table-cell>
          <table:table-cell table:number-columns-repeated="1018"/>
        </table:table-row>
        <table:table-row table:style-name="ro2">
          <table:table-cell office:value-type="float" office:value="1073533" calcext:value-type="float">
            <text:p>1073533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DC 000.08 <text:s/>mV</text:p>
          </table:table-cell>
          <table:table-cell table:style-name="ce1" table:formula="of:=[.A535]/60000" office:value-type="float" office:value="17.8922166666667" calcext:value-type="float">
            <text:p>17,8922166667</text:p>
          </table:table-cell>
          <table:table-cell table:style-name="ce1" table:formula="of:=0.2813*[.B535]+1.1082" office:value-type="float" office:value="1.130704" calcext:value-type="float">
            <text:p>1,130704</text:p>
          </table:table-cell>
          <table:table-cell table:formula="of:=SQRT(([.B535]*0.0052)^2 +0.037^2)" office:value-type="float" office:value="0.0370023385206935" calcext:value-type="float">
            <text:p>0,0370023385</text:p>
          </table:table-cell>
          <table:table-cell table:number-columns-repeated="1018"/>
        </table:table-row>
        <table:table-row table:style-name="ro2">
          <table:table-cell office:value-type="float" office:value="1075545" calcext:value-type="float">
            <text:p>1075545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DC 000.17 <text:s/>mV</text:p>
          </table:table-cell>
          <table:table-cell table:style-name="ce1" table:formula="of:=[.A536]/60000" office:value-type="float" office:value="17.92575" calcext:value-type="float">
            <text:p>17,92575</text:p>
          </table:table-cell>
          <table:table-cell table:style-name="ce1" table:formula="of:=0.2813*[.B536]+1.1082" office:value-type="float" office:value="1.156021" calcext:value-type="float">
            <text:p>1,156021</text:p>
          </table:table-cell>
          <table:table-cell table:formula="of:=SQRT(([.B536]*0.0052)^2 +0.037^2)" office:value-type="float" office:value="0.0370105587096439" calcext:value-type="float">
            <text:p>0,0370105587</text:p>
          </table:table-cell>
          <table:table-cell table:number-columns-repeated="1018"/>
        </table:table-row>
        <table:table-row table:style-name="ro2">
          <table:table-cell office:value-type="float" office:value="1077558" calcext:value-type="float">
            <text:p>1077558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DC 000.37 <text:s/>mV</text:p>
          </table:table-cell>
          <table:table-cell table:style-name="ce1" table:formula="of:=[.A537]/60000" office:value-type="float" office:value="17.9593" calcext:value-type="float">
            <text:p>17,9593</text:p>
          </table:table-cell>
          <table:table-cell table:style-name="ce1" table:formula="of:=0.2813*[.B537]+1.1082" office:value-type="float" office:value="1.212281" calcext:value-type="float">
            <text:p>1,212281</text:p>
          </table:table-cell>
          <table:table-cell table:formula="of:=SQRT(([.B537]*0.0052)^2 +0.037^2)" office:value-type="float" office:value="0.0370499902294184" calcext:value-type="float">
            <text:p>0,0370499902</text:p>
          </table:table-cell>
          <table:table-cell table:number-columns-repeated="1018"/>
        </table:table-row>
        <table:table-row table:style-name="ro2">
          <table:table-cell office:value-type="float" office:value="1079570" calcext:value-type="float">
            <text:p>1079570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DC 000.54 <text:s/>mV</text:p>
          </table:table-cell>
          <table:table-cell table:style-name="ce1" table:formula="of:=[.A538]/60000" office:value-type="float" office:value="17.9928333333333" calcext:value-type="float">
            <text:p>17,9928333333</text:p>
          </table:table-cell>
          <table:table-cell table:style-name="ce1" table:formula="of:=0.2813*[.B538]+1.1082" office:value-type="float" office:value="1.260102" calcext:value-type="float">
            <text:p>1,260102</text:p>
          </table:table-cell>
          <table:table-cell table:formula="of:=SQRT(([.B538]*0.0052)^2 +0.037^2)" office:value-type="float" office:value="0.0371063992324774" calcext:value-type="float">
            <text:p>0,0371063992</text:p>
          </table:table-cell>
          <table:table-cell table:number-columns-repeated="1018"/>
        </table:table-row>
        <table:table-row table:style-name="ro2">
          <table:table-cell office:value-type="float" office:value="1081567" calcext:value-type="float">
            <text:p>10815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DC 000.60 <text:s/>mV</text:p>
          </table:table-cell>
          <table:table-cell table:style-name="ce1" table:formula="of:=[.A539]/60000" office:value-type="float" office:value="18.0261166666667" calcext:value-type="float">
            <text:p>18,0261166667</text:p>
          </table:table-cell>
          <table:table-cell table:style-name="ce1" table:formula="of:=0.2813*[.B539]+1.1082" office:value-type="float" office:value="1.27698" calcext:value-type="float">
            <text:p>1,27698</text:p>
          </table:table-cell>
          <table:table-cell table:formula="of:=SQRT(([.B539]*0.0052)^2 +0.037^2)" office:value-type="float" office:value="0.0371313129312714" calcext:value-type="float">
            <text:p>0,0371313129</text:p>
          </table:table-cell>
          <table:table-cell table:number-columns-repeated="1018"/>
        </table:table-row>
        <table:table-row table:style-name="ro2">
          <table:table-cell office:value-type="float" office:value="1083595" calcext:value-type="float">
            <text:p>1083595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DC 000.62 <text:s/>mV</text:p>
          </table:table-cell>
          <table:table-cell table:style-name="ce1" table:formula="of:=[.A540]/60000" office:value-type="float" office:value="18.0599166666667" calcext:value-type="float">
            <text:p>18,0599166667</text:p>
          </table:table-cell>
          <table:table-cell table:style-name="ce1" table:formula="of:=0.2813*[.B540]+1.1082" office:value-type="float" office:value="1.282606" calcext:value-type="float">
            <text:p>1,282606</text:p>
          </table:table-cell>
          <table:table-cell table:formula="of:=SQRT(([.B540]*0.0052)^2 +0.037^2)" office:value-type="float" office:value="0.0371401962299609" calcext:value-type="float">
            <text:p>0,0371401962</text:p>
          </table:table-cell>
          <table:table-cell table:number-columns-repeated="1018"/>
        </table:table-row>
        <table:table-row table:style-name="ro2">
          <table:table-cell office:value-type="float" office:value="1085607" calcext:value-type="float">
            <text:p>1085607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DC 000.55 <text:s/>mV</text:p>
          </table:table-cell>
          <table:table-cell table:style-name="ce1" table:formula="of:=[.A541]/60000" office:value-type="float" office:value="18.09345" calcext:value-type="float">
            <text:p>18,09345</text:p>
          </table:table-cell>
          <table:table-cell table:style-name="ce1" table:formula="of:=0.2813*[.B541]+1.1082" office:value-type="float" office:value="1.262915" calcext:value-type="float">
            <text:p>1,262915</text:p>
          </table:table-cell>
          <table:table-cell table:formula="of:=SQRT(([.B541]*0.0052)^2 +0.037^2)" office:value-type="float" office:value="0.0371103705182258" calcext:value-type="float">
            <text:p>0,0371103705</text:p>
          </table:table-cell>
          <table:table-cell table:number-columns-repeated="1018"/>
        </table:table-row>
        <table:table-row table:style-name="ro2">
          <table:table-cell office:value-type="float" office:value="1087620" calcext:value-type="float">
            <text:p>108762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542]/60000" office:value-type="float" office:value="18.127" calcext:value-type="float">
            <text:p>18,127</text:p>
          </table:table-cell>
          <table:table-cell table:style-name="ce1" table:formula="of:=0.2813*[.B542]+1.1082" office:value-type="float" office:value="1.321988" calcext:value-type="float">
            <text:p>1,321988</text:p>
          </table:table-cell>
          <table:table-cell table:formula="of:=SQRT(([.B542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089632" calcext:value-type="float">
            <text:p>1089632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43]/60000" office:value-type="float" office:value="18.1605333333333" calcext:value-type="float">
            <text:p>18,1605333333</text:p>
          </table:table-cell>
          <table:table-cell table:style-name="ce1" table:formula="of:=0.2813*[.B543]+1.1082" office:value-type="float" office:value="1.313549" calcext:value-type="float">
            <text:p>1,313549</text:p>
          </table:table-cell>
          <table:table-cell table:formula="of:=SQRT(([.B543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091644" calcext:value-type="float">
            <text:p>1091644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44]/60000" office:value-type="float" office:value="18.1940666666667" calcext:value-type="float">
            <text:p>18,1940666667</text:p>
          </table:table-cell>
          <table:table-cell table:style-name="ce1" table:formula="of:=0.2813*[.B544]+1.1082" office:value-type="float" office:value="1.313549" calcext:value-type="float">
            <text:p>1,313549</text:p>
          </table:table-cell>
          <table:table-cell table:formula="of:=SQRT(([.B544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093657" calcext:value-type="float">
            <text:p>1093657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45]/60000" office:value-type="float" office:value="18.2276166666667" calcext:value-type="float">
            <text:p>18,2276166667</text:p>
          </table:table-cell>
          <table:table-cell table:style-name="ce1" table:formula="of:=0.2813*[.B545]+1.1082" office:value-type="float" office:value="1.324801" calcext:value-type="float">
            <text:p>1,324801</text:p>
          </table:table-cell>
          <table:table-cell table:formula="of:=SQRT(([.B545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095654" calcext:value-type="float">
            <text:p>1095654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C 000.70 <text:s/>mV</text:p>
          </table:table-cell>
          <table:table-cell table:style-name="ce1" table:formula="of:=[.A546]/60000" office:value-type="float" office:value="18.2609" calcext:value-type="float">
            <text:p>18,2609</text:p>
          </table:table-cell>
          <table:table-cell table:style-name="ce1" table:formula="of:=0.2813*[.B546]+1.1082" office:value-type="float" office:value="1.30511" calcext:value-type="float">
            <text:p>1,30511</text:p>
          </table:table-cell>
          <table:table-cell table:formula="of:=SQRT(([.B546]*0.0052)^2 +0.037^2)" office:value-type="float" office:value="0.0371786175106068" calcext:value-type="float">
            <text:p>0,0371786175</text:p>
          </table:table-cell>
          <table:table-cell table:number-columns-repeated="1018"/>
        </table:table-row>
        <table:table-row table:style-name="ro2">
          <table:table-cell office:value-type="float" office:value="1097682" calcext:value-type="float">
            <text:p>1097682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DC 000.69 <text:s/>mV</text:p>
          </table:table-cell>
          <table:table-cell table:style-name="ce1" table:formula="of:=[.A547]/60000" office:value-type="float" office:value="18.2947" calcext:value-type="float">
            <text:p>18,2947</text:p>
          </table:table-cell>
          <table:table-cell table:style-name="ce1" table:formula="of:=0.2813*[.B547]+1.1082" office:value-type="float" office:value="1.302297" calcext:value-type="float">
            <text:p>1,302297</text:p>
          </table:table-cell>
          <table:table-cell table:formula="of:=SQRT(([.B547]*0.0052)^2 +0.037^2)" office:value-type="float" office:value="0.037173562433536" calcext:value-type="float">
            <text:p>0,0371735624</text:p>
          </table:table-cell>
          <table:table-cell table:number-columns-repeated="1018"/>
        </table:table-row>
        <table:table-row table:style-name="ro2">
          <table:table-cell office:value-type="float" office:value="1099694" calcext:value-type="float">
            <text:p>1099694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DC 000.72 <text:s/>mV</text:p>
          </table:table-cell>
          <table:table-cell table:style-name="ce1" table:formula="of:=[.A548]/60000" office:value-type="float" office:value="18.3282333333333" calcext:value-type="float">
            <text:p>18,3282333333</text:p>
          </table:table-cell>
          <table:table-cell table:style-name="ce1" table:formula="of:=0.2813*[.B548]+1.1082" office:value-type="float" office:value="1.310736" calcext:value-type="float">
            <text:p>1,310736</text:p>
          </table:table-cell>
          <table:table-cell table:formula="of:=SQRT(([.B548]*0.0052)^2 +0.037^2)" office:value-type="float" office:value="0.0371889437333194" calcext:value-type="float">
            <text:p>0,0371889437</text:p>
          </table:table-cell>
          <table:table-cell table:number-columns-repeated="1018"/>
        </table:table-row>
        <table:table-row table:style-name="ro2">
          <table:table-cell office:value-type="float" office:value="1101691" calcext:value-type="float">
            <text:p>1101691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549]/60000" office:value-type="float" office:value="18.3615166666667" calcext:value-type="float">
            <text:p>18,3615166667</text:p>
          </table:table-cell>
          <table:table-cell table:style-name="ce1" table:formula="of:=0.2813*[.B549]+1.1082" office:value-type="float" office:value="1.321988" calcext:value-type="float">
            <text:p>1,321988</text:p>
          </table:table-cell>
          <table:table-cell table:formula="of:=SQRT(([.B549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103719" calcext:value-type="float">
            <text:p>110371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50]/60000" office:value-type="float" office:value="18.3953166666667" calcext:value-type="float">
            <text:p>18,3953166667</text:p>
          </table:table-cell>
          <table:table-cell table:style-name="ce1" table:formula="of:=0.2813*[.B550]+1.1082" office:value-type="float" office:value="1.327614" calcext:value-type="float">
            <text:p>1,327614</text:p>
          </table:table-cell>
          <table:table-cell table:formula="of:=SQRT(([.B550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05731" calcext:value-type="float">
            <text:p>110573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51]/60000" office:value-type="float" office:value="18.42885" calcext:value-type="float">
            <text:p>18,42885</text:p>
          </table:table-cell>
          <table:table-cell table:style-name="ce1" table:formula="of:=0.2813*[.B551]+1.1082" office:value-type="float" office:value="1.324801" calcext:value-type="float">
            <text:p>1,324801</text:p>
          </table:table-cell>
          <table:table-cell table:formula="of:=SQRT(([.B551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07744" calcext:value-type="float">
            <text:p>1107744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52]/60000" office:value-type="float" office:value="18.4624" calcext:value-type="float">
            <text:p>18,4624</text:p>
          </table:table-cell>
          <table:table-cell table:style-name="ce1" table:formula="of:=0.2813*[.B552]+1.1082" office:value-type="float" office:value="1.324801" calcext:value-type="float">
            <text:p>1,324801</text:p>
          </table:table-cell>
          <table:table-cell table:formula="of:=SQRT(([.B552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09756" calcext:value-type="float">
            <text:p>1109756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DC 000.74 <text:s/>mV</text:p>
          </table:table-cell>
          <table:table-cell table:style-name="ce1" table:formula="of:=[.A553]/60000" office:value-type="float" office:value="18.4959333333333" calcext:value-type="float">
            <text:p>18,4959333333</text:p>
          </table:table-cell>
          <table:table-cell table:style-name="ce1" table:formula="of:=0.2813*[.B553]+1.1082" office:value-type="float" office:value="1.316362" calcext:value-type="float">
            <text:p>1,316362</text:p>
          </table:table-cell>
          <table:table-cell table:formula="of:=SQRT(([.B553]*0.0052)^2 +0.037^2)" office:value-type="float" office:value="0.0371995578468347" calcext:value-type="float">
            <text:p>0,0371995578</text:p>
          </table:table-cell>
          <table:table-cell table:number-columns-repeated="1018"/>
        </table:table-row>
        <table:table-row table:style-name="ro2">
          <table:table-cell office:value-type="float" office:value="1111768" calcext:value-type="float">
            <text:p>111176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DC 000.75 <text:s/>mV</text:p>
          </table:table-cell>
          <table:table-cell table:style-name="ce1" table:formula="of:=[.A554]/60000" office:value-type="float" office:value="18.5294666666667" calcext:value-type="float">
            <text:p>18,5294666667</text:p>
          </table:table-cell>
          <table:table-cell table:style-name="ce1" table:formula="of:=0.2813*[.B554]+1.1082" office:value-type="float" office:value="1.319175" calcext:value-type="float">
            <text:p>1,319175</text:p>
          </table:table-cell>
          <table:table-cell table:formula="of:=SQRT(([.B554]*0.0052)^2 +0.037^2)" office:value-type="float" office:value="0.0372049727859059" calcext:value-type="float">
            <text:p>0,0372049728</text:p>
          </table:table-cell>
          <table:table-cell table:number-columns-repeated="1018"/>
        </table:table-row>
        <table:table-row table:style-name="ro2">
          <table:table-cell office:value-type="float" office:value="1113781" calcext:value-type="float">
            <text:p>1113781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DC 000.69 <text:s/>mV</text:p>
          </table:table-cell>
          <table:table-cell table:style-name="ce1" table:formula="of:=[.A555]/60000" office:value-type="float" office:value="18.5630166666667" calcext:value-type="float">
            <text:p>18,5630166667</text:p>
          </table:table-cell>
          <table:table-cell table:style-name="ce1" table:formula="of:=0.2813*[.B555]+1.1082" office:value-type="float" office:value="1.302297" calcext:value-type="float">
            <text:p>1,302297</text:p>
          </table:table-cell>
          <table:table-cell table:formula="of:=SQRT(([.B555]*0.0052)^2 +0.037^2)" office:value-type="float" office:value="0.037173562433536" calcext:value-type="float">
            <text:p>0,0371735624</text:p>
          </table:table-cell>
          <table:table-cell table:number-columns-repeated="1018"/>
        </table:table-row>
        <table:table-row table:style-name="ro2">
          <table:table-cell office:value-type="float" office:value="1115793" calcext:value-type="float">
            <text:p>1115793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DC 000.69 <text:s/>mV</text:p>
          </table:table-cell>
          <table:table-cell table:style-name="ce1" table:formula="of:=[.A556]/60000" office:value-type="float" office:value="18.59655" calcext:value-type="float">
            <text:p>18,59655</text:p>
          </table:table-cell>
          <table:table-cell table:style-name="ce1" table:formula="of:=0.2813*[.B556]+1.1082" office:value-type="float" office:value="1.302297" calcext:value-type="float">
            <text:p>1,302297</text:p>
          </table:table-cell>
          <table:table-cell table:formula="of:=SQRT(([.B556]*0.0052)^2 +0.037^2)" office:value-type="float" office:value="0.037173562433536" calcext:value-type="float">
            <text:p>0,0371735624</text:p>
          </table:table-cell>
          <table:table-cell table:number-columns-repeated="1018"/>
        </table:table-row>
        <table:table-row table:style-name="ro2">
          <table:table-cell office:value-type="float" office:value="1117806" calcext:value-type="float">
            <text:p>1117806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57]/60000" office:value-type="float" office:value="18.6301" calcext:value-type="float">
            <text:p>18,6301</text:p>
          </table:table-cell>
          <table:table-cell table:style-name="ce1" table:formula="of:=0.2813*[.B557]+1.1082" office:value-type="float" office:value="1.324801" calcext:value-type="float">
            <text:p>1,324801</text:p>
          </table:table-cell>
          <table:table-cell table:formula="of:=SQRT(([.B557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19818" calcext:value-type="float">
            <text:p>1119818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558]/60000" office:value-type="float" office:value="18.6636333333333" calcext:value-type="float">
            <text:p>18,6636333333</text:p>
          </table:table-cell>
          <table:table-cell table:style-name="ce1" table:formula="of:=0.2813*[.B558]+1.1082" office:value-type="float" office:value="1.321988" calcext:value-type="float">
            <text:p>1,321988</text:p>
          </table:table-cell>
          <table:table-cell table:formula="of:=SQRT(([.B558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121830" calcext:value-type="float">
            <text:p>1121830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59]/60000" office:value-type="float" office:value="18.6971666666667" calcext:value-type="float">
            <text:p>18,6971666667</text:p>
          </table:table-cell>
          <table:table-cell table:style-name="ce1" table:formula="of:=0.2813*[.B559]+1.1082" office:value-type="float" office:value="1.313549" calcext:value-type="float">
            <text:p>1,313549</text:p>
          </table:table-cell>
          <table:table-cell table:formula="of:=SQRT(([.B559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123827" calcext:value-type="float">
            <text:p>1123827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DC 000.75 <text:s/>mV</text:p>
          </table:table-cell>
          <table:table-cell table:style-name="ce1" table:formula="of:=[.A560]/60000" office:value-type="float" office:value="18.73045" calcext:value-type="float">
            <text:p>18,73045</text:p>
          </table:table-cell>
          <table:table-cell table:style-name="ce1" table:formula="of:=0.2813*[.B560]+1.1082" office:value-type="float" office:value="1.319175" calcext:value-type="float">
            <text:p>1,319175</text:p>
          </table:table-cell>
          <table:table-cell table:formula="of:=SQRT(([.B560]*0.0052)^2 +0.037^2)" office:value-type="float" office:value="0.0372049727859059" calcext:value-type="float">
            <text:p>0,0372049728</text:p>
          </table:table-cell>
          <table:table-cell table:number-columns-repeated="1018"/>
        </table:table-row>
        <table:table-row table:style-name="ro2">
          <table:table-cell office:value-type="float" office:value="1125855" calcext:value-type="float">
            <text:p>1125855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61]/60000" office:value-type="float" office:value="18.76425" calcext:value-type="float">
            <text:p>18,76425</text:p>
          </table:table-cell>
          <table:table-cell table:style-name="ce1" table:formula="of:=0.2813*[.B561]+1.1082" office:value-type="float" office:value="1.324801" calcext:value-type="float">
            <text:p>1,324801</text:p>
          </table:table-cell>
          <table:table-cell table:formula="of:=SQRT(([.B561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27868" calcext:value-type="float">
            <text:p>1127868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62]/60000" office:value-type="float" office:value="18.7978" calcext:value-type="float">
            <text:p>18,7978</text:p>
          </table:table-cell>
          <table:table-cell table:style-name="ce1" table:formula="of:=0.2813*[.B562]+1.1082" office:value-type="float" office:value="1.324801" calcext:value-type="float">
            <text:p>1,324801</text:p>
          </table:table-cell>
          <table:table-cell table:formula="of:=SQRT(([.B562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29864" calcext:value-type="float">
            <text:p>1129864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63]/60000" office:value-type="float" office:value="18.8310666666667" calcext:value-type="float">
            <text:p>18,8310666667</text:p>
          </table:table-cell>
          <table:table-cell table:style-name="ce1" table:formula="of:=0.2813*[.B563]+1.1082" office:value-type="float" office:value="1.327614" calcext:value-type="float">
            <text:p>1,327614</text:p>
          </table:table-cell>
          <table:table-cell table:formula="of:=SQRT(([.B563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31892" calcext:value-type="float">
            <text:p>1131892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64]/60000" office:value-type="float" office:value="18.8648666666667" calcext:value-type="float">
            <text:p>18,8648666667</text:p>
          </table:table-cell>
          <table:table-cell table:style-name="ce1" table:formula="of:=0.2813*[.B564]+1.1082" office:value-type="float" office:value="1.327614" calcext:value-type="float">
            <text:p>1,327614</text:p>
          </table:table-cell>
          <table:table-cell table:formula="of:=SQRT(([.B564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33905" calcext:value-type="float">
            <text:p>1133905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DC 000.74 <text:s/>mV</text:p>
          </table:table-cell>
          <table:table-cell table:style-name="ce1" table:formula="of:=[.A565]/60000" office:value-type="float" office:value="18.8984166666667" calcext:value-type="float">
            <text:p>18,8984166667</text:p>
          </table:table-cell>
          <table:table-cell table:style-name="ce1" table:formula="of:=0.2813*[.B565]+1.1082" office:value-type="float" office:value="1.316362" calcext:value-type="float">
            <text:p>1,316362</text:p>
          </table:table-cell>
          <table:table-cell table:formula="of:=SQRT(([.B565]*0.0052)^2 +0.037^2)" office:value-type="float" office:value="0.0371995578468347" calcext:value-type="float">
            <text:p>0,0371995578</text:p>
          </table:table-cell>
          <table:table-cell table:number-columns-repeated="1018"/>
        </table:table-row>
        <table:table-row table:style-name="ro2">
          <table:table-cell office:value-type="float" office:value="1135917" calcext:value-type="float">
            <text:p>1135917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566]/60000" office:value-type="float" office:value="18.93195" calcext:value-type="float">
            <text:p>18,93195</text:p>
          </table:table-cell>
          <table:table-cell table:style-name="ce1" table:formula="of:=0.2813*[.B566]+1.1082" office:value-type="float" office:value="1.321988" calcext:value-type="float">
            <text:p>1,321988</text:p>
          </table:table-cell>
          <table:table-cell table:formula="of:=SQRT(([.B566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137930" calcext:value-type="float">
            <text:p>113793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67]/60000" office:value-type="float" office:value="18.9655" calcext:value-type="float">
            <text:p>18,9655</text:p>
          </table:table-cell>
          <table:table-cell table:style-name="ce1" table:formula="of:=0.2813*[.B567]+1.1082" office:value-type="float" office:value="1.327614" calcext:value-type="float">
            <text:p>1,327614</text:p>
          </table:table-cell>
          <table:table-cell table:formula="of:=SQRT(([.B567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39942" calcext:value-type="float">
            <text:p>1139942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DC 000.75 <text:s/>mV</text:p>
          </table:table-cell>
          <table:table-cell table:style-name="ce1" table:formula="of:=[.A568]/60000" office:value-type="float" office:value="18.9990333333333" calcext:value-type="float">
            <text:p>18,9990333333</text:p>
          </table:table-cell>
          <table:table-cell table:style-name="ce1" table:formula="of:=0.2813*[.B568]+1.1082" office:value-type="float" office:value="1.319175" calcext:value-type="float">
            <text:p>1,319175</text:p>
          </table:table-cell>
          <table:table-cell table:formula="of:=SQRT(([.B568]*0.0052)^2 +0.037^2)" office:value-type="float" office:value="0.0372049727859059" calcext:value-type="float">
            <text:p>0,0372049728</text:p>
          </table:table-cell>
          <table:table-cell table:number-columns-repeated="1018"/>
        </table:table-row>
        <table:table-row table:style-name="ro2">
          <table:table-cell office:value-type="float" office:value="1141954" calcext:value-type="float">
            <text:p>1141954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569]/60000" office:value-type="float" office:value="19.0325666666667" calcext:value-type="float">
            <text:p>19,0325666667</text:p>
          </table:table-cell>
          <table:table-cell table:style-name="ce1" table:formula="of:=0.2813*[.B569]+1.1082" office:value-type="float" office:value="1.321988" calcext:value-type="float">
            <text:p>1,321988</text:p>
          </table:table-cell>
          <table:table-cell table:formula="of:=SQRT(([.B569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143951" calcext:value-type="float">
            <text:p>1143951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70]/60000" office:value-type="float" office:value="19.06585" calcext:value-type="float">
            <text:p>19,06585</text:p>
          </table:table-cell>
          <table:table-cell table:style-name="ce1" table:formula="of:=0.2813*[.B570]+1.1082" office:value-type="float" office:value="1.313549" calcext:value-type="float">
            <text:p>1,313549</text:p>
          </table:table-cell>
          <table:table-cell table:formula="of:=SQRT(([.B570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145979" calcext:value-type="float">
            <text:p>1145979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DC 000.72 <text:s/>mV</text:p>
          </table:table-cell>
          <table:table-cell table:style-name="ce1" table:formula="of:=[.A571]/60000" office:value-type="float" office:value="19.09965" calcext:value-type="float">
            <text:p>19,09965</text:p>
          </table:table-cell>
          <table:table-cell table:style-name="ce1" table:formula="of:=0.2813*[.B571]+1.1082" office:value-type="float" office:value="1.310736" calcext:value-type="float">
            <text:p>1,310736</text:p>
          </table:table-cell>
          <table:table-cell table:formula="of:=SQRT(([.B571]*0.0052)^2 +0.037^2)" office:value-type="float" office:value="0.0371889437333194" calcext:value-type="float">
            <text:p>0,0371889437</text:p>
          </table:table-cell>
          <table:table-cell table:number-columns-repeated="1018"/>
        </table:table-row>
        <table:table-row table:style-name="ro2">
          <table:table-cell office:value-type="float" office:value="1147992" calcext:value-type="float">
            <text:p>1147992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DC 000.74 <text:s/>mV</text:p>
          </table:table-cell>
          <table:table-cell table:style-name="ce1" table:formula="of:=[.A572]/60000" office:value-type="float" office:value="19.1332" calcext:value-type="float">
            <text:p>19,1332</text:p>
          </table:table-cell>
          <table:table-cell table:style-name="ce1" table:formula="of:=0.2813*[.B572]+1.1082" office:value-type="float" office:value="1.316362" calcext:value-type="float">
            <text:p>1,316362</text:p>
          </table:table-cell>
          <table:table-cell table:formula="of:=SQRT(([.B572]*0.0052)^2 +0.037^2)" office:value-type="float" office:value="0.0371995578468347" calcext:value-type="float">
            <text:p>0,0371995578</text:p>
          </table:table-cell>
          <table:table-cell table:number-columns-repeated="1018"/>
        </table:table-row>
        <table:table-row table:style-name="ro2">
          <table:table-cell office:value-type="float" office:value="1150004" calcext:value-type="float">
            <text:p>1150004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C 000.70 <text:s/>mV</text:p>
          </table:table-cell>
          <table:table-cell table:style-name="ce1" table:formula="of:=[.A573]/60000" office:value-type="float" office:value="19.1667333333333" calcext:value-type="float">
            <text:p>19,1667333333</text:p>
          </table:table-cell>
          <table:table-cell table:style-name="ce1" table:formula="of:=0.2813*[.B573]+1.1082" office:value-type="float" office:value="1.30511" calcext:value-type="float">
            <text:p>1,30511</text:p>
          </table:table-cell>
          <table:table-cell table:formula="of:=SQRT(([.B573]*0.0052)^2 +0.037^2)" office:value-type="float" office:value="0.0371786175106068" calcext:value-type="float">
            <text:p>0,0371786175</text:p>
          </table:table-cell>
          <table:table-cell table:number-columns-repeated="1018"/>
        </table:table-row>
        <table:table-row table:style-name="ro2">
          <table:table-cell office:value-type="float" office:value="1152016" calcext:value-type="float">
            <text:p>1152016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74]/60000" office:value-type="float" office:value="19.2002666666667" calcext:value-type="float">
            <text:p>19,2002666667</text:p>
          </table:table-cell>
          <table:table-cell table:style-name="ce1" table:formula="of:=0.2813*[.B574]+1.1082" office:value-type="float" office:value="1.313549" calcext:value-type="float">
            <text:p>1,313549</text:p>
          </table:table-cell>
          <table:table-cell table:formula="of:=SQRT(([.B574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154029" calcext:value-type="float">
            <text:p>1154029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C 000.70 <text:s/>mV</text:p>
          </table:table-cell>
          <table:table-cell table:style-name="ce1" table:formula="of:=[.A575]/60000" office:value-type="float" office:value="19.2338166666667" calcext:value-type="float">
            <text:p>19,2338166667</text:p>
          </table:table-cell>
          <table:table-cell table:style-name="ce1" table:formula="of:=0.2813*[.B575]+1.1082" office:value-type="float" office:value="1.30511" calcext:value-type="float">
            <text:p>1,30511</text:p>
          </table:table-cell>
          <table:table-cell table:formula="of:=SQRT(([.B575]*0.0052)^2 +0.037^2)" office:value-type="float" office:value="0.0371786175106068" calcext:value-type="float">
            <text:p>0,0371786175</text:p>
          </table:table-cell>
          <table:table-cell table:number-columns-repeated="1018"/>
        </table:table-row>
        <table:table-row table:style-name="ro2">
          <table:table-cell office:value-type="float" office:value="1156041" calcext:value-type="float">
            <text:p>1156041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DC 000.74 <text:s/>mV</text:p>
          </table:table-cell>
          <table:table-cell table:style-name="ce1" table:formula="of:=[.A576]/60000" office:value-type="float" office:value="19.26735" calcext:value-type="float">
            <text:p>19,26735</text:p>
          </table:table-cell>
          <table:table-cell table:style-name="ce1" table:formula="of:=0.2813*[.B576]+1.1082" office:value-type="float" office:value="1.316362" calcext:value-type="float">
            <text:p>1,316362</text:p>
          </table:table-cell>
          <table:table-cell table:formula="of:=SQRT(([.B576]*0.0052)^2 +0.037^2)" office:value-type="float" office:value="0.0371995578468347" calcext:value-type="float">
            <text:p>0,0371995578</text:p>
          </table:table-cell>
          <table:table-cell table:number-columns-repeated="1018"/>
        </table:table-row>
        <table:table-row table:style-name="ro2">
          <table:table-cell office:value-type="float" office:value="1158038" calcext:value-type="float">
            <text:p>1158038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77]/60000" office:value-type="float" office:value="19.3006333333333" calcext:value-type="float">
            <text:p>19,3006333333</text:p>
          </table:table-cell>
          <table:table-cell table:style-name="ce1" table:formula="of:=0.2813*[.B577]+1.1082" office:value-type="float" office:value="1.324801" calcext:value-type="float">
            <text:p>1,324801</text:p>
          </table:table-cell>
          <table:table-cell table:formula="of:=SQRT(([.B577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60066" calcext:value-type="float">
            <text:p>1160066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78]/60000" office:value-type="float" office:value="19.3344333333333" calcext:value-type="float">
            <text:p>19,3344333333</text:p>
          </table:table-cell>
          <table:table-cell table:style-name="ce1" table:formula="of:=0.2813*[.B578]+1.1082" office:value-type="float" office:value="1.324801" calcext:value-type="float">
            <text:p>1,324801</text:p>
          </table:table-cell>
          <table:table-cell table:formula="of:=SQRT(([.B578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62078" calcext:value-type="float">
            <text:p>1162078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DC 000.66 <text:s/>mV</text:p>
          </table:table-cell>
          <table:table-cell table:style-name="ce1" table:formula="of:=[.A579]/60000" office:value-type="float" office:value="19.3679666666667" calcext:value-type="float">
            <text:p>19,3679666667</text:p>
          </table:table-cell>
          <table:table-cell table:style-name="ce1" table:formula="of:=0.2813*[.B579]+1.1082" office:value-type="float" office:value="1.293858" calcext:value-type="float">
            <text:p>1,293858</text:p>
          </table:table-cell>
          <table:table-cell table:formula="of:=SQRT(([.B579]*0.0052)^2 +0.037^2)" office:value-type="float" office:value="0.0371588296909362" calcext:value-type="float">
            <text:p>0,0371588297</text:p>
          </table:table-cell>
          <table:table-cell table:number-columns-repeated="1018"/>
        </table:table-row>
        <table:table-row table:style-name="ro2">
          <table:table-cell office:value-type="float" office:value="1164091" calcext:value-type="float">
            <text:p>116409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DC 000.72 <text:s/>mV</text:p>
          </table:table-cell>
          <table:table-cell table:style-name="ce1" table:formula="of:=[.A580]/60000" office:value-type="float" office:value="19.4015166666667" calcext:value-type="float">
            <text:p>19,4015166667</text:p>
          </table:table-cell>
          <table:table-cell table:style-name="ce1" table:formula="of:=0.2813*[.B580]+1.1082" office:value-type="float" office:value="1.310736" calcext:value-type="float">
            <text:p>1,310736</text:p>
          </table:table-cell>
          <table:table-cell table:formula="of:=SQRT(([.B580]*0.0052)^2 +0.037^2)" office:value-type="float" office:value="0.0371889437333194" calcext:value-type="float">
            <text:p>0,0371889437</text:p>
          </table:table-cell>
          <table:table-cell table:number-columns-repeated="1018"/>
        </table:table-row>
        <table:table-row table:style-name="ro2">
          <table:table-cell office:value-type="float" office:value="1166103" calcext:value-type="float">
            <text:p>1166103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DC 000.64 <text:s/>mV</text:p>
          </table:table-cell>
          <table:table-cell table:style-name="ce1" table:formula="of:=[.A581]/60000" office:value-type="float" office:value="19.43505" calcext:value-type="float">
            <text:p>19,43505</text:p>
          </table:table-cell>
          <table:table-cell table:style-name="ce1" table:formula="of:=0.2813*[.B581]+1.1082" office:value-type="float" office:value="1.288232" calcext:value-type="float">
            <text:p>1,288232</text:p>
          </table:table-cell>
          <table:table-cell table:formula="of:=SQRT(([.B581]*0.0052)^2 +0.037^2)" office:value-type="float" office:value="0.0371493685545259" calcext:value-type="float">
            <text:p>0,0371493686</text:p>
          </table:table-cell>
          <table:table-cell table:number-columns-repeated="1018"/>
        </table:table-row>
        <table:table-row table:style-name="ro2">
          <table:table-cell office:value-type="float" office:value="1168116" calcext:value-type="float">
            <text:p>1168116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DC 000.68 <text:s/>mV</text:p>
          </table:table-cell>
          <table:table-cell table:style-name="ce1" table:formula="of:=[.A582]/60000" office:value-type="float" office:value="19.4686" calcext:value-type="float">
            <text:p>19,4686</text:p>
          </table:table-cell>
          <table:table-cell table:style-name="ce1" table:formula="of:=0.2813*[.B582]+1.1082" office:value-type="float" office:value="1.299484" calcext:value-type="float">
            <text:p>1,299484</text:p>
          </table:table-cell>
          <table:table-cell table:formula="of:=SQRT(([.B582]*0.0052)^2 +0.037^2)" office:value-type="float" office:value="0.0371685794186434" calcext:value-type="float">
            <text:p>0,0371685794</text:p>
          </table:table-cell>
          <table:table-cell table:number-columns-repeated="1018"/>
        </table:table-row>
        <table:table-row table:style-name="ro2">
          <table:table-cell office:value-type="float" office:value="1170128" calcext:value-type="float">
            <text:p>1170128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DC 000.74 <text:s/>mV</text:p>
          </table:table-cell>
          <table:table-cell table:style-name="ce1" table:formula="of:=[.A583]/60000" office:value-type="float" office:value="19.5021333333333" calcext:value-type="float">
            <text:p>19,5021333333</text:p>
          </table:table-cell>
          <table:table-cell table:style-name="ce1" table:formula="of:=0.2813*[.B583]+1.1082" office:value-type="float" office:value="1.316362" calcext:value-type="float">
            <text:p>1,316362</text:p>
          </table:table-cell>
          <table:table-cell table:formula="of:=SQRT(([.B583]*0.0052)^2 +0.037^2)" office:value-type="float" office:value="0.0371995578468347" calcext:value-type="float">
            <text:p>0,0371995578</text:p>
          </table:table-cell>
          <table:table-cell table:number-columns-repeated="1018"/>
        </table:table-row>
        <table:table-row table:style-name="ro2">
          <table:table-cell office:value-type="float" office:value="1172125" calcext:value-type="float">
            <text:p>117212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C 000.70 <text:s/>mV</text:p>
          </table:table-cell>
          <table:table-cell table:style-name="ce1" table:formula="of:=[.A584]/60000" office:value-type="float" office:value="19.5354166666667" calcext:value-type="float">
            <text:p>19,5354166667</text:p>
          </table:table-cell>
          <table:table-cell table:style-name="ce1" table:formula="of:=0.2813*[.B584]+1.1082" office:value-type="float" office:value="1.30511" calcext:value-type="float">
            <text:p>1,30511</text:p>
          </table:table-cell>
          <table:table-cell table:formula="of:=SQRT(([.B584]*0.0052)^2 +0.037^2)" office:value-type="float" office:value="0.0371786175106068" calcext:value-type="float">
            <text:p>0,0371786175</text:p>
          </table:table-cell>
          <table:table-cell table:number-columns-repeated="1018"/>
        </table:table-row>
        <table:table-row table:style-name="ro2">
          <table:table-cell office:value-type="float" office:value="1174153" calcext:value-type="float">
            <text:p>1174153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85]/60000" office:value-type="float" office:value="19.5692166666667" calcext:value-type="float">
            <text:p>19,5692166667</text:p>
          </table:table-cell>
          <table:table-cell table:style-name="ce1" table:formula="of:=0.2813*[.B585]+1.1082" office:value-type="float" office:value="1.313549" calcext:value-type="float">
            <text:p>1,313549</text:p>
          </table:table-cell>
          <table:table-cell table:formula="of:=SQRT(([.B585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176165" calcext:value-type="float">
            <text:p>1176165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86]/60000" office:value-type="float" office:value="19.60275" calcext:value-type="float">
            <text:p>19,60275</text:p>
          </table:table-cell>
          <table:table-cell table:style-name="ce1" table:formula="of:=0.2813*[.B586]+1.1082" office:value-type="float" office:value="1.327614" calcext:value-type="float">
            <text:p>1,327614</text:p>
          </table:table-cell>
          <table:table-cell table:formula="of:=SQRT(([.B586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78162" calcext:value-type="float">
            <text:p>1178162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DC 000.72 <text:s/>mV</text:p>
          </table:table-cell>
          <table:table-cell table:style-name="ce1" table:formula="of:=[.A587]/60000" office:value-type="float" office:value="19.6360333333333" calcext:value-type="float">
            <text:p>19,6360333333</text:p>
          </table:table-cell>
          <table:table-cell table:style-name="ce1" table:formula="of:=0.2813*[.B587]+1.1082" office:value-type="float" office:value="1.310736" calcext:value-type="float">
            <text:p>1,310736</text:p>
          </table:table-cell>
          <table:table-cell table:formula="of:=SQRT(([.B587]*0.0052)^2 +0.037^2)" office:value-type="float" office:value="0.0371889437333194" calcext:value-type="float">
            <text:p>0,0371889437</text:p>
          </table:table-cell>
          <table:table-cell table:number-columns-repeated="1018"/>
        </table:table-row>
        <table:table-row table:style-name="ro2">
          <table:table-cell office:value-type="float" office:value="1180190" calcext:value-type="float">
            <text:p>1180190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88]/60000" office:value-type="float" office:value="19.6698333333333" calcext:value-type="float">
            <text:p>19,6698333333</text:p>
          </table:table-cell>
          <table:table-cell table:style-name="ce1" table:formula="of:=0.2813*[.B588]+1.1082" office:value-type="float" office:value="1.313549" calcext:value-type="float">
            <text:p>1,313549</text:p>
          </table:table-cell>
          <table:table-cell table:formula="of:=SQRT(([.B588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182202" calcext:value-type="float">
            <text:p>1182202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589]/60000" office:value-type="float" office:value="19.7033666666667" calcext:value-type="float">
            <text:p>19,7033666667</text:p>
          </table:table-cell>
          <table:table-cell table:style-name="ce1" table:formula="of:=0.2813*[.B589]+1.1082" office:value-type="float" office:value="1.321988" calcext:value-type="float">
            <text:p>1,321988</text:p>
          </table:table-cell>
          <table:table-cell table:formula="of:=SQRT(([.B589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184199" calcext:value-type="float">
            <text:p>1184199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DC 000.73 <text:s/>mV</text:p>
          </table:table-cell>
          <table:table-cell table:style-name="ce1" table:formula="of:=[.A590]/60000" office:value-type="float" office:value="19.73665" calcext:value-type="float">
            <text:p>19,73665</text:p>
          </table:table-cell>
          <table:table-cell table:style-name="ce1" table:formula="of:=0.2813*[.B590]+1.1082" office:value-type="float" office:value="1.313549" calcext:value-type="float">
            <text:p>1,313549</text:p>
          </table:table-cell>
          <table:table-cell table:formula="of:=SQRT(([.B590]*0.0052)^2 +0.037^2)" office:value-type="float" office:value="0.0371942148189742" calcext:value-type="float">
            <text:p>0,0371942148</text:p>
          </table:table-cell>
          <table:table-cell table:number-columns-repeated="1018"/>
        </table:table-row>
        <table:table-row table:style-name="ro2">
          <table:table-cell office:value-type="float" office:value="1186227" calcext:value-type="float">
            <text:p>118622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91]/60000" office:value-type="float" office:value="19.77045" calcext:value-type="float">
            <text:p>19,77045</text:p>
          </table:table-cell>
          <table:table-cell table:style-name="ce1" table:formula="of:=0.2813*[.B591]+1.1082" office:value-type="float" office:value="1.327614" calcext:value-type="float">
            <text:p>1,327614</text:p>
          </table:table-cell>
          <table:table-cell table:formula="of:=SQRT(([.B591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88240" calcext:value-type="float">
            <text:p>1188240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92]/60000" office:value-type="float" office:value="19.804" calcext:value-type="float">
            <text:p>19,804</text:p>
          </table:table-cell>
          <table:table-cell table:style-name="ce1" table:formula="of:=0.2813*[.B592]+1.1082" office:value-type="float" office:value="1.324801" calcext:value-type="float">
            <text:p>1,324801</text:p>
          </table:table-cell>
          <table:table-cell table:formula="of:=SQRT(([.B592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90252" calcext:value-type="float">
            <text:p>1190252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C 000.77 <text:s/>mV</text:p>
          </table:table-cell>
          <table:table-cell table:style-name="ce1" table:formula="of:=[.A593]/60000" office:value-type="float" office:value="19.8375333333333" calcext:value-type="float">
            <text:p>19,8375333333</text:p>
          </table:table-cell>
          <table:table-cell table:style-name="ce1" table:formula="of:=0.2813*[.B593]+1.1082" office:value-type="float" office:value="1.324801" calcext:value-type="float">
            <text:p>1,324801</text:p>
          </table:table-cell>
          <table:table-cell table:formula="of:=SQRT(([.B593]*0.0052)^2 +0.037^2)" office:value-type="float" office:value="0.0372160182717066" calcext:value-type="float">
            <text:p>0,0372160183</text:p>
          </table:table-cell>
          <table:table-cell table:number-columns-repeated="1018"/>
        </table:table-row>
        <table:table-row table:style-name="ro2">
          <table:table-cell office:value-type="float" office:value="1192249" calcext:value-type="float">
            <text:p>1192249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C 000.70 <text:s/>mV</text:p>
          </table:table-cell>
          <table:table-cell table:style-name="ce1" table:formula="of:=[.A594]/60000" office:value-type="float" office:value="19.8708166666667" calcext:value-type="float">
            <text:p>19,8708166667</text:p>
          </table:table-cell>
          <table:table-cell table:style-name="ce1" table:formula="of:=0.2813*[.B594]+1.1082" office:value-type="float" office:value="1.30511" calcext:value-type="float">
            <text:p>1,30511</text:p>
          </table:table-cell>
          <table:table-cell table:formula="of:=SQRT(([.B594]*0.0052)^2 +0.037^2)" office:value-type="float" office:value="0.0371786175106068" calcext:value-type="float">
            <text:p>0,0371786175</text:p>
          </table:table-cell>
          <table:table-cell table:number-columns-repeated="1018"/>
        </table:table-row>
        <table:table-row table:style-name="ro2">
          <table:table-cell office:value-type="float" office:value="1194277" calcext:value-type="float">
            <text:p>1194277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DC 000.71 <text:s/>mV</text:p>
          </table:table-cell>
          <table:table-cell table:style-name="ce1" table:formula="of:=[.A595]/60000" office:value-type="float" office:value="19.9046166666667" calcext:value-type="float">
            <text:p>19,9046166667</text:p>
          </table:table-cell>
          <table:table-cell table:style-name="ce1" table:formula="of:=0.2813*[.B595]+1.1082" office:value-type="float" office:value="1.307923" calcext:value-type="float">
            <text:p>1,307923</text:p>
          </table:table-cell>
          <table:table-cell table:formula="of:=SQRT(([.B595]*0.0052)^2 +0.037^2)" office:value-type="float" office:value="0.0371837446204655" calcext:value-type="float">
            <text:p>0,0371837446</text:p>
          </table:table-cell>
          <table:table-cell table:number-columns-repeated="1018"/>
        </table:table-row>
        <table:table-row table:style-name="ro2">
          <table:table-cell office:value-type="float" office:value="1196289" calcext:value-type="float">
            <text:p>119628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96]/60000" office:value-type="float" office:value="19.93815" calcext:value-type="float">
            <text:p>19,93815</text:p>
          </table:table-cell>
          <table:table-cell table:style-name="ce1" table:formula="of:=0.2813*[.B596]+1.1082" office:value-type="float" office:value="1.327614" calcext:value-type="float">
            <text:p>1,327614</text:p>
          </table:table-cell>
          <table:table-cell table:formula="of:=SQRT(([.B596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198317" calcext:value-type="float">
            <text:p>119831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597]/60000" office:value-type="float" office:value="19.97195" calcext:value-type="float">
            <text:p>19,97195</text:p>
          </table:table-cell>
          <table:table-cell table:style-name="ce1" table:formula="of:=0.2813*[.B597]+1.1082" office:value-type="float" office:value="1.327614" calcext:value-type="float">
            <text:p>1,327614</text:p>
          </table:table-cell>
          <table:table-cell table:formula="of:=SQRT(([.B597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200314" calcext:value-type="float">
            <text:p>120031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C 000.80 <text:s/>mV</text:p>
          </table:table-cell>
          <table:table-cell table:style-name="ce1" table:formula="of:=[.A598]/60000" office:value-type="float" office:value="20.0052333333333" calcext:value-type="float">
            <text:p>20,0052333333</text:p>
          </table:table-cell>
          <table:table-cell table:style-name="ce1" table:formula="of:=0.2813*[.B598]+1.1082" office:value-type="float" office:value="1.33324" calcext:value-type="float">
            <text:p>1,33324</text:p>
          </table:table-cell>
          <table:table-cell table:formula="of:=SQRT(([.B598]*0.0052)^2 +0.037^2)" office:value-type="float" office:value="0.0372331250367197" calcext:value-type="float">
            <text:p>0,037233125</text:p>
          </table:table-cell>
          <table:table-cell table:number-columns-repeated="1018"/>
        </table:table-row>
        <table:table-row table:style-name="ro2">
          <table:table-cell office:value-type="float" office:value="1202326" calcext:value-type="float">
            <text:p>1202326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DC 000.79 <text:s/>mV</text:p>
          </table:table-cell>
          <table:table-cell table:style-name="ce1" table:formula="of:=[.A599]/60000" office:value-type="float" office:value="20.0387666666667" calcext:value-type="float">
            <text:p>20,0387666667</text:p>
          </table:table-cell>
          <table:table-cell table:style-name="ce1" table:formula="of:=0.2813*[.B599]+1.1082" office:value-type="float" office:value="1.330427" calcext:value-type="float">
            <text:p>1,330427</text:p>
          </table:table-cell>
          <table:table-cell table:formula="of:=SQRT(([.B599]*0.0052)^2 +0.037^2)" office:value-type="float" office:value="0.0372273510204527" calcext:value-type="float">
            <text:p>0,037227351</text:p>
          </table:table-cell>
          <table:table-cell table:number-columns-repeated="1018"/>
        </table:table-row>
        <table:table-row table:style-name="ro2">
          <table:table-cell office:value-type="float" office:value="1204339" calcext:value-type="float">
            <text:p>120433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C 000.80 <text:s/>mV</text:p>
          </table:table-cell>
          <table:table-cell table:style-name="ce1" table:formula="of:=[.A600]/60000" office:value-type="float" office:value="20.0723166666667" calcext:value-type="float">
            <text:p>20,0723166667</text:p>
          </table:table-cell>
          <table:table-cell table:style-name="ce1" table:formula="of:=0.2813*[.B600]+1.1082" office:value-type="float" office:value="1.33324" calcext:value-type="float">
            <text:p>1,33324</text:p>
          </table:table-cell>
          <table:table-cell table:formula="of:=SQRT(([.B600]*0.0052)^2 +0.037^2)" office:value-type="float" office:value="0.0372331250367197" calcext:value-type="float">
            <text:p>0,037233125</text:p>
          </table:table-cell>
          <table:table-cell table:number-columns-repeated="1018"/>
        </table:table-row>
        <table:table-row table:style-name="ro2">
          <table:table-cell office:value-type="float" office:value="1206351" calcext:value-type="float">
            <text:p>1206351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DC 000.81 <text:s/>mV</text:p>
          </table:table-cell>
          <table:table-cell table:style-name="ce1" table:formula="of:=[.A601]/60000" office:value-type="float" office:value="20.10585" calcext:value-type="float">
            <text:p>20,10585</text:p>
          </table:table-cell>
          <table:table-cell table:style-name="ce1" table:formula="of:=0.2813*[.B601]+1.1082" office:value-type="float" office:value="1.336053" calcext:value-type="float">
            <text:p>1,336053</text:p>
          </table:table-cell>
          <table:table-cell table:formula="of:=SQRT(([.B601]*0.0052)^2 +0.037^2)" office:value-type="float" office:value="0.0372389707698803" calcext:value-type="float">
            <text:p>0,0372389708</text:p>
          </table:table-cell>
          <table:table-cell table:number-columns-repeated="1018"/>
        </table:table-row>
        <table:table-row table:style-name="ro2">
          <table:table-cell office:value-type="float" office:value="1208364" calcext:value-type="float">
            <text:p>1208364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DC 000.72 <text:s/>mV</text:p>
          </table:table-cell>
          <table:table-cell table:style-name="ce1" table:formula="of:=[.A602]/60000" office:value-type="float" office:value="20.1394" calcext:value-type="float">
            <text:p>20,1394</text:p>
          </table:table-cell>
          <table:table-cell table:style-name="ce1" table:formula="of:=0.2813*[.B602]+1.1082" office:value-type="float" office:value="1.310736" calcext:value-type="float">
            <text:p>1,310736</text:p>
          </table:table-cell>
          <table:table-cell table:formula="of:=SQRT(([.B602]*0.0052)^2 +0.037^2)" office:value-type="float" office:value="0.0371889437333194" calcext:value-type="float">
            <text:p>0,0371889437</text:p>
          </table:table-cell>
          <table:table-cell table:number-columns-repeated="1018"/>
        </table:table-row>
        <table:table-row table:style-name="ro2">
          <table:table-cell office:value-type="float" office:value="1210376" calcext:value-type="float">
            <text:p>121037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603]/60000" office:value-type="float" office:value="20.1729333333333" calcext:value-type="float">
            <text:p>20,1729333333</text:p>
          </table:table-cell>
          <table:table-cell table:style-name="ce1" table:formula="of:=0.2813*[.B603]+1.1082" office:value-type="float" office:value="1.321988" calcext:value-type="float">
            <text:p>1,321988</text:p>
          </table:table-cell>
          <table:table-cell table:formula="of:=SQRT(([.B603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212388" calcext:value-type="float">
            <text:p>1212388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DC 000.81 <text:s/>mV</text:p>
          </table:table-cell>
          <table:table-cell table:style-name="ce1" table:formula="of:=[.A604]/60000" office:value-type="float" office:value="20.2064666666667" calcext:value-type="float">
            <text:p>20,2064666667</text:p>
          </table:table-cell>
          <table:table-cell table:style-name="ce1" table:formula="of:=0.2813*[.B604]+1.1082" office:value-type="float" office:value="1.336053" calcext:value-type="float">
            <text:p>1,336053</text:p>
          </table:table-cell>
          <table:table-cell table:formula="of:=SQRT(([.B604]*0.0052)^2 +0.037^2)" office:value-type="float" office:value="0.0372389707698803" calcext:value-type="float">
            <text:p>0,0372389708</text:p>
          </table:table-cell>
          <table:table-cell table:number-columns-repeated="1018"/>
        </table:table-row>
        <table:table-row table:style-name="ro2">
          <table:table-cell office:value-type="float" office:value="1214401" calcext:value-type="float">
            <text:p>1214401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DC 000.78 <text:s/>mV</text:p>
          </table:table-cell>
          <table:table-cell table:style-name="ce1" table:formula="of:=[.A605]/60000" office:value-type="float" office:value="20.2400166666667" calcext:value-type="float">
            <text:p>20,2400166667</text:p>
          </table:table-cell>
          <table:table-cell table:style-name="ce1" table:formula="of:=0.2813*[.B605]+1.1082" office:value-type="float" office:value="1.327614" calcext:value-type="float">
            <text:p>1,327614</text:p>
          </table:table-cell>
          <table:table-cell table:formula="of:=SQRT(([.B605]*0.0052)^2 +0.037^2)" office:value-type="float" office:value="0.0372216487544547" calcext:value-type="float">
            <text:p>0,0372216488</text:p>
          </table:table-cell>
          <table:table-cell table:number-columns-repeated="1018"/>
        </table:table-row>
        <table:table-row table:style-name="ro2">
          <table:table-cell office:value-type="float" office:value="1216413" calcext:value-type="float">
            <text:p>121641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C 000.80 <text:s/>mV</text:p>
          </table:table-cell>
          <table:table-cell table:style-name="ce1" table:formula="of:=[.A606]/60000" office:value-type="float" office:value="20.27355" calcext:value-type="float">
            <text:p>20,27355</text:p>
          </table:table-cell>
          <table:table-cell table:style-name="ce1" table:formula="of:=0.2813*[.B606]+1.1082" office:value-type="float" office:value="1.33324" calcext:value-type="float">
            <text:p>1,33324</text:p>
          </table:table-cell>
          <table:table-cell table:formula="of:=SQRT(([.B606]*0.0052)^2 +0.037^2)" office:value-type="float" office:value="0.0372331250367197" calcext:value-type="float">
            <text:p>0,037233125</text:p>
          </table:table-cell>
          <table:table-cell table:number-columns-repeated="1018"/>
        </table:table-row>
        <table:table-row table:style-name="ro2">
          <table:table-cell office:value-type="float" office:value="1218426" calcext:value-type="float">
            <text:p>1218426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C 000.80 <text:s/>mV</text:p>
          </table:table-cell>
          <table:table-cell table:style-name="ce1" table:formula="of:=[.A607]/60000" office:value-type="float" office:value="20.3071" calcext:value-type="float">
            <text:p>20,3071</text:p>
          </table:table-cell>
          <table:table-cell table:style-name="ce1" table:formula="of:=0.2813*[.B607]+1.1082" office:value-type="float" office:value="1.33324" calcext:value-type="float">
            <text:p>1,33324</text:p>
          </table:table-cell>
          <table:table-cell table:formula="of:=SQRT(([.B607]*0.0052)^2 +0.037^2)" office:value-type="float" office:value="0.0372331250367197" calcext:value-type="float">
            <text:p>0,037233125</text:p>
          </table:table-cell>
          <table:table-cell table:number-columns-repeated="1018"/>
        </table:table-row>
        <table:table-row table:style-name="ro2">
          <table:table-cell office:value-type="float" office:value="1220422" calcext:value-type="float">
            <text:p>122042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C 000.80 <text:s/>mV</text:p>
          </table:table-cell>
          <table:table-cell table:style-name="ce1" table:formula="of:=[.A608]/60000" office:value-type="float" office:value="20.3403666666667" calcext:value-type="float">
            <text:p>20,3403666667</text:p>
          </table:table-cell>
          <table:table-cell table:style-name="ce1" table:formula="of:=0.2813*[.B608]+1.1082" office:value-type="float" office:value="1.33324" calcext:value-type="float">
            <text:p>1,33324</text:p>
          </table:table-cell>
          <table:table-cell table:formula="of:=SQRT(([.B608]*0.0052)^2 +0.037^2)" office:value-type="float" office:value="0.0372331250367197" calcext:value-type="float">
            <text:p>0,037233125</text:p>
          </table:table-cell>
          <table:table-cell table:number-columns-repeated="1018"/>
        </table:table-row>
        <table:table-row table:style-name="ro2">
          <table:table-cell office:value-type="float" office:value="1222450" calcext:value-type="float">
            <text:p>122245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DC 000.87 <text:s/>mV</text:p>
          </table:table-cell>
          <table:table-cell table:style-name="ce1" table:formula="of:=[.A609]/60000" office:value-type="float" office:value="20.3741666666667" calcext:value-type="float">
            <text:p>20,3741666667</text:p>
          </table:table-cell>
          <table:table-cell table:style-name="ce1" table:formula="of:=0.2813*[.B609]+1.1082" office:value-type="float" office:value="1.352931" calcext:value-type="float">
            <text:p>1,352931</text:p>
          </table:table-cell>
          <table:table-cell table:formula="of:=SQRT(([.B609]*0.0052)^2 +0.037^2)" office:value-type="float" office:value="0.037275549305141" calcext:value-type="float">
            <text:p>0,0372755493</text:p>
          </table:table-cell>
          <table:table-cell table:number-columns-repeated="1018"/>
        </table:table-row>
        <table:table-row table:style-name="ro2">
          <table:table-cell office:value-type="float" office:value="1224463" calcext:value-type="float">
            <text:p>1224463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DC 000.82 <text:s/>mV</text:p>
          </table:table-cell>
          <table:table-cell table:style-name="ce1" table:formula="of:=[.A610]/60000" office:value-type="float" office:value="20.4077166666667" calcext:value-type="float">
            <text:p>20,4077166667</text:p>
          </table:table-cell>
          <table:table-cell table:style-name="ce1" table:formula="of:=0.2813*[.B610]+1.1082" office:value-type="float" office:value="1.338866" calcext:value-type="float">
            <text:p>1,338866</text:p>
          </table:table-cell>
          <table:table-cell table:formula="of:=SQRT(([.B610]*0.0052)^2 +0.037^2)" office:value-type="float" office:value="0.0372448881861659" calcext:value-type="float">
            <text:p>0,0372448882</text:p>
          </table:table-cell>
          <table:table-cell table:number-columns-repeated="1018"/>
        </table:table-row>
        <table:table-row table:style-name="ro2">
          <table:table-cell office:value-type="float" office:value="1226475" calcext:value-type="float">
            <text:p>122647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DC 000.82 <text:s/>mV</text:p>
          </table:table-cell>
          <table:table-cell table:style-name="ce1" table:formula="of:=[.A611]/60000" office:value-type="float" office:value="20.44125" calcext:value-type="float">
            <text:p>20,44125</text:p>
          </table:table-cell>
          <table:table-cell table:style-name="ce1" table:formula="of:=0.2813*[.B611]+1.1082" office:value-type="float" office:value="1.338866" calcext:value-type="float">
            <text:p>1,338866</text:p>
          </table:table-cell>
          <table:table-cell table:formula="of:=SQRT(([.B611]*0.0052)^2 +0.037^2)" office:value-type="float" office:value="0.0372448881861659" calcext:value-type="float">
            <text:p>0,0372448882</text:p>
          </table:table-cell>
          <table:table-cell table:number-columns-repeated="1018"/>
        </table:table-row>
        <table:table-row table:style-name="ro2">
          <table:table-cell office:value-type="float" office:value="1228488" calcext:value-type="float">
            <text:p>1228488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DC 000.76 <text:s/>mV</text:p>
          </table:table-cell>
          <table:table-cell table:style-name="ce1" table:formula="of:=[.A612]/60000" office:value-type="float" office:value="20.4748" calcext:value-type="float">
            <text:p>20,4748</text:p>
          </table:table-cell>
          <table:table-cell table:style-name="ce1" table:formula="of:=0.2813*[.B612]+1.1082" office:value-type="float" office:value="1.321988" calcext:value-type="float">
            <text:p>1,321988</text:p>
          </table:table-cell>
          <table:table-cell table:formula="of:=SQRT(([.B612]*0.0052)^2 +0.037^2)" office:value-type="float" office:value="0.0372104596047939" calcext:value-type="float">
            <text:p>0,0372104596</text:p>
          </table:table-cell>
          <table:table-cell table:number-columns-repeated="1018"/>
        </table:table-row>
        <table:table-row table:style-name="ro2">
          <table:table-cell office:value-type="float" office:value="1230500" calcext:value-type="float">
            <text:p>123050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DC 000.87 <text:s/>mV</text:p>
          </table:table-cell>
          <table:table-cell table:style-name="ce1" table:formula="of:=[.A613]/60000" office:value-type="float" office:value="20.5083333333333" calcext:value-type="float">
            <text:p>20,5083333333</text:p>
          </table:table-cell>
          <table:table-cell table:style-name="ce1" table:formula="of:=0.2813*[.B613]+1.1082" office:value-type="float" office:value="1.352931" calcext:value-type="float">
            <text:p>1,352931</text:p>
          </table:table-cell>
          <table:table-cell table:formula="of:=SQRT(([.B613]*0.0052)^2 +0.037^2)" office:value-type="float" office:value="0.037275549305141" calcext:value-type="float">
            <text:p>0,0372755493</text:p>
          </table:table-cell>
          <table:table-cell table:number-columns-repeated="1018"/>
        </table:table-row>
        <table:table-row table:style-name="ro2">
          <table:table-cell office:value-type="float" office:value="1232512" calcext:value-type="float">
            <text:p>1232512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DC 000.83 <text:s/>mV</text:p>
          </table:table-cell>
          <table:table-cell table:style-name="ce1" table:formula="of:=[.A614]/60000" office:value-type="float" office:value="20.5418666666667" calcext:value-type="float">
            <text:p>20,5418666667</text:p>
          </table:table-cell>
          <table:table-cell table:style-name="ce1" table:formula="of:=0.2813*[.B614]+1.1082" office:value-type="float" office:value="1.341679" calcext:value-type="float">
            <text:p>1,341679</text:p>
          </table:table-cell>
          <table:table-cell table:formula="of:=SQRT(([.B614]*0.0052)^2 +0.037^2)" office:value-type="float" office:value="0.0372508772514152" calcext:value-type="float">
            <text:p>0,0372508773</text:p>
          </table:table-cell>
          <table:table-cell table:number-columns-repeated="1018"/>
        </table:table-row>
        <table:table-row table:style-name="ro2">
          <table:table-cell office:value-type="float" office:value="1234525" calcext:value-type="float">
            <text:p>1234525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DC 000.83 <text:s/>mV</text:p>
          </table:table-cell>
          <table:table-cell table:style-name="ce1" table:formula="of:=[.A615]/60000" office:value-type="float" office:value="20.5754166666667" calcext:value-type="float">
            <text:p>20,5754166667</text:p>
          </table:table-cell>
          <table:table-cell table:style-name="ce1" table:formula="of:=0.2813*[.B615]+1.1082" office:value-type="float" office:value="1.341679" calcext:value-type="float">
            <text:p>1,341679</text:p>
          </table:table-cell>
          <table:table-cell table:formula="of:=SQRT(([.B615]*0.0052)^2 +0.037^2)" office:value-type="float" office:value="0.0372508772514152" calcext:value-type="float">
            <text:p>0,0372508773</text:p>
          </table:table-cell>
          <table:table-cell table:number-columns-repeated="1018"/>
        </table:table-row>
        <table:table-row table:style-name="ro2">
          <table:table-cell office:value-type="float" office:value="1236537" calcext:value-type="float">
            <text:p>1236537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DC 000.86 <text:s/>mV</text:p>
          </table:table-cell>
          <table:table-cell table:style-name="ce1" table:formula="of:=[.A616]/60000" office:value-type="float" office:value="20.60895" calcext:value-type="float">
            <text:p>20,60895</text:p>
          </table:table-cell>
          <table:table-cell table:style-name="ce1" table:formula="of:=0.2813*[.B616]+1.1082" office:value-type="float" office:value="1.350118" calcext:value-type="float">
            <text:p>1,350118</text:p>
          </table:table-cell>
          <table:table-cell table:formula="of:=SQRT(([.B616]*0.0052)^2 +0.037^2)" office:value-type="float" office:value="0.0372692739934654" calcext:value-type="float">
            <text:p>0,037269274</text:p>
          </table:table-cell>
          <table:table-cell table:number-columns-repeated="1018"/>
        </table:table-row>
        <table:table-row table:style-name="ro2">
          <table:table-cell office:value-type="float" office:value="1238550" calcext:value-type="float">
            <text:p>123855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17]/60000" office:value-type="float" office:value="20.6425" calcext:value-type="float">
            <text:p>20,6425</text:p>
          </table:table-cell>
          <table:table-cell table:style-name="ce1" table:formula="of:=0.2813*[.B617]+1.1082" office:value-type="float" office:value="1.36137" calcext:value-type="float">
            <text:p>1,36137</text:p>
          </table:table-cell>
          <table:table-cell table:formula="of:=SQRT(([.B617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240562" calcext:value-type="float">
            <text:p>124056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18]/60000" office:value-type="float" office:value="20.6760333333333" calcext:value-type="float">
            <text:p>20,6760333333</text:p>
          </table:table-cell>
          <table:table-cell table:style-name="ce1" table:formula="of:=0.2813*[.B618]+1.1082" office:value-type="float" office:value="1.358557" calcext:value-type="float">
            <text:p>1,358557</text:p>
          </table:table-cell>
          <table:table-cell table:formula="of:=SQRT(([.B618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242574" calcext:value-type="float">
            <text:p>1242574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19]/60000" office:value-type="float" office:value="20.7095666666667" calcext:value-type="float">
            <text:p>20,7095666667</text:p>
          </table:table-cell>
          <table:table-cell table:style-name="ce1" table:formula="of:=0.2813*[.B619]+1.1082" office:value-type="float" office:value="1.355744" calcext:value-type="float">
            <text:p>1,355744</text:p>
          </table:table-cell>
          <table:table-cell table:formula="of:=SQRT(([.B619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244587" calcext:value-type="float">
            <text:p>1244587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DC 000.86 <text:s/>mV</text:p>
          </table:table-cell>
          <table:table-cell table:style-name="ce1" table:formula="of:=[.A620]/60000" office:value-type="float" office:value="20.7431166666667" calcext:value-type="float">
            <text:p>20,7431166667</text:p>
          </table:table-cell>
          <table:table-cell table:style-name="ce1" table:formula="of:=0.2813*[.B620]+1.1082" office:value-type="float" office:value="1.350118" calcext:value-type="float">
            <text:p>1,350118</text:p>
          </table:table-cell>
          <table:table-cell table:formula="of:=SQRT(([.B620]*0.0052)^2 +0.037^2)" office:value-type="float" office:value="0.0372692739934654" calcext:value-type="float">
            <text:p>0,037269274</text:p>
          </table:table-cell>
          <table:table-cell table:number-columns-repeated="1018"/>
        </table:table-row>
        <table:table-row table:style-name="ro2">
          <table:table-cell office:value-type="float" office:value="1246599" calcext:value-type="float">
            <text:p>1246599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DC 000.85 <text:s/>mV</text:p>
          </table:table-cell>
          <table:table-cell table:style-name="ce1" table:formula="of:=[.A621]/60000" office:value-type="float" office:value="20.77665" calcext:value-type="float">
            <text:p>20,77665</text:p>
          </table:table-cell>
          <table:table-cell table:style-name="ce1" table:formula="of:=0.2813*[.B621]+1.1082" office:value-type="float" office:value="1.347305" calcext:value-type="float">
            <text:p>1,347305</text:p>
          </table:table-cell>
          <table:table-cell table:formula="of:=SQRT(([.B621]*0.0052)^2 +0.037^2)" office:value-type="float" office:value="0.0372630701902031" calcext:value-type="float">
            <text:p>0,0372630702</text:p>
          </table:table-cell>
          <table:table-cell table:number-columns-repeated="1018"/>
        </table:table-row>
        <table:table-row table:style-name="ro2">
          <table:table-cell office:value-type="float" office:value="1248596" calcext:value-type="float">
            <text:p>1248596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DC 000.87 <text:s/>mV</text:p>
          </table:table-cell>
          <table:table-cell table:style-name="ce1" table:formula="of:=[.A622]/60000" office:value-type="float" office:value="20.8099333333333" calcext:value-type="float">
            <text:p>20,8099333333</text:p>
          </table:table-cell>
          <table:table-cell table:style-name="ce1" table:formula="of:=0.2813*[.B622]+1.1082" office:value-type="float" office:value="1.352931" calcext:value-type="float">
            <text:p>1,352931</text:p>
          </table:table-cell>
          <table:table-cell table:formula="of:=SQRT(([.B622]*0.0052)^2 +0.037^2)" office:value-type="float" office:value="0.037275549305141" calcext:value-type="float">
            <text:p>0,0372755493</text:p>
          </table:table-cell>
          <table:table-cell table:number-columns-repeated="1018"/>
        </table:table-row>
        <table:table-row table:style-name="ro2">
          <table:table-cell office:value-type="float" office:value="1250624" calcext:value-type="float">
            <text:p>1250624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23]/60000" office:value-type="float" office:value="20.8437333333333" calcext:value-type="float">
            <text:p>20,8437333333</text:p>
          </table:table-cell>
          <table:table-cell table:style-name="ce1" table:formula="of:=0.2813*[.B623]+1.1082" office:value-type="float" office:value="1.355744" calcext:value-type="float">
            <text:p>1,355744</text:p>
          </table:table-cell>
          <table:table-cell table:formula="of:=SQRT(([.B623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252636" calcext:value-type="float">
            <text:p>125263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24]/60000" office:value-type="float" office:value="20.8772666666667" calcext:value-type="float">
            <text:p>20,8772666667</text:p>
          </table:table-cell>
          <table:table-cell table:style-name="ce1" table:formula="of:=0.2813*[.B624]+1.1082" office:value-type="float" office:value="1.358557" calcext:value-type="float">
            <text:p>1,358557</text:p>
          </table:table-cell>
          <table:table-cell table:formula="of:=SQRT(([.B624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254633" calcext:value-type="float">
            <text:p>125463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25]/60000" office:value-type="float" office:value="20.91055" calcext:value-type="float">
            <text:p>20,91055</text:p>
          </table:table-cell>
          <table:table-cell table:style-name="ce1" table:formula="of:=0.2813*[.B625]+1.1082" office:value-type="float" office:value="1.358557" calcext:value-type="float">
            <text:p>1,358557</text:p>
          </table:table-cell>
          <table:table-cell table:formula="of:=SQRT(([.B625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256661" calcext:value-type="float">
            <text:p>1256661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DC 000.84 <text:s/>mV</text:p>
          </table:table-cell>
          <table:table-cell table:style-name="ce1" table:formula="of:=[.A626]/60000" office:value-type="float" office:value="20.94435" calcext:value-type="float">
            <text:p>20,94435</text:p>
          </table:table-cell>
          <table:table-cell table:style-name="ce1" table:formula="of:=0.2813*[.B626]+1.1082" office:value-type="float" office:value="1.344492" calcext:value-type="float">
            <text:p>1,344492</text:p>
          </table:table-cell>
          <table:table-cell table:formula="of:=SQRT(([.B626]*0.0052)^2 +0.037^2)" office:value-type="float" office:value="0.0372569379310753" calcext:value-type="float">
            <text:p>0,0372569379</text:p>
          </table:table-cell>
          <table:table-cell table:number-columns-repeated="1018"/>
        </table:table-row>
        <table:table-row table:style-name="ro2">
          <table:table-cell office:value-type="float" office:value="1258674" calcext:value-type="float">
            <text:p>125867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27]/60000" office:value-type="float" office:value="20.9779" calcext:value-type="float">
            <text:p>20,9779</text:p>
          </table:table-cell>
          <table:table-cell table:style-name="ce1" table:formula="of:=0.2813*[.B627]+1.1082" office:value-type="float" office:value="1.358557" calcext:value-type="float">
            <text:p>1,358557</text:p>
          </table:table-cell>
          <table:table-cell table:formula="of:=SQRT(([.B627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260686" calcext:value-type="float">
            <text:p>126068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28]/60000" office:value-type="float" office:value="21.0114333333333" calcext:value-type="float">
            <text:p>21,0114333333</text:p>
          </table:table-cell>
          <table:table-cell table:style-name="ce1" table:formula="of:=0.2813*[.B628]+1.1082" office:value-type="float" office:value="1.36137" calcext:value-type="float">
            <text:p>1,36137</text:p>
          </table:table-cell>
          <table:table-cell table:formula="of:=SQRT(([.B628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262698" calcext:value-type="float">
            <text:p>126269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29]/60000" office:value-type="float" office:value="21.0449666666667" calcext:value-type="float">
            <text:p>21,0449666667</text:p>
          </table:table-cell>
          <table:table-cell table:style-name="ce1" table:formula="of:=0.2813*[.B629]+1.1082" office:value-type="float" office:value="1.36137" calcext:value-type="float">
            <text:p>1,36137</text:p>
          </table:table-cell>
          <table:table-cell table:formula="of:=SQRT(([.B629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264711" calcext:value-type="float">
            <text:p>126471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DC 000.82 <text:s/>mV</text:p>
          </table:table-cell>
          <table:table-cell table:style-name="ce1" table:formula="of:=[.A630]/60000" office:value-type="float" office:value="21.0785166666667" calcext:value-type="float">
            <text:p>21,0785166667</text:p>
          </table:table-cell>
          <table:table-cell table:style-name="ce1" table:formula="of:=0.2813*[.B630]+1.1082" office:value-type="float" office:value="1.338866" calcext:value-type="float">
            <text:p>1,338866</text:p>
          </table:table-cell>
          <table:table-cell table:formula="of:=SQRT(([.B630]*0.0052)^2 +0.037^2)" office:value-type="float" office:value="0.0372448881861659" calcext:value-type="float">
            <text:p>0,0372448882</text:p>
          </table:table-cell>
          <table:table-cell table:number-columns-repeated="1018"/>
        </table:table-row>
        <table:table-row table:style-name="ro2">
          <table:table-cell office:value-type="float" office:value="1266723" calcext:value-type="float">
            <text:p>126672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31]/60000" office:value-type="float" office:value="21.11205" calcext:value-type="float">
            <text:p>21,11205</text:p>
          </table:table-cell>
          <table:table-cell table:style-name="ce1" table:formula="of:=0.2813*[.B631]+1.1082" office:value-type="float" office:value="1.355744" calcext:value-type="float">
            <text:p>1,355744</text:p>
          </table:table-cell>
          <table:table-cell table:formula="of:=SQRT(([.B631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268720" calcext:value-type="float">
            <text:p>126872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DC 000.85 <text:s/>mV</text:p>
          </table:table-cell>
          <table:table-cell table:style-name="ce1" table:formula="of:=[.A632]/60000" office:value-type="float" office:value="21.1453333333333" calcext:value-type="float">
            <text:p>21,1453333333</text:p>
          </table:table-cell>
          <table:table-cell table:style-name="ce1" table:formula="of:=0.2813*[.B632]+1.1082" office:value-type="float" office:value="1.347305" calcext:value-type="float">
            <text:p>1,347305</text:p>
          </table:table-cell>
          <table:table-cell table:formula="of:=SQRT(([.B632]*0.0052)^2 +0.037^2)" office:value-type="float" office:value="0.0372630701902031" calcext:value-type="float">
            <text:p>0,0372630702</text:p>
          </table:table-cell>
          <table:table-cell table:number-columns-repeated="1018"/>
        </table:table-row>
        <table:table-row table:style-name="ro2">
          <table:table-cell office:value-type="float" office:value="1270748" calcext:value-type="float">
            <text:p>1270748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DC 000.91 <text:s/>mV</text:p>
          </table:table-cell>
          <table:table-cell table:style-name="ce1" table:formula="of:=[.A633]/60000" office:value-type="float" office:value="21.1791333333333" calcext:value-type="float">
            <text:p>21,1791333333</text:p>
          </table:table-cell>
          <table:table-cell table:style-name="ce1" table:formula="of:=0.2813*[.B633]+1.1082" office:value-type="float" office:value="1.364183" calcext:value-type="float">
            <text:p>1,364183</text:p>
          </table:table-cell>
          <table:table-cell table:formula="of:=SQRT(([.B633]*0.0052)^2 +0.037^2)" office:value-type="float" office:value="0.037301364908003" calcext:value-type="float">
            <text:p>0,0373013649</text:p>
          </table:table-cell>
          <table:table-cell table:number-columns-repeated="1018"/>
        </table:table-row>
        <table:table-row table:style-name="ro2">
          <table:table-cell office:value-type="float" office:value="1272760" calcext:value-type="float">
            <text:p>127276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34]/60000" office:value-type="float" office:value="21.2126666666667" calcext:value-type="float">
            <text:p>21,2126666667</text:p>
          </table:table-cell>
          <table:table-cell table:style-name="ce1" table:formula="of:=0.2813*[.B634]+1.1082" office:value-type="float" office:value="1.355744" calcext:value-type="float">
            <text:p>1,355744</text:p>
          </table:table-cell>
          <table:table-cell table:formula="of:=SQRT(([.B634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274773" calcext:value-type="float">
            <text:p>127477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35]/60000" office:value-type="float" office:value="21.2462166666667" calcext:value-type="float">
            <text:p>21,2462166667</text:p>
          </table:table-cell>
          <table:table-cell table:style-name="ce1" table:formula="of:=0.2813*[.B635]+1.1082" office:value-type="float" office:value="1.358557" calcext:value-type="float">
            <text:p>1,358557</text:p>
          </table:table-cell>
          <table:table-cell table:formula="of:=SQRT(([.B635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276785" calcext:value-type="float">
            <text:p>12767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36]/60000" office:value-type="float" office:value="21.27975" calcext:value-type="float">
            <text:p>21,27975</text:p>
          </table:table-cell>
          <table:table-cell table:style-name="ce1" table:formula="of:=0.2813*[.B636]+1.1082" office:value-type="float" office:value="1.36137" calcext:value-type="float">
            <text:p>1,36137</text:p>
          </table:table-cell>
          <table:table-cell table:formula="of:=SQRT(([.B636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278798" calcext:value-type="float">
            <text:p>1278798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37]/60000" office:value-type="float" office:value="21.3133" calcext:value-type="float">
            <text:p>21,3133</text:p>
          </table:table-cell>
          <table:table-cell table:style-name="ce1" table:formula="of:=0.2813*[.B637]+1.1082" office:value-type="float" office:value="1.355744" calcext:value-type="float">
            <text:p>1,355744</text:p>
          </table:table-cell>
          <table:table-cell table:formula="of:=SQRT(([.B637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280810" calcext:value-type="float">
            <text:p>128081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DC 000.96 <text:s/>mV</text:p>
          </table:table-cell>
          <table:table-cell table:style-name="ce1" table:formula="of:=[.A638]/60000" office:value-type="float" office:value="21.3468333333333" calcext:value-type="float">
            <text:p>21,3468333333</text:p>
          </table:table-cell>
          <table:table-cell table:style-name="ce1" table:formula="of:=0.2813*[.B638]+1.1082" office:value-type="float" office:value="1.378248" calcext:value-type="float">
            <text:p>1,378248</text:p>
          </table:table-cell>
          <table:table-cell table:formula="of:=SQRT(([.B638]*0.0052)^2 +0.037^2)" office:value-type="float" office:value="0.0373352389037488" calcext:value-type="float">
            <text:p>0,0373352389</text:p>
          </table:table-cell>
          <table:table-cell table:number-columns-repeated="1018"/>
        </table:table-row>
        <table:table-row table:style-name="ro2">
          <table:table-cell office:value-type="float" office:value="1282807" calcext:value-type="float">
            <text:p>1282807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39]/60000" office:value-type="float" office:value="21.3801166666667" calcext:value-type="float">
            <text:p>21,3801166667</text:p>
          </table:table-cell>
          <table:table-cell table:style-name="ce1" table:formula="of:=0.2813*[.B639]+1.1082" office:value-type="float" office:value="1.355744" calcext:value-type="float">
            <text:p>1,355744</text:p>
          </table:table-cell>
          <table:table-cell table:formula="of:=SQRT(([.B639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284835" calcext:value-type="float">
            <text:p>1284835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DC 000.87 <text:s/>mV</text:p>
          </table:table-cell>
          <table:table-cell table:style-name="ce1" table:formula="of:=[.A640]/60000" office:value-type="float" office:value="21.4139166666667" calcext:value-type="float">
            <text:p>21,4139166667</text:p>
          </table:table-cell>
          <table:table-cell table:style-name="ce1" table:formula="of:=0.2813*[.B640]+1.1082" office:value-type="float" office:value="1.352931" calcext:value-type="float">
            <text:p>1,352931</text:p>
          </table:table-cell>
          <table:table-cell table:formula="of:=SQRT(([.B640]*0.0052)^2 +0.037^2)" office:value-type="float" office:value="0.037275549305141" calcext:value-type="float">
            <text:p>0,0372755493</text:p>
          </table:table-cell>
          <table:table-cell table:number-columns-repeated="1018"/>
        </table:table-row>
        <table:table-row table:style-name="ro2">
          <table:table-cell office:value-type="float" office:value="1286847" calcext:value-type="float">
            <text:p>128684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DC 000.87 <text:s/>mV</text:p>
          </table:table-cell>
          <table:table-cell table:style-name="ce1" table:formula="of:=[.A641]/60000" office:value-type="float" office:value="21.44745" calcext:value-type="float">
            <text:p>21,44745</text:p>
          </table:table-cell>
          <table:table-cell table:style-name="ce1" table:formula="of:=0.2813*[.B641]+1.1082" office:value-type="float" office:value="1.352931" calcext:value-type="float">
            <text:p>1,352931</text:p>
          </table:table-cell>
          <table:table-cell table:formula="of:=SQRT(([.B641]*0.0052)^2 +0.037^2)" office:value-type="float" office:value="0.037275549305141" calcext:value-type="float">
            <text:p>0,0372755493</text:p>
          </table:table-cell>
          <table:table-cell table:number-columns-repeated="1018"/>
        </table:table-row>
        <table:table-row table:style-name="ro2">
          <table:table-cell office:value-type="float" office:value="1288860" calcext:value-type="float">
            <text:p>128886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42]/60000" office:value-type="float" office:value="21.481" calcext:value-type="float">
            <text:p>21,481</text:p>
          </table:table-cell>
          <table:table-cell table:style-name="ce1" table:formula="of:=0.2813*[.B642]+1.1082" office:value-type="float" office:value="1.36137" calcext:value-type="float">
            <text:p>1,36137</text:p>
          </table:table-cell>
          <table:table-cell table:formula="of:=SQRT(([.B642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290872" calcext:value-type="float">
            <text:p>129087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43]/60000" office:value-type="float" office:value="21.5145333333333" calcext:value-type="float">
            <text:p>21,5145333333</text:p>
          </table:table-cell>
          <table:table-cell table:style-name="ce1" table:formula="of:=0.2813*[.B643]+1.1082" office:value-type="float" office:value="1.36137" calcext:value-type="float">
            <text:p>1,36137</text:p>
          </table:table-cell>
          <table:table-cell table:formula="of:=SQRT(([.B643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292884" calcext:value-type="float">
            <text:p>129288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44]/60000" office:value-type="float" office:value="21.5480666666667" calcext:value-type="float">
            <text:p>21,5480666667</text:p>
          </table:table-cell>
          <table:table-cell table:style-name="ce1" table:formula="of:=0.2813*[.B644]+1.1082" office:value-type="float" office:value="1.358557" calcext:value-type="float">
            <text:p>1,358557</text:p>
          </table:table-cell>
          <table:table-cell table:formula="of:=SQRT(([.B644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294897" calcext:value-type="float">
            <text:p>1294897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DC 000.94 <text:s/>mV</text:p>
          </table:table-cell>
          <table:table-cell table:style-name="ce1" table:formula="of:=[.A645]/60000" office:value-type="float" office:value="21.5816166666667" calcext:value-type="float">
            <text:p>21,5816166667</text:p>
          </table:table-cell>
          <table:table-cell table:style-name="ce1" table:formula="of:=0.2813*[.B645]+1.1082" office:value-type="float" office:value="1.372622" calcext:value-type="float">
            <text:p>1,372622</text:p>
          </table:table-cell>
          <table:table-cell table:formula="of:=SQRT(([.B645]*0.0052)^2 +0.037^2)" office:value-type="float" office:value="0.0373214756407085" calcext:value-type="float">
            <text:p>0,0373214756</text:p>
          </table:table-cell>
          <table:table-cell table:number-columns-repeated="1018"/>
        </table:table-row>
        <table:table-row table:style-name="ro2">
          <table:table-cell office:value-type="float" office:value="1296894" calcext:value-type="float">
            <text:p>1296894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DC 000.92 <text:s/>mV</text:p>
          </table:table-cell>
          <table:table-cell table:style-name="ce1" table:formula="of:=[.A646]/60000" office:value-type="float" office:value="21.6149" calcext:value-type="float">
            <text:p>21,6149</text:p>
          </table:table-cell>
          <table:table-cell table:style-name="ce1" table:formula="of:=0.2813*[.B646]+1.1082" office:value-type="float" office:value="1.366996" calcext:value-type="float">
            <text:p>1,366996</text:p>
          </table:table-cell>
          <table:table-cell table:formula="of:=SQRT(([.B646]*0.0052)^2 +0.037^2)" office:value-type="float" office:value="0.037307997212394" calcext:value-type="float">
            <text:p>0,0373079972</text:p>
          </table:table-cell>
          <table:table-cell table:number-columns-repeated="1018"/>
        </table:table-row>
        <table:table-row table:style-name="ro2">
          <table:table-cell office:value-type="float" office:value="1298922" calcext:value-type="float">
            <text:p>129892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47]/60000" office:value-type="float" office:value="21.6487" calcext:value-type="float">
            <text:p>21,6487</text:p>
          </table:table-cell>
          <table:table-cell table:style-name="ce1" table:formula="of:=0.2813*[.B647]+1.1082" office:value-type="float" office:value="1.36137" calcext:value-type="float">
            <text:p>1,36137</text:p>
          </table:table-cell>
          <table:table-cell table:formula="of:=SQRT(([.B647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300934" calcext:value-type="float">
            <text:p>1300934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48]/60000" office:value-type="float" office:value="21.6822333333333" calcext:value-type="float">
            <text:p>21,6822333333</text:p>
          </table:table-cell>
          <table:table-cell table:style-name="ce1" table:formula="of:=0.2813*[.B648]+1.1082" office:value-type="float" office:value="1.355744" calcext:value-type="float">
            <text:p>1,355744</text:p>
          </table:table-cell>
          <table:table-cell table:formula="of:=SQRT(([.B648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302946" calcext:value-type="float">
            <text:p>1302946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DC 000.92 <text:s/>mV</text:p>
          </table:table-cell>
          <table:table-cell table:style-name="ce1" table:formula="of:=[.A649]/60000" office:value-type="float" office:value="21.7157666666667" calcext:value-type="float">
            <text:p>21,7157666667</text:p>
          </table:table-cell>
          <table:table-cell table:style-name="ce1" table:formula="of:=0.2813*[.B649]+1.1082" office:value-type="float" office:value="1.366996" calcext:value-type="float">
            <text:p>1,366996</text:p>
          </table:table-cell>
          <table:table-cell table:formula="of:=SQRT(([.B649]*0.0052)^2 +0.037^2)" office:value-type="float" office:value="0.037307997212394" calcext:value-type="float">
            <text:p>0,0373079972</text:p>
          </table:table-cell>
          <table:table-cell table:number-columns-repeated="1018"/>
        </table:table-row>
        <table:table-row table:style-name="ro2">
          <table:table-cell office:value-type="float" office:value="1304959" calcext:value-type="float">
            <text:p>130495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50]/60000" office:value-type="float" office:value="21.7493166666667" calcext:value-type="float">
            <text:p>21,7493166667</text:p>
          </table:table-cell>
          <table:table-cell table:style-name="ce1" table:formula="of:=0.2813*[.B650]+1.1082" office:value-type="float" office:value="1.36137" calcext:value-type="float">
            <text:p>1,36137</text:p>
          </table:table-cell>
          <table:table-cell table:formula="of:=SQRT(([.B650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306971" calcext:value-type="float">
            <text:p>130697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51]/60000" office:value-type="float" office:value="21.78285" calcext:value-type="float">
            <text:p>21,78285</text:p>
          </table:table-cell>
          <table:table-cell table:style-name="ce1" table:formula="of:=0.2813*[.B651]+1.1082" office:value-type="float" office:value="1.36137" calcext:value-type="float">
            <text:p>1,36137</text:p>
          </table:table-cell>
          <table:table-cell table:formula="of:=SQRT(([.B651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308984" calcext:value-type="float">
            <text:p>1308984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DC 000.86 <text:s/>mV</text:p>
          </table:table-cell>
          <table:table-cell table:style-name="ce1" table:formula="of:=[.A652]/60000" office:value-type="float" office:value="21.8164" calcext:value-type="float">
            <text:p>21,8164</text:p>
          </table:table-cell>
          <table:table-cell table:style-name="ce1" table:formula="of:=0.2813*[.B652]+1.1082" office:value-type="float" office:value="1.350118" calcext:value-type="float">
            <text:p>1,350118</text:p>
          </table:table-cell>
          <table:table-cell table:formula="of:=SQRT(([.B652]*0.0052)^2 +0.037^2)" office:value-type="float" office:value="0.0372692739934654" calcext:value-type="float">
            <text:p>0,037269274</text:p>
          </table:table-cell>
          <table:table-cell table:number-columns-repeated="1018"/>
        </table:table-row>
        <table:table-row table:style-name="ro2">
          <table:table-cell office:value-type="float" office:value="1310980" calcext:value-type="float">
            <text:p>131098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53]/60000" office:value-type="float" office:value="21.8496666666667" calcext:value-type="float">
            <text:p>21,8496666667</text:p>
          </table:table-cell>
          <table:table-cell table:style-name="ce1" table:formula="of:=0.2813*[.B653]+1.1082" office:value-type="float" office:value="1.369809" calcext:value-type="float">
            <text:p>1,369809</text:p>
          </table:table-cell>
          <table:table-cell table:formula="of:=SQRT(([.B653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13008" calcext:value-type="float">
            <text:p>1313008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54]/60000" office:value-type="float" office:value="21.8834666666667" calcext:value-type="float">
            <text:p>21,8834666667</text:p>
          </table:table-cell>
          <table:table-cell table:style-name="ce1" table:formula="of:=0.2813*[.B654]+1.1082" office:value-type="float" office:value="1.369809" calcext:value-type="float">
            <text:p>1,369809</text:p>
          </table:table-cell>
          <table:table-cell table:formula="of:=SQRT(([.B654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15021" calcext:value-type="float">
            <text:p>131502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DC 000.94 <text:s/>mV</text:p>
          </table:table-cell>
          <table:table-cell table:style-name="ce1" table:formula="of:=[.A655]/60000" office:value-type="float" office:value="21.9170166666667" calcext:value-type="float">
            <text:p>21,9170166667</text:p>
          </table:table-cell>
          <table:table-cell table:style-name="ce1" table:formula="of:=0.2813*[.B655]+1.1082" office:value-type="float" office:value="1.372622" calcext:value-type="float">
            <text:p>1,372622</text:p>
          </table:table-cell>
          <table:table-cell table:formula="of:=SQRT(([.B655]*0.0052)^2 +0.037^2)" office:value-type="float" office:value="0.0373214756407085" calcext:value-type="float">
            <text:p>0,0373214756</text:p>
          </table:table-cell>
          <table:table-cell table:number-columns-repeated="1018"/>
        </table:table-row>
        <table:table-row table:style-name="ro2">
          <table:table-cell office:value-type="float" office:value="1317033" calcext:value-type="float">
            <text:p>131703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56]/60000" office:value-type="float" office:value="21.95055" calcext:value-type="float">
            <text:p>21,95055</text:p>
          </table:table-cell>
          <table:table-cell table:style-name="ce1" table:formula="of:=0.2813*[.B656]+1.1082" office:value-type="float" office:value="1.36137" calcext:value-type="float">
            <text:p>1,36137</text:p>
          </table:table-cell>
          <table:table-cell table:formula="of:=SQRT(([.B656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319034" calcext:value-type="float">
            <text:p>1319034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DC 000.90 <text:s/>mV</text:p>
          </table:table-cell>
          <table:table-cell table:style-name="ce1" table:formula="of:=[.A657]/60000" office:value-type="float" office:value="21.9839" calcext:value-type="float">
            <text:p>21,9839</text:p>
          </table:table-cell>
          <table:table-cell table:style-name="ce1" table:formula="of:=0.2813*[.B657]+1.1082" office:value-type="float" office:value="1.36137" calcext:value-type="float">
            <text:p>1,36137</text:p>
          </table:table-cell>
          <table:table-cell table:formula="of:=SQRT(([.B657]*0.0052)^2 +0.037^2)" office:value-type="float" office:value="0.0372948039276251" calcext:value-type="float">
            <text:p>0,0372948039</text:p>
          </table:table-cell>
          <table:table-cell table:number-columns-repeated="1018"/>
        </table:table-row>
        <table:table-row table:style-name="ro2">
          <table:table-cell office:value-type="float" office:value="1321046" calcext:value-type="float">
            <text:p>1321046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DC 000.95 <text:s/>mV</text:p>
          </table:table-cell>
          <table:table-cell table:style-name="ce1" table:formula="of:=[.A658]/60000" office:value-type="float" office:value="22.0174333333333" calcext:value-type="float">
            <text:p>22,0174333333</text:p>
          </table:table-cell>
          <table:table-cell table:style-name="ce1" table:formula="of:=0.2813*[.B658]+1.1082" office:value-type="float" office:value="1.375435" calcext:value-type="float">
            <text:p>1,375435</text:p>
          </table:table-cell>
          <table:table-cell table:formula="of:=SQRT(([.B658]*0.0052)^2 +0.037^2)" office:value-type="float" office:value="0.0373283216874266" calcext:value-type="float">
            <text:p>0,0373283217</text:p>
          </table:table-cell>
          <table:table-cell table:number-columns-repeated="1018"/>
        </table:table-row>
        <table:table-row table:style-name="ro2">
          <table:table-cell office:value-type="float" office:value="1323058" calcext:value-type="float">
            <text:p>132305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DC 000.97 <text:s/>mV</text:p>
          </table:table-cell>
          <table:table-cell table:style-name="ce1" table:formula="of:=[.A659]/60000" office:value-type="float" office:value="22.0509666666667" calcext:value-type="float">
            <text:p>22,0509666667</text:p>
          </table:table-cell>
          <table:table-cell table:style-name="ce1" table:formula="of:=0.2813*[.B659]+1.1082" office:value-type="float" office:value="1.381061" calcext:value-type="float">
            <text:p>1,381061</text:p>
          </table:table-cell>
          <table:table-cell table:formula="of:=SQRT(([.B659]*0.0052)^2 +0.037^2)" office:value-type="float" office:value="0.0373422272501253" calcext:value-type="float">
            <text:p>0,0373422273</text:p>
          </table:table-cell>
          <table:table-cell table:number-columns-repeated="1018"/>
        </table:table-row>
        <table:table-row table:style-name="ro2">
          <table:table-cell office:value-type="float" office:value="1325055" calcext:value-type="float">
            <text:p>1325055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60]/60000" office:value-type="float" office:value="22.08425" calcext:value-type="float">
            <text:p>22,08425</text:p>
          </table:table-cell>
          <table:table-cell table:style-name="ce1" table:formula="of:=0.2813*[.B660]+1.1082" office:value-type="float" office:value="1.369809" calcext:value-type="float">
            <text:p>1,369809</text:p>
          </table:table-cell>
          <table:table-cell table:formula="of:=SQRT(([.B660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27083" calcext:value-type="float">
            <text:p>132708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61]/60000" office:value-type="float" office:value="22.11805" calcext:value-type="float">
            <text:p>22,11805</text:p>
          </table:table-cell>
          <table:table-cell table:style-name="ce1" table:formula="of:=0.2813*[.B661]+1.1082" office:value-type="float" office:value="1.358557" calcext:value-type="float">
            <text:p>1,358557</text:p>
          </table:table-cell>
          <table:table-cell table:formula="of:=SQRT(([.B661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329096" calcext:value-type="float">
            <text:p>1329096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DC 000.94 <text:s/>mV</text:p>
          </table:table-cell>
          <table:table-cell table:style-name="ce1" table:formula="of:=[.A662]/60000" office:value-type="float" office:value="22.1516" calcext:value-type="float">
            <text:p>22,1516</text:p>
          </table:table-cell>
          <table:table-cell table:style-name="ce1" table:formula="of:=0.2813*[.B662]+1.1082" office:value-type="float" office:value="1.372622" calcext:value-type="float">
            <text:p>1,372622</text:p>
          </table:table-cell>
          <table:table-cell table:formula="of:=SQRT(([.B662]*0.0052)^2 +0.037^2)" office:value-type="float" office:value="0.0373214756407085" calcext:value-type="float">
            <text:p>0,0373214756</text:p>
          </table:table-cell>
          <table:table-cell table:number-columns-repeated="1018"/>
        </table:table-row>
        <table:table-row table:style-name="ro2">
          <table:table-cell office:value-type="float" office:value="1331108" calcext:value-type="float">
            <text:p>1331108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DC 000.92 <text:s/>mV</text:p>
          </table:table-cell>
          <table:table-cell table:style-name="ce1" table:formula="of:=[.A663]/60000" office:value-type="float" office:value="22.1851333333333" calcext:value-type="float">
            <text:p>22,1851333333</text:p>
          </table:table-cell>
          <table:table-cell table:style-name="ce1" table:formula="of:=0.2813*[.B663]+1.1082" office:value-type="float" office:value="1.366996" calcext:value-type="float">
            <text:p>1,366996</text:p>
          </table:table-cell>
          <table:table-cell table:formula="of:=SQRT(([.B663]*0.0052)^2 +0.037^2)" office:value-type="float" office:value="0.037307997212394" calcext:value-type="float">
            <text:p>0,0373079972</text:p>
          </table:table-cell>
          <table:table-cell table:number-columns-repeated="1018"/>
        </table:table-row>
        <table:table-row table:style-name="ro2">
          <table:table-cell office:value-type="float" office:value="1333120" calcext:value-type="float">
            <text:p>133312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64]/60000" office:value-type="float" office:value="22.2186666666667" calcext:value-type="float">
            <text:p>22,2186666667</text:p>
          </table:table-cell>
          <table:table-cell table:style-name="ce1" table:formula="of:=0.2813*[.B664]+1.1082" office:value-type="float" office:value="1.369809" calcext:value-type="float">
            <text:p>1,369809</text:p>
          </table:table-cell>
          <table:table-cell table:formula="of:=SQRT(([.B664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35133" calcext:value-type="float">
            <text:p>1335133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DC 000.85 <text:s/>mV</text:p>
          </table:table-cell>
          <table:table-cell table:style-name="ce1" table:formula="of:=[.A665]/60000" office:value-type="float" office:value="22.2522166666667" calcext:value-type="float">
            <text:p>22,2522166667</text:p>
          </table:table-cell>
          <table:table-cell table:style-name="ce1" table:formula="of:=0.2813*[.B665]+1.1082" office:value-type="float" office:value="1.347305" calcext:value-type="float">
            <text:p>1,347305</text:p>
          </table:table-cell>
          <table:table-cell table:formula="of:=SQRT(([.B665]*0.0052)^2 +0.037^2)" office:value-type="float" office:value="0.0372630701902031" calcext:value-type="float">
            <text:p>0,0372630702</text:p>
          </table:table-cell>
          <table:table-cell table:number-columns-repeated="1018"/>
        </table:table-row>
        <table:table-row table:style-name="ro2">
          <table:table-cell office:value-type="float" office:value="1337145" calcext:value-type="float">
            <text:p>133714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C 000.88 <text:s/>mV</text:p>
          </table:table-cell>
          <table:table-cell table:style-name="ce1" table:formula="of:=[.A666]/60000" office:value-type="float" office:value="22.28575" calcext:value-type="float">
            <text:p>22,28575</text:p>
          </table:table-cell>
          <table:table-cell table:style-name="ce1" table:formula="of:=0.2813*[.B666]+1.1082" office:value-type="float" office:value="1.355744" calcext:value-type="float">
            <text:p>1,355744</text:p>
          </table:table-cell>
          <table:table-cell table:formula="of:=SQRT(([.B666]*0.0052)^2 +0.037^2)" office:value-type="float" office:value="0.0372818960891208" calcext:value-type="float">
            <text:p>0,0372818961</text:p>
          </table:table-cell>
          <table:table-cell table:number-columns-repeated="1018"/>
        </table:table-row>
        <table:table-row table:style-name="ro2">
          <table:table-cell office:value-type="float" office:value="1339142" calcext:value-type="float">
            <text:p>133914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DC 000.91 <text:s/>mV</text:p>
          </table:table-cell>
          <table:table-cell table:style-name="ce1" table:formula="of:=[.A667]/60000" office:value-type="float" office:value="22.3190333333333" calcext:value-type="float">
            <text:p>22,3190333333</text:p>
          </table:table-cell>
          <table:table-cell table:style-name="ce1" table:formula="of:=0.2813*[.B667]+1.1082" office:value-type="float" office:value="1.364183" calcext:value-type="float">
            <text:p>1,364183</text:p>
          </table:table-cell>
          <table:table-cell table:formula="of:=SQRT(([.B667]*0.0052)^2 +0.037^2)" office:value-type="float" office:value="0.037301364908003" calcext:value-type="float">
            <text:p>0,0373013649</text:p>
          </table:table-cell>
          <table:table-cell table:number-columns-repeated="1018"/>
        </table:table-row>
        <table:table-row table:style-name="ro2">
          <table:table-cell office:value-type="float" office:value="1341170" calcext:value-type="float">
            <text:p>134117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DC 000.91 <text:s/>mV</text:p>
          </table:table-cell>
          <table:table-cell table:style-name="ce1" table:formula="of:=[.A668]/60000" office:value-type="float" office:value="22.3528333333333" calcext:value-type="float">
            <text:p>22,3528333333</text:p>
          </table:table-cell>
          <table:table-cell table:style-name="ce1" table:formula="of:=0.2813*[.B668]+1.1082" office:value-type="float" office:value="1.364183" calcext:value-type="float">
            <text:p>1,364183</text:p>
          </table:table-cell>
          <table:table-cell table:formula="of:=SQRT(([.B668]*0.0052)^2 +0.037^2)" office:value-type="float" office:value="0.037301364908003" calcext:value-type="float">
            <text:p>0,0373013649</text:p>
          </table:table-cell>
          <table:table-cell table:number-columns-repeated="1018"/>
        </table:table-row>
        <table:table-row table:style-name="ro2">
          <table:table-cell office:value-type="float" office:value="1343182" calcext:value-type="float">
            <text:p>1343182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DC 000.92 <text:s/>mV</text:p>
          </table:table-cell>
          <table:table-cell table:style-name="ce1" table:formula="of:=[.A669]/60000" office:value-type="float" office:value="22.3863666666667" calcext:value-type="float">
            <text:p>22,3863666667</text:p>
          </table:table-cell>
          <table:table-cell table:style-name="ce1" table:formula="of:=0.2813*[.B669]+1.1082" office:value-type="float" office:value="1.366996" calcext:value-type="float">
            <text:p>1,366996</text:p>
          </table:table-cell>
          <table:table-cell table:formula="of:=SQRT(([.B669]*0.0052)^2 +0.037^2)" office:value-type="float" office:value="0.037307997212394" calcext:value-type="float">
            <text:p>0,0373079972</text:p>
          </table:table-cell>
          <table:table-cell table:number-columns-repeated="1018"/>
        </table:table-row>
        <table:table-row table:style-name="ro2">
          <table:table-cell office:value-type="float" office:value="1345179" calcext:value-type="float">
            <text:p>1345179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C 000.89 <text:s/>mV</text:p>
          </table:table-cell>
          <table:table-cell table:style-name="ce1" table:formula="of:=[.A670]/60000" office:value-type="float" office:value="22.41965" calcext:value-type="float">
            <text:p>22,41965</text:p>
          </table:table-cell>
          <table:table-cell table:style-name="ce1" table:formula="of:=0.2813*[.B670]+1.1082" office:value-type="float" office:value="1.358557" calcext:value-type="float">
            <text:p>1,358557</text:p>
          </table:table-cell>
          <table:table-cell table:formula="of:=SQRT(([.B670]*0.0052)^2 +0.037^2)" office:value-type="float" office:value="0.0372883143089092" calcext:value-type="float">
            <text:p>0,0372883143</text:p>
          </table:table-cell>
          <table:table-cell table:number-columns-repeated="1018"/>
        </table:table-row>
        <table:table-row table:style-name="ro2">
          <table:table-cell office:value-type="float" office:value="1347207" calcext:value-type="float">
            <text:p>134720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71]/60000" office:value-type="float" office:value="22.45345" calcext:value-type="float">
            <text:p>22,45345</text:p>
          </table:table-cell>
          <table:table-cell table:style-name="ce1" table:formula="of:=0.2813*[.B671]+1.1082" office:value-type="float" office:value="1.369809" calcext:value-type="float">
            <text:p>1,369809</text:p>
          </table:table-cell>
          <table:table-cell table:formula="of:=SQRT(([.B671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49251" calcext:value-type="float">
            <text:p>134925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DC 000.96 <text:s/>mV</text:p>
          </table:table-cell>
          <table:table-cell table:style-name="ce1" table:formula="of:=[.A672]/60000" office:value-type="float" office:value="22.4875166666667" calcext:value-type="float">
            <text:p>22,4875166667</text:p>
          </table:table-cell>
          <table:table-cell table:style-name="ce1" table:formula="of:=0.2813*[.B672]+1.1082" office:value-type="float" office:value="1.378248" calcext:value-type="float">
            <text:p>1,378248</text:p>
          </table:table-cell>
          <table:table-cell table:formula="of:=SQRT(([.B672]*0.0052)^2 +0.037^2)" office:value-type="float" office:value="0.0373352389037488" calcext:value-type="float">
            <text:p>0,0373352389</text:p>
          </table:table-cell>
          <table:table-cell table:number-columns-repeated="1018"/>
        </table:table-row>
        <table:table-row table:style-name="ro2">
          <table:table-cell office:value-type="float" office:value="1351419" calcext:value-type="float">
            <text:p>1351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001.00 <text:s/>mV</text:p>
          </table:table-cell>
          <table:table-cell table:style-name="ce1" table:formula="of:=[.A673]/60000" office:value-type="float" office:value="22.52365" calcext:value-type="float">
            <text:p>22,52365</text:p>
          </table:table-cell>
          <table:table-cell table:style-name="ce1" table:formula="of:=0.2813*[.B673]+1.1082" office:value-type="float" office:value="1.3895" calcext:value-type="float">
            <text:p>1,3895</text:p>
          </table:table-cell>
          <table:table-cell table:formula="of:=SQRT(([.B673]*0.0052)^2 +0.037^2)" office:value-type="float" office:value="0.037363618668432" calcext:value-type="float">
            <text:p>0,0373636187</text:p>
          </table:table-cell>
          <table:table-cell table:number-columns-repeated="1018"/>
        </table:table-row>
        <table:table-row table:style-name="ro2">
          <table:table-cell office:value-type="float" office:value="1353400" calcext:value-type="float">
            <text:p>1353400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DC 000.97 <text:s/>mV</text:p>
          </table:table-cell>
          <table:table-cell table:style-name="ce1" table:formula="of:=[.A674]/60000" office:value-type="float" office:value="22.5566666666667" calcext:value-type="float">
            <text:p>22,5566666667</text:p>
          </table:table-cell>
          <table:table-cell table:style-name="ce1" table:formula="of:=0.2813*[.B674]+1.1082" office:value-type="float" office:value="1.381061" calcext:value-type="float">
            <text:p>1,381061</text:p>
          </table:table-cell>
          <table:table-cell table:formula="of:=SQRT(([.B674]*0.0052)^2 +0.037^2)" office:value-type="float" office:value="0.0373422272501253" calcext:value-type="float">
            <text:p>0,0373422273</text:p>
          </table:table-cell>
          <table:table-cell table:number-columns-repeated="1018"/>
        </table:table-row>
        <table:table-row table:style-name="ro2">
          <table:table-cell office:value-type="float" office:value="1355413" calcext:value-type="float">
            <text:p>135541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DC 000.96 <text:s/>mV</text:p>
          </table:table-cell>
          <table:table-cell table:style-name="ce1" table:formula="of:=[.A675]/60000" office:value-type="float" office:value="22.5902166666667" calcext:value-type="float">
            <text:p>22,5902166667</text:p>
          </table:table-cell>
          <table:table-cell table:style-name="ce1" table:formula="of:=0.2813*[.B675]+1.1082" office:value-type="float" office:value="1.378248" calcext:value-type="float">
            <text:p>1,378248</text:p>
          </table:table-cell>
          <table:table-cell table:formula="of:=SQRT(([.B675]*0.0052)^2 +0.037^2)" office:value-type="float" office:value="0.0373352389037488" calcext:value-type="float">
            <text:p>0,0373352389</text:p>
          </table:table-cell>
          <table:table-cell table:number-columns-repeated="1018"/>
        </table:table-row>
        <table:table-row table:style-name="ro2">
          <table:table-cell office:value-type="float" office:value="1357425" calcext:value-type="float">
            <text:p>1357425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DC 000.97 <text:s/>mV</text:p>
          </table:table-cell>
          <table:table-cell table:style-name="ce1" table:formula="of:=[.A676]/60000" office:value-type="float" office:value="22.62375" calcext:value-type="float">
            <text:p>22,62375</text:p>
          </table:table-cell>
          <table:table-cell table:style-name="ce1" table:formula="of:=0.2813*[.B676]+1.1082" office:value-type="float" office:value="1.381061" calcext:value-type="float">
            <text:p>1,381061</text:p>
          </table:table-cell>
          <table:table-cell table:formula="of:=SQRT(([.B676]*0.0052)^2 +0.037^2)" office:value-type="float" office:value="0.0373422272501253" calcext:value-type="float">
            <text:p>0,0373422273</text:p>
          </table:table-cell>
          <table:table-cell table:number-columns-repeated="1018"/>
        </table:table-row>
        <table:table-row table:style-name="ro2">
          <table:table-cell office:value-type="float" office:value="1359422" calcext:value-type="float">
            <text:p>135942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DC 000.96 <text:s/>mV</text:p>
          </table:table-cell>
          <table:table-cell table:style-name="ce1" table:formula="of:=[.A677]/60000" office:value-type="float" office:value="22.6570333333333" calcext:value-type="float">
            <text:p>22,6570333333</text:p>
          </table:table-cell>
          <table:table-cell table:style-name="ce1" table:formula="of:=0.2813*[.B677]+1.1082" office:value-type="float" office:value="1.378248" calcext:value-type="float">
            <text:p>1,378248</text:p>
          </table:table-cell>
          <table:table-cell table:formula="of:=SQRT(([.B677]*0.0052)^2 +0.037^2)" office:value-type="float" office:value="0.0373352389037488" calcext:value-type="float">
            <text:p>0,0373352389</text:p>
          </table:table-cell>
          <table:table-cell table:number-columns-repeated="1018"/>
        </table:table-row>
        <table:table-row table:style-name="ro2">
          <table:table-cell office:value-type="float" office:value="1361450" calcext:value-type="float">
            <text:p>136145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78]/60000" office:value-type="float" office:value="22.6908333333333" calcext:value-type="float">
            <text:p>22,6908333333</text:p>
          </table:table-cell>
          <table:table-cell table:style-name="ce1" table:formula="of:=0.2813*[.B678]+1.1082" office:value-type="float" office:value="1.369809" calcext:value-type="float">
            <text:p>1,369809</text:p>
          </table:table-cell>
          <table:table-cell table:formula="of:=SQRT(([.B678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63462" calcext:value-type="float">
            <text:p>136346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79]/60000" office:value-type="float" office:value="22.7243666666667" calcext:value-type="float">
            <text:p>22,7243666667</text:p>
          </table:table-cell>
          <table:table-cell table:style-name="ce1" table:formula="of:=0.2813*[.B679]+1.1082" office:value-type="float" office:value="1.369809" calcext:value-type="float">
            <text:p>1,369809</text:p>
          </table:table-cell>
          <table:table-cell table:formula="of:=SQRT(([.B679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65459" calcext:value-type="float">
            <text:p>136545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DC 000.96 <text:s/>mV</text:p>
          </table:table-cell>
          <table:table-cell table:style-name="ce1" table:formula="of:=[.A680]/60000" office:value-type="float" office:value="22.75765" calcext:value-type="float">
            <text:p>22,75765</text:p>
          </table:table-cell>
          <table:table-cell table:style-name="ce1" table:formula="of:=0.2813*[.B680]+1.1082" office:value-type="float" office:value="1.378248" calcext:value-type="float">
            <text:p>1,378248</text:p>
          </table:table-cell>
          <table:table-cell table:formula="of:=SQRT(([.B680]*0.0052)^2 +0.037^2)" office:value-type="float" office:value="0.0373352389037488" calcext:value-type="float">
            <text:p>0,0373352389</text:p>
          </table:table-cell>
          <table:table-cell table:number-columns-repeated="1018"/>
        </table:table-row>
        <table:table-row table:style-name="ro2">
          <table:table-cell office:value-type="float" office:value="1367487" calcext:value-type="float">
            <text:p>136748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DC 000.93 <text:s/>mV</text:p>
          </table:table-cell>
          <table:table-cell table:style-name="ce1" table:formula="of:=[.A681]/60000" office:value-type="float" office:value="22.79145" calcext:value-type="float">
            <text:p>22,79145</text:p>
          </table:table-cell>
          <table:table-cell table:style-name="ce1" table:formula="of:=0.2813*[.B681]+1.1082" office:value-type="float" office:value="1.369809" calcext:value-type="float">
            <text:p>1,369809</text:p>
          </table:table-cell>
          <table:table-cell table:formula="of:=SQRT(([.B681]*0.0052)^2 +0.037^2)" office:value-type="float" office:value="0.0373147008027667" calcext:value-type="float">
            <text:p>0,0373147008</text:p>
          </table:table-cell>
          <table:table-cell table:number-columns-repeated="1018"/>
        </table:table-row>
        <table:table-row table:style-name="ro2">
          <table:table-cell office:value-type="float" office:value="1369500" calcext:value-type="float">
            <text:p>136950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DC 000.96 <text:s/>mV</text:p>
          </table:table-cell>
          <table:table-cell table:style-name="ce1" table:formula="of:=[.A682]/60000" office:value-type="float" office:value="22.825" calcext:value-type="float">
            <text:p>22,825</text:p>
          </table:table-cell>
          <table:table-cell table:style-name="ce1" table:formula="of:=0.2813*[.B682]+1.1082" office:value-type="float" office:value="1.378248" calcext:value-type="float">
            <text:p>1,378248</text:p>
          </table:table-cell>
          <table:table-cell table:formula="of:=SQRT(([.B682]*0.0052)^2 +0.037^2)" office:value-type="float" office:value="0.0373352389037488" calcext:value-type="float">
            <text:p>0,0373352389</text:p>
          </table:table-cell>
          <table:table-cell table:number-columns-repeated="1018"/>
        </table:table-row>
        <table:table-row table:style-name="ro2">
          <table:table-cell office:value-type="float" office:value="1371512" calcext:value-type="float">
            <text:p>1371512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DC 001.01 <text:s/>mV</text:p>
          </table:table-cell>
          <table:table-cell table:style-name="ce1" table:formula="of:=[.A683]/60000" office:value-type="float" office:value="22.8585333333333" calcext:value-type="float">
            <text:p>22,8585333333</text:p>
          </table:table-cell>
          <table:table-cell table:style-name="ce1" table:formula="of:=0.2813*[.B683]+1.1082" office:value-type="float" office:value="1.392313" calcext:value-type="float">
            <text:p>1,392313</text:p>
          </table:table-cell>
          <table:table-cell table:formula="of:=SQRT(([.B683]*0.0052)^2 +0.037^2)" office:value-type="float" office:value="0.0373708911320027" calcext:value-type="float">
            <text:p>0,0373708911</text:p>
          </table:table-cell>
          <table:table-cell table:number-columns-repeated="1018"/>
        </table:table-row>
        <table:table-row table:style-name="ro2">
          <table:table-cell office:value-type="float" office:value="1373524" calcext:value-type="float">
            <text:p>137352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DC 000.95 <text:s/>mV</text:p>
          </table:table-cell>
          <table:table-cell table:style-name="ce1" table:formula="of:=[.A684]/60000" office:value-type="float" office:value="22.8920666666667" calcext:value-type="float">
            <text:p>22,8920666667</text:p>
          </table:table-cell>
          <table:table-cell table:style-name="ce1" table:formula="of:=0.2813*[.B684]+1.1082" office:value-type="float" office:value="1.375435" calcext:value-type="float">
            <text:p>1,375435</text:p>
          </table:table-cell>
          <table:table-cell table:formula="of:=SQRT(([.B684]*0.0052)^2 +0.037^2)" office:value-type="float" office:value="0.0373283216874266" calcext:value-type="float">
            <text:p>0,0373283217</text:p>
          </table:table-cell>
          <table:table-cell table:number-columns-repeated="1018"/>
        </table:table-row>
        <table:table-row table:style-name="ro2">
          <table:table-cell office:value-type="float" office:value="1375537" calcext:value-type="float">
            <text:p>137553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DC 000.99 <text:s/>mV</text:p>
          </table:table-cell>
          <table:table-cell table:style-name="ce1" table:formula="of:=[.A685]/60000" office:value-type="float" office:value="22.9256166666667" calcext:value-type="float">
            <text:p>22,9256166667</text:p>
          </table:table-cell>
          <table:table-cell table:style-name="ce1" table:formula="of:=0.2813*[.B685]+1.1082" office:value-type="float" office:value="1.386687" calcext:value-type="float">
            <text:p>1,386687</text:p>
          </table:table-cell>
          <table:table-cell table:formula="of:=SQRT(([.B685]*0.0052)^2 +0.037^2)" office:value-type="float" office:value="0.037356417172957" calcext:value-type="float">
            <text:p>0,0373564172</text:p>
          </table:table-cell>
          <table:table-cell table:number-columns-repeated="1018"/>
        </table:table-row>
        <table:table-row table:style-name="ro2">
          <table:table-cell office:value-type="float" office:value="1377549" calcext:value-type="float">
            <text:p>1377549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DC 000.94 <text:s/>mV</text:p>
          </table:table-cell>
          <table:table-cell table:style-name="ce1" table:formula="of:=[.A686]/60000" office:value-type="float" office:value="22.95915" calcext:value-type="float">
            <text:p>22,95915</text:p>
          </table:table-cell>
          <table:table-cell table:style-name="ce1" table:formula="of:=0.2813*[.B686]+1.1082" office:value-type="float" office:value="1.372622" calcext:value-type="float">
            <text:p>1,372622</text:p>
          </table:table-cell>
          <table:table-cell table:formula="of:=SQRT(([.B686]*0.0052)^2 +0.037^2)" office:value-type="float" office:value="0.0373214756407085" calcext:value-type="float">
            <text:p>0,0373214756</text:p>
          </table:table-cell>
          <table:table-cell table:number-columns-repeated="1018"/>
        </table:table-row>
        <table:table-row table:style-name="ro2">
          <table:table-cell office:value-type="float" office:value="1379562" calcext:value-type="float">
            <text:p>1379562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DC 000.94 <text:s/>mV</text:p>
          </table:table-cell>
          <table:table-cell table:style-name="ce1" table:formula="of:=[.A687]/60000" office:value-type="float" office:value="22.9927" calcext:value-type="float">
            <text:p>22,9927</text:p>
          </table:table-cell>
          <table:table-cell table:style-name="ce1" table:formula="of:=0.2813*[.B687]+1.1082" office:value-type="float" office:value="1.372622" calcext:value-type="float">
            <text:p>1,372622</text:p>
          </table:table-cell>
          <table:table-cell table:formula="of:=SQRT(([.B687]*0.0052)^2 +0.037^2)" office:value-type="float" office:value="0.0373214756407085" calcext:value-type="float">
            <text:p>0,0373214756</text:p>
          </table:table-cell>
          <table:table-cell table:number-columns-repeated="1018"/>
        </table:table-row>
        <table:table-row table:style-name="ro2">
          <table:table-cell office:value-type="float" office:value="1381574" calcext:value-type="float">
            <text:p>1381574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DC 000.98 <text:s/>mV</text:p>
          </table:table-cell>
          <table:table-cell table:style-name="ce1" table:formula="of:=[.A688]/60000" office:value-type="float" office:value="23.0262333333333" calcext:value-type="float">
            <text:p>23,0262333333</text:p>
          </table:table-cell>
          <table:table-cell table:style-name="ce1" table:formula="of:=0.2813*[.B688]+1.1082" office:value-type="float" office:value="1.383874" calcext:value-type="float">
            <text:p>1,383874</text:p>
          </table:table-cell>
          <table:table-cell table:formula="of:=SQRT(([.B688]*0.0052)^2 +0.037^2)" office:value-type="float" office:value="0.037349286686629" calcext:value-type="float">
            <text:p>0,0373492867</text:p>
          </table:table-cell>
          <table:table-cell table:number-columns-repeated="1018"/>
        </table:table-row>
        <table:table-row table:style-name="ro2">
          <table:table-cell office:value-type="float" office:value="1383586" calcext:value-type="float">
            <text:p>1383586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DC 001.01 <text:s/>mV</text:p>
          </table:table-cell>
          <table:table-cell table:style-name="ce1" table:formula="of:=[.A689]/60000" office:value-type="float" office:value="23.0597666666667" calcext:value-type="float">
            <text:p>23,0597666667</text:p>
          </table:table-cell>
          <table:table-cell table:style-name="ce1" table:formula="of:=0.2813*[.B689]+1.1082" office:value-type="float" office:value="1.392313" calcext:value-type="float">
            <text:p>1,392313</text:p>
          </table:table-cell>
          <table:table-cell table:formula="of:=SQRT(([.B689]*0.0052)^2 +0.037^2)" office:value-type="float" office:value="0.0373708911320027" calcext:value-type="float">
            <text:p>0,0373708911</text:p>
          </table:table-cell>
          <table:table-cell table:number-columns-repeated="1018"/>
        </table:table-row>
        <table:table-row table:style-name="ro2">
          <table:table-cell office:value-type="float" office:value="1385599" calcext:value-type="float">
            <text:p>1385599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DC 000.98 <text:s/>mV</text:p>
          </table:table-cell>
          <table:table-cell table:style-name="ce1" table:formula="of:=[.A690]/60000" office:value-type="float" office:value="23.0933166666667" calcext:value-type="float">
            <text:p>23,0933166667</text:p>
          </table:table-cell>
          <table:table-cell table:style-name="ce1" table:formula="of:=0.2813*[.B690]+1.1082" office:value-type="float" office:value="1.383874" calcext:value-type="float">
            <text:p>1,383874</text:p>
          </table:table-cell>
          <table:table-cell table:formula="of:=SQRT(([.B690]*0.0052)^2 +0.037^2)" office:value-type="float" office:value="0.037349286686629" calcext:value-type="float">
            <text:p>0,0373492867</text:p>
          </table:table-cell>
          <table:table-cell table:number-columns-repeated="1018"/>
        </table:table-row>
        <table:table-row table:style-name="ro2">
          <table:table-cell office:value-type="float" office:value="1387596" calcext:value-type="float">
            <text:p>1387596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DC 000.99 <text:s/>mV</text:p>
          </table:table-cell>
          <table:table-cell table:style-name="ce1" table:formula="of:=[.A691]/60000" office:value-type="float" office:value="23.1266" calcext:value-type="float">
            <text:p>23,1266</text:p>
          </table:table-cell>
          <table:table-cell table:style-name="ce1" table:formula="of:=0.2813*[.B691]+1.1082" office:value-type="float" office:value="1.386687" calcext:value-type="float">
            <text:p>1,386687</text:p>
          </table:table-cell>
          <table:table-cell table:formula="of:=SQRT(([.B691]*0.0052)^2 +0.037^2)" office:value-type="float" office:value="0.037356417172957" calcext:value-type="float">
            <text:p>0,0373564172</text:p>
          </table:table-cell>
          <table:table-cell table:number-columns-repeated="1018"/>
        </table:table-row>
        <table:table-row table:style-name="ro2">
          <table:table-cell office:value-type="float" office:value="1389624" calcext:value-type="float">
            <text:p>1389624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DC 000.98 <text:s/>mV</text:p>
          </table:table-cell>
          <table:table-cell table:style-name="ce1" table:formula="of:=[.A692]/60000" office:value-type="float" office:value="23.1604" calcext:value-type="float">
            <text:p>23,1604</text:p>
          </table:table-cell>
          <table:table-cell table:style-name="ce1" table:formula="of:=0.2813*[.B692]+1.1082" office:value-type="float" office:value="1.383874" calcext:value-type="float">
            <text:p>1,383874</text:p>
          </table:table-cell>
          <table:table-cell table:formula="of:=SQRT(([.B692]*0.0052)^2 +0.037^2)" office:value-type="float" office:value="0.037349286686629" calcext:value-type="float">
            <text:p>0,0373492867</text:p>
          </table:table-cell>
          <table:table-cell table:number-columns-repeated="1018"/>
        </table:table-row>
        <table:table-row table:style-name="ro2">
          <table:table-cell office:value-type="float" office:value="1391636" calcext:value-type="float">
            <text:p>1391636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DC 001.02 <text:s/>mV</text:p>
          </table:table-cell>
          <table:table-cell table:style-name="ce1" table:formula="of:=[.A693]/60000" office:value-type="float" office:value="23.1939333333333" calcext:value-type="float">
            <text:p>23,1939333333</text:p>
          </table:table-cell>
          <table:table-cell table:style-name="ce1" table:formula="of:=0.2813*[.B693]+1.1082" office:value-type="float" office:value="1.395126" calcext:value-type="float">
            <text:p>1,395126</text:p>
          </table:table-cell>
          <table:table-cell table:formula="of:=SQRT(([.B693]*0.0052)^2 +0.037^2)" office:value-type="float" office:value="0.0373782345222457" calcext:value-type="float">
            <text:p>0,0373782345</text:p>
          </table:table-cell>
          <table:table-cell table:number-columns-repeated="1018"/>
        </table:table-row>
        <table:table-row table:style-name="ro2">
          <table:table-cell office:value-type="float" office:value="1393648" calcext:value-type="float">
            <text:p>1393648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DC 001.05 <text:s/>mV</text:p>
          </table:table-cell>
          <table:table-cell table:style-name="ce1" table:formula="of:=[.A694]/60000" office:value-type="float" office:value="23.2274666666667" calcext:value-type="float">
            <text:p>23,2274666667</text:p>
          </table:table-cell>
          <table:table-cell table:style-name="ce1" table:formula="of:=0.2813*[.B694]+1.1082" office:value-type="float" office:value="1.403565" calcext:value-type="float">
            <text:p>1,403565</text:p>
          </table:table-cell>
          <table:table-cell table:formula="of:=SQRT(([.B694]*0.0052)^2 +0.037^2)" office:value-type="float" office:value="0.0374006898332103" calcext:value-type="float">
            <text:p>0,0374006898</text:p>
          </table:table-cell>
          <table:table-cell table:number-columns-repeated="1018"/>
        </table:table-row>
        <table:table-row table:style-name="ro2">
          <table:table-cell office:value-type="float" office:value="1395661" calcext:value-type="float">
            <text:p>1395661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DC 001.06 <text:s/>mV</text:p>
          </table:table-cell>
          <table:table-cell table:style-name="ce1" table:formula="of:=[.A695]/60000" office:value-type="float" office:value="23.2610166666667" calcext:value-type="float">
            <text:p>23,2610166667</text:p>
          </table:table-cell>
          <table:table-cell table:style-name="ce1" table:formula="of:=0.2813*[.B695]+1.1082" office:value-type="float" office:value="1.406378" calcext:value-type="float">
            <text:p>1,406378</text:p>
          </table:table-cell>
          <table:table-cell table:formula="of:=SQRT(([.B695]*0.0052)^2 +0.037^2)" office:value-type="float" office:value="0.0374083165084985" calcext:value-type="float">
            <text:p>0,0374083165</text:p>
          </table:table-cell>
          <table:table-cell table:number-columns-repeated="1018"/>
        </table:table-row>
        <table:table-row table:style-name="ro2">
          <table:table-cell office:value-type="float" office:value="1397673" calcext:value-type="float">
            <text:p>1397673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C 001.10 <text:s/>mV</text:p>
          </table:table-cell>
          <table:table-cell table:style-name="ce1" table:formula="of:=[.A696]/60000" office:value-type="float" office:value="23.29455" calcext:value-type="float">
            <text:p>23,29455</text:p>
          </table:table-cell>
          <table:table-cell table:style-name="ce1" table:formula="of:=0.2813*[.B696]+1.1082" office:value-type="float" office:value="1.41763" calcext:value-type="float">
            <text:p>1,41763</text:p>
          </table:table-cell>
          <table:table-cell table:formula="of:=SQRT(([.B696]*0.0052)^2 +0.037^2)" office:value-type="float" office:value="0.0374395299115787" calcext:value-type="float">
            <text:p>0,0374395299</text:p>
          </table:table-cell>
          <table:table-cell table:number-columns-repeated="1018"/>
        </table:table-row>
        <table:table-row table:style-name="ro2">
          <table:table-cell office:value-type="float" office:value="1399686" calcext:value-type="float">
            <text:p>1399686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DC 001.09 <text:s/>mV</text:p>
          </table:table-cell>
          <table:table-cell table:style-name="ce1" table:formula="of:=[.A697]/60000" office:value-type="float" office:value="23.3281" calcext:value-type="float">
            <text:p>23,3281</text:p>
          </table:table-cell>
          <table:table-cell table:style-name="ce1" table:formula="of:=0.2813*[.B697]+1.1082" office:value-type="float" office:value="1.414817" calcext:value-type="float">
            <text:p>1,414817</text:p>
          </table:table-cell>
          <table:table-cell table:formula="of:=SQRT(([.B697]*0.0052)^2 +0.037^2)" office:value-type="float" office:value="0.0374316206435148" calcext:value-type="float">
            <text:p>0,0374316206</text:p>
          </table:table-cell>
          <table:table-cell table:number-columns-repeated="1018"/>
        </table:table-row>
        <table:table-row table:style-name="ro2">
          <table:table-cell office:value-type="float" office:value="1401698" calcext:value-type="float">
            <text:p>1401698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C 001.10 <text:s/>mV</text:p>
          </table:table-cell>
          <table:table-cell table:style-name="ce1" table:formula="of:=[.A698]/60000" office:value-type="float" office:value="23.3616333333333" calcext:value-type="float">
            <text:p>23,3616333333</text:p>
          </table:table-cell>
          <table:table-cell table:style-name="ce1" table:formula="of:=0.2813*[.B698]+1.1082" office:value-type="float" office:value="1.41763" calcext:value-type="float">
            <text:p>1,41763</text:p>
          </table:table-cell>
          <table:table-cell table:formula="of:=SQRT(([.B698]*0.0052)^2 +0.037^2)" office:value-type="float" office:value="0.0374395299115787" calcext:value-type="float">
            <text:p>0,0374395299</text:p>
          </table:table-cell>
          <table:table-cell table:number-columns-repeated="1018"/>
        </table:table-row>
        <table:table-row table:style-name="ro2">
          <table:table-cell office:value-type="float" office:value="1403710" calcext:value-type="float">
            <text:p>1403710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C 001.08 <text:s/>mV</text:p>
          </table:table-cell>
          <table:table-cell table:style-name="ce1" table:formula="of:=[.A699]/60000" office:value-type="float" office:value="23.3951666666667" calcext:value-type="float">
            <text:p>23,3951666667</text:p>
          </table:table-cell>
          <table:table-cell table:style-name="ce1" table:formula="of:=0.2813*[.B699]+1.1082" office:value-type="float" office:value="1.412004" calcext:value-type="float">
            <text:p>1,412004</text:p>
          </table:table-cell>
          <table:table-cell table:formula="of:=SQRT(([.B699]*0.0052)^2 +0.037^2)" office:value-type="float" office:value="0.0374237819574666" calcext:value-type="float">
            <text:p>0,037423782</text:p>
          </table:table-cell>
          <table:table-cell table:number-columns-repeated="1018"/>
        </table:table-row>
        <table:table-row table:style-name="ro2">
          <table:table-cell office:value-type="float" office:value="1405723" calcext:value-type="float">
            <text:p>140572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C 001.11 <text:s/>mV</text:p>
          </table:table-cell>
          <table:table-cell table:style-name="ce1" table:formula="of:=[.A700]/60000" office:value-type="float" office:value="23.4287166666667" calcext:value-type="float">
            <text:p>23,4287166667</text:p>
          </table:table-cell>
          <table:table-cell table:style-name="ce1" table:formula="of:=0.2813*[.B700]+1.1082" office:value-type="float" office:value="1.420443" calcext:value-type="float">
            <text:p>1,420443</text:p>
          </table:table-cell>
          <table:table-cell table:formula="of:=SQRT(([.B700]*0.0052)^2 +0.037^2)" office:value-type="float" office:value="0.0374475097169358" calcext:value-type="float">
            <text:p>0,0374475097</text:p>
          </table:table-cell>
          <table:table-cell table:number-columns-repeated="1018"/>
        </table:table-row>
        <table:table-row table:style-name="ro2">
          <table:table-cell office:value-type="float" office:value="1407735" calcext:value-type="float">
            <text:p>1407735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C 001.11 <text:s/>mV</text:p>
          </table:table-cell>
          <table:table-cell table:style-name="ce1" table:formula="of:=[.A701]/60000" office:value-type="float" office:value="23.46225" calcext:value-type="float">
            <text:p>23,46225</text:p>
          </table:table-cell>
          <table:table-cell table:style-name="ce1" table:formula="of:=0.2813*[.B701]+1.1082" office:value-type="float" office:value="1.420443" calcext:value-type="float">
            <text:p>1,420443</text:p>
          </table:table-cell>
          <table:table-cell table:formula="of:=SQRT(([.B701]*0.0052)^2 +0.037^2)" office:value-type="float" office:value="0.0374475097169358" calcext:value-type="float">
            <text:p>0,0374475097</text:p>
          </table:table-cell>
          <table:table-cell table:number-columns-repeated="1018"/>
        </table:table-row>
        <table:table-row table:style-name="ro2">
          <table:table-cell office:value-type="float" office:value="1409748" calcext:value-type="float">
            <text:p>140974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DC 001.18 <text:s/>mV</text:p>
          </table:table-cell>
          <table:table-cell table:style-name="ce1" table:formula="of:=[.A702]/60000" office:value-type="float" office:value="23.4958" calcext:value-type="float">
            <text:p>23,4958</text:p>
          </table:table-cell>
          <table:table-cell table:style-name="ce1" table:formula="of:=0.2813*[.B702]+1.1082" office:value-type="float" office:value="1.440134" calcext:value-type="float">
            <text:p>1,440134</text:p>
          </table:table-cell>
          <table:table-cell table:formula="of:=SQRT(([.B702]*0.0052)^2 +0.037^2)" office:value-type="float" office:value="0.0375053395665204" calcext:value-type="float">
            <text:p>0,0375053396</text:p>
          </table:table-cell>
          <table:table-cell table:number-columns-repeated="1018"/>
        </table:table-row>
        <table:table-row table:style-name="ro2">
          <table:table-cell office:value-type="float" office:value="1411760" calcext:value-type="float">
            <text:p>141176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DC 001.12 <text:s/>mV</text:p>
          </table:table-cell>
          <table:table-cell table:style-name="ce1" table:formula="of:=[.A703]/60000" office:value-type="float" office:value="23.5293333333333" calcext:value-type="float">
            <text:p>23,5293333333</text:p>
          </table:table-cell>
          <table:table-cell table:style-name="ce1" table:formula="of:=0.2813*[.B703]+1.1082" office:value-type="float" office:value="1.423256" calcext:value-type="float">
            <text:p>1,423256</text:p>
          </table:table-cell>
          <table:table-cell table:formula="of:=SQRT(([.B703]*0.0052)^2 +0.037^2)" office:value-type="float" office:value="0.0374555600145025" calcext:value-type="float">
            <text:p>0,03745556</text:p>
          </table:table-cell>
          <table:table-cell table:number-columns-repeated="1018"/>
        </table:table-row>
        <table:table-row table:style-name="ro2">
          <table:table-cell office:value-type="float" office:value="1413772" calcext:value-type="float">
            <text:p>1413772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C 001.08 <text:s/>mV</text:p>
          </table:table-cell>
          <table:table-cell table:style-name="ce1" table:formula="of:=[.A704]/60000" office:value-type="float" office:value="23.5628666666667" calcext:value-type="float">
            <text:p>23,5628666667</text:p>
          </table:table-cell>
          <table:table-cell table:style-name="ce1" table:formula="of:=0.2813*[.B704]+1.1082" office:value-type="float" office:value="1.412004" calcext:value-type="float">
            <text:p>1,412004</text:p>
          </table:table-cell>
          <table:table-cell table:formula="of:=SQRT(([.B704]*0.0052)^2 +0.037^2)" office:value-type="float" office:value="0.0374237819574666" calcext:value-type="float">
            <text:p>0,037423782</text:p>
          </table:table-cell>
          <table:table-cell table:number-columns-repeated="1018"/>
        </table:table-row>
        <table:table-row table:style-name="ro2">
          <table:table-cell office:value-type="float" office:value="1415769" calcext:value-type="float">
            <text:p>1415769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DC 001.12 <text:s/>mV</text:p>
          </table:table-cell>
          <table:table-cell table:style-name="ce1" table:formula="of:=[.A705]/60000" office:value-type="float" office:value="23.59615" calcext:value-type="float">
            <text:p>23,59615</text:p>
          </table:table-cell>
          <table:table-cell table:style-name="ce1" table:formula="of:=0.2813*[.B705]+1.1082" office:value-type="float" office:value="1.423256" calcext:value-type="float">
            <text:p>1,423256</text:p>
          </table:table-cell>
          <table:table-cell table:formula="of:=SQRT(([.B705]*0.0052)^2 +0.037^2)" office:value-type="float" office:value="0.0374555600145025" calcext:value-type="float">
            <text:p>0,03745556</text:p>
          </table:table-cell>
          <table:table-cell table:number-columns-repeated="1018"/>
        </table:table-row>
        <table:table-row table:style-name="ro2">
          <table:table-cell office:value-type="float" office:value="1417797" calcext:value-type="float">
            <text:p>1417797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DC 001.13 <text:s/>mV</text:p>
          </table:table-cell>
          <table:table-cell table:style-name="ce1" table:formula="of:=[.A706]/60000" office:value-type="float" office:value="23.62995" calcext:value-type="float">
            <text:p>23,62995</text:p>
          </table:table-cell>
          <table:table-cell table:style-name="ce1" table:formula="of:=0.2813*[.B706]+1.1082" office:value-type="float" office:value="1.426069" calcext:value-type="float">
            <text:p>1,426069</text:p>
          </table:table-cell>
          <table:table-cell table:formula="of:=SQRT(([.B706]*0.0052)^2 +0.037^2)" office:value-type="float" office:value="0.0374636807588363" calcext:value-type="float">
            <text:p>0,0374636808</text:p>
          </table:table-cell>
          <table:table-cell table:number-columns-repeated="1018"/>
        </table:table-row>
        <table:table-row table:style-name="ro2">
          <table:table-cell office:value-type="float" office:value="1419810" calcext:value-type="float">
            <text:p>141981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DC 001.15 <text:s/>mV</text:p>
          </table:table-cell>
          <table:table-cell table:style-name="ce1" table:formula="of:=[.A707]/60000" office:value-type="float" office:value="23.6635" calcext:value-type="float">
            <text:p>23,6635</text:p>
          </table:table-cell>
          <table:table-cell table:style-name="ce1" table:formula="of:=0.2813*[.B707]+1.1082" office:value-type="float" office:value="1.431695" calcext:value-type="float">
            <text:p>1,431695</text:p>
          </table:table-cell>
          <table:table-cell table:formula="of:=SQRT(([.B707]*0.0052)^2 +0.037^2)" office:value-type="float" office:value="0.037480133404245" calcext:value-type="float">
            <text:p>0,0374801334</text:p>
          </table:table-cell>
          <table:table-cell table:number-columns-repeated="1018"/>
        </table:table-row>
        <table:table-row table:style-name="ro2">
          <table:table-cell office:value-type="float" office:value="1421806" calcext:value-type="float">
            <text:p>1421806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C 001.11 <text:s/>mV</text:p>
          </table:table-cell>
          <table:table-cell table:style-name="ce1" table:formula="of:=[.A708]/60000" office:value-type="float" office:value="23.6967666666667" calcext:value-type="float">
            <text:p>23,6967666667</text:p>
          </table:table-cell>
          <table:table-cell table:style-name="ce1" table:formula="of:=0.2813*[.B708]+1.1082" office:value-type="float" office:value="1.420443" calcext:value-type="float">
            <text:p>1,420443</text:p>
          </table:table-cell>
          <table:table-cell table:formula="of:=SQRT(([.B708]*0.0052)^2 +0.037^2)" office:value-type="float" office:value="0.0374475097169358" calcext:value-type="float">
            <text:p>0,0374475097</text:p>
          </table:table-cell>
          <table:table-cell table:number-columns-repeated="1018"/>
        </table:table-row>
        <table:table-row table:style-name="ro2">
          <table:table-cell office:value-type="float" office:value="1424022" calcext:value-type="float">
            <text:p>1424022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DC 001.15 <text:s/>mV</text:p>
          </table:table-cell>
          <table:table-cell table:style-name="ce1" table:formula="of:=[.A709]/60000" office:value-type="float" office:value="23.7337" calcext:value-type="float">
            <text:p>23,7337</text:p>
          </table:table-cell>
          <table:table-cell table:style-name="ce1" table:formula="of:=0.2813*[.B709]+1.1082" office:value-type="float" office:value="1.431695" calcext:value-type="float">
            <text:p>1,431695</text:p>
          </table:table-cell>
          <table:table-cell table:formula="of:=SQRT(([.B709]*0.0052)^2 +0.037^2)" office:value-type="float" office:value="0.037480133404245" calcext:value-type="float">
            <text:p>0,0374801334</text:p>
          </table:table-cell>
          <table:table-cell table:number-columns-repeated="1018"/>
        </table:table-row>
        <table:table-row table:style-name="ro2">
          <table:table-cell office:value-type="float" office:value="1426034" calcext:value-type="float">
            <text:p>1426034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DC 001.19 <text:s/>mV</text:p>
          </table:table-cell>
          <table:table-cell table:style-name="ce1" table:formula="of:=[.A710]/60000" office:value-type="float" office:value="23.7672333333333" calcext:value-type="float">
            <text:p>23,7672333333</text:p>
          </table:table-cell>
          <table:table-cell table:style-name="ce1" table:formula="of:=0.2813*[.B710]+1.1082" office:value-type="float" office:value="1.442947" calcext:value-type="float">
            <text:p>1,442947</text:p>
          </table:table-cell>
          <table:table-cell table:formula="of:=SQRT(([.B710]*0.0052)^2 +0.037^2)" office:value-type="float" office:value="0.0375138820171946" calcext:value-type="float">
            <text:p>0,037513882</text:p>
          </table:table-cell>
          <table:table-cell table:number-columns-repeated="1018"/>
        </table:table-row>
        <table:table-row table:style-name="ro2">
          <table:table-cell office:value-type="float" office:value="1428046" calcext:value-type="float">
            <text:p>1428046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DC 001.17 <text:s/>mV</text:p>
          </table:table-cell>
          <table:table-cell table:style-name="ce1" table:formula="of:=[.A711]/60000" office:value-type="float" office:value="23.8007666666667" calcext:value-type="float">
            <text:p>23,8007666667</text:p>
          </table:table-cell>
          <table:table-cell table:style-name="ce1" table:formula="of:=0.2813*[.B711]+1.1082" office:value-type="float" office:value="1.437321" calcext:value-type="float">
            <text:p>1,437321</text:p>
          </table:table-cell>
          <table:table-cell table:formula="of:=SQRT(([.B711]*0.0052)^2 +0.037^2)" office:value-type="float" office:value="0.0374968672824811" calcext:value-type="float">
            <text:p>0,0374968673</text:p>
          </table:table-cell>
          <table:table-cell table:number-columns-repeated="1018"/>
        </table:table-row>
        <table:table-row table:style-name="ro2">
          <table:table-cell office:value-type="float" office:value="1430059" calcext:value-type="float">
            <text:p>1430059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C 001.21 <text:s/>mV</text:p>
          </table:table-cell>
          <table:table-cell table:style-name="ce1" table:formula="of:=[.A712]/60000" office:value-type="float" office:value="23.8343166666667" calcext:value-type="float">
            <text:p>23,8343166667</text:p>
          </table:table-cell>
          <table:table-cell table:style-name="ce1" table:formula="of:=0.2813*[.B712]+1.1082" office:value-type="float" office:value="1.448573" calcext:value-type="float">
            <text:p>1,448573</text:p>
          </table:table-cell>
          <table:table-cell table:formula="of:=SQRT(([.B712]*0.0052)^2 +0.037^2)" office:value-type="float" office:value="0.0375311772264074" calcext:value-type="float">
            <text:p>0,0375311772</text:p>
          </table:table-cell>
          <table:table-cell table:number-columns-repeated="1018"/>
        </table:table-row>
        <table:table-row table:style-name="ro2">
          <table:table-cell office:value-type="float" office:value="1432071" calcext:value-type="float">
            <text:p>1432071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DC 001.22 <text:s/>mV</text:p>
          </table:table-cell>
          <table:table-cell table:style-name="ce1" table:formula="of:=[.A713]/60000" office:value-type="float" office:value="23.86785" calcext:value-type="float">
            <text:p>23,86785</text:p>
          </table:table-cell>
          <table:table-cell table:style-name="ce1" table:formula="of:=0.2813*[.B713]+1.1082" office:value-type="float" office:value="1.451386" calcext:value-type="float">
            <text:p>1,451386</text:p>
          </table:table-cell>
          <table:table-cell table:formula="of:=SQRT(([.B713]*0.0052)^2 +0.037^2)" office:value-type="float" office:value="0.0375399298880539" calcext:value-type="float">
            <text:p>0,0375399299</text:p>
          </table:table-cell>
          <table:table-cell table:number-columns-repeated="1018"/>
        </table:table-row>
        <table:table-row table:style-name="ro2">
          <table:table-cell office:value-type="float" office:value="1434084" calcext:value-type="float">
            <text:p>1434084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DC 001.22 <text:s/>mV</text:p>
          </table:table-cell>
          <table:table-cell table:style-name="ce1" table:formula="of:=[.A714]/60000" office:value-type="float" office:value="23.9014" calcext:value-type="float">
            <text:p>23,9014</text:p>
          </table:table-cell>
          <table:table-cell table:style-name="ce1" table:formula="of:=0.2813*[.B714]+1.1082" office:value-type="float" office:value="1.451386" calcext:value-type="float">
            <text:p>1,451386</text:p>
          </table:table-cell>
          <table:table-cell table:formula="of:=SQRT(([.B714]*0.0052)^2 +0.037^2)" office:value-type="float" office:value="0.0375399298880539" calcext:value-type="float">
            <text:p>0,0375399299</text:p>
          </table:table-cell>
          <table:table-cell table:number-columns-repeated="1018"/>
        </table:table-row>
        <table:table-row table:style-name="ro2">
          <table:table-cell office:value-type="float" office:value="1436236" calcext:value-type="float">
            <text:p>1436236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C 001.21 <text:s/>mV</text:p>
          </table:table-cell>
          <table:table-cell table:style-name="ce1" table:formula="of:=[.A715]/60000" office:value-type="float" office:value="23.9372666666667" calcext:value-type="float">
            <text:p>23,9372666667</text:p>
          </table:table-cell>
          <table:table-cell table:style-name="ce1" table:formula="of:=0.2813*[.B715]+1.1082" office:value-type="float" office:value="1.448573" calcext:value-type="float">
            <text:p>1,448573</text:p>
          </table:table-cell>
          <table:table-cell table:formula="of:=SQRT(([.B715]*0.0052)^2 +0.037^2)" office:value-type="float" office:value="0.0375311772264074" calcext:value-type="float">
            <text:p>0,0375311772</text:p>
          </table:table-cell>
          <table:table-cell table:number-columns-repeated="1018"/>
        </table:table-row>
        <table:table-row table:style-name="ro2">
          <table:table-cell office:value-type="float" office:value="1438233" calcext:value-type="float">
            <text:p>1438233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C 001.24 <text:s/>mV</text:p>
          </table:table-cell>
          <table:table-cell table:style-name="ce1" table:formula="of:=[.A716]/60000" office:value-type="float" office:value="23.97055" calcext:value-type="float">
            <text:p>23,97055</text:p>
          </table:table-cell>
          <table:table-cell table:style-name="ce1" table:formula="of:=0.2813*[.B716]+1.1082" office:value-type="float" office:value="1.457012" calcext:value-type="float">
            <text:p>1,457012</text:p>
          </table:table-cell>
          <table:table-cell table:formula="of:=SQRT(([.B716]*0.0052)^2 +0.037^2)" office:value-type="float" office:value="0.0375576450805958" calcext:value-type="float">
            <text:p>0,0375576451</text:p>
          </table:table-cell>
          <table:table-cell table:number-columns-repeated="1018"/>
        </table:table-row>
        <table:table-row table:style-name="ro2">
          <table:table-cell office:value-type="float" office:value="1440246" calcext:value-type="float">
            <text:p>1440246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DC 001.29 <text:s/>mV</text:p>
          </table:table-cell>
          <table:table-cell table:style-name="ce1" table:formula="of:=[.A717]/60000" office:value-type="float" office:value="24.0041" calcext:value-type="float">
            <text:p>24,0041</text:p>
          </table:table-cell>
          <table:table-cell table:style-name="ce1" table:formula="of:=0.2813*[.B717]+1.1082" office:value-type="float" office:value="1.471077" calcext:value-type="float">
            <text:p>1,471077</text:p>
          </table:table-cell>
          <table:table-cell table:formula="of:=SQRT(([.B717]*0.0052)^2 +0.037^2)" office:value-type="float" office:value="0.0376031549740178" calcext:value-type="float">
            <text:p>0,037603155</text:p>
          </table:table-cell>
          <table:table-cell table:number-columns-repeated="1018"/>
        </table:table-row>
        <table:table-row table:style-name="ro2">
          <table:table-cell office:value-type="float" office:value="1442258" calcext:value-type="float">
            <text:p>1442258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C 001.21 <text:s/>mV</text:p>
          </table:table-cell>
          <table:table-cell table:style-name="ce1" table:formula="of:=[.A718]/60000" office:value-type="float" office:value="24.0376333333333" calcext:value-type="float">
            <text:p>24,0376333333</text:p>
          </table:table-cell>
          <table:table-cell table:style-name="ce1" table:formula="of:=0.2813*[.B718]+1.1082" office:value-type="float" office:value="1.448573" calcext:value-type="float">
            <text:p>1,448573</text:p>
          </table:table-cell>
          <table:table-cell table:formula="of:=SQRT(([.B718]*0.0052)^2 +0.037^2)" office:value-type="float" office:value="0.0375311772264074" calcext:value-type="float">
            <text:p>0,0375311772</text:p>
          </table:table-cell>
          <table:table-cell table:number-columns-repeated="1018"/>
        </table:table-row>
        <table:table-row table:style-name="ro2">
          <table:table-cell office:value-type="float" office:value="1444270" calcext:value-type="float">
            <text:p>1444270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DC 001.18 <text:s/>mV</text:p>
          </table:table-cell>
          <table:table-cell table:style-name="ce1" table:formula="of:=[.A719]/60000" office:value-type="float" office:value="24.0711666666667" calcext:value-type="float">
            <text:p>24,0711666667</text:p>
          </table:table-cell>
          <table:table-cell table:style-name="ce1" table:formula="of:=0.2813*[.B719]+1.1082" office:value-type="float" office:value="1.440134" calcext:value-type="float">
            <text:p>1,440134</text:p>
          </table:table-cell>
          <table:table-cell table:formula="of:=SQRT(([.B719]*0.0052)^2 +0.037^2)" office:value-type="float" office:value="0.0375053395665204" calcext:value-type="float">
            <text:p>0,0375053396</text:p>
          </table:table-cell>
          <table:table-cell table:number-columns-repeated="1018"/>
        </table:table-row>
        <table:table-row table:style-name="ro2">
          <table:table-cell office:value-type="float" office:value="1446298" calcext:value-type="float">
            <text:p>1446298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C 001.21 <text:s/>mV</text:p>
          </table:table-cell>
          <table:table-cell table:style-name="ce1" table:formula="of:=[.A720]/60000" office:value-type="float" office:value="24.1049666666667" calcext:value-type="float">
            <text:p>24,1049666667</text:p>
          </table:table-cell>
          <table:table-cell table:style-name="ce1" table:formula="of:=0.2813*[.B720]+1.1082" office:value-type="float" office:value="1.448573" calcext:value-type="float">
            <text:p>1,448573</text:p>
          </table:table-cell>
          <table:table-cell table:formula="of:=SQRT(([.B720]*0.0052)^2 +0.037^2)" office:value-type="float" office:value="0.0375311772264074" calcext:value-type="float">
            <text:p>0,0375311772</text:p>
          </table:table-cell>
          <table:table-cell table:number-columns-repeated="1018"/>
        </table:table-row>
        <table:table-row table:style-name="ro2">
          <table:table-cell office:value-type="float" office:value="1448295" calcext:value-type="float">
            <text:p>1448295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C 001.24 <text:s/>mV</text:p>
          </table:table-cell>
          <table:table-cell table:style-name="ce1" table:formula="of:=[.A721]/60000" office:value-type="float" office:value="24.13825" calcext:value-type="float">
            <text:p>24,13825</text:p>
          </table:table-cell>
          <table:table-cell table:style-name="ce1" table:formula="of:=0.2813*[.B721]+1.1082" office:value-type="float" office:value="1.457012" calcext:value-type="float">
            <text:p>1,457012</text:p>
          </table:table-cell>
          <table:table-cell table:formula="of:=SQRT(([.B721]*0.0052)^2 +0.037^2)" office:value-type="float" office:value="0.0375576450805958" calcext:value-type="float">
            <text:p>0,0375576451</text:p>
          </table:table-cell>
          <table:table-cell table:number-columns-repeated="1018"/>
        </table:table-row>
        <table:table-row table:style-name="ro2">
          <table:table-cell office:value-type="float" office:value="1450308" calcext:value-type="float">
            <text:p>1450308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DC 001.25 <text:s/>mV</text:p>
          </table:table-cell>
          <table:table-cell table:style-name="ce1" table:formula="of:=[.A722]/60000" office:value-type="float" office:value="24.1718" calcext:value-type="float">
            <text:p>24,1718</text:p>
          </table:table-cell>
          <table:table-cell table:style-name="ce1" table:formula="of:=0.2813*[.B722]+1.1082" office:value-type="float" office:value="1.459825" calcext:value-type="float">
            <text:p>1,459825</text:p>
          </table:table-cell>
          <table:table-cell table:formula="of:=SQRT(([.B722]*0.0052)^2 +0.037^2)" office:value-type="float" office:value="0.0375666075125237" calcext:value-type="float">
            <text:p>0,0375666075</text:p>
          </table:table-cell>
          <table:table-cell table:number-columns-repeated="1018"/>
        </table:table-row>
        <table:table-row table:style-name="ro2">
          <table:table-cell office:value-type="float" office:value="1452320" calcext:value-type="float">
            <text:p>1452320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DC 001.19 <text:s/>mV</text:p>
          </table:table-cell>
          <table:table-cell table:style-name="ce1" table:formula="of:=[.A723]/60000" office:value-type="float" office:value="24.2053333333333" calcext:value-type="float">
            <text:p>24,2053333333</text:p>
          </table:table-cell>
          <table:table-cell table:style-name="ce1" table:formula="of:=0.2813*[.B723]+1.1082" office:value-type="float" office:value="1.442947" calcext:value-type="float">
            <text:p>1,442947</text:p>
          </table:table-cell>
          <table:table-cell table:formula="of:=SQRT(([.B723]*0.0052)^2 +0.037^2)" office:value-type="float" office:value="0.0375138820171946" calcext:value-type="float">
            <text:p>0,037513882</text:p>
          </table:table-cell>
          <table:table-cell table:number-columns-repeated="1018"/>
        </table:table-row>
        <table:table-row table:style-name="ro2">
          <table:table-cell office:value-type="float" office:value="1454332" calcext:value-type="float">
            <text:p>1454332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DC 001.26 <text:s/>mV</text:p>
          </table:table-cell>
          <table:table-cell table:style-name="ce1" table:formula="of:=[.A724]/60000" office:value-type="float" office:value="24.2388666666667" calcext:value-type="float">
            <text:p>24,2388666667</text:p>
          </table:table-cell>
          <table:table-cell table:style-name="ce1" table:formula="of:=0.2813*[.B724]+1.1082" office:value-type="float" office:value="1.462638" calcext:value-type="float">
            <text:p>1,462638</text:p>
          </table:table-cell>
          <table:table-cell table:formula="of:=SQRT(([.B724]*0.0052)^2 +0.037^2)" office:value-type="float" office:value="0.0375756397683393" calcext:value-type="float">
            <text:p>0,0375756398</text:p>
          </table:table-cell>
          <table:table-cell table:number-columns-repeated="1018"/>
        </table:table-row>
        <table:table-row table:style-name="ro2">
          <table:table-cell office:value-type="float" office:value="1456329" calcext:value-type="float">
            <text:p>1456329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DC 001.25 <text:s/>mV</text:p>
          </table:table-cell>
          <table:table-cell table:style-name="ce1" table:formula="of:=[.A725]/60000" office:value-type="float" office:value="24.27215" calcext:value-type="float">
            <text:p>24,27215</text:p>
          </table:table-cell>
          <table:table-cell table:style-name="ce1" table:formula="of:=0.2813*[.B725]+1.1082" office:value-type="float" office:value="1.459825" calcext:value-type="float">
            <text:p>1,459825</text:p>
          </table:table-cell>
          <table:table-cell table:formula="of:=SQRT(([.B725]*0.0052)^2 +0.037^2)" office:value-type="float" office:value="0.0375666075125237" calcext:value-type="float">
            <text:p>0,0375666075</text:p>
          </table:table-cell>
          <table:table-cell table:number-columns-repeated="1018"/>
        </table:table-row>
        <table:table-row table:style-name="ro2">
          <table:table-cell office:value-type="float" office:value="1458513" calcext:value-type="float">
            <text:p>1458513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DC 001.26 <text:s/>mV</text:p>
          </table:table-cell>
          <table:table-cell table:style-name="ce1" table:formula="of:=[.A726]/60000" office:value-type="float" office:value="24.30855" calcext:value-type="float">
            <text:p>24,30855</text:p>
          </table:table-cell>
          <table:table-cell table:style-name="ce1" table:formula="of:=0.2813*[.B726]+1.1082" office:value-type="float" office:value="1.462638" calcext:value-type="float">
            <text:p>1,462638</text:p>
          </table:table-cell>
          <table:table-cell table:formula="of:=SQRT(([.B726]*0.0052)^2 +0.037^2)" office:value-type="float" office:value="0.0375756397683393" calcext:value-type="float">
            <text:p>0,0375756398</text:p>
          </table:table-cell>
          <table:table-cell table:number-columns-repeated="1018"/>
        </table:table-row>
        <table:table-row table:style-name="ro2">
          <table:table-cell office:value-type="float" office:value="1460385" calcext:value-type="float">
            <text:p>1460385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DC 001.19 <text:s/>mV</text:p>
          </table:table-cell>
          <table:table-cell table:style-name="ce1" table:formula="of:=[.A727]/60000" office:value-type="float" office:value="24.33975" calcext:value-type="float">
            <text:p>24,33975</text:p>
          </table:table-cell>
          <table:table-cell table:style-name="ce1" table:formula="of:=0.2813*[.B727]+1.1082" office:value-type="float" office:value="1.442947" calcext:value-type="float">
            <text:p>1,442947</text:p>
          </table:table-cell>
          <table:table-cell table:formula="of:=SQRT(([.B727]*0.0052)^2 +0.037^2)" office:value-type="float" office:value="0.0375138820171946" calcext:value-type="float">
            <text:p>0,037513882</text:p>
          </table:table-cell>
          <table:table-cell table:number-columns-repeated="1018"/>
        </table:table-row>
        <table:table-row table:style-name="ro2">
          <table:table-cell office:value-type="float" office:value="1462382" calcext:value-type="float">
            <text:p>1462382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DC 001.17 <text:s/>mV</text:p>
          </table:table-cell>
          <table:table-cell table:style-name="ce1" table:formula="of:=[.A728]/60000" office:value-type="float" office:value="24.3730333333333" calcext:value-type="float">
            <text:p>24,3730333333</text:p>
          </table:table-cell>
          <table:table-cell table:style-name="ce1" table:formula="of:=0.2813*[.B728]+1.1082" office:value-type="float" office:value="1.437321" calcext:value-type="float">
            <text:p>1,437321</text:p>
          </table:table-cell>
          <table:table-cell table:formula="of:=SQRT(([.B728]*0.0052)^2 +0.037^2)" office:value-type="float" office:value="0.0374968672824811" calcext:value-type="float">
            <text:p>0,0374968673</text:p>
          </table:table-cell>
          <table:table-cell table:number-columns-repeated="1018"/>
        </table:table-row>
        <table:table-row table:style-name="ro2">
          <table:table-cell office:value-type="float" office:value="1464394" calcext:value-type="float">
            <text:p>1464394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DC 001.25 <text:s/>mV</text:p>
          </table:table-cell>
          <table:table-cell table:style-name="ce1" table:formula="of:=[.A729]/60000" office:value-type="float" office:value="24.4065666666667" calcext:value-type="float">
            <text:p>24,4065666667</text:p>
          </table:table-cell>
          <table:table-cell table:style-name="ce1" table:formula="of:=0.2813*[.B729]+1.1082" office:value-type="float" office:value="1.459825" calcext:value-type="float">
            <text:p>1,459825</text:p>
          </table:table-cell>
          <table:table-cell table:formula="of:=SQRT(([.B729]*0.0052)^2 +0.037^2)" office:value-type="float" office:value="0.0375666075125237" calcext:value-type="float">
            <text:p>0,0375666075</text:p>
          </table:table-cell>
          <table:table-cell table:number-columns-repeated="1018"/>
        </table:table-row>
        <table:table-row table:style-name="ro2">
          <table:table-cell office:value-type="float" office:value="1466407" calcext:value-type="float">
            <text:p>1466407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DC 001.28 <text:s/>mV</text:p>
          </table:table-cell>
          <table:table-cell table:style-name="ce1" table:formula="of:=[.A730]/60000" office:value-type="float" office:value="24.4401166666667" calcext:value-type="float">
            <text:p>24,4401166667</text:p>
          </table:table-cell>
          <table:table-cell table:style-name="ce1" table:formula="of:=0.2813*[.B730]+1.1082" office:value-type="float" office:value="1.468264" calcext:value-type="float">
            <text:p>1,468264</text:p>
          </table:table-cell>
          <table:table-cell table:formula="of:=SQRT(([.B730]*0.0052)^2 +0.037^2)" office:value-type="float" office:value="0.0375939135499352" calcext:value-type="float">
            <text:p>0,0375939135</text:p>
          </table:table-cell>
          <table:table-cell table:number-columns-repeated="1018"/>
        </table:table-row>
        <table:table-row table:style-name="ro2">
          <table:table-cell office:value-type="float" office:value="1468419" calcext:value-type="float">
            <text:p>1468419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C 001.24 <text:s/>mV</text:p>
          </table:table-cell>
          <table:table-cell table:style-name="ce1" table:formula="of:=[.A731]/60000" office:value-type="float" office:value="24.47365" calcext:value-type="float">
            <text:p>24,47365</text:p>
          </table:table-cell>
          <table:table-cell table:style-name="ce1" table:formula="of:=0.2813*[.B731]+1.1082" office:value-type="float" office:value="1.457012" calcext:value-type="float">
            <text:p>1,457012</text:p>
          </table:table-cell>
          <table:table-cell table:formula="of:=SQRT(([.B731]*0.0052)^2 +0.037^2)" office:value-type="float" office:value="0.0375576450805958" calcext:value-type="float">
            <text:p>0,0375576451</text:p>
          </table:table-cell>
          <table:table-cell table:number-columns-repeated="1018"/>
        </table:table-row>
        <table:table-row table:style-name="ro2">
          <table:table-cell office:value-type="float" office:value="1470432" calcext:value-type="float">
            <text:p>1470432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DC 001.27 <text:s/>mV</text:p>
          </table:table-cell>
          <table:table-cell table:style-name="ce1" table:formula="of:=[.A732]/60000" office:value-type="float" office:value="24.5072" calcext:value-type="float">
            <text:p>24,5072</text:p>
          </table:table-cell>
          <table:table-cell table:style-name="ce1" table:formula="of:=0.2813*[.B732]+1.1082" office:value-type="float" office:value="1.465451" calcext:value-type="float">
            <text:p>1,465451</text:p>
          </table:table-cell>
          <table:table-cell table:formula="of:=SQRT(([.B732]*0.0052)^2 +0.037^2)" office:value-type="float" office:value="0.037584741797703" calcext:value-type="float">
            <text:p>0,0375847418</text:p>
          </table:table-cell>
          <table:table-cell table:number-columns-repeated="1018"/>
        </table:table-row>
        <table:table-row table:style-name="ro2">
          <table:table-cell office:value-type="float" office:value="1472444" calcext:value-type="float">
            <text:p>1472444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DC 001.28 <text:s/>mV</text:p>
          </table:table-cell>
          <table:table-cell table:style-name="ce1" table:formula="of:=[.A733]/60000" office:value-type="float" office:value="24.5407333333333" calcext:value-type="float">
            <text:p>24,5407333333</text:p>
          </table:table-cell>
          <table:table-cell table:style-name="ce1" table:formula="of:=0.2813*[.B733]+1.1082" office:value-type="float" office:value="1.468264" calcext:value-type="float">
            <text:p>1,468264</text:p>
          </table:table-cell>
          <table:table-cell table:formula="of:=SQRT(([.B733]*0.0052)^2 +0.037^2)" office:value-type="float" office:value="0.0375939135499352" calcext:value-type="float">
            <text:p>0,0375939135</text:p>
          </table:table-cell>
          <table:table-cell table:number-columns-repeated="1018"/>
        </table:table-row>
        <table:table-row table:style-name="ro2">
          <table:table-cell office:value-type="float" office:value="1474456" calcext:value-type="float">
            <text:p>1474456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DC 001.23 <text:s/>mV</text:p>
          </table:table-cell>
          <table:table-cell table:style-name="ce1" table:formula="of:=[.A734]/60000" office:value-type="float" office:value="24.5742666666667" calcext:value-type="float">
            <text:p>24,5742666667</text:p>
          </table:table-cell>
          <table:table-cell table:style-name="ce1" table:formula="of:=0.2813*[.B734]+1.1082" office:value-type="float" office:value="1.454199" calcext:value-type="float">
            <text:p>1,454199</text:p>
          </table:table-cell>
          <table:table-cell table:formula="of:=SQRT(([.B734]*0.0052)^2 +0.037^2)" office:value-type="float" office:value="0.0375487525225539" calcext:value-type="float">
            <text:p>0,0375487525</text:p>
          </table:table-cell>
          <table:table-cell table:number-columns-repeated="1018"/>
        </table:table-row>
        <table:table-row table:style-name="ro2">
          <table:table-cell office:value-type="float" office:value="1476469" calcext:value-type="float">
            <text:p>1476469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DC 001.32 <text:s/>mV</text:p>
          </table:table-cell>
          <table:table-cell table:style-name="ce1" table:formula="of:=[.A735]/60000" office:value-type="float" office:value="24.6078166666667" calcext:value-type="float">
            <text:p>24,6078166667</text:p>
          </table:table-cell>
          <table:table-cell table:style-name="ce1" table:formula="of:=0.2813*[.B735]+1.1082" office:value-type="float" office:value="1.479516" calcext:value-type="float">
            <text:p>1,479516</text:p>
          </table:table-cell>
          <table:table-cell table:formula="of:=SQRT(([.B735]*0.0052)^2 +0.037^2)" office:value-type="float" office:value="0.0376312967621367" calcext:value-type="float">
            <text:p>0,0376312968</text:p>
          </table:table-cell>
          <table:table-cell table:number-columns-repeated="1018"/>
        </table:table-row>
        <table:table-row table:style-name="ro2">
          <table:table-cell office:value-type="float" office:value="1478481" calcext:value-type="float">
            <text:p>147848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DC 001.25 <text:s/>mV</text:p>
          </table:table-cell>
          <table:table-cell table:style-name="ce1" table:formula="of:=[.A736]/60000" office:value-type="float" office:value="24.64135" calcext:value-type="float">
            <text:p>24,64135</text:p>
          </table:table-cell>
          <table:table-cell table:style-name="ce1" table:formula="of:=0.2813*[.B736]+1.1082" office:value-type="float" office:value="1.459825" calcext:value-type="float">
            <text:p>1,459825</text:p>
          </table:table-cell>
          <table:table-cell table:formula="of:=SQRT(([.B736]*0.0052)^2 +0.037^2)" office:value-type="float" office:value="0.0375666075125237" calcext:value-type="float">
            <text:p>0,0375666075</text:p>
          </table:table-cell>
          <table:table-cell table:number-columns-repeated="1018"/>
        </table:table-row>
        <table:table-row table:style-name="ro2">
          <table:table-cell office:value-type="float" office:value="1480494" calcext:value-type="float">
            <text:p>1480494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DC 001.32 <text:s/>mV</text:p>
          </table:table-cell>
          <table:table-cell table:style-name="ce1" table:formula="of:=[.A737]/60000" office:value-type="float" office:value="24.6749" calcext:value-type="float">
            <text:p>24,6749</text:p>
          </table:table-cell>
          <table:table-cell table:style-name="ce1" table:formula="of:=0.2813*[.B737]+1.1082" office:value-type="float" office:value="1.479516" calcext:value-type="float">
            <text:p>1,479516</text:p>
          </table:table-cell>
          <table:table-cell table:formula="of:=SQRT(([.B737]*0.0052)^2 +0.037^2)" office:value-type="float" office:value="0.0376312967621367" calcext:value-type="float">
            <text:p>0,0376312968</text:p>
          </table:table-cell>
          <table:table-cell table:number-columns-repeated="1018"/>
        </table:table-row>
        <table:table-row table:style-name="ro2">
          <table:table-cell office:value-type="float" office:value="1482506" calcext:value-type="float">
            <text:p>1482506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DC 001.32 <text:s/>mV</text:p>
          </table:table-cell>
          <table:table-cell table:style-name="ce1" table:formula="of:=[.A738]/60000" office:value-type="float" office:value="24.7084333333333" calcext:value-type="float">
            <text:p>24,7084333333</text:p>
          </table:table-cell>
          <table:table-cell table:style-name="ce1" table:formula="of:=0.2813*[.B738]+1.1082" office:value-type="float" office:value="1.479516" calcext:value-type="float">
            <text:p>1,479516</text:p>
          </table:table-cell>
          <table:table-cell table:formula="of:=SQRT(([.B738]*0.0052)^2 +0.037^2)" office:value-type="float" office:value="0.0376312967621367" calcext:value-type="float">
            <text:p>0,0376312968</text:p>
          </table:table-cell>
          <table:table-cell table:number-columns-repeated="1018"/>
        </table:table-row>
        <table:table-row table:style-name="ro2">
          <table:table-cell office:value-type="float" office:value="1484503" calcext:value-type="float">
            <text:p>1484503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DC 001.29 <text:s/>mV</text:p>
          </table:table-cell>
          <table:table-cell table:style-name="ce1" table:formula="of:=[.A739]/60000" office:value-type="float" office:value="24.7417166666667" calcext:value-type="float">
            <text:p>24,7417166667</text:p>
          </table:table-cell>
          <table:table-cell table:style-name="ce1" table:formula="of:=0.2813*[.B739]+1.1082" office:value-type="float" office:value="1.471077" calcext:value-type="float">
            <text:p>1,471077</text:p>
          </table:table-cell>
          <table:table-cell table:formula="of:=SQRT(([.B739]*0.0052)^2 +0.037^2)" office:value-type="float" office:value="0.0376031549740178" calcext:value-type="float">
            <text:p>0,037603155</text:p>
          </table:table-cell>
          <table:table-cell table:number-columns-repeated="1018"/>
        </table:table-row>
        <table:table-row table:style-name="ro2">
          <table:table-cell office:value-type="float" office:value="1486531" calcext:value-type="float">
            <text:p>1486531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DC 001.23 <text:s/>mV</text:p>
          </table:table-cell>
          <table:table-cell table:style-name="ce1" table:formula="of:=[.A740]/60000" office:value-type="float" office:value="24.7755166666667" calcext:value-type="float">
            <text:p>24,7755166667</text:p>
          </table:table-cell>
          <table:table-cell table:style-name="ce1" table:formula="of:=0.2813*[.B740]+1.1082" office:value-type="float" office:value="1.454199" calcext:value-type="float">
            <text:p>1,454199</text:p>
          </table:table-cell>
          <table:table-cell table:formula="of:=SQRT(([.B740]*0.0052)^2 +0.037^2)" office:value-type="float" office:value="0.0375487525225539" calcext:value-type="float">
            <text:p>0,0375487525</text:p>
          </table:table-cell>
          <table:table-cell table:number-columns-repeated="1018"/>
        </table:table-row>
        <table:table-row table:style-name="ro2">
          <table:table-cell office:value-type="float" office:value="1488543" calcext:value-type="float">
            <text:p>1488543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DC 001.31 <text:s/>mV</text:p>
          </table:table-cell>
          <table:table-cell table:style-name="ce1" table:formula="of:=[.A741]/60000" office:value-type="float" office:value="24.80905" calcext:value-type="float">
            <text:p>24,80905</text:p>
          </table:table-cell>
          <table:table-cell table:style-name="ce1" table:formula="of:=0.2813*[.B741]+1.1082" office:value-type="float" office:value="1.476703" calcext:value-type="float">
            <text:p>1,476703</text:p>
          </table:table-cell>
          <table:table-cell table:formula="of:=SQRT(([.B741]*0.0052)^2 +0.037^2)" office:value-type="float" office:value="0.037621846631977" calcext:value-type="float">
            <text:p>0,0376218466</text:p>
          </table:table-cell>
          <table:table-cell table:number-columns-repeated="1018"/>
        </table:table-row>
        <table:table-row table:style-name="ro2">
          <table:table-cell office:value-type="float" office:value="1490556" calcext:value-type="float">
            <text:p>1490556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42]/60000" office:value-type="float" office:value="24.8426" calcext:value-type="float">
            <text:p>24,8426</text:p>
          </table:table-cell>
          <table:table-cell table:style-name="ce1" table:formula="of:=0.2813*[.B742]+1.1082" office:value-type="float" office:value="1.482329" calcext:value-type="float">
            <text:p>1,482329</text:p>
          </table:table-cell>
          <table:table-cell table:formula="of:=SQRT(([.B742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492552" calcext:value-type="float">
            <text:p>1492552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43]/60000" office:value-type="float" office:value="24.8758666666667" calcext:value-type="float">
            <text:p>24,8758666667</text:p>
          </table:table-cell>
          <table:table-cell table:style-name="ce1" table:formula="of:=0.2813*[.B743]+1.1082" office:value-type="float" office:value="1.482329" calcext:value-type="float">
            <text:p>1,482329</text:p>
          </table:table-cell>
          <table:table-cell table:formula="of:=SQRT(([.B743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494580" calcext:value-type="float">
            <text:p>1494580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DC 001.30 <text:s/>mV</text:p>
          </table:table-cell>
          <table:table-cell table:style-name="ce1" table:formula="of:=[.A744]/60000" office:value-type="float" office:value="24.9096666666667" calcext:value-type="float">
            <text:p>24,9096666667</text:p>
          </table:table-cell>
          <table:table-cell table:style-name="ce1" table:formula="of:=0.2813*[.B744]+1.1082" office:value-type="float" office:value="1.47389" calcext:value-type="float">
            <text:p>1,47389</text:p>
          </table:table-cell>
          <table:table-cell table:formula="of:=SQRT(([.B744]*0.0052)^2 +0.037^2)" office:value-type="float" office:value="0.0376124660185955" calcext:value-type="float">
            <text:p>0,037612466</text:p>
          </table:table-cell>
          <table:table-cell table:number-columns-repeated="1018"/>
        </table:table-row>
        <table:table-row table:style-name="ro2">
          <table:table-cell office:value-type="float" office:value="1496593" calcext:value-type="float">
            <text:p>1496593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DC 001.25 <text:s/>mV</text:p>
          </table:table-cell>
          <table:table-cell table:style-name="ce1" table:formula="of:=[.A745]/60000" office:value-type="float" office:value="24.9432166666667" calcext:value-type="float">
            <text:p>24,9432166667</text:p>
          </table:table-cell>
          <table:table-cell table:style-name="ce1" table:formula="of:=0.2813*[.B745]+1.1082" office:value-type="float" office:value="1.459825" calcext:value-type="float">
            <text:p>1,459825</text:p>
          </table:table-cell>
          <table:table-cell table:formula="of:=SQRT(([.B745]*0.0052)^2 +0.037^2)" office:value-type="float" office:value="0.0375666075125237" calcext:value-type="float">
            <text:p>0,0375666075</text:p>
          </table:table-cell>
          <table:table-cell table:number-columns-repeated="1018"/>
        </table:table-row>
        <table:table-row table:style-name="ro2">
          <table:table-cell office:value-type="float" office:value="1498605" calcext:value-type="float">
            <text:p>1498605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DC 001.30 <text:s/>mV</text:p>
          </table:table-cell>
          <table:table-cell table:style-name="ce1" table:formula="of:=[.A746]/60000" office:value-type="float" office:value="24.97675" calcext:value-type="float">
            <text:p>24,97675</text:p>
          </table:table-cell>
          <table:table-cell table:style-name="ce1" table:formula="of:=0.2813*[.B746]+1.1082" office:value-type="float" office:value="1.47389" calcext:value-type="float">
            <text:p>1,47389</text:p>
          </table:table-cell>
          <table:table-cell table:formula="of:=SQRT(([.B746]*0.0052)^2 +0.037^2)" office:value-type="float" office:value="0.0376124660185955" calcext:value-type="float">
            <text:p>0,037612466</text:p>
          </table:table-cell>
          <table:table-cell table:number-columns-repeated="1018"/>
        </table:table-row>
        <table:table-row table:style-name="ro2">
          <table:table-cell office:value-type="float" office:value="1500618" calcext:value-type="float">
            <text:p>1500618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DC 001.35 <text:s/>mV</text:p>
          </table:table-cell>
          <table:table-cell table:style-name="ce1" table:formula="of:=[.A747]/60000" office:value-type="float" office:value="25.0103" calcext:value-type="float">
            <text:p>25,0103</text:p>
          </table:table-cell>
          <table:table-cell table:style-name="ce1" table:formula="of:=0.2813*[.B747]+1.1082" office:value-type="float" office:value="1.487955" calcext:value-type="float">
            <text:p>1,487955</text:p>
          </table:table-cell>
          <table:table-cell table:formula="of:=SQRT(([.B747]*0.0052)^2 +0.037^2)" office:value-type="float" office:value="0.0376600637280395" calcext:value-type="float">
            <text:p>0,0376600637</text:p>
          </table:table-cell>
          <table:table-cell table:number-columns-repeated="1018"/>
        </table:table-row>
        <table:table-row table:style-name="ro2">
          <table:table-cell office:value-type="float" office:value="1502630" calcext:value-type="float">
            <text:p>1502630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C 001.34 <text:s/>mV</text:p>
          </table:table-cell>
          <table:table-cell table:style-name="ce1" table:formula="of:=[.A748]/60000" office:value-type="float" office:value="25.0438333333333" calcext:value-type="float">
            <text:p>25,0438333333</text:p>
          </table:table-cell>
          <table:table-cell table:style-name="ce1" table:formula="of:=0.2813*[.B748]+1.1082" office:value-type="float" office:value="1.485142" calcext:value-type="float">
            <text:p>1,485142</text:p>
          </table:table-cell>
          <table:table-cell table:formula="of:=SQRT(([.B748]*0.0052)^2 +0.037^2)" office:value-type="float" office:value="0.0376504053630236" calcext:value-type="float">
            <text:p>0,0376504054</text:p>
          </table:table-cell>
          <table:table-cell table:number-columns-repeated="1018"/>
        </table:table-row>
        <table:table-row table:style-name="ro2">
          <table:table-cell office:value-type="float" office:value="1504642" calcext:value-type="float">
            <text:p>150464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DC 001.31 <text:s/>mV</text:p>
          </table:table-cell>
          <table:table-cell table:style-name="ce1" table:formula="of:=[.A749]/60000" office:value-type="float" office:value="25.0773666666667" calcext:value-type="float">
            <text:p>25,0773666667</text:p>
          </table:table-cell>
          <table:table-cell table:style-name="ce1" table:formula="of:=0.2813*[.B749]+1.1082" office:value-type="float" office:value="1.476703" calcext:value-type="float">
            <text:p>1,476703</text:p>
          </table:table-cell>
          <table:table-cell table:formula="of:=SQRT(([.B749]*0.0052)^2 +0.037^2)" office:value-type="float" office:value="0.037621846631977" calcext:value-type="float">
            <text:p>0,0376218466</text:p>
          </table:table-cell>
          <table:table-cell table:number-columns-repeated="1018"/>
        </table:table-row>
        <table:table-row table:style-name="ro2">
          <table:table-cell office:value-type="float" office:value="1506655" calcext:value-type="float">
            <text:p>1506655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DC 001.27 <text:s/>mV</text:p>
          </table:table-cell>
          <table:table-cell table:style-name="ce1" table:formula="of:=[.A750]/60000" office:value-type="float" office:value="25.1109166666667" calcext:value-type="float">
            <text:p>25,1109166667</text:p>
          </table:table-cell>
          <table:table-cell table:style-name="ce1" table:formula="of:=0.2813*[.B750]+1.1082" office:value-type="float" office:value="1.465451" calcext:value-type="float">
            <text:p>1,465451</text:p>
          </table:table-cell>
          <table:table-cell table:formula="of:=SQRT(([.B750]*0.0052)^2 +0.037^2)" office:value-type="float" office:value="0.037584741797703" calcext:value-type="float">
            <text:p>0,0375847418</text:p>
          </table:table-cell>
          <table:table-cell table:number-columns-repeated="1018"/>
        </table:table-row>
        <table:table-row table:style-name="ro2">
          <table:table-cell office:value-type="float" office:value="1508667" calcext:value-type="float">
            <text:p>1508667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DC 001.27 <text:s/>mV</text:p>
          </table:table-cell>
          <table:table-cell table:style-name="ce1" table:formula="of:=[.A751]/60000" office:value-type="float" office:value="25.14445" calcext:value-type="float">
            <text:p>25,14445</text:p>
          </table:table-cell>
          <table:table-cell table:style-name="ce1" table:formula="of:=0.2813*[.B751]+1.1082" office:value-type="float" office:value="1.465451" calcext:value-type="float">
            <text:p>1,465451</text:p>
          </table:table-cell>
          <table:table-cell table:formula="of:=SQRT(([.B751]*0.0052)^2 +0.037^2)" office:value-type="float" office:value="0.037584741797703" calcext:value-type="float">
            <text:p>0,0375847418</text:p>
          </table:table-cell>
          <table:table-cell table:number-columns-repeated="1018"/>
        </table:table-row>
        <table:table-row table:style-name="ro2">
          <table:table-cell office:value-type="float" office:value="1510680" calcext:value-type="float">
            <text:p>1510680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DC 001.28 <text:s/>mV</text:p>
          </table:table-cell>
          <table:table-cell table:style-name="ce1" table:formula="of:=[.A752]/60000" office:value-type="float" office:value="25.178" calcext:value-type="float">
            <text:p>25,178</text:p>
          </table:table-cell>
          <table:table-cell table:style-name="ce1" table:formula="of:=0.2813*[.B752]+1.1082" office:value-type="float" office:value="1.468264" calcext:value-type="float">
            <text:p>1,468264</text:p>
          </table:table-cell>
          <table:table-cell table:formula="of:=SQRT(([.B752]*0.0052)^2 +0.037^2)" office:value-type="float" office:value="0.0375939135499352" calcext:value-type="float">
            <text:p>0,0375939135</text:p>
          </table:table-cell>
          <table:table-cell table:number-columns-repeated="1018"/>
        </table:table-row>
        <table:table-row table:style-name="ro2">
          <table:table-cell office:value-type="float" office:value="1512676" calcext:value-type="float">
            <text:p>1512676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53]/60000" office:value-type="float" office:value="25.2112666666667" calcext:value-type="float">
            <text:p>25,2112666667</text:p>
          </table:table-cell>
          <table:table-cell table:style-name="ce1" table:formula="of:=0.2813*[.B753]+1.1082" office:value-type="float" office:value="1.482329" calcext:value-type="float">
            <text:p>1,482329</text:p>
          </table:table-cell>
          <table:table-cell table:formula="of:=SQRT(([.B753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514704" calcext:value-type="float">
            <text:p>1514704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DC 001.31 <text:s/>mV</text:p>
          </table:table-cell>
          <table:table-cell table:style-name="ce1" table:formula="of:=[.A754]/60000" office:value-type="float" office:value="25.2450666666667" calcext:value-type="float">
            <text:p>25,2450666667</text:p>
          </table:table-cell>
          <table:table-cell table:style-name="ce1" table:formula="of:=0.2813*[.B754]+1.1082" office:value-type="float" office:value="1.476703" calcext:value-type="float">
            <text:p>1,476703</text:p>
          </table:table-cell>
          <table:table-cell table:formula="of:=SQRT(([.B754]*0.0052)^2 +0.037^2)" office:value-type="float" office:value="0.037621846631977" calcext:value-type="float">
            <text:p>0,0376218466</text:p>
          </table:table-cell>
          <table:table-cell table:number-columns-repeated="1018"/>
        </table:table-row>
        <table:table-row table:style-name="ro2">
          <table:table-cell office:value-type="float" office:value="1516717" calcext:value-type="float">
            <text:p>1516717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DC 001.25 <text:s/>mV</text:p>
          </table:table-cell>
          <table:table-cell table:style-name="ce1" table:formula="of:=[.A755]/60000" office:value-type="float" office:value="25.2786166666667" calcext:value-type="float">
            <text:p>25,2786166667</text:p>
          </table:table-cell>
          <table:table-cell table:style-name="ce1" table:formula="of:=0.2813*[.B755]+1.1082" office:value-type="float" office:value="1.459825" calcext:value-type="float">
            <text:p>1,459825</text:p>
          </table:table-cell>
          <table:table-cell table:formula="of:=SQRT(([.B755]*0.0052)^2 +0.037^2)" office:value-type="float" office:value="0.0375666075125237" calcext:value-type="float">
            <text:p>0,0375666075</text:p>
          </table:table-cell>
          <table:table-cell table:number-columns-repeated="1018"/>
        </table:table-row>
        <table:table-row table:style-name="ro2">
          <table:table-cell office:value-type="float" office:value="1518729" calcext:value-type="float">
            <text:p>1518729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DC 001.26 <text:s/>mV</text:p>
          </table:table-cell>
          <table:table-cell table:style-name="ce1" table:formula="of:=[.A756]/60000" office:value-type="float" office:value="25.31215" calcext:value-type="float">
            <text:p>25,31215</text:p>
          </table:table-cell>
          <table:table-cell table:style-name="ce1" table:formula="of:=0.2813*[.B756]+1.1082" office:value-type="float" office:value="1.462638" calcext:value-type="float">
            <text:p>1,462638</text:p>
          </table:table-cell>
          <table:table-cell table:formula="of:=SQRT(([.B756]*0.0052)^2 +0.037^2)" office:value-type="float" office:value="0.0375756397683393" calcext:value-type="float">
            <text:p>0,0375756398</text:p>
          </table:table-cell>
          <table:table-cell table:number-columns-repeated="1018"/>
        </table:table-row>
        <table:table-row table:style-name="ro2">
          <table:table-cell office:value-type="float" office:value="1520742" calcext:value-type="float">
            <text:p>152074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DC 001.31 <text:s/>mV</text:p>
          </table:table-cell>
          <table:table-cell table:style-name="ce1" table:formula="of:=[.A757]/60000" office:value-type="float" office:value="25.3457" calcext:value-type="float">
            <text:p>25,3457</text:p>
          </table:table-cell>
          <table:table-cell table:style-name="ce1" table:formula="of:=0.2813*[.B757]+1.1082" office:value-type="float" office:value="1.476703" calcext:value-type="float">
            <text:p>1,476703</text:p>
          </table:table-cell>
          <table:table-cell table:formula="of:=SQRT(([.B757]*0.0052)^2 +0.037^2)" office:value-type="float" office:value="0.037621846631977" calcext:value-type="float">
            <text:p>0,0376218466</text:p>
          </table:table-cell>
          <table:table-cell table:number-columns-repeated="1018"/>
        </table:table-row>
        <table:table-row table:style-name="ro2">
          <table:table-cell office:value-type="float" office:value="1522754" calcext:value-type="float">
            <text:p>1522754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58]/60000" office:value-type="float" office:value="25.3792333333333" calcext:value-type="float">
            <text:p>25,3792333333</text:p>
          </table:table-cell>
          <table:table-cell table:style-name="ce1" table:formula="of:=0.2813*[.B758]+1.1082" office:value-type="float" office:value="1.482329" calcext:value-type="float">
            <text:p>1,482329</text:p>
          </table:table-cell>
          <table:table-cell table:formula="of:=SQRT(([.B758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524766" calcext:value-type="float">
            <text:p>1524766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C 001.41 <text:s/>mV</text:p>
          </table:table-cell>
          <table:table-cell table:style-name="ce1" table:formula="of:=[.A759]/60000" office:value-type="float" office:value="25.4127666666667" calcext:value-type="float">
            <text:p>25,4127666667</text:p>
          </table:table-cell>
          <table:table-cell table:style-name="ce1" table:formula="of:=0.2813*[.B759]+1.1082" office:value-type="float" office:value="1.504833" calcext:value-type="float">
            <text:p>1,504833</text:p>
          </table:table-cell>
          <table:table-cell table:formula="of:=SQRT(([.B759]*0.0052)^2 +0.037^2)" office:value-type="float" office:value="0.0377194674405671" calcext:value-type="float">
            <text:p>0,0377194674</text:p>
          </table:table-cell>
          <table:table-cell table:number-columns-repeated="1018"/>
        </table:table-row>
        <table:table-row table:style-name="ro2">
          <table:table-cell office:value-type="float" office:value="1526763" calcext:value-type="float">
            <text:p>1526763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60]/60000" office:value-type="float" office:value="25.44605" calcext:value-type="float">
            <text:p>25,44605</text:p>
          </table:table-cell>
          <table:table-cell table:style-name="ce1" table:formula="of:=0.2813*[.B760]+1.1082" office:value-type="float" office:value="1.482329" calcext:value-type="float">
            <text:p>1,482329</text:p>
          </table:table-cell>
          <table:table-cell table:formula="of:=SQRT(([.B760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528791" calcext:value-type="float">
            <text:p>1528791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DC 001.35 <text:s/>mV</text:p>
          </table:table-cell>
          <table:table-cell table:style-name="ce1" table:formula="of:=[.A761]/60000" office:value-type="float" office:value="25.47985" calcext:value-type="float">
            <text:p>25,47985</text:p>
          </table:table-cell>
          <table:table-cell table:style-name="ce1" table:formula="of:=0.2813*[.B761]+1.1082" office:value-type="float" office:value="1.487955" calcext:value-type="float">
            <text:p>1,487955</text:p>
          </table:table-cell>
          <table:table-cell table:formula="of:=SQRT(([.B761]*0.0052)^2 +0.037^2)" office:value-type="float" office:value="0.0376600637280395" calcext:value-type="float">
            <text:p>0,0376600637</text:p>
          </table:table-cell>
          <table:table-cell table:number-columns-repeated="1018"/>
        </table:table-row>
        <table:table-row table:style-name="ro2">
          <table:table-cell office:value-type="float" office:value="1530804" calcext:value-type="float">
            <text:p>153080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C 001.34 <text:s/>mV</text:p>
          </table:table-cell>
          <table:table-cell table:style-name="ce1" table:formula="of:=[.A762]/60000" office:value-type="float" office:value="25.5134" calcext:value-type="float">
            <text:p>25,5134</text:p>
          </table:table-cell>
          <table:table-cell table:style-name="ce1" table:formula="of:=0.2813*[.B762]+1.1082" office:value-type="float" office:value="1.485142" calcext:value-type="float">
            <text:p>1,485142</text:p>
          </table:table-cell>
          <table:table-cell table:formula="of:=SQRT(([.B762]*0.0052)^2 +0.037^2)" office:value-type="float" office:value="0.0376504053630236" calcext:value-type="float">
            <text:p>0,0376504054</text:p>
          </table:table-cell>
          <table:table-cell table:number-columns-repeated="1018"/>
        </table:table-row>
        <table:table-row table:style-name="ro2">
          <table:table-cell office:value-type="float" office:value="1532800" calcext:value-type="float">
            <text:p>153280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DC 001.32 <text:s/>mV</text:p>
          </table:table-cell>
          <table:table-cell table:style-name="ce1" table:formula="of:=[.A763]/60000" office:value-type="float" office:value="25.5466666666667" calcext:value-type="float">
            <text:p>25,5466666667</text:p>
          </table:table-cell>
          <table:table-cell table:style-name="ce1" table:formula="of:=0.2813*[.B763]+1.1082" office:value-type="float" office:value="1.479516" calcext:value-type="float">
            <text:p>1,479516</text:p>
          </table:table-cell>
          <table:table-cell table:formula="of:=SQRT(([.B763]*0.0052)^2 +0.037^2)" office:value-type="float" office:value="0.0376312967621367" calcext:value-type="float">
            <text:p>0,0376312968</text:p>
          </table:table-cell>
          <table:table-cell table:number-columns-repeated="1018"/>
        </table:table-row>
        <table:table-row table:style-name="ro2">
          <table:table-cell office:value-type="float" office:value="1534828" calcext:value-type="float">
            <text:p>1534828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C 001.34 <text:s/>mV</text:p>
          </table:table-cell>
          <table:table-cell table:style-name="ce1" table:formula="of:=[.A764]/60000" office:value-type="float" office:value="25.5804666666667" calcext:value-type="float">
            <text:p>25,5804666667</text:p>
          </table:table-cell>
          <table:table-cell table:style-name="ce1" table:formula="of:=0.2813*[.B764]+1.1082" office:value-type="float" office:value="1.485142" calcext:value-type="float">
            <text:p>1,485142</text:p>
          </table:table-cell>
          <table:table-cell table:formula="of:=SQRT(([.B764]*0.0052)^2 +0.037^2)" office:value-type="float" office:value="0.0376504053630236" calcext:value-type="float">
            <text:p>0,0376504054</text:p>
          </table:table-cell>
          <table:table-cell table:number-columns-repeated="1018"/>
        </table:table-row>
        <table:table-row table:style-name="ro2">
          <table:table-cell office:value-type="float" office:value="1536841" calcext:value-type="float">
            <text:p>1536841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65]/60000" office:value-type="float" office:value="25.6140166666667" calcext:value-type="float">
            <text:p>25,6140166667</text:p>
          </table:table-cell>
          <table:table-cell table:style-name="ce1" table:formula="of:=0.2813*[.B765]+1.1082" office:value-type="float" office:value="1.482329" calcext:value-type="float">
            <text:p>1,482329</text:p>
          </table:table-cell>
          <table:table-cell table:formula="of:=SQRT(([.B765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538853" calcext:value-type="float">
            <text:p>1538853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66]/60000" office:value-type="float" office:value="25.64755" calcext:value-type="float">
            <text:p>25,64755</text:p>
          </table:table-cell>
          <table:table-cell table:style-name="ce1" table:formula="of:=0.2813*[.B766]+1.1082" office:value-type="float" office:value="1.482329" calcext:value-type="float">
            <text:p>1,482329</text:p>
          </table:table-cell>
          <table:table-cell table:formula="of:=SQRT(([.B766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540866" calcext:value-type="float">
            <text:p>1540866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C 001.34 <text:s/>mV</text:p>
          </table:table-cell>
          <table:table-cell table:style-name="ce1" table:formula="of:=[.A767]/60000" office:value-type="float" office:value="25.6811" calcext:value-type="float">
            <text:p>25,6811</text:p>
          </table:table-cell>
          <table:table-cell table:style-name="ce1" table:formula="of:=0.2813*[.B767]+1.1082" office:value-type="float" office:value="1.485142" calcext:value-type="float">
            <text:p>1,485142</text:p>
          </table:table-cell>
          <table:table-cell table:formula="of:=SQRT(([.B767]*0.0052)^2 +0.037^2)" office:value-type="float" office:value="0.0376504053630236" calcext:value-type="float">
            <text:p>0,0376504054</text:p>
          </table:table-cell>
          <table:table-cell table:number-columns-repeated="1018"/>
        </table:table-row>
        <table:table-row table:style-name="ro2">
          <table:table-cell office:value-type="float" office:value="1542878" calcext:value-type="float">
            <text:p>1542878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DC 001.37 <text:s/>mV</text:p>
          </table:table-cell>
          <table:table-cell table:style-name="ce1" table:formula="of:=[.A768]/60000" office:value-type="float" office:value="25.7146333333333" calcext:value-type="float">
            <text:p>25,7146333333</text:p>
          </table:table-cell>
          <table:table-cell table:style-name="ce1" table:formula="of:=0.2813*[.B768]+1.1082" office:value-type="float" office:value="1.493581" calcext:value-type="float">
            <text:p>1,493581</text:p>
          </table:table-cell>
          <table:table-cell table:formula="of:=SQRT(([.B768]*0.0052)^2 +0.037^2)" office:value-type="float" office:value="0.0376795883204687" calcext:value-type="float">
            <text:p>0,0376795883</text:p>
          </table:table-cell>
          <table:table-cell table:number-columns-repeated="1018"/>
        </table:table-row>
        <table:table-row table:style-name="ro2">
          <table:table-cell office:value-type="float" office:value="1544890" calcext:value-type="float">
            <text:p>1544890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DC 001.42 <text:s/>mV</text:p>
          </table:table-cell>
          <table:table-cell table:style-name="ce1" table:formula="of:=[.A769]/60000" office:value-type="float" office:value="25.7481666666667" calcext:value-type="float">
            <text:p>25,7481666667</text:p>
          </table:table-cell>
          <table:table-cell table:style-name="ce1" table:formula="of:=0.2813*[.B769]+1.1082" office:value-type="float" office:value="1.507646" calcext:value-type="float">
            <text:p>1,507646</text:p>
          </table:table-cell>
          <table:table-cell table:formula="of:=SQRT(([.B769]*0.0052)^2 +0.037^2)" office:value-type="float" office:value="0.0377296098045023" calcext:value-type="float">
            <text:p>0,0377296098</text:p>
          </table:table-cell>
          <table:table-cell table:number-columns-repeated="1018"/>
        </table:table-row>
        <table:table-row table:style-name="ro2">
          <table:table-cell office:value-type="float" office:value="1546887" calcext:value-type="float">
            <text:p>1546887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C 001.41 <text:s/>mV</text:p>
          </table:table-cell>
          <table:table-cell table:style-name="ce1" table:formula="of:=[.A770]/60000" office:value-type="float" office:value="25.78145" calcext:value-type="float">
            <text:p>25,78145</text:p>
          </table:table-cell>
          <table:table-cell table:style-name="ce1" table:formula="of:=0.2813*[.B770]+1.1082" office:value-type="float" office:value="1.504833" calcext:value-type="float">
            <text:p>1,504833</text:p>
          </table:table-cell>
          <table:table-cell table:formula="of:=SQRT(([.B770]*0.0052)^2 +0.037^2)" office:value-type="float" office:value="0.0377194674405671" calcext:value-type="float">
            <text:p>0,0377194674</text:p>
          </table:table-cell>
          <table:table-cell table:number-columns-repeated="1018"/>
        </table:table-row>
        <table:table-row table:style-name="ro2">
          <table:table-cell office:value-type="float" office:value="1548915" calcext:value-type="float">
            <text:p>1548915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DC 001.43 <text:s/>mV</text:p>
          </table:table-cell>
          <table:table-cell table:style-name="ce1" table:formula="of:=[.A771]/60000" office:value-type="float" office:value="25.81525" calcext:value-type="float">
            <text:p>25,81525</text:p>
          </table:table-cell>
          <table:table-cell table:style-name="ce1" table:formula="of:=0.2813*[.B771]+1.1082" office:value-type="float" office:value="1.510459" calcext:value-type="float">
            <text:p>1,510459</text:p>
          </table:table-cell>
          <table:table-cell table:formula="of:=SQRT(([.B771]*0.0052)^2 +0.037^2)" office:value-type="float" office:value="0.0377398210912558" calcext:value-type="float">
            <text:p>0,0377398211</text:p>
          </table:table-cell>
          <table:table-cell table:number-columns-repeated="1018"/>
        </table:table-row>
        <table:table-row table:style-name="ro2">
          <table:table-cell office:value-type="float" office:value="1550928" calcext:value-type="float">
            <text:p>1550928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DC 001.40 <text:s/>mV</text:p>
          </table:table-cell>
          <table:table-cell table:style-name="ce1" table:formula="of:=[.A772]/60000" office:value-type="float" office:value="25.8488" calcext:value-type="float">
            <text:p>25,8488</text:p>
          </table:table-cell>
          <table:table-cell table:style-name="ce1" table:formula="of:=0.2813*[.B772]+1.1082" office:value-type="float" office:value="1.50202" calcext:value-type="float">
            <text:p>1,50202</text:p>
          </table:table-cell>
          <table:table-cell table:formula="of:=SQRT(([.B772]*0.0052)^2 +0.037^2)" office:value-type="float" office:value="0.0377093940550627" calcext:value-type="float">
            <text:p>0,0377093941</text:p>
          </table:table-cell>
          <table:table-cell table:number-columns-repeated="1018"/>
        </table:table-row>
        <table:table-row table:style-name="ro2">
          <table:table-cell office:value-type="float" office:value="1552940" calcext:value-type="float">
            <text:p>155294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DC 001.43 <text:s/>mV</text:p>
          </table:table-cell>
          <table:table-cell table:style-name="ce1" table:formula="of:=[.A773]/60000" office:value-type="float" office:value="25.8823333333333" calcext:value-type="float">
            <text:p>25,8823333333</text:p>
          </table:table-cell>
          <table:table-cell table:style-name="ce1" table:formula="of:=0.2813*[.B773]+1.1082" office:value-type="float" office:value="1.510459" calcext:value-type="float">
            <text:p>1,510459</text:p>
          </table:table-cell>
          <table:table-cell table:formula="of:=SQRT(([.B773]*0.0052)^2 +0.037^2)" office:value-type="float" office:value="0.0377398210912558" calcext:value-type="float">
            <text:p>0,0377398211</text:p>
          </table:table-cell>
          <table:table-cell table:number-columns-repeated="1018"/>
        </table:table-row>
        <table:table-row table:style-name="ro2">
          <table:table-cell office:value-type="float" office:value="1554952" calcext:value-type="float">
            <text:p>1554952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DC 001.37 <text:s/>mV</text:p>
          </table:table-cell>
          <table:table-cell table:style-name="ce1" table:formula="of:=[.A774]/60000" office:value-type="float" office:value="25.9158666666667" calcext:value-type="float">
            <text:p>25,9158666667</text:p>
          </table:table-cell>
          <table:table-cell table:style-name="ce1" table:formula="of:=0.2813*[.B774]+1.1082" office:value-type="float" office:value="1.493581" calcext:value-type="float">
            <text:p>1,493581</text:p>
          </table:table-cell>
          <table:table-cell table:formula="of:=SQRT(([.B774]*0.0052)^2 +0.037^2)" office:value-type="float" office:value="0.0376795883204687" calcext:value-type="float">
            <text:p>0,0376795883</text:p>
          </table:table-cell>
          <table:table-cell table:number-columns-repeated="1018"/>
        </table:table-row>
        <table:table-row table:style-name="ro2">
          <table:table-cell office:value-type="float" office:value="1556965" calcext:value-type="float">
            <text:p>1556965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DC 001.33 <text:s/>mV</text:p>
          </table:table-cell>
          <table:table-cell table:style-name="ce1" table:formula="of:=[.A775]/60000" office:value-type="float" office:value="25.9494166666667" calcext:value-type="float">
            <text:p>25,9494166667</text:p>
          </table:table-cell>
          <table:table-cell table:style-name="ce1" table:formula="of:=0.2813*[.B775]+1.1082" office:value-type="float" office:value="1.482329" calcext:value-type="float">
            <text:p>1,482329</text:p>
          </table:table-cell>
          <table:table-cell table:formula="of:=SQRT(([.B775]*0.0052)^2 +0.037^2)" office:value-type="float" office:value="0.0376408163567157" calcext:value-type="float">
            <text:p>0,0376408164</text:p>
          </table:table-cell>
          <table:table-cell table:number-columns-repeated="1018"/>
        </table:table-row>
        <table:table-row table:style-name="ro2">
          <table:table-cell office:value-type="float" office:value="1558977" calcext:value-type="float">
            <text:p>1558977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DC 001.36 <text:s/>mV</text:p>
          </table:table-cell>
          <table:table-cell table:style-name="ce1" table:formula="of:=[.A776]/60000" office:value-type="float" office:value="25.98295" calcext:value-type="float">
            <text:p>25,98295</text:p>
          </table:table-cell>
          <table:table-cell table:style-name="ce1" table:formula="of:=0.2813*[.B776]+1.1082" office:value-type="float" office:value="1.490768" calcext:value-type="float">
            <text:p>1,490768</text:p>
          </table:table-cell>
          <table:table-cell table:formula="of:=SQRT(([.B776]*0.0052)^2 +0.037^2)" office:value-type="float" office:value="0.0376697913984137" calcext:value-type="float">
            <text:p>0,0376697914</text:p>
          </table:table-cell>
          <table:table-cell table:number-columns-repeated="1018"/>
        </table:table-row>
        <table:table-row table:style-name="ro2">
          <table:table-cell office:value-type="float" office:value="1560974" calcext:value-type="float">
            <text:p>1560974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DC 001.37 <text:s/>mV</text:p>
          </table:table-cell>
          <table:table-cell table:style-name="ce1" table:formula="of:=[.A777]/60000" office:value-type="float" office:value="26.0162333333333" calcext:value-type="float">
            <text:p>26,0162333333</text:p>
          </table:table-cell>
          <table:table-cell table:style-name="ce1" table:formula="of:=0.2813*[.B777]+1.1082" office:value-type="float" office:value="1.493581" calcext:value-type="float">
            <text:p>1,493581</text:p>
          </table:table-cell>
          <table:table-cell table:formula="of:=SQRT(([.B777]*0.0052)^2 +0.037^2)" office:value-type="float" office:value="0.0376795883204687" calcext:value-type="float">
            <text:p>0,0376795883</text:p>
          </table:table-cell>
          <table:table-cell table:number-columns-repeated="1018"/>
        </table:table-row>
        <table:table-row table:style-name="ro2">
          <table:table-cell office:value-type="float" office:value="1563002" calcext:value-type="float">
            <text:p>1563002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C 001.34 <text:s/>mV</text:p>
          </table:table-cell>
          <table:table-cell table:style-name="ce1" table:formula="of:=[.A778]/60000" office:value-type="float" office:value="26.0500333333333" calcext:value-type="float">
            <text:p>26,0500333333</text:p>
          </table:table-cell>
          <table:table-cell table:style-name="ce1" table:formula="of:=0.2813*[.B778]+1.1082" office:value-type="float" office:value="1.485142" calcext:value-type="float">
            <text:p>1,485142</text:p>
          </table:table-cell>
          <table:table-cell table:formula="of:=SQRT(([.B778]*0.0052)^2 +0.037^2)" office:value-type="float" office:value="0.0376504053630236" calcext:value-type="float">
            <text:p>0,0376504054</text:p>
          </table:table-cell>
          <table:table-cell table:number-columns-repeated="1018"/>
        </table:table-row>
        <table:table-row table:style-name="ro2">
          <table:table-cell office:value-type="float" office:value="1565014" calcext:value-type="float">
            <text:p>1565014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DC 001.32 <text:s/>mV</text:p>
          </table:table-cell>
          <table:table-cell table:style-name="ce1" table:formula="of:=[.A779]/60000" office:value-type="float" office:value="26.0835666666667" calcext:value-type="float">
            <text:p>26,0835666667</text:p>
          </table:table-cell>
          <table:table-cell table:style-name="ce1" table:formula="of:=0.2813*[.B779]+1.1082" office:value-type="float" office:value="1.479516" calcext:value-type="float">
            <text:p>1,479516</text:p>
          </table:table-cell>
          <table:table-cell table:formula="of:=SQRT(([.B779]*0.0052)^2 +0.037^2)" office:value-type="float" office:value="0.0376312967621367" calcext:value-type="float">
            <text:p>0,0376312968</text:p>
          </table:table-cell>
          <table:table-cell table:number-columns-repeated="1018"/>
        </table:table-row>
        <table:table-row table:style-name="ro2">
          <table:table-cell office:value-type="float" office:value="1567027" calcext:value-type="float">
            <text:p>1567027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DC 001.36 <text:s/>mV</text:p>
          </table:table-cell>
          <table:table-cell table:style-name="ce1" table:formula="of:=[.A780]/60000" office:value-type="float" office:value="26.1171166666667" calcext:value-type="float">
            <text:p>26,1171166667</text:p>
          </table:table-cell>
          <table:table-cell table:style-name="ce1" table:formula="of:=0.2813*[.B780]+1.1082" office:value-type="float" office:value="1.490768" calcext:value-type="float">
            <text:p>1,490768</text:p>
          </table:table-cell>
          <table:table-cell table:formula="of:=SQRT(([.B780]*0.0052)^2 +0.037^2)" office:value-type="float" office:value="0.0376697913984137" calcext:value-type="float">
            <text:p>0,0376697914</text:p>
          </table:table-cell>
          <table:table-cell table:number-columns-repeated="1018"/>
        </table:table-row>
        <table:table-row table:style-name="ro2">
          <table:table-cell office:value-type="float" office:value="1569039" calcext:value-type="float">
            <text:p>1569039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DC 001.39 <text:s/>mV</text:p>
          </table:table-cell>
          <table:table-cell table:style-name="ce1" table:formula="of:=[.A781]/60000" office:value-type="float" office:value="26.15065" calcext:value-type="float">
            <text:p>26,15065</text:p>
          </table:table-cell>
          <table:table-cell table:style-name="ce1" table:formula="of:=0.2813*[.B781]+1.1082" office:value-type="float" office:value="1.499207" calcext:value-type="float">
            <text:p>1,499207</text:p>
          </table:table-cell>
          <table:table-cell table:formula="of:=SQRT(([.B781]*0.0052)^2 +0.037^2)" office:value-type="float" office:value="0.037699389703283" calcext:value-type="float">
            <text:p>0,0376993897</text:p>
          </table:table-cell>
          <table:table-cell table:number-columns-repeated="1018"/>
        </table:table-row>
        <table:table-row table:style-name="ro2">
          <table:table-cell office:value-type="float" office:value="1571052" calcext:value-type="float">
            <text:p>1571052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C 001.41 <text:s/>mV</text:p>
          </table:table-cell>
          <table:table-cell table:style-name="ce1" table:formula="of:=[.A782]/60000" office:value-type="float" office:value="26.1842" calcext:value-type="float">
            <text:p>26,1842</text:p>
          </table:table-cell>
          <table:table-cell table:style-name="ce1" table:formula="of:=0.2813*[.B782]+1.1082" office:value-type="float" office:value="1.504833" calcext:value-type="float">
            <text:p>1,504833</text:p>
          </table:table-cell>
          <table:table-cell table:formula="of:=SQRT(([.B782]*0.0052)^2 +0.037^2)" office:value-type="float" office:value="0.0377194674405671" calcext:value-type="float">
            <text:p>0,0377194674</text:p>
          </table:table-cell>
          <table:table-cell table:number-columns-repeated="1018"/>
        </table:table-row>
        <table:table-row table:style-name="ro2">
          <table:table-cell office:value-type="float" office:value="1573064" calcext:value-type="float">
            <text:p>1573064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DC 001.45 <text:s/>mV</text:p>
          </table:table-cell>
          <table:table-cell table:style-name="ce1" table:formula="of:=[.A783]/60000" office:value-type="float" office:value="26.2177333333333" calcext:value-type="float">
            <text:p>26,2177333333</text:p>
          </table:table-cell>
          <table:table-cell table:style-name="ce1" table:formula="of:=0.2813*[.B783]+1.1082" office:value-type="float" office:value="1.516085" calcext:value-type="float">
            <text:p>1,516085</text:p>
          </table:table-cell>
          <table:table-cell table:formula="of:=SQRT(([.B783]*0.0052)^2 +0.037^2)" office:value-type="float" office:value="0.0377604502091805" calcext:value-type="float">
            <text:p>0,0377604502</text:p>
          </table:table-cell>
          <table:table-cell table:number-columns-repeated="1018"/>
        </table:table-row>
        <table:table-row table:style-name="ro2">
          <table:table-cell office:value-type="float" office:value="1575061" calcext:value-type="float">
            <text:p>1575061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DC 001.36 <text:s/>mV</text:p>
          </table:table-cell>
          <table:table-cell table:style-name="ce1" table:formula="of:=[.A784]/60000" office:value-type="float" office:value="26.2510166666667" calcext:value-type="float">
            <text:p>26,2510166667</text:p>
          </table:table-cell>
          <table:table-cell table:style-name="ce1" table:formula="of:=0.2813*[.B784]+1.1082" office:value-type="float" office:value="1.490768" calcext:value-type="float">
            <text:p>1,490768</text:p>
          </table:table-cell>
          <table:table-cell table:formula="of:=SQRT(([.B784]*0.0052)^2 +0.037^2)" office:value-type="float" office:value="0.0376697913984137" calcext:value-type="float">
            <text:p>0,0376697914</text:p>
          </table:table-cell>
          <table:table-cell table:number-columns-repeated="1018"/>
        </table:table-row>
        <table:table-row table:style-name="ro2">
          <table:table-cell office:value-type="float" office:value="1577089" calcext:value-type="float">
            <text:p>1577089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DC 001.38 <text:s/>mV</text:p>
          </table:table-cell>
          <table:table-cell table:style-name="ce1" table:formula="of:=[.A785]/60000" office:value-type="float" office:value="26.2848166666667" calcext:value-type="float">
            <text:p>26,2848166667</text:p>
          </table:table-cell>
          <table:table-cell table:style-name="ce1" table:formula="of:=0.2813*[.B785]+1.1082" office:value-type="float" office:value="1.496394" calcext:value-type="float">
            <text:p>1,496394</text:p>
          </table:table-cell>
          <table:table-cell table:formula="of:=SQRT(([.B785]*0.0052)^2 +0.037^2)" office:value-type="float" office:value="0.0376894544402012" calcext:value-type="float">
            <text:p>0,0376894544</text:p>
          </table:table-cell>
          <table:table-cell table:number-columns-repeated="1018"/>
        </table:table-row>
        <table:table-row table:style-name="ro2">
          <table:table-cell office:value-type="float" office:value="1579101" calcext:value-type="float">
            <text:p>1579101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DC 001.39 <text:s/>mV</text:p>
          </table:table-cell>
          <table:table-cell table:style-name="ce1" table:formula="of:=[.A786]/60000" office:value-type="float" office:value="26.31835" calcext:value-type="float">
            <text:p>26,31835</text:p>
          </table:table-cell>
          <table:table-cell table:style-name="ce1" table:formula="of:=0.2813*[.B786]+1.1082" office:value-type="float" office:value="1.499207" calcext:value-type="float">
            <text:p>1,499207</text:p>
          </table:table-cell>
          <table:table-cell table:formula="of:=SQRT(([.B786]*0.0052)^2 +0.037^2)" office:value-type="float" office:value="0.037699389703283" calcext:value-type="float">
            <text:p>0,0376993897</text:p>
          </table:table-cell>
          <table:table-cell table:number-columns-repeated="1018"/>
        </table:table-row>
        <table:table-row table:style-name="ro2">
          <table:table-cell office:value-type="float" office:value="1581114" calcext:value-type="float">
            <text:p>1581114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DC 001.44 <text:s/>mV</text:p>
          </table:table-cell>
          <table:table-cell table:style-name="ce1" table:formula="of:=[.A787]/60000" office:value-type="float" office:value="26.3519" calcext:value-type="float">
            <text:p>26,3519</text:p>
          </table:table-cell>
          <table:table-cell table:style-name="ce1" table:formula="of:=0.2813*[.B787]+1.1082" office:value-type="float" office:value="1.513272" calcext:value-type="float">
            <text:p>1,513272</text:p>
          </table:table-cell>
          <table:table-cell table:formula="of:=SQRT(([.B787]*0.0052)^2 +0.037^2)" office:value-type="float" office:value="0.0377501012448973" calcext:value-type="float">
            <text:p>0,0377501012</text:p>
          </table:table-cell>
          <table:table-cell table:number-columns-repeated="1018"/>
        </table:table-row>
        <table:table-row table:style-name="ro2">
          <table:table-cell office:value-type="float" office:value="1583126" calcext:value-type="float">
            <text:p>1583126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DC 001.45 <text:s/>mV</text:p>
          </table:table-cell>
          <table:table-cell table:style-name="ce1" table:formula="of:=[.A788]/60000" office:value-type="float" office:value="26.3854333333333" calcext:value-type="float">
            <text:p>26,3854333333</text:p>
          </table:table-cell>
          <table:table-cell table:style-name="ce1" table:formula="of:=0.2813*[.B788]+1.1082" office:value-type="float" office:value="1.516085" calcext:value-type="float">
            <text:p>1,516085</text:p>
          </table:table-cell>
          <table:table-cell table:formula="of:=SQRT(([.B788]*0.0052)^2 +0.037^2)" office:value-type="float" office:value="0.0377604502091805" calcext:value-type="float">
            <text:p>0,0377604502</text:p>
          </table:table-cell>
          <table:table-cell table:number-columns-repeated="1018"/>
        </table:table-row>
        <table:table-row table:style-name="ro2">
          <table:table-cell office:value-type="float" office:value="1585138" calcext:value-type="float">
            <text:p>1585138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C 001.41 <text:s/>mV</text:p>
          </table:table-cell>
          <table:table-cell table:style-name="ce1" table:formula="of:=[.A789]/60000" office:value-type="float" office:value="26.4189666666667" calcext:value-type="float">
            <text:p>26,4189666667</text:p>
          </table:table-cell>
          <table:table-cell table:style-name="ce1" table:formula="of:=0.2813*[.B789]+1.1082" office:value-type="float" office:value="1.504833" calcext:value-type="float">
            <text:p>1,504833</text:p>
          </table:table-cell>
          <table:table-cell table:formula="of:=SQRT(([.B789]*0.0052)^2 +0.037^2)" office:value-type="float" office:value="0.0377194674405671" calcext:value-type="float">
            <text:p>0,0377194674</text:p>
          </table:table-cell>
          <table:table-cell table:number-columns-repeated="1018"/>
        </table:table-row>
        <table:table-row table:style-name="ro2">
          <table:table-cell office:value-type="float" office:value="1587151" calcext:value-type="float">
            <text:p>1587151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DC 001.48 <text:s/>mV</text:p>
          </table:table-cell>
          <table:table-cell table:style-name="ce1" table:formula="of:=[.A790]/60000" office:value-type="float" office:value="26.4525166666667" calcext:value-type="float">
            <text:p>26,4525166667</text:p>
          </table:table-cell>
          <table:table-cell table:style-name="ce1" table:formula="of:=0.2813*[.B790]+1.1082" office:value-type="float" office:value="1.524524" calcext:value-type="float">
            <text:p>1,524524</text:p>
          </table:table-cell>
          <table:table-cell table:formula="of:=SQRT(([.B790]*0.0052)^2 +0.037^2)" office:value-type="float" office:value="0.037791909398706" calcext:value-type="float">
            <text:p>0,0377919094</text:p>
          </table:table-cell>
          <table:table-cell table:number-columns-repeated="1018"/>
        </table:table-row>
        <table:table-row table:style-name="ro2">
          <table:table-cell office:value-type="float" office:value="1589163" calcext:value-type="float">
            <text:p>1589163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DC 001.44 <text:s/>mV</text:p>
          </table:table-cell>
          <table:table-cell table:style-name="ce1" table:formula="of:=[.A791]/60000" office:value-type="float" office:value="26.48605" calcext:value-type="float">
            <text:p>26,48605</text:p>
          </table:table-cell>
          <table:table-cell table:style-name="ce1" table:formula="of:=0.2813*[.B791]+1.1082" office:value-type="float" office:value="1.513272" calcext:value-type="float">
            <text:p>1,513272</text:p>
          </table:table-cell>
          <table:table-cell table:formula="of:=SQRT(([.B791]*0.0052)^2 +0.037^2)" office:value-type="float" office:value="0.0377501012448973" calcext:value-type="float">
            <text:p>0,0377501012</text:p>
          </table:table-cell>
          <table:table-cell table:number-columns-repeated="1018"/>
        </table:table-row>
        <table:table-row table:style-name="ro2">
          <table:table-cell office:value-type="float" office:value="1591176" calcext:value-type="float">
            <text:p>1591176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DC 001.47 <text:s/>mV</text:p>
          </table:table-cell>
          <table:table-cell table:style-name="ce1" table:formula="of:=[.A792]/60000" office:value-type="float" office:value="26.5196" calcext:value-type="float">
            <text:p>26,5196</text:p>
          </table:table-cell>
          <table:table-cell table:style-name="ce1" table:formula="of:=0.2813*[.B792]+1.1082" office:value-type="float" office:value="1.521711" calcext:value-type="float">
            <text:p>1,521711</text:p>
          </table:table-cell>
          <table:table-cell table:formula="of:=SQRT(([.B792]*0.0052)^2 +0.037^2)" office:value-type="float" office:value="0.0377813543431148" calcext:value-type="float">
            <text:p>0,0377813543</text:p>
          </table:table-cell>
          <table:table-cell table:number-columns-repeated="1018"/>
        </table:table-row>
        <table:table-row table:style-name="ro2">
          <table:table-cell office:value-type="float" office:value="1593188" calcext:value-type="float">
            <text:p>1593188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DC 001.47 <text:s/>mV</text:p>
          </table:table-cell>
          <table:table-cell table:style-name="ce1" table:formula="of:=[.A793]/60000" office:value-type="float" office:value="26.5531333333333" calcext:value-type="float">
            <text:p>26,5531333333</text:p>
          </table:table-cell>
          <table:table-cell table:style-name="ce1" table:formula="of:=0.2813*[.B793]+1.1082" office:value-type="float" office:value="1.521711" calcext:value-type="float">
            <text:p>1,521711</text:p>
          </table:table-cell>
          <table:table-cell table:formula="of:=SQRT(([.B793]*0.0052)^2 +0.037^2)" office:value-type="float" office:value="0.0377813543431148" calcext:value-type="float">
            <text:p>0,0377813543</text:p>
          </table:table-cell>
          <table:table-cell table:number-columns-repeated="1018"/>
        </table:table-row>
        <table:table-row table:style-name="ro2">
          <table:table-cell office:value-type="float" office:value="1595200" calcext:value-type="float">
            <text:p>1595200</text:p>
          </table:table-cell>
          <table:table-cell office:value-type="float" office:value="1.49" calcext:value-type="float">
            <text:p>1,49</text:p>
          </table:table-cell>
          <table:table-cell office:value-type="string" calcext:value-type="string">
            <text:p>DC 001.49 <text:s/>mV</text:p>
          </table:table-cell>
          <table:table-cell table:style-name="ce1" table:formula="of:=[.A794]/60000" office:value-type="float" office:value="26.5866666666667" calcext:value-type="float">
            <text:p>26,5866666667</text:p>
          </table:table-cell>
          <table:table-cell table:style-name="ce1" table:formula="of:=0.2813*[.B794]+1.1082" office:value-type="float" office:value="1.527337" calcext:value-type="float">
            <text:p>1,527337</text:p>
          </table:table-cell>
          <table:table-cell table:formula="of:=SQRT(([.B794]*0.0052)^2 +0.037^2)" office:value-type="float" office:value="0.0378025330368217" calcext:value-type="float">
            <text:p>0,037802533</text:p>
          </table:table-cell>
          <table:table-cell table:number-columns-repeated="1018"/>
        </table:table-row>
        <table:table-row table:style-name="ro2">
          <table:table-cell office:value-type="float" office:value="1597213" calcext:value-type="float">
            <text:p>1597213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DC 001.48 <text:s/>mV</text:p>
          </table:table-cell>
          <table:table-cell table:style-name="ce1" table:formula="of:=[.A795]/60000" office:value-type="float" office:value="26.6202166666667" calcext:value-type="float">
            <text:p>26,6202166667</text:p>
          </table:table-cell>
          <table:table-cell table:style-name="ce1" table:formula="of:=0.2813*[.B795]+1.1082" office:value-type="float" office:value="1.524524" calcext:value-type="float">
            <text:p>1,524524</text:p>
          </table:table-cell>
          <table:table-cell table:formula="of:=SQRT(([.B795]*0.0052)^2 +0.037^2)" office:value-type="float" office:value="0.037791909398706" calcext:value-type="float">
            <text:p>0,0377919094</text:p>
          </table:table-cell>
          <table:table-cell table:number-columns-repeated="1018"/>
        </table:table-row>
        <table:table-row table:style-name="ro2">
          <table:table-cell office:value-type="float" office:value="1599225" calcext:value-type="float">
            <text:p>1599225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DC 001.44 <text:s/>mV</text:p>
          </table:table-cell>
          <table:table-cell table:style-name="ce1" table:formula="of:=[.A796]/60000" office:value-type="float" office:value="26.65375" calcext:value-type="float">
            <text:p>26,65375</text:p>
          </table:table-cell>
          <table:table-cell table:style-name="ce1" table:formula="of:=0.2813*[.B796]+1.1082" office:value-type="float" office:value="1.513272" calcext:value-type="float">
            <text:p>1,513272</text:p>
          </table:table-cell>
          <table:table-cell table:formula="of:=SQRT(([.B796]*0.0052)^2 +0.037^2)" office:value-type="float" office:value="0.0377501012448973" calcext:value-type="float">
            <text:p>0,0377501012</text:p>
          </table:table-cell>
          <table:table-cell table:number-columns-repeated="1018"/>
        </table:table-row>
        <table:table-row table:style-name="ro2">
          <table:table-cell office:value-type="float" office:value="1601238" calcext:value-type="float">
            <text:p>1601238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DC 001.48 <text:s/>mV</text:p>
          </table:table-cell>
          <table:table-cell table:style-name="ce1" table:formula="of:=[.A797]/60000" office:value-type="float" office:value="26.6873" calcext:value-type="float">
            <text:p>26,6873</text:p>
          </table:table-cell>
          <table:table-cell table:style-name="ce1" table:formula="of:=0.2813*[.B797]+1.1082" office:value-type="float" office:value="1.524524" calcext:value-type="float">
            <text:p>1,524524</text:p>
          </table:table-cell>
          <table:table-cell table:formula="of:=SQRT(([.B797]*0.0052)^2 +0.037^2)" office:value-type="float" office:value="0.037791909398706" calcext:value-type="float">
            <text:p>0,0377919094</text:p>
          </table:table-cell>
          <table:table-cell table:number-columns-repeated="1018"/>
        </table:table-row>
        <table:table-row table:style-name="ro1" table:number-rows-repeated="10477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IV3NEU" style:display-name="PageStyle_JIV3NE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2:53:17.028000000</dc:date>
    <meta:editing-duration>P0D</meta:editing-duration>
    <meta:generator>LibreOffice/4.2.4.2$Windows_x86 LibreOffice_project/63150712c6d317d27ce2db16eb94c2f3d7b699f8</meta:generator>
    <meta:document-statistic meta:table-count="1" meta:cell-count="47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